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settings.xml" manifest:media-type="text/xml"/>
  <manifest:file-entry manifest:full-path="Object 21/content.xml" manifest:media-type="text/xml"/>
  <manifest:file-entry manifest:full-path="Object 21/" manifest:media-type="application/vnd.oasis.opendocument.formula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ObjectReplacements/Object 32" manifest:media-type="application/x-openoffice-gdimetafile;windows_formatname=&quot;GDIMetaFile&quot;"/>
  <manifest:file-entry manifest:full-path="ObjectReplacements/Object 10" manifest:media-type="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Thumbnails/thumbnail.png" manifest:media-type="image/png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Bitstream Vera Sans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pitch="variable" style:font-charset="x-symbol"/>
    <style:font-face style:name="Lucida Sans2" svg:font-family="'Lucida Sans'" style:font-family-generic="roman" style:font-pitch="variable"/>
    <style:font-face style:name="Lucida Sans3" svg:font-family="'Lucida Sans'" style:font-family-generic="system" style:font-pitch="variable"/>
    <style:font-face style:name="Lucida Sans4" svg:font-family="'Lucida Sans'" style:font-family-generic="system" style:font-pitch="variable" style:font-charset="x-symbol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2" svg:font-family="OpenSymbol" style:font-adornments="Regular" style:font-pitch="variable" style:font-charset="x-symbol"/>
    <style:font-face style:name="OpenSymbol3" svg:font-family="OpenSymbol" style:font-adornments="Roman" style:font-family-generic="swiss" style:font-pitch="variable" style:font-charset="x-symbol"/>
    <style:font-face style:name="SimSun" svg:font-family="SimSun" style:font-pitch="variable"/>
    <style:font-face style:name="SimSun1" svg:font-family="SimSun" style:font-pitch="variable" style:font-charset="x-symbol"/>
    <style:font-face style:name="SimSun2" svg:font-family="SimSun" style:font-family-generic="roman" style:font-pitch="variable"/>
    <style:font-face style:name="SimSun3" svg:font-family="SimSun" style:font-family-generic="system" style:font-pitch="variable"/>
    <style:font-face style:name="SimSun4" svg:font-family="SimSun" style:font-family-generic="system" style:font-pitch="variable" style:font-charset="x-symbol"/>
    <style:font-face style:name="StarSymbol" svg:font-family="StarSymbol" style:font-charset="x-symbol"/>
    <style:font-face style:name="StarSymbol1" svg:font-family="StarSymbol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family-generic="roman" style:font-pitch="variable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family-generic="swiss" style:font-pitch="variable"/>
    <style:font-face style:name="Times New Roman4" svg:font-family="'Times New Roman'" style:font-adornments="Italique" style:font-family-generic="roman" style:font-pitch="variable"/>
  </office:font-face-decls>
  <office:automatic-styles>
    <style:style style:name="Tableau2" style:family="table">
      <style:table-properties style:width="9.151cm" table:align="margins"/>
    </style:style>
    <style:style style:name="Tableau2.A" style:family="table-column">
      <style:table-column-properties style:column-width="2.288cm" style:rel-column-width="16383*"/>
    </style:style>
    <style:style style:name="Tableau2.D" style:family="table-column">
      <style:table-column-properties style:column-width="2.288cm" style:rel-column-width="16386*"/>
    </style:style>
    <style:style style:name="Tableau2.A1" style:family="table-cell">
      <style:table-cell-properties fo:padding="0.097cm" fo:border="none"/>
    </style:style>
    <style:style style:name="Tableau4" style:family="table">
      <style:table-properties style:width="9.151cm" table:align="margins"/>
    </style:style>
    <style:style style:name="Tableau4.A" style:family="table-column">
      <style:table-column-properties style:column-width="3.05cm" style:rel-column-width="21845*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9.151cm" table:align="margins"/>
    </style:style>
    <style:style style:name="Tableau5.A" style:family="table-column">
      <style:table-column-properties style:column-width="3.05cm" style:rel-column-width="21845*"/>
    </style:style>
    <style:style style:name="Tableau5.1" style:family="table-row">
      <style:table-row-properties style:min-row-height="1.005cm"/>
    </style:style>
    <style:style style:name="Tableau5.A1" style:family="table-cell">
      <style:table-cell-properties fo:padding="0.097cm" fo:border="none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3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4" style:family="paragraph" style:parent-style-name="Entête_20_couleur">
      <style:text-properties fo:font-variant="small-caps" officeooo:paragraph-rsid="0019ff48"/>
    </style:style>
    <style:style style:name="P15" style:family="paragraph" style:parent-style-name="Footer" style:master-page-name="">
      <style:paragraph-properties fo:margin-left="0.9cm" fo:margin-right="0cm" fo:text-align="start" style:justify-single-word="false" fo:text-indent="0cm" style:auto-text-indent="false" style:page-number="auto" style:shadow="none">
        <style:tab-stops/>
      </style:paragraph-properties>
      <style:text-properties fo:font-variant="small-caps" fo:color="#ff660d" loext:opacity="100%" style:font-name="Bitstream Vera Sans2" fo:font-size="11pt" fo:font-style="italic" fo:font-weight="bold" officeooo:paragraph-rsid="001db2f9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ff660d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Entête_20_couleur">
      <style:text-properties fo:font-variant="small-caps"/>
    </style:style>
    <style:style style:name="P18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Header">
      <style:text-properties fo:font-size="3pt" style:font-size-asian="4pt" style:font-size-complex="4pt"/>
    </style:style>
    <style:style style:name="P2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2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22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26" style:family="paragraph" style:parent-style-name="Standard">
      <style:text-properties fo:font-size="6pt" style:font-size-asian="6pt" style:font-size-complex="6pt"/>
    </style:style>
    <style:style style:name="P27" style:family="paragraph" style:parent-style-name="_5f_En-tête">
      <style:text-properties officeooo:paragraph-rsid="002eee9a"/>
    </style:style>
    <style:style style:name="P28" style:family="paragraph" style:parent-style-name="_5f_Paragraphe_20_livret_20_">
      <style:text-properties officeooo:paragraph-rsid="002eee9a"/>
    </style:style>
    <style:style style:name="P29" style:family="paragraph" style:parent-style-name="_5f_Paragraphe_20_livret_20_">
      <style:paragraph-properties fo:margin-left="0cm" fo:margin-right="0cm" fo:margin-top="0.199cm" fo:margin-bottom="0.199cm" style:contextual-spacing="false" fo:text-align="center" style:justify-single-word="false" fo:text-indent="0cm" style:auto-text-indent="false"/>
      <style:text-properties officeooo:paragraph-rsid="0051bbee"/>
    </style:style>
    <style:style style:name="P30" style:family="paragraph" style:parent-style-name="_5f_Paragraphe_20_livret_20_">
      <style:paragraph-properties fo:margin-left="0cm" fo:margin-right="0cm" fo:text-align="center" style:justify-single-word="false" fo:text-indent="0cm" style:auto-text-indent="false"/>
      <style:text-properties officeooo:paragraph-rsid="0051bbee"/>
    </style:style>
    <style:style style:name="P31" style:family="paragraph" style:parent-style-name="_5f_Paragraphe_20_livret_20_">
      <style:paragraph-properties fo:margin-left="0cm" fo:margin-right="0cm" fo:text-align="center" style:justify-single-word="false" fo:text-indent="0cm" style:auto-text-indent="false"/>
      <style:text-properties officeooo:paragraph-rsid="0061ff31"/>
    </style:style>
    <style:style style:name="P32" style:family="paragraph" style:parent-style-name="_5f_Paragraphe_20_livret_20_">
      <style:paragraph-properties fo:text-align="center" style:justify-single-word="false"/>
      <style:text-properties officeooo:paragraph-rsid="0058872f"/>
    </style:style>
    <style:style style:name="P33" style:family="paragraph" style:parent-style-name="_5f_Paragraphe_20_livret_20_">
      <style:paragraph-properties fo:margin-top="0.199cm" fo:margin-bottom="0cm" style:contextual-spacing="false" fo:text-align="center" style:justify-single-word="false"/>
      <style:text-properties officeooo:paragraph-rsid="0058872f"/>
    </style:style>
    <style:style style:name="P34" style:family="paragraph" style:parent-style-name="_5f_Paragraphe_20_livret_20_">
      <style:paragraph-properties fo:margin-top="0cm" fo:margin-bottom="0.101cm" style:contextual-spacing="false" fo:text-align="center" style:justify-single-word="false"/>
      <style:text-properties officeooo:paragraph-rsid="004bb189"/>
    </style:style>
    <style:style style:name="P35" style:family="paragraph" style:parent-style-name="Footer">
      <style:text-properties officeooo:rsid="00178920" officeooo:paragraph-rsid="00178920"/>
    </style:style>
    <style:style style:name="P3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37" style:family="paragraph" style:parent-style-name="Footer">
      <style:text-properties officeooo:paragraph-rsid="003db5af"/>
    </style:style>
    <style:style style:name="P38" style:family="paragraph" style:parent-style-name="_5f_Paragraphe_20_livret_20_">
      <style:paragraph-properties fo:margin-left="0cm" fo:margin-right="0cm" fo:margin-top="0cm" fo:margin-bottom="0cm" style:contextual-spacing="false" fo:line-height="0.499cm" fo:text-align="center" style:justify-single-word="false" fo:text-indent="0cm" style:auto-text-indent="false"/>
      <style:text-properties officeooo:paragraph-rsid="002eee9a"/>
    </style:style>
    <style:style style:name="P39" style:family="paragraph" style:parent-style-name="_5f_Paragraphe_20_livret_20_">
      <style:paragraph-properties fo:margin-left="0cm" fo:margin-right="0cm" fo:margin-top="0cm" fo:margin-bottom="0cm" style:contextual-spacing="false" fo:line-height="0.499cm" fo:text-align="center" style:justify-single-word="false" fo:text-indent="0cm" style:auto-text-indent="false"/>
      <style:text-properties officeooo:paragraph-rsid="00303d6a"/>
    </style:style>
    <style:style style:name="P40" style:family="paragraph" style:parent-style-name="_5f_Paragraphe_20_livret_20_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Bitstream Vera Sans5" fo:font-size="10pt" officeooo:paragraph-rsid="0053f851"/>
    </style:style>
    <style:style style:name="P41" style:family="paragraph" style:parent-style-name="_5f_Paragraphe_20_livret_20_">
      <style:paragraph-properties fo:margin-left="0cm" fo:margin-right="0cm" fo:text-align="center" style:justify-single-word="false" fo:text-indent="0cm" style:auto-text-indent="false"/>
      <style:text-properties style:font-name="Bitstream Vera Sans5" fo:font-size="10pt" officeooo:paragraph-rsid="0053f851"/>
    </style:style>
    <style:style style:name="P42" style:family="paragraph" style:parent-style-name="_5f_Paragraphe_20_livret_20_">
      <style:paragraph-properties fo:margin-left="0cm" fo:margin-right="0cm" fo:margin-top="0cm" fo:margin-bottom="0.101cm" style:contextual-spacing="false" fo:text-align="center" style:justify-single-word="false" fo:text-indent="0cm" style:auto-text-indent="false"/>
      <style:text-properties style:font-name="Bitstream Vera Sans5" fo:font-size="10pt" officeooo:paragraph-rsid="0053f851"/>
    </style:style>
    <style:style style:name="P43" style:family="paragraph" style:parent-style-name="_5f_Paragraphe_20_livret_20_">
      <style:paragraph-properties fo:margin-left="0cm" fo:margin-right="0cm" fo:line-height="0.499cm" fo:text-align="center" style:justify-single-word="false" fo:text-indent="0cm" style:auto-text-indent="false"/>
      <style:text-properties style:font-name="Bitstream Vera Sans5" fo:font-size="10pt" officeooo:paragraph-rsid="0058872f"/>
    </style:style>
    <style:style style:name="P44" style:family="paragraph" style:parent-style-name="_5f_Paragraphe_20_livret_20_">
      <style:paragraph-properties fo:margin-left="0cm" fo:margin-right="0cm" fo:margin-top="0cm" fo:margin-bottom="0.101cm" style:contextual-spacing="false" fo:line-height="0.72cm" fo:text-align="center" style:justify-single-word="false" fo:text-indent="0cm" style:auto-text-indent="false"/>
      <style:text-properties style:font-name="Bitstream Vera Sans5" fo:font-size="10pt" officeooo:paragraph-rsid="0053f851"/>
    </style:style>
    <style:style style:name="P45" style:family="paragraph" style:parent-style-name="_5f_Paragraphe_20_livret_20_">
      <style:paragraph-properties fo:margin-left="0cm" fo:margin-right="0cm" fo:line-height="0.72cm" fo:text-align="center" style:justify-single-word="false" fo:text-indent="0cm" style:auto-text-indent="false"/>
      <style:text-properties officeooo:paragraph-rsid="0051bbee"/>
    </style:style>
    <style:style style:name="P46" style:family="paragraph" style:parent-style-name="_5f_Paragraphe_20_livret_20_">
      <style:paragraph-properties fo:margin-left="0cm" fo:margin-right="0cm" fo:line-height="100%" fo:text-align="center" style:justify-single-word="false" fo:text-indent="0cm" style:auto-text-indent="false"/>
      <style:text-properties officeooo:paragraph-rsid="0051bbee"/>
    </style:style>
    <style:style style:name="P47" style:family="paragraph" style:parent-style-name="_5f_Paragraphe_20_livret_20_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2eee9a"/>
    </style:style>
    <style:style style:name="P48" style:family="paragraph" style:parent-style-name="_5f_Paragraphe_20_livret_20_">
      <style:paragraph-properties fo:margin-left="0cm" fo:margin-right="0cm" fo:margin-top="0.3cm" fo:margin-bottom="0.3cm" style:contextual-spacing="false" fo:text-indent="0cm" style:auto-text-indent="false">
        <style:tab-stops/>
      </style:paragraph-properties>
      <style:text-properties fo:color="#b3b3b3" loext:opacity="100%" officeooo:paragraph-rsid="004a386a"/>
    </style:style>
    <style:style style:name="P49" style:family="paragraph" style:parent-style-name="_5f_Paragraphe_20_livret_20_">
      <style:paragraph-properties fo:margin-left="0cm" fo:margin-right="0cm" fo:margin-top="0.3cm" fo:margin-bottom="0.3cm" style:contextual-spacing="false" fo:text-indent="0cm" style:auto-text-indent="false">
        <style:tab-stops/>
      </style:paragraph-properties>
      <style:text-properties fo:color="#b3b3b3" loext:opacity="100%" officeooo:paragraph-rsid="004bb189"/>
    </style:style>
    <style:style style:name="P50" style:family="paragraph" style:parent-style-name="FILET_5f_POINTILLES" style:master-page-name="">
      <style:paragraph-properties style:line-height-at-least="0.7cm" style:page-number="auto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officeooo:paragraph-rsid="003939ce"/>
    </style:style>
    <style:style style:name="P51" style:family="paragraph" style:parent-style-name="FILET_5f_POINTILLES">
      <style:paragraph-properties style:line-height-at-least="0.7cm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officeooo:paragraph-rsid="003939ce"/>
    </style:style>
    <style:style style:name="P52" style:family="paragraph" style:parent-style-name="FILET_5f_POINTILLES" style:master-page-name="">
      <style:paragraph-properties style:line-height-at-least="0.7cm" style:page-number="auto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officeooo:paragraph-rsid="0051bbee"/>
    </style:style>
    <style:style style:name="P53" style:family="paragraph" style:parent-style-name="FILET_5f_POINTILLES">
      <style:paragraph-properties style:line-height-at-least="0.7cm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officeooo:paragraph-rsid="0051bbee"/>
    </style:style>
    <style:style style:name="P54" style:family="paragraph" style:parent-style-name="FILET_5f_POINTILLES" style:master-page-name="">
      <style:paragraph-properties style:line-height-at-least="0.7cm" style:page-number="auto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officeooo:paragraph-rsid="0061ff31"/>
    </style:style>
    <style:style style:name="P55" style:family="paragraph" style:parent-style-name="_5f_Paragraphe_20_livret_20_">
      <style:paragraph-properties fo:margin-top="0.3cm" fo:margin-bottom="0.3cm" style:contextual-spacing="false"/>
      <style:text-properties fo:color="#b3b3b3" loext:opacity="100%" officeooo:paragraph-rsid="004a386a"/>
    </style:style>
    <style:style style:name="P56" style:family="paragraph" style:parent-style-name="_5f_Paragraphe_20_livret_20_">
      <style:paragraph-properties fo:margin-left="0cm" fo:margin-right="0cm" fo:margin-top="0.3cm" fo:margin-bottom="0.3cm" style:contextual-spacing="false" fo:text-align="center" style:justify-single-word="false" fo:text-indent="0cm" style:auto-text-indent="false">
        <style:tab-stops/>
      </style:paragraph-properties>
      <style:text-properties fo:color="#000000" loext:opacity="100%" officeooo:paragraph-rsid="004bb189"/>
    </style:style>
    <style:style style:name="P57" style:family="paragraph" style:parent-style-name="_5f_Paragraphe_20_livret_20_">
      <style:paragraph-properties fo:margin-left="0cm" fo:margin-right="0cm" fo:margin-top="0cm" fo:margin-bottom="0.3cm" style:contextual-spacing="false" fo:text-align="center" style:justify-single-word="false" fo:text-indent="0cm" style:auto-text-indent="false">
        <style:tab-stops/>
      </style:paragraph-properties>
      <style:text-properties fo:color="#000000" loext:opacity="100%" officeooo:paragraph-rsid="004bb189"/>
    </style:style>
    <style:style style:name="P58" style:family="paragraph" style:parent-style-name="_5f_Paragraphe_20_livret_20_" style:master-page-name="">
      <loext:graphic-properties draw:fill-image-width="0cm" draw:fill-image-height="0cm"/>
      <style:paragraph-properties fo:margin-top="0.101cm" fo:margin-bottom="0cm" style:contextual-spacing="false" fo:line-height="0.049cm" style:page-number="auto" fo:padding="0cm" fo:border="none" style:shadow="none"/>
      <style:text-properties fo:color="#000000" loext:opacity="100%" style:font-name="Bitstream Vera Sans" fo:font-size="10pt" fo:font-style="normal" fo:font-weight="bold" officeooo:paragraph-rsid="002eee9a" style:font-name-asian="Times New Roman1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59" style:family="paragraph" style:parent-style-name="_5f_Paragraphe_20_livret_20_">
      <style:paragraph-properties fo:margin-left="0cm" fo:margin-right="0cm" fo:margin-top="0.3cm" fo:margin-bottom="0.3cm" style:contextual-spacing="false" fo:text-indent="0cm" style:auto-text-indent="false">
        <style:tab-stops/>
      </style:paragraph-properties>
      <style:text-properties officeooo:paragraph-rsid="004bb189"/>
    </style:style>
    <style:style style:name="P60" style:family="paragraph" style:parent-style-name="_5f_Paragraphe_20_livret_20_">
      <style:paragraph-properties fo:margin-left="0cm" fo:margin-right="0cm" fo:margin-top="0.199cm" fo:margin-bottom="0.3cm" style:contextual-spacing="false" fo:text-indent="0cm" style:auto-text-indent="false">
        <style:tab-stops/>
      </style:paragraph-properties>
      <style:text-properties officeooo:paragraph-rsid="004bb189"/>
    </style:style>
    <style:style style:name="P61" style:family="paragraph" style:parent-style-name="_5f_Paragraphe_20_livret_20_">
      <style:text-properties officeooo:paragraph-rsid="004bb189"/>
    </style:style>
    <style:style style:name="P62" style:family="paragraph" style:parent-style-name="Standard">
      <style:paragraph-properties fo:margin-top="0cm" fo:margin-bottom="0.801cm" style:contextual-spacing="false" fo:break-before="column"/>
      <style:text-properties officeooo:paragraph-rsid="0029bfca"/>
    </style:style>
    <style:style style:name="P63" style:family="paragraph" style:parent-style-name="_5f_Paragraphe_20_livret_20_">
      <style:paragraph-properties fo:margin-top="0.199cm" fo:margin-bottom="0.101cm" style:contextual-spacing="false"/>
      <style:text-properties officeooo:paragraph-rsid="004ef47c"/>
    </style:style>
    <style:style style:name="P64" style:family="paragraph" style:parent-style-name="Exo_5f_Num">
      <style:text-properties officeooo:paragraph-rsid="0056ff03"/>
    </style:style>
    <style:style style:name="P65" style:family="paragraph" style:parent-style-name="Exo_5f_Num">
      <style:paragraph-properties fo:margin-top="0.699cm" fo:margin-bottom="0cm" style:contextual-spacing="false"/>
      <style:text-properties officeooo:paragraph-rsid="0056ff03"/>
    </style:style>
    <style:style style:name="P66" style:family="paragraph" style:parent-style-name="Exo_5f_Num">
      <style:paragraph-properties fo:margin-top="0.9cm" fo:margin-bottom="0.101cm" style:contextual-spacing="false"/>
      <style:text-properties officeooo:paragraph-rsid="0051bbee"/>
    </style:style>
    <style:style style:name="P67" style:family="paragraph" style:parent-style-name="Exo_5f_Num">
      <style:text-properties officeooo:paragraph-rsid="0051bbee"/>
    </style:style>
    <style:style style:name="P68" style:family="paragraph" style:parent-style-name="Exo_5f_Num">
      <style:paragraph-properties fo:margin-top="0.85cm" fo:margin-bottom="0.101cm" style:contextual-spacing="false"/>
      <style:text-properties officeooo:paragraph-rsid="0051bbee"/>
    </style:style>
    <style:style style:name="P69" style:family="paragraph" style:parent-style-name="Exo_5f_Num">
      <style:paragraph-properties fo:margin-top="0.399cm" fo:margin-bottom="0cm" style:contextual-spacing="false"/>
      <style:text-properties officeooo:paragraph-rsid="0051bbee"/>
    </style:style>
    <style:style style:name="P70" style:family="paragraph" style:parent-style-name="Exo_5f_Num">
      <style:paragraph-properties fo:margin-top="0.82cm" fo:margin-bottom="0.101cm" style:contextual-spacing="false"/>
      <style:text-properties officeooo:paragraph-rsid="0058872f"/>
    </style:style>
    <style:style style:name="P71" style:family="paragraph" style:parent-style-name="Exo_5f_Num">
      <style:text-properties officeooo:paragraph-rsid="0058872f"/>
    </style:style>
    <style:style style:name="P72" style:family="paragraph" style:parent-style-name="Exo_5f_Num">
      <style:paragraph-properties fo:margin-top="0.898cm" fo:margin-bottom="0cm" style:contextual-spacing="false"/>
      <style:text-properties officeooo:paragraph-rsid="004a9aaf"/>
    </style:style>
    <style:style style:name="P73" style:family="paragraph" style:parent-style-name="Exo_5f_Num">
      <style:paragraph-properties fo:margin-top="1cm" fo:margin-bottom="0.101cm" style:contextual-spacing="false"/>
      <style:text-properties officeooo:paragraph-rsid="004bb189"/>
    </style:style>
    <style:style style:name="P74" style:family="paragraph" style:parent-style-name="Exo_5f_Num">
      <style:paragraph-properties fo:margin-top="0.799cm" fo:margin-bottom="0cm" style:contextual-spacing="false"/>
      <style:text-properties officeooo:paragraph-rsid="004bb189"/>
    </style:style>
    <style:style style:name="P75" style:family="paragraph" style:parent-style-name="Exo_5f_Num">
      <style:paragraph-properties fo:margin-top="0.7cm" fo:margin-bottom="0.101cm" style:contextual-spacing="false"/>
      <style:text-properties officeooo:rsid="004ef47c" officeooo:paragraph-rsid="004ef47c"/>
    </style:style>
    <style:style style:name="P76" style:family="paragraph" style:parent-style-name="Exo_5f_Num">
      <style:paragraph-properties fo:margin-top="0cm" fo:margin-bottom="0.101cm" style:contextual-spacing="false"/>
      <style:text-properties officeooo:paragraph-rsid="0043d11c"/>
    </style:style>
    <style:style style:name="P77" style:family="paragraph" style:parent-style-name="Exo_5f_Num">
      <style:paragraph-properties fo:margin-top="0.446cm" fo:margin-bottom="0cm" style:contextual-spacing="false"/>
    </style:style>
    <style:style style:name="P78" style:family="paragraph" style:parent-style-name="FILET_5f_POINTILLES" style:list-style-name="_5f_Numérotation_20_des_20_exercices_20_livrets" style:master-page-name="">
      <style:paragraph-properties fo:margin-left="0cm" fo:margin-right="0cm" fo:margin-top="0.199cm" fo:margin-bottom="0.199cm" style:contextual-spacing="false" style:line-height-at-least="0.7cm" fo:text-indent="0cm" style:auto-text-indent="false" style:page-number="auto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officeooo:paragraph-rsid="003939ce"/>
    </style:style>
    <style:style style:name="P79" style:family="paragraph" style:parent-style-name="FILET_5f_POINTILLES" style:master-page-name="">
      <style:paragraph-properties style:line-height-at-least="0.7cm" style:page-number="auto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officeooo:paragraph-rsid="003939ce"/>
    </style:style>
    <style:style style:name="P80" style:family="paragraph" style:parent-style-name="Standard" style:list-style-name="_5f_Numérotation_20_des_20_exercices_20_livrets">
      <style:paragraph-properties fo:margin-left="0cm" fo:margin-right="0cm" fo:margin-top="0cm" fo:margin-bottom="0.099cm" style:contextual-spacing="false" fo:text-indent="0cm" style:auto-text-indent="false"/>
      <style:text-properties officeooo:paragraph-rsid="0053f851"/>
    </style:style>
    <style:style style:name="P81" style:family="paragraph" style:parent-style-name="Standard" style:list-style-name="_5f_Numérotation_20_des_20_exercices_20_livrets">
      <style:paragraph-properties fo:margin-top="0.499cm" fo:margin-bottom="0.4cm" style:contextual-spacing="false"/>
      <style:text-properties officeooo:paragraph-rsid="004ef47c"/>
    </style:style>
    <style:style style:name="P82" style:family="paragraph" style:parent-style-name="Text_20_body" style:list-style-name="liste_5f_abc">
      <style:paragraph-properties fo:margin-top="0cm" fo:margin-bottom="0.101cm" style:contextual-spacing="false"/>
      <style:text-properties officeooo:paragraph-rsid="0053f851"/>
    </style:style>
    <style:style style:name="P83" style:family="paragraph" style:parent-style-name="_5f_Paragraphe_20_livret_20_" style:list-style-name="_5f_Numérotation_20_des_20_exercices_20_livrets">
      <style:paragraph-properties fo:margin-left="0cm" fo:margin-right="0cm" fo:text-indent="0cm" style:auto-text-indent="false"/>
      <style:text-properties officeooo:paragraph-rsid="002eee9a"/>
    </style:style>
    <style:style style:name="P84" style:family="paragraph" style:parent-style-name="_5f_Paragraphe_20_livret_20_" style:list-style-name="_5f_Numérotation_20_des_20_exercices_20_livrets">
      <style:paragraph-properties fo:margin-left="0cm" fo:margin-right="0cm" fo:text-indent="0cm" style:auto-text-indent="false"/>
      <style:text-properties officeooo:paragraph-rsid="0051bbee"/>
    </style:style>
    <style:style style:name="P85" style:family="paragraph" style:parent-style-name="_5f_Paragraphe_20_livret_20_" style:list-style-name="_5f_Numérotation_20_des_20_exercices_20_livrets">
      <style:paragraph-properties fo:margin-left="0cm" fo:margin-right="0cm" fo:margin-top="0.4cm" fo:margin-bottom="0.4cm" style:contextual-spacing="false" fo:text-indent="0cm" style:auto-text-indent="false"/>
      <style:text-properties officeooo:paragraph-rsid="0051bbee"/>
    </style:style>
    <style:style style:name="P86" style:family="paragraph" style:parent-style-name="_5f_Paragraphe_20_livret_20_" style:list-style-name="_5f_Numérotation_20_des_20_exercices_20_livrets">
      <style:paragraph-properties fo:margin-left="0cm" fo:margin-right="0cm" fo:margin-top="0.3cm" fo:margin-bottom="0.3cm" style:contextual-spacing="false" fo:text-indent="0cm" style:auto-text-indent="false"/>
      <style:text-properties officeooo:paragraph-rsid="0058872f"/>
    </style:style>
    <style:style style:name="P87" style:family="paragraph" style:parent-style-name="_5f_Paragraphe_20_livret_20_" style:list-style-name="_5f_Numérotation_20_des_20_exercices_20_livrets">
      <style:paragraph-properties fo:margin-left="0cm" fo:margin-right="0cm" fo:margin-top="0cm" fo:margin-bottom="0.099cm" style:contextual-spacing="false" fo:text-indent="0cm" style:auto-text-indent="false"/>
      <style:text-properties officeooo:paragraph-rsid="0053f851"/>
    </style:style>
    <style:style style:name="P88" style:family="paragraph" style:parent-style-name="_5f_Paragraphe_20_livret_20_" style:list-style-name="_5f_Numérotation_20_des_20_exercices_20_livrets">
      <style:paragraph-properties fo:margin-left="0.4cm" fo:margin-right="0cm" fo:margin-top="0.101cm" fo:margin-bottom="0.101cm" style:contextual-spacing="false" fo:text-indent="0cm" style:auto-text-indent="false"/>
      <style:text-properties officeooo:paragraph-rsid="0029bfca"/>
    </style:style>
    <style:style style:name="P89" style:family="paragraph" style:parent-style-name="_5f_Paragraphe_20_livret_20_" style:list-style-name="_5f_Numérotation_20_des_20_exercices_20_livrets">
      <style:paragraph-properties fo:margin-left="0.499cm" fo:margin-right="0cm" fo:margin-top="0.101cm" fo:margin-bottom="0.101cm" style:contextual-spacing="false" fo:text-indent="0cm" style:auto-text-indent="false"/>
      <style:text-properties officeooo:paragraph-rsid="0029bfca"/>
    </style:style>
    <style:style style:name="P90" style:family="paragraph" style:parent-style-name="_5f_Paragraphe_20_livret_20_" style:list-style-name="liste_5f_abc">
      <style:text-properties officeooo:paragraph-rsid="0051bbee"/>
    </style:style>
    <style:style style:name="P91" style:family="paragraph" style:parent-style-name="_5f_Paragraphe_20_livret_20_" style:list-style-name="liste_5f_abc">
      <style:paragraph-properties fo:margin-top="0.199cm" fo:margin-bottom="0.101cm" style:contextual-spacing="false"/>
      <style:text-properties officeooo:paragraph-rsid="0051bbee"/>
    </style:style>
    <style:style style:name="P92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51bbee"/>
    </style:style>
    <style:style style:name="P93" style:family="paragraph" style:parent-style-name="_5f_Paragraphe_20_livret_20_" style:list-style-name="liste_5f_abc">
      <style:text-properties officeooo:paragraph-rsid="0058872f"/>
    </style:style>
    <style:style style:name="P94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58872f"/>
    </style:style>
    <style:style style:name="P95" style:family="paragraph" style:parent-style-name="_5f_Paragraphe_20_livret_20_" style:list-style-name="liste_5f_abc">
      <style:paragraph-properties fo:margin-top="0.3cm" fo:margin-bottom="0.3cm" style:contextual-spacing="false"/>
      <style:text-properties officeooo:paragraph-rsid="004a386a"/>
    </style:style>
    <style:style style:name="P96" style:family="paragraph" style:parent-style-name="_5f_Paragraphe_20_livret_20_" style:list-style-name="liste_5f_abc">
      <style:paragraph-properties fo:margin-top="0.6cm" fo:margin-bottom="0.3cm" style:contextual-spacing="false"/>
      <style:text-properties officeooo:paragraph-rsid="004a386a"/>
    </style:style>
    <style:style style:name="P97" style:family="paragraph" style:parent-style-name="_5f_Paragraphe_20_livret_20_" style:list-style-name="liste_5f_abc">
      <style:paragraph-properties fo:margin-top="0.199cm" fo:margin-bottom="0.4cm" style:contextual-spacing="false"/>
      <style:text-properties officeooo:paragraph-rsid="004a9aaf"/>
    </style:style>
    <style:style style:name="P98" style:family="paragraph" style:parent-style-name="_5f_Paragraphe_20_livret_20_" style:list-style-name="liste_5f_abc">
      <style:paragraph-properties fo:margin-top="0.801cm" fo:margin-bottom="0.499cm" style:contextual-spacing="false"/>
      <style:text-properties officeooo:paragraph-rsid="004a9aaf"/>
    </style:style>
    <style:style style:name="P99" style:family="paragraph" style:parent-style-name="_5f_Paragraphe_20_livret_20_" style:list-style-name="liste_5f_abc">
      <style:paragraph-properties fo:margin-top="0.499cm" fo:margin-bottom="0.198cm" style:contextual-spacing="false"/>
      <style:text-properties officeooo:paragraph-rsid="004a9aaf"/>
    </style:style>
    <style:style style:name="P100" style:family="paragraph" style:parent-style-name="_5f_Paragraphe_20_livret_20_" style:list-style-name="liste_5f_abc">
      <style:paragraph-properties fo:margin-top="0.399cm" fo:margin-bottom="0.097cm" style:contextual-spacing="false"/>
      <style:text-properties officeooo:paragraph-rsid="004a9aaf"/>
    </style:style>
    <style:style style:name="P101" style:family="paragraph" style:parent-style-name="_5f_Paragraphe_20_livret_20_" style:list-style-name="liste_5f_abc">
      <style:text-properties officeooo:paragraph-rsid="004ef47c"/>
    </style:style>
    <style:style style:name="P102" style:family="paragraph" style:parent-style-name="_5f_Paragraphe_20_livret_20_" style:list-style-name="liste_5f_abc">
      <style:paragraph-properties fo:margin-top="0.199cm" fo:margin-bottom="0.101cm" style:contextual-spacing="false"/>
      <style:text-properties officeooo:paragraph-rsid="004ef47c"/>
    </style:style>
    <style:style style:name="P103" style:family="paragraph" style:parent-style-name="_5f_Paragraphe_20_livret_20_" style:list-style-name="liste_5f_abc">
      <style:paragraph-properties fo:margin-top="0.199cm" fo:margin-bottom="0.101cm" style:contextual-spacing="false"/>
      <style:text-properties officeooo:paragraph-rsid="0029bfca"/>
    </style:style>
    <style:style style:name="P104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29bfca"/>
    </style:style>
    <style:style style:name="P105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377422"/>
    </style:style>
    <style:style style:name="P106" style:family="paragraph" style:parent-style-name="_5f_Paragraphe_20_livret_20_" style:list-style-name="liste_5f_abc">
      <style:paragraph-properties fo:margin-top="0.4cm" fo:margin-bottom="0cm" style:contextual-spacing="false"/>
    </style:style>
    <style:style style:name="P107" style:family="paragraph" style:parent-style-name="_5f_Paragraphe_20_livret_20_" style:list-style-name="liste_5f_abc">
      <style:paragraph-properties fo:margin-top="0.3cm" fo:margin-bottom="0cm" style:contextual-spacing="false"/>
      <style:text-properties fo:letter-spacing="-0.014cm" officeooo:paragraph-rsid="0051bbee"/>
    </style:style>
    <style:style style:name="P108" style:family="paragraph" style:parent-style-name="_5f_Paragraphe_20_livret_20_" style:list-style-name="liste_5f_abc">
      <style:paragraph-properties fo:text-align="start" style:justify-single-word="false"/>
      <style:text-properties officeooo:paragraph-rsid="0053f851"/>
    </style:style>
    <style:style style:name="P109" style:family="paragraph" style:parent-style-name="_5f_Paragraphe_20_livret_20_" style:list-style-name="liste_5f_abc">
      <style:paragraph-properties fo:margin-top="0.298cm" fo:margin-bottom="0.099cm" style:contextual-spacing="false">
        <style:tab-stops/>
      </style:paragraph-properties>
      <style:text-properties officeooo:paragraph-rsid="004a386a"/>
    </style:style>
    <style:style style:name="P110" style:family="paragraph" style:parent-style-name="_5f_Paragraphe_20_livret_20_" style:list-style-name="liste_5f_abc">
      <style:text-properties fo:letter-spacing="-0.007cm" officeooo:paragraph-rsid="004bb189"/>
    </style:style>
    <style:style style:name="P111" style:family="paragraph" style:parent-style-name="_5f_Paragraphe_20_livret_20_" style:list-style-name="liste_5f_abc">
      <style:text-properties fo:letter-spacing="-0.004cm" officeooo:paragraph-rsid="0032b591"/>
    </style:style>
    <style:style style:name="P112" style:family="paragraph" style:parent-style-name="_5f_Paragraphe_20_livret_20_" style:list-style-name="liste_5f_abc">
      <style:text-properties fo:letter-spacing="-0.011cm" officeooo:paragraph-rsid="0032b591"/>
    </style:style>
    <style:style style:name="P113" style:family="paragraph" style:parent-style-name="_5f_Paragraphe_20_livret_20_" style:list-style-name="_5f_Numérotation_20_des_20_exercices_20_livrets">
      <style:paragraph-properties fo:margin-top="0.101cm" fo:margin-bottom="0.101cm" style:contextual-spacing="false" fo:text-align="center" style:justify-single-word="false"/>
      <style:text-properties officeooo:paragraph-rsid="0061ff31"/>
    </style:style>
    <style:style style:name="P114" style:family="paragraph" style:parent-style-name="_5f_Paragraphe_20_livret_20_">
      <style:paragraph-properties fo:margin-left="-0.22cm" fo:margin-right="0cm" fo:margin-top="0.099cm" fo:margin-bottom="0.099cm" style:contextual-spacing="false" fo:text-indent="0cm" style:auto-text-indent="false"/>
      <style:text-properties officeooo:paragraph-rsid="004a386a"/>
    </style:style>
    <style:style style:name="P115" style:family="paragraph" style:parent-style-name="_5f_Paragraphe_20_livret_20_">
      <style:paragraph-properties fo:margin-top="0.199cm" fo:margin-bottom="0.101cm" style:contextual-spacing="false"/>
      <style:text-properties officeooo:paragraph-rsid="004ef47c"/>
    </style:style>
    <style:style style:name="P116" style:family="paragraph" style:parent-style-name="_5f_Paragraphe_20_livret_20_">
      <style:paragraph-properties fo:margin-top="0.199cm" fo:margin-bottom="0.101cm" style:contextual-spacing="false" fo:break-before="page"/>
      <style:text-properties officeooo:paragraph-rsid="004ef47c"/>
    </style:style>
    <style:style style:name="P117" style:family="paragraph" style:parent-style-name="_5f_Paragraphe_20_livret_20_réponse_20_pointillé" style:list-style-name="_5f_Numérotation_20_des_20_exercices_20_livrets">
      <style:text-properties officeooo:rsid="0032b591" officeooo:paragraph-rsid="0032b591"/>
    </style:style>
    <style:style style:name="P118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1bbee"/>
    </style:style>
    <style:style style:name="P119" style:family="paragraph" style:parent-style-name="_5f_Pied_20_de_20_page" style:list-style-name="">
      <style:paragraph-properties fo:text-align="end" style:justify-single-word="false"/>
    </style:style>
    <style:style style:name="P120" style:family="paragraph" style:parent-style-name="_5f_Pied_20_de_20_page">
      <style:paragraph-properties fo:text-align="end" style:justify-single-word="false"/>
    </style:style>
    <style:style style:name="P121" style:family="paragraph" style:parent-style-name="_5f_Pied_20_de_20_page" style:list-style-name=""/>
    <style:style style:name="P12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3" style:family="paragraph" style:parent-style-name="_5f_Titre_20_d_27_exercices_20_livret" style:list-style-name="liste_5f_abc" style:master-page-name="">
      <style:paragraph-properties fo:margin-top="0.3cm" fo:margin-bottom="0.651cm" style:contextual-spacing="false" style:page-number="auto"/>
      <style:text-properties fo:font-style="normal" officeooo:paragraph-rsid="0056ff03" style:font-style-asian="normal" style:font-style-complex="normal"/>
    </style:style>
    <style:style style:name="P124" style:family="paragraph" style:parent-style-name="_5f_Titre_20_d_27_exercices_20_livret" style:list-style-name="liste_5f_abc">
      <style:paragraph-properties fo:margin-top="0.651cm" fo:margin-bottom="0.651cm" style:contextual-spacing="false"/>
      <style:text-properties fo:font-style="normal" officeooo:paragraph-rsid="0056ff03" style:font-style-asian="normal" style:font-style-complex="normal"/>
    </style:style>
    <style:style style:name="P125" style:family="paragraph" style:parent-style-name="_5f_Titre_20_d_27_exercices_20_livret" style:list-style-name="liste_5f_abc">
      <style:paragraph-properties fo:margin-top="0.651cm" fo:margin-bottom="0.651cm" style:contextual-spacing="false"/>
      <style:text-properties fo:font-style="normal" fo:font-weight="bold" officeooo:paragraph-rsid="0056ff03" style:font-style-asian="normal" style:font-weight-asian="bold" style:font-style-complex="normal" style:font-weight-complex="bold"/>
    </style:style>
    <style:style style:name="P126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118" fo:break-before="auto" fo:break-after="auto" style:shadow="none"/>
      <style:text-properties style:font-name="Liberation Serif" fo:font-size="10pt" fo:font-style="normal" fo:font-weight="bold" officeooo:rsid="00290c92" officeooo:paragraph-rsid="002eee9a" style:font-size-asian="10pt" style:font-style-asian="normal" style:font-weight-asian="bold" style:font-size-complex="10pt" style:font-style-complex="normal" style:font-weight-complex="bold"/>
    </style:style>
    <style:style style:name="P127" style:family="paragraph" style:parent-style-name="_5f_Titre_20_d_27_exercices_20_livret_20_sans_20_titre" style:list-style-name="liste_5f_abc">
      <style:paragraph-properties fo:margin-top="0.101cm" fo:margin-bottom="0.199cm" style:contextual-spacing="false"/>
      <style:text-properties officeooo:paragraph-rsid="0051bbee"/>
    </style:style>
    <style:style style:name="P128" style:family="paragraph" style:parent-style-name="_5f_Titre_20_d_27_exercices_20_livret_20_sans_20_titre" style:list-style-name="liste_5f_abc">
      <style:paragraph-properties fo:margin-top="0.499cm" fo:margin-bottom="0.101cm" style:contextual-spacing="false">
        <style:tab-stops/>
      </style:paragraph-properties>
      <style:text-properties fo:color="#000000" loext:opacity="100%" officeooo:paragraph-rsid="004bb189"/>
    </style:style>
    <style:style style:name="P12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3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31" style:family="paragraph">
      <style:paragraph-properties fo:margin-left="0cm" fo:margin-right="0cm" fo:margin-top="0cm" fo:margin-bottom="0cm" fo:line-height="100%" fo:text-indent="0cm"/>
    </style:style>
    <style:style style:name="P13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13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13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loext:opacity="10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140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41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loext:opacity="10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142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44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14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>
        <style:tab-stops/>
      </style:paragraph-properties>
      <style:text-properties fo:color="#000000" loext:opacity="10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14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>
        <style:tab-stops/>
      </style:paragraph-properties>
      <style:text-properties fo:color="#000000" loext:opacity="100%" loext:color-lum-mod="100%" loext:color-lum-off="0%" style:text-outline="false" style:text-line-through-style="none" style:text-line-through-type="none" style:font-name="Bitstream Vera Sans2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147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loext:opacity="100%" loext:color-lum-mod="100%" loext:color-lum-off="0%" style:text-outline="false" style:text-line-through-style="none" style:text-line-through-type="none" style:font-name="Bitstream Vera Sans2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14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4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loext:color-lum-mod="100%" loext:color-lum-off="0%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150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>
        <style:tab-stops/>
      </style:paragraph-properties>
      <style:text-properties fo:color="#000000" loext:opacity="10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151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52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P15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54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loext:opacity="10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80%" style:font-relief="none"/>
    </style:style>
    <style:style style:name="P15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loext:opacity="10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156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80%" style:font-relief="none"/>
    </style:style>
    <style:style style:name="P157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80%" style:font-relief="none"/>
    </style:style>
    <style:style style:name="P158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59" style:family="paragraph">
      <loext:graphic-properties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P160" style:family="paragraph">
      <loext:graphic-properties draw:fill="none" draw:fill-color="#00b8ff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P161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>
        <style:tab-stops/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163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4" style:family="paragraph">
      <loext:graphic-properties draw:fill="none" draw:fill-color="#ffffff"/>
      <style:text-properties style:font-name="Bitstream Vera Sans2" fo:font-size="10pt" style:font-size-asian="10pt" style:font-size-complex="10pt"/>
    </style:style>
    <style:style style:name="P16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size="12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17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17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3" style:family="paragraph">
      <style:paragraph-properties fo:margin-top="0cm" fo:margin-bottom="0.199cm" fo:text-align="center"/>
    </style:style>
    <style:style style:name="P174" style:family="paragraph">
      <loext:graphic-properties draw:fill-color="#e8c32a"/>
      <style:paragraph-properties fo:margin-top="0cm" fo:margin-bottom="0.199cm" fo:text-align="center"/>
      <style:text-properties fo:color="#ffffff" loext:opacity="100%" loext:color-lum-mod="100%" loext:color-lum-off="0%" style:font-name="Bitstream Vera Sans2" fo:font-size="11pt" fo:font-weight="bold" style:font-size-asian="11pt" style:font-weight-asian="bold" style:font-size-complex="11pt" style:font-weight-complex="bold"/>
    </style:style>
    <style:style style:name="P175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7" style:family="paragraph">
      <style:paragraph-properties fo:text-align="center"/>
    </style:style>
    <style:style style:name="P178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P179" style:family="paragraph">
      <loext:graphic-properties draw:fill="solid" draw:fill-color="#1ca2b8"/>
    </style:style>
    <style:style style:name="P18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eee9a" style:font-size-asian="16pt" style:font-style-asian="normal" style:font-size-complex="16pt" style:font-style-complex="normal"/>
    </style:style>
    <style:style style:name="T5" style:family="text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5e611d" style:font-size-asian="16pt" style:font-style-asian="normal" style:font-size-complex="16pt" style:font-style-complex="normal"/>
    </style:style>
    <style:style style:name="T6" style:family="text">
      <style:text-properties fo:font-size="16pt" fo:letter-spacing="-0.007cm" officeooo:rsid="002eee9a" style:font-size-asian="16pt" style:font-size-complex="16pt"/>
    </style:style>
    <style:style style:name="T7" style:family="text">
      <style:text-properties officeooo:rsid="003db5af"/>
    </style:style>
    <style:style style:name="T8" style:family="text">
      <style:text-properties fo:text-transform="uppercase" fo:color="#808080" loext:opacity="100%" style:font-name="Bitstream Vera Sans6" fo:font-size="9pt" officeooo:rsid="003db5af" fo:background-color="transparent" loext:char-shading-value="0"/>
    </style:style>
    <style:style style:name="T9" style:family="text">
      <style:text-properties officeooo:rsid="002da2af"/>
    </style:style>
    <style:style style:name="T10" style:family="text">
      <style:text-properties officeooo:rsid="002b1531"/>
    </style:style>
    <style:style style:name="T11" style:family="text">
      <style:text-properties fo:color="#000000" loext:opacity="100%" style:text-position="0% 100%" style:font-name="Bitstream Vera Sans2" fo:font-size="6pt" fo:font-style="normal" style:text-underline-style="none" fo:font-weight="normal" officeooo:rsid="00257b39" fo:background-color="transparent" loext:char-shading-value="0" style:font-size-asian="5.25pt" style:font-style-asian="normal" style:font-weight-asian="normal" style:font-size-complex="6pt" style:font-style-complex="normal" style:font-weight-complex="normal"/>
    </style:style>
    <style:style style:name="T12" style:family="text">
      <style:text-properties fo:color="#000000" loext:opacity="100%" style:font-name="OpenSymbol3" style:font-name-asian="OpenSymbol3" style:font-name-complex="OpenSymbol3"/>
    </style:style>
    <style:style style:name="T13" style:family="text">
      <style:text-properties fo:color="#000000" loext:opacity="100%" style:font-name="Bitstream Vera Sans5" fo:font-size="10pt" fo:font-style="normal" fo:font-weight="normal" officeooo:rsid="00377422"/>
    </style:style>
    <style:style style:name="T14" style:family="text">
      <style:text-properties style:text-position="0% 100%" style:font-name-asian="OpenSymbol" style:font-style-asian="normal" style:font-name-complex="OpenSymbol" style:font-style-complex="normal"/>
    </style:style>
    <style:style style:name="T15" style:family="text">
      <style:text-properties fo:color="#b3b3b3" loext:opacity="100%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font-size-complex="10pt"/>
    </style:style>
    <style:style style:name="T18" style:family="text">
      <style:text-properties officeooo:rsid="0032b591"/>
    </style:style>
    <style:style style:name="T19" style:family="text">
      <style:text-properties officeooo:rsid="00340c3d"/>
    </style:style>
    <style:style style:name="T20" style:family="text">
      <style:text-properties style:font-name-asian="OpenSymbol3" style:font-name-complex="OpenSymbol3"/>
    </style:style>
    <style:style style:name="T21" style:family="text">
      <style:text-properties officeooo:rsid="0058872f"/>
    </style:style>
    <style:style style:name="T22" style:family="text">
      <style:text-properties officeooo:rsid="0059b362"/>
    </style:style>
    <style:style style:name="T23" style:family="text">
      <style:text-properties officeooo:rsid="005cb9a2"/>
    </style:style>
    <style:style style:name="T24" style:family="text">
      <style:text-properties fo:letter-spacing="-0.011cm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letter-spacing="normal" fo:font-weight="normal" style:font-weight-asian="normal" style:font-weight-complex="normal"/>
    </style:style>
    <style:style style:name="T27" style:family="text">
      <style:text-properties officeooo:rsid="00377422"/>
    </style:style>
    <style:style style:name="T28" style:family="text">
      <style:text-properties officeooo:rsid="0063f5b8"/>
    </style:style>
    <style:style style:name="T29" style:family="text">
      <style:text-properties fo:color="#c9211e" loext:opacity="100%" officeooo:rsid="0063f5b8"/>
    </style:style>
    <style:style style:name="T30" style:family="text">
      <style:text-properties fo:color="#c9211e" loext:opacity="100%" fo:font-weight="bold" officeooo:rsid="0063f5b8" style:font-weight-asian="bold" style:font-weight-complex="bold"/>
    </style:style>
    <style:style style:name="T31" style:family="text">
      <style:text-properties fo:color="#c9211e" loext:opacity="100%" fo:font-weight="normal" officeooo:rsid="0063f5b8" style:font-weight-asian="normal" style:font-weight-complex="normal"/>
    </style:style>
    <style:style style:name="T32" style:family="text">
      <style:text-properties fo:font-weight="bold" officeooo:rsid="0063f5b8" style:font-weight-asian="bold" style:font-weight-complex="bold"/>
    </style:style>
    <style:style style:name="T33" style:family="text"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style:font-name="StarSymbol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font-name="StarSymbol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/>
    </style:style>
    <style:style style:name="T39" style:family="text"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40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font-name="OpenSymbo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font-name="StarSymbol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font-name="OpenSymbo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44" style:family="text">
      <style:text-properties fo:color="#000000" loext:opacity="100%" style:text-outline="false" style:text-line-through-style="none" style:text-line-through-type="none" style:font-name="OpenSymbol2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emphasize="none" style:text-scale="100%" style:font-relief="none"/>
    </style:style>
    <style:style style:name="T45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T46" style:family="text">
      <style:text-properties style:use-window-font-color="true" loext:opacity="0%" style:text-outline="false" style:text-line-through-style="none" style:text-line-through-type="none" style:font-name="OpenSymbo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T47" style:family="text">
      <style:text-properties fo:color="#000000" loext:opacity="100%" style:text-outline="false" style:text-line-through-style="none" style:text-line-through-type="none" style:font-name="Bitstream Vera Sans6" fo:font-size="11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style:font-name="Bitstream Vera Sans2" fo:font-size="10pt" style:font-size-asian="10pt" style:font-size-complex="10pt"/>
    </style:style>
    <style:style style:name="T49" style:family="text">
      <style:text-properties fo:color="#ffffff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51" style:family="text"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5" fo:column-gap="0.3cm">
          <style:column style:rel-width="13107*" fo:start-indent="0cm" fo:end-indent="0.15cm"/>
          <style:column style:rel-width="13107*" fo:start-indent="0.15cm" fo:end-indent="0.15cm"/>
          <style:column style:rel-width="13107*" fo:start-indent="0.15cm" fo:end-indent="0.15cm"/>
          <style:column style:rel-width="13107*" fo:start-indent="0.15cm" fo:end-indent="0.15cm"/>
          <style:column style:rel-width="13107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5" fo:column-gap="0cm"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6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.019cm" svg:stroke-color="#000000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69cm" fo:min-width="0.217cm" draw:shadow="hidden" draw:shadow-offset-x="0.3cm" draw:shadow-offset-y="0.3cm" draw:shadow-color="#808080" style:run-through="foreground"/>
      <style:paragraph-properties style:writing-mode="lr-tb"/>
    </style:style>
    <style:style style:name="gr5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69cm" fo:min-width="0.215cm" draw:shadow="hidden" draw:shadow-offset-x="0.3cm" draw:shadow-offset-y="0.3cm" draw:shadow-color="#808080" style:run-through="foreground"/>
      <style:paragraph-properties style:writing-mode="lr-tb"/>
    </style:style>
    <style:style style:name="gr6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69cm" fo:min-width="0.24cm" draw:shadow="hidden" draw:shadow-offset-x="0.3cm" draw:shadow-offset-y="0.3cm" draw:shadow-color="#808080" style:run-through="foreground"/>
      <style:paragraph-properties style:writing-mode="lr-tb"/>
    </style:style>
    <style:style style:name="gr7" style:family="graphic">
      <style:graphic-properties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37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2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36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" style:family="graphic">
      <style:graphic-properties style:run-through="foreground"/>
    </style:style>
    <style:style style:name="gr14" style:family="graphic">
      <style:graphic-properties draw:stroke="solid" svg:stroke-width="0.019cm" svg:stroke-color="#000000" draw:marker-start="" draw:marker-start-width="0.379cm" draw:marker-start-center="false" draw:marker-end="" draw:marker-end-width="0.37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36cm" fo:min-width="0.2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36cm" fo:min-width="0.29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7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.009cm" svg:stroke-color="#b3b3b3" draw:marker-start-width="0.3cm" draw:marker-start-center="false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18cm" svg:stroke-color="#808080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.019cm" svg:stroke-color="#666666" draw:marker-start-width="0.191cm" draw:marker-start-center="false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.019cm" svg:stroke-color="#808080" draw:marker-start-width="0.191cm" draw:marker-start-center="false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Dashed_20__28_var_29__20_4529" svg:stroke-width="0.019cm" svg:stroke-color="#999999" draw:marker-start-width="0.3cm" draw:marker-start-center="false" draw:marker-end-width="0.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" style:family="graphic">
      <style:graphic-properties draw:stroke="solid" draw:stroke-dash="Dashed_20__28_var_29__20_3952" svg:stroke-width="0.019cm" svg:stroke-color="#000000" draw:marker-start-width="0.259cm" draw:marker-start-center="false" draw:marker-end-width="0.25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solid" draw:stroke-dash="Dashed_20__28_var_29__20_3953" svg:stroke-width="0.041cm" svg:stroke-color="#000000" draw:marker-start-width="0.289cm" draw:marker-start-center="false" draw:marker-end-width="0.28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" style:family="graphic">
      <style:graphic-properties draw:stroke="none" draw:stroke-dash="Dashed_20__28_var_29__20_4530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92cm" fo:min-width="0.74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solid" draw:stroke-dash="Dashed_20__28_var_29__20_3955" svg:stroke-width="0.041cm" svg:stroke-color="#000000" draw:marker-start-width="0.291cm" draw:marker-start-center="false" draw:marker-end-width="0.29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" style:family="graphic">
      <style:graphic-properties draw:stroke="none" draw:stroke-dash="Dashed_20__28_var_29__20_4531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92cm" fo:min-width="0.74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none" draw:stroke-dash="Dashed_20__28_var_29__20_4532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92cm" fo:min-width="0.74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solid" draw:stroke-dash="Dashed_20__28_var_29__20_3959" svg:stroke-width="0.019cm" svg:stroke-color="#000000" draw:marker-start-width="0.259cm" draw:marker-start-center="false" draw:marker-end-width="0.25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solid" draw:stroke-dash="Dashed_20__28_var_29__20_3960" svg:stroke-width="0.041cm" svg:stroke-color="#000000" draw:marker-start-width="0.291cm" draw:marker-start-center="false" draw:marker-end-width="0.29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solid" draw:stroke-dash="Dashed_20__28_var_29__20_3961" svg:stroke-width="0.041cm" svg:stroke-color="#000000" draw:marker-start-width="0.291cm" draw:marker-start-center="false" draw:marker-end-width="0.29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" style:family="graphic">
      <style:graphic-properties draw:stroke="solid" draw:stroke-dash="Dashed_20__28_var_29__20_3962" svg:stroke-width="0.019cm" svg:stroke-color="#000000" draw:marker-start-width="0.259cm" draw:marker-start-center="false" draw:marker-end-width="0.25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" style:family="graphic">
      <style:graphic-properties draw:stroke="solid" draw:stroke-dash="Dashed_20__28_var_29__20_3963" svg:stroke-width="0.019cm" svg:stroke-color="#000000" draw:marker-start-width="0.259cm" draw:marker-start-center="false" draw:marker-end-width="0.25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" style:family="graphic">
      <style:graphic-properties draw:stroke="solid" draw:stroke-dash="Dashed_20__28_var_29__20_3956" svg:stroke-width="0.03cm" svg:stroke-color="#000000" draw:marker-start-width="0.259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5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solid" draw:stroke-dash="Dashed_20__28_var_29__20_3801" svg:stroke-width="0.019cm" svg:stroke-color="#000000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" style:family="graphic">
      <style:graphic-properties draw:stroke="solid" draw:stroke-dash="Dashed_20__28_var_29__20_380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Dashed_20__28_var_29__20_380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" style:family="graphic">
      <style:graphic-properties draw:stroke="solid" draw:stroke-dash="Dashed_20__28_var_29__20_3804" svg:stroke-width="0.041cm" svg:stroke-color="#000000" draw:marker-start-width="0.363cm" draw:marker-start-center="false" draw:marker-end-width="0.363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Dashed_20__28_var_29__20_380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" style:family="graphic">
      <style:graphic-properties draw:stroke="solid" draw:stroke-dash="Dashed_20__28_var_29__20_380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" style:family="graphic">
      <style:graphic-properties draw:stroke="solid" draw:stroke-dash="Dashed_20__28_var_29__20_380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" style:family="graphic">
      <style:graphic-properties draw:stroke="solid" draw:stroke-dash="Dashed_20__28_var_29__20_380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Dashed_20__28_var_29__20_380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" style:family="graphic">
      <style:graphic-properties draw:stroke="solid" draw:stroke-dash="Dashed_20__28_var_29__20_381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" style:family="graphic">
      <style:graphic-properties draw:stroke="solid" draw:stroke-dash="Dashed_20__28_var_29__20_381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" style:family="graphic">
      <style:graphic-properties draw:stroke="solid" draw:stroke-dash="Dashed_20__28_var_29__20_381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" style:family="graphic">
      <style:graphic-properties draw:stroke="solid" draw:stroke-dash="Dashed_20__28_var_29__20_381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" style:family="graphic">
      <style:graphic-properties draw:stroke="solid" draw:stroke-dash="Dashed_20__28_var_29__20_381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" style:family="graphic">
      <style:graphic-properties draw:stroke="solid" draw:stroke-dash="Dashed_20__28_var_29__20_381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" style:family="graphic">
      <style:graphic-properties draw:stroke="solid" draw:stroke-dash="Dashed_20__28_var_29__20_381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2" style:family="graphic">
      <style:graphic-properties draw:stroke="solid" draw:stroke-dash="Dashed_20__28_var_29__20_3817" svg:stroke-width="0.041cm" svg:stroke-color="#000000" draw:marker-start-width="0.365cm" draw:marker-start-center="false" draw:marker-end-width="0.365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3" style:family="graphic">
      <style:graphic-properties draw:stroke="solid" draw:stroke-dash="Dashed_20__28_var_29__20_381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" style:family="graphic">
      <style:graphic-properties draw:stroke="solid" draw:stroke-dash="Dashed_20__28_var_29__20_381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" style:family="graphic">
      <style:graphic-properties draw:stroke="solid" draw:stroke-dash="Dashed_20__28_var_29__20_382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" style:family="graphic">
      <style:graphic-properties draw:stroke="solid" draw:stroke-dash="Dashed_20__28_var_29__20_382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" style:family="graphic">
      <style:graphic-properties draw:stroke="solid" draw:stroke-dash="Dashed_20__28_var_29__20_382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" style:family="graphic">
      <style:graphic-properties draw:stroke="solid" draw:stroke-dash="Dashed_20__28_var_29__20_382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" style:family="graphic">
      <style:graphic-properties draw:stroke="solid" draw:stroke-dash="Dashed_20__28_var_29__20_382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" style:family="graphic">
      <style:graphic-properties draw:stroke="solid" draw:stroke-dash="Dashed_20__28_var_29__20_382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" style:family="graphic">
      <style:graphic-properties draw:stroke="solid" draw:stroke-dash="Dashed_20__28_var_29__20_382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" style:family="graphic">
      <style:graphic-properties draw:stroke="solid" draw:stroke-dash="Dashed_20__28_var_29__20_382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" style:family="graphic">
      <style:graphic-properties draw:stroke="solid" draw:stroke-dash="Dashed_20__28_var_29__20_382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" style:family="graphic">
      <style:graphic-properties draw:stroke="solid" draw:stroke-dash="Dashed_20__28_var_29__20_382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5" style:family="graphic">
      <style:graphic-properties draw:stroke="solid" draw:stroke-dash="Dashed_20__28_var_29__20_383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6" style:family="graphic">
      <style:graphic-properties draw:stroke="solid" draw:stroke-dash="Dashed_20__28_var_29__20_383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7" style:family="graphic">
      <style:graphic-properties draw:stroke="solid" draw:stroke-dash="Dashed_20__28_var_29__20_383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8" style:family="graphic">
      <style:graphic-properties draw:stroke="solid" draw:stroke-dash="Dashed_20__28_var_29__20_383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9" style:family="graphic">
      <style:graphic-properties draw:stroke="solid" draw:stroke-dash="Dashed_20__28_var_29__20_383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0" style:family="graphic">
      <style:graphic-properties draw:stroke="solid" draw:stroke-dash="Dashed_20__28_var_29__20_383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1" style:family="graphic">
      <style:graphic-properties draw:stroke="solid" draw:stroke-dash="Dashed_20__28_var_29__20_383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2" style:family="graphic">
      <style:graphic-properties draw:stroke="solid" draw:stroke-dash="Dashed_20__28_var_29__20_383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3" style:family="graphic">
      <style:graphic-properties draw:stroke="solid" draw:stroke-dash="Dashed_20__28_var_29__20_383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4" style:family="graphic">
      <style:graphic-properties draw:stroke="solid" draw:stroke-dash="Dashed_20__28_var_29__20_383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5" style:family="graphic">
      <style:graphic-properties draw:stroke="none" draw:stroke-dash="Dashed_20__28_var_29__20_3840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92cm" fo:min-width="0.854cm" draw:shadow="hidden" draw:shadow-offset-x="0.3cm" draw:shadow-offset-y="0.3cm" draw:shadow-color="#808080" style:run-through="foreground"/>
      <style:paragraph-properties style:writing-mode="lr-tb"/>
    </style:style>
    <style:style style:name="gr76" style:family="graphic">
      <style:graphic-properties draw:stroke="none" draw:stroke-dash="Dashed_20__28_var_29__20_3841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92cm" fo:min-width="0.854cm" draw:shadow="hidden" draw:shadow-offset-x="0.3cm" draw:shadow-offset-y="0.3cm" draw:shadow-color="#808080" style:run-through="foreground"/>
      <style:paragraph-properties style:writing-mode="lr-tb"/>
    </style:style>
    <style:style style:name="gr77" style:family="graphic">
      <style:graphic-properties draw:stroke="solid" draw:stroke-dash="Dashed_20__28_var_29__20_3842" svg:stroke-width="0.041cm" svg:stroke-color="#000000" draw:marker-start-width="0.363cm" draw:marker-start-center="false" draw:marker-end-width="0.363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8" style:family="graphic">
      <style:graphic-properties draw:stroke="none" draw:stroke-dash="Dashed_20__28_var_29__20_3843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15cm" fo:min-width="0.228cm" draw:shadow="hidden" draw:shadow-offset-x="0.3cm" draw:shadow-offset-y="0.3cm" draw:shadow-color="#808080" style:run-through="foreground"/>
      <style:paragraph-properties style:writing-mode="lr-tb"/>
    </style:style>
    <style:style style:name="gr79" style:family="graphic">
      <style:graphic-properties draw:stroke="solid" draw:stroke-dash="Dashed_20__28_var_29__20_384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0" style:family="graphic">
      <style:graphic-properties draw:stroke="solid" draw:stroke-dash="Dashed_20__28_var_29__20_384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1" style:family="graphic">
      <style:graphic-properties draw:stroke="solid" draw:stroke-dash="Dashed_20__28_var_29__20_384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2" style:family="graphic">
      <style:graphic-properties draw:stroke="solid" draw:stroke-dash="Dashed_20__28_var_29__20_384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3" style:family="graphic">
      <style:graphic-properties draw:stroke="solid" draw:stroke-dash="Dashed_20__28_var_29__20_384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5" style:family="graphic">
      <style:graphic-properties draw:stroke="solid" draw:stroke-dash="Dashed_20__28_var_29__20_3983" svg:stroke-width="0.019cm" svg:stroke-color="#000000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6" style:family="graphic">
      <style:graphic-properties draw:stroke="solid" draw:stroke-dash="Dashed_20__28_var_29__20_398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7" style:family="graphic">
      <style:graphic-properties draw:stroke="none" draw:stroke-dash="Dashed_20__28_var_29__20_3985" svg:stroke-width="0cm" svg:stroke-color="#000000" draw:marker-start-width="0.3cm" draw:marker-start-center="false" draw:marker-end-width="0.3cm" draw:marker-end-center="false" draw:fill="solid" draw:fill-color="#ffffff" draw:fill-image-width="0cm" draw:fill-image-height="0cm" draw:textarea-horizontal-align="left" draw:auto-grow-width="true" fo:min-height="0.413cm" fo:min-width="0.22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8" style:family="graphic">
      <style:graphic-properties draw:stroke="solid" draw:stroke-dash="Dashed_20__28_var_29__20_398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9" style:family="graphic">
      <style:graphic-properties draw:stroke="solid" draw:stroke-dash="Dashed_20__28_var_29__20_398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0" style:family="graphic">
      <style:graphic-properties draw:stroke="solid" draw:stroke-dash="Dashed_20__28_var_29__20_398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1" style:family="graphic">
      <style:graphic-properties draw:stroke="solid" draw:stroke-dash="Dashed_20__28_var_29__20_398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2" style:family="graphic">
      <style:graphic-properties draw:stroke="solid" draw:stroke-dash="Dashed_20__28_var_29__20_399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3" style:family="graphic">
      <style:graphic-properties draw:stroke="solid" draw:stroke-dash="Dashed_20__28_var_29__20_399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4" style:family="graphic">
      <style:graphic-properties draw:stroke="solid" draw:stroke-dash="Dashed_20__28_var_29__20_399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5" style:family="graphic">
      <style:graphic-properties draw:stroke="solid" draw:stroke-dash="Dashed_20__28_var_29__20_399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6" style:family="graphic">
      <style:graphic-properties draw:stroke="none" draw:stroke-dash="Dashed_20__28_var_29__20_3994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48cm" fo:min-width="0.8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7" style:family="graphic">
      <style:graphic-properties draw:stroke="solid" draw:stroke-dash="Dashed_20__28_var_29__20_6794" svg:stroke-width="0.019cm" svg:stroke-color="#000000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8" style:family="graphic">
      <style:graphic-properties draw:stroke="solid" draw:stroke-dash="Dashed_20__28_var_29__20_679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9" style:family="graphic">
      <style:graphic-properties draw:stroke="none" draw:stroke-dash="Dashed_20__28_var_29__20_6796" svg:stroke-width="0cm" svg:stroke-color="#000000" draw:marker-start-width="0.3cm" draw:marker-start-center="false" draw:marker-end-width="0.3cm" draw:marker-end-center="false" draw:fill="solid" draw:fill-color="#ffffff" draw:fill-image-width="0cm" draw:fill-image-height="0cm" draw:textarea-horizontal-align="left" draw:auto-grow-width="true" fo:min-height="0.448cm" fo:min-width="0.8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0" style:family="graphic">
      <style:graphic-properties draw:stroke="solid" draw:stroke-dash="Dashed_20__28_var_29__20_679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1" style:family="graphic">
      <style:graphic-properties draw:stroke="solid" draw:stroke-dash="Dashed_20__28_var_29__20_679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2" style:family="graphic">
      <style:graphic-properties draw:stroke="solid" draw:stroke-dash="Dashed_20__28_var_29__20_679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3" style:family="graphic">
      <style:graphic-properties draw:stroke="solid" draw:stroke-dash="Dashed_20__28_var_29__20_680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4" style:family="graphic">
      <style:graphic-properties draw:stroke="solid" draw:stroke-dash="Dashed_20__28_var_29__20_680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5" style:family="graphic">
      <style:graphic-properties draw:stroke="solid" draw:stroke-dash="Dashed_20__28_var_29__20_680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6" style:family="graphic">
      <style:graphic-properties draw:stroke="solid" draw:stroke-dash="Dashed_20__28_var_29__20_680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7" style:family="graphic">
      <style:graphic-properties draw:stroke="solid" draw:stroke-dash="Dashed_20__28_var_29__20_680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8" style:family="graphic">
      <style:graphic-properties draw:stroke="none" draw:stroke-dash="Dashed_20__28_var_29__20_6805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48cm" fo:min-width="1.06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9" style:family="graphic">
      <style:graphic-properties draw:stroke="solid" draw:stroke-dash="Dashed_20__28_var_29__20_3500" svg:stroke-width="0.019cm" svg:stroke-color="#000000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0" style:family="graphic">
      <style:graphic-properties draw:stroke="solid" draw:stroke-dash="Dashed_20__28_var_29__20_350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1" style:family="graphic">
      <style:graphic-properties draw:stroke="solid" draw:stroke-dash="Dashed_20__28_var_29__20_350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2" style:family="graphic">
      <style:graphic-properties draw:stroke="solid" draw:stroke-dash="Dashed_20__28_var_29__20_350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3" style:family="graphic">
      <style:graphic-properties draw:stroke="solid" draw:stroke-dash="Dashed_20__28_var_29__20_3504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4" style:family="graphic">
      <style:graphic-properties draw:stroke="solid" draw:stroke-dash="Dashed_20__28_var_29__20_350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5" style:family="graphic">
      <style:graphic-properties draw:stroke="solid" draw:stroke-dash="Dashed_20__28_var_29__20_350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6" style:family="graphic">
      <style:graphic-properties draw:stroke="solid" draw:stroke-dash="Dashed_20__28_var_29__20_350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7" style:family="graphic">
      <style:graphic-properties draw:stroke="solid" draw:stroke-dash="Dashed_20__28_var_29__20_350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8" style:family="graphic">
      <style:graphic-properties draw:stroke="none" draw:stroke-dash="Dashed_20__28_var_29__20_3509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76cm" fo:min-width="0.845cm" draw:shadow="hidden" draw:shadow-offset-x="0.3cm" draw:shadow-offset-y="0.3cm" draw:shadow-color="#808080" style:run-through="foreground"/>
      <style:paragraph-properties style:writing-mode="lr-tb"/>
    </style:style>
    <style:style style:name="gr119" style:family="graphic">
      <style:graphic-properties draw:stroke="none" draw:stroke-dash="Dashed_20__28_var_29__20_3510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76cm" fo:min-width="0.845cm" draw:shadow="hidden" draw:shadow-offset-x="0.3cm" draw:shadow-offset-y="0.3cm" draw:shadow-color="#808080" style:run-through="foreground"/>
      <style:paragraph-properties style:writing-mode="lr-tb"/>
    </style:style>
    <style:style style:name="gr120" style:family="graphic">
      <style:graphic-properties draw:stroke="solid" draw:stroke-dash="Dashed_20__28_var_29__20_3249" svg:stroke-width="0.019cm" svg:stroke-color="#000000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1" style:family="graphic">
      <style:graphic-properties draw:stroke="solid" draw:stroke-dash="Dashed_20__28_var_29__20_3250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2" style:family="graphic">
      <style:graphic-properties draw:stroke="solid" draw:stroke-dash="Dashed_20__28_var_29__20_325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3" style:family="graphic">
      <style:graphic-properties draw:stroke="solid" draw:stroke-dash="Dashed_20__28_var_29__20_325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4" style:family="graphic">
      <style:graphic-properties draw:stroke="solid" draw:stroke-dash="Dashed_20__28_var_29__20_325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5" style:family="graphic">
      <style:graphic-properties draw:stroke="solid" draw:stroke-dash="Dashed_20__28_var_29__20_3254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6" style:family="graphic">
      <style:graphic-properties draw:stroke="solid" draw:stroke-dash="Dashed_20__28_var_29__20_325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7" style:family="graphic">
      <style:graphic-properties draw:stroke="solid" draw:stroke-dash="Dashed_20__28_var_29__20_325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8" style:family="graphic">
      <style:graphic-properties draw:stroke="solid" draw:stroke-dash="Dashed_20__28_var_29__20_325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9" style:family="graphic">
      <style:graphic-properties draw:stroke="none" draw:stroke-dash="Dashed_20__28_var_29__20_3258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76cm" fo:min-width="0.242cm" draw:shadow="hidden" draw:shadow-offset-x="0.3cm" draw:shadow-offset-y="0.3cm" draw:shadow-color="#808080" style:run-through="foreground"/>
      <style:paragraph-properties style:writing-mode="lr-tb"/>
    </style:style>
    <style:style style:name="gr130" style:family="graphic">
      <style:graphic-properties draw:stroke="none" draw:stroke-dash="Dashed_20__28_var_29__20_3259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76cm" fo:min-width="0.564cm" draw:shadow="hidden" draw:shadow-offset-x="0.3cm" draw:shadow-offset-y="0.3cm" draw:shadow-color="#808080" style:run-through="foreground"/>
      <style:paragraph-properties style:writing-mode="lr-tb"/>
    </style:style>
    <style:style style:name="gr131" style:family="graphic">
      <style:graphic-properties draw:stroke="solid" svg:stroke-width="0.019cm" svg:stroke-color="#000000" draw:marker-start-width="0.335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2" style:family="graphic">
      <style:graphic-properties draw:stroke="solid" svg:stroke-width="0.019cm" svg:stroke-color="#000000" draw:marker-start-width="0.335cm" draw:marker-start-center="false" draw:marker-end-width="0.33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3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53cm" fo:min-width="0.631cm" draw:shadow="hidden" draw:shadow-offset-x="0.3cm" draw:shadow-offset-y="0.3cm" draw:shadow-color="#808080" style:run-through="foreground"/>
      <style:paragraph-properties style:writing-mode="lr-tb"/>
    </style:style>
    <style:style style:name="gr134" style:family="graphic">
      <style:graphic-properties draw:stroke="none" draw:stroke-dash="Dashed_20__28_var_29__20_3982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48cm" fo:min-width="0.508cm" draw:shadow="hidden" draw:shadow-offset-x="0.3cm" draw:shadow-offset-y="0.3cm" draw:shadow-color="#808080" style:run-through="foreground"/>
      <style:paragraph-properties style:writing-mode="lr-tb"/>
    </style:style>
    <style:style style:name="gr135" style:family="graphic">
      <style:graphic-properties draw:stroke="solid" draw:stroke-dash="Dashed_20__28_var_29__20_3964" svg:stroke-width="0.019cm" svg:stroke-color="#000000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6" style:family="graphic">
      <style:graphic-properties draw:stroke="solid" draw:stroke-dash="Dashed_20__28_var_29__20_396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7" style:family="graphic">
      <style:graphic-properties draw:stroke="solid" draw:stroke-dash="Dashed_20__28_var_29__20_396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8" style:family="graphic">
      <style:graphic-properties draw:stroke="solid" draw:stroke-dash="Dashed_20__28_var_29__20_396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9" style:family="graphic">
      <style:graphic-properties draw:stroke="solid" draw:stroke-dash="Dashed_20__28_var_29__20_396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0" style:family="graphic">
      <style:graphic-properties draw:stroke="solid" draw:stroke-dash="Dashed_20__28_var_29__20_396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1" style:family="graphic">
      <style:graphic-properties draw:stroke="solid" draw:stroke-dash="Dashed_20__28_var_29__20_397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2" style:family="graphic">
      <style:graphic-properties draw:stroke="solid" draw:stroke-dash="Dashed_20__28_var_29__20_397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3" style:family="graphic">
      <style:graphic-properties draw:stroke="solid" draw:stroke-dash="Dashed_20__28_var_29__20_397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4" style:family="graphic">
      <style:graphic-properties draw:stroke="none" draw:stroke-dash="Dashed_20__28_var_29__20_3973" svg:stroke-width="0cm" svg:stroke-color="#000000" draw:marker-start-width="0.3cm" draw:marker-start-center="false" draw:marker-end-width="0.3cm" draw:marker-end-center="false" draw:fill="solid" draw:fill-color="#ffffff" draw:fill-image-width="0cm" draw:fill-image-height="0cm" draw:textarea-horizontal-align="left" draw:auto-grow-width="true" fo:min-height="0.416cm" fo:min-width="0.228cm" draw:shadow="hidden" draw:shadow-offset-x="0.3cm" draw:shadow-offset-y="0.3cm" draw:shadow-color="#808080" style:run-through="foreground"/>
      <style:paragraph-properties style:writing-mode="lr-tb"/>
    </style:style>
    <style:style style:name="gr145" style:family="graphic">
      <style:graphic-properties draw:stroke="solid" draw:stroke-dash="Dashed_20__28_var_29__20_397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6" style:family="graphic">
      <style:graphic-properties draw:stroke="solid" draw:stroke-dash="Dashed_20__28_var_29__20_397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7" style:family="graphic">
      <style:graphic-properties draw:stroke="solid" draw:stroke-dash="Dashed_20__28_var_29__20_397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8" style:family="graphic">
      <style:graphic-properties draw:stroke="solid" draw:stroke-dash="Dashed_20__28_var_29__20_397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9" style:family="graphic">
      <style:graphic-properties draw:stroke="solid" draw:stroke-dash="Dashed_20__28_var_29__20_397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0" style:family="graphic">
      <style:graphic-properties draw:stroke="solid" draw:stroke-dash="Dashed_20__28_var_29__20_397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1" style:family="graphic">
      <style:graphic-properties draw:stroke="solid" draw:stroke-dash="Dashed_20__28_var_29__20_398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2" style:family="graphic">
      <style:graphic-properties draw:stroke="none" draw:stroke-dash="Dashed_20__28_var_29__20_3981" svg:stroke-width="0.019cm" svg:stroke-color="#000000" draw:marker-start-width="0.333cm" draw:marker-start-center="false" draw:marker-end-width="0.333cm" draw:marker-end-center="false" draw:fill="none" draw:fill-color="#ffffff" draw:fill-image-width="0cm" draw:fill-image-height="0cm" draw:textarea-horizontal-align="left" draw:auto-grow-width="true" fo:min-height="0.448cm" fo:min-width="0.508cm" draw:shadow="hidden" draw:shadow-offset-x="0.3cm" draw:shadow-offset-y="0.3cm" draw:shadow-color="#808080" style:run-through="foreground"/>
      <style:paragraph-properties style:writing-mode="lr-tb"/>
    </style:style>
    <style:style style:name="gr153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53cm" fo:min-width="0.243cm" draw:shadow="hidden" draw:shadow-offset-x="0.3cm" draw:shadow-offset-y="0.3cm" draw:shadow-color="#808080" style:run-through="foreground"/>
      <style:paragraph-properties style:writing-mode="lr-tb"/>
    </style:style>
    <style:style style:name="gr154" style:family="graphic">
      <style:graphic-properties draw:stroke="solid" svg:stroke-width="0.018cm" svg:stroke-color="#666666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55" style:family="graphic">
      <style:graphic-properties fo:margin-top="0.101cm" fo:margin-bottom="0.101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56" style:family="graphic">
      <style:graphic-properties draw:stroke="solid" draw:stroke-dash="Dashed_20__28_var_29__20_4166" svg:stroke-width="0.019cm" svg:stroke-color="#000000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7" style:family="graphic">
      <style:graphic-properties draw:stroke="solid" draw:stroke-dash="Dashed_20__28_var_29__20_416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8" style:family="graphic">
      <style:graphic-properties draw:stroke="solid" draw:stroke-dash="Dashed_20__28_var_29__20_416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9" style:family="graphic">
      <style:graphic-properties draw:stroke="solid" draw:stroke-dash="Dashed_20__28_var_29__20_416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0" style:family="graphic">
      <style:graphic-properties draw:stroke="solid" draw:stroke-dash="Dashed_20__28_var_29__20_4170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1" style:family="graphic">
      <style:graphic-properties draw:stroke="solid" draw:stroke-dash="Dashed_20__28_var_29__20_417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2" style:family="graphic">
      <style:graphic-properties draw:stroke="solid" draw:stroke-dash="Dashed_20__28_var_29__20_417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3" style:family="graphic">
      <style:graphic-properties draw:stroke="solid" draw:stroke-dash="Dashed_20__28_var_29__20_417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4" style:family="graphic">
      <style:graphic-properties draw:stroke="solid" draw:stroke-dash="Dashed_20__28_var_29__20_4174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5" style:family="graphic">
      <style:graphic-properties draw:stroke="solid" draw:stroke-dash="Dashed_20__28_var_29__20_417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6" style:family="graphic">
      <style:graphic-properties draw:stroke="solid" draw:stroke-dash="Dashed_20__28_var_29__20_417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7" style:family="graphic">
      <style:graphic-properties draw:stroke="solid" draw:stroke-dash="Dashed_20__28_var_29__20_417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8" style:family="graphic">
      <style:graphic-properties draw:stroke="solid" draw:stroke-dash="Dashed_20__28_var_29__20_417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9" style:family="graphic">
      <style:graphic-properties draw:stroke="solid" draw:stroke-dash="Dashed_20__28_var_29__20_417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0" style:family="graphic">
      <style:graphic-properties draw:stroke="solid" draw:stroke-dash="Dashed_20__28_var_29__20_4180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1" style:family="graphic">
      <style:graphic-properties draw:stroke="solid" draw:stroke-dash="Dashed_20__28_var_29__20_418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2" style:family="graphic">
      <style:graphic-properties draw:stroke="solid" draw:stroke-dash="Dashed_20__28_var_29__20_418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3" style:family="graphic">
      <style:graphic-properties draw:stroke="solid" draw:stroke-dash="Dashed_20__28_var_29__20_418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4" style:family="graphic">
      <style:graphic-properties draw:stroke="solid" draw:stroke-dash="Dashed_20__28_var_29__20_4184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5" style:family="graphic">
      <style:graphic-properties draw:stroke="solid" draw:stroke-dash="Dashed_20__28_var_29__20_418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6" style:family="graphic">
      <style:graphic-properties draw:stroke="solid" draw:stroke-dash="Dashed_20__28_var_29__20_418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7" style:family="graphic">
      <style:graphic-properties draw:stroke="solid" draw:stroke-dash="Dashed_20__28_var_29__20_418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8" style:family="graphic">
      <style:graphic-properties draw:stroke="solid" draw:stroke-dash="Dashed_20__28_var_29__20_418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9" style:family="graphic">
      <style:graphic-properties draw:stroke="none" draw:stroke-dash="Dashed_20__28_var_29__20_4189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76cm" fo:min-width="0.228cm" draw:shadow="hidden" draw:shadow-offset-x="0.3cm" draw:shadow-offset-y="0.3cm" draw:shadow-color="#808080" style:run-through="foreground"/>
      <style:paragraph-properties style:writing-mode="lr-tb"/>
    </style:style>
    <style:style style:name="gr180" style:family="graphic">
      <style:graphic-properties draw:stroke="none" draw:stroke-dash="Dashed_20__28_var_29__20_4190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76cm" fo:min-width="0.228cm" draw:shadow="hidden" draw:shadow-offset-x="0.3cm" draw:shadow-offset-y="0.3cm" draw:shadow-color="#808080" style:run-through="foreground"/>
      <style:paragraph-properties style:writing-mode="lr-tb"/>
    </style:style>
    <style:style style:name="gr181" style:family="graphic">
      <style:graphic-properties draw:stroke="solid" draw:stroke-dash="Dashed_20__28_var_29__20_431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2" style:family="graphic">
      <style:graphic-properties draw:stroke="solid" draw:stroke-dash="Dashed_20__28_var_29__20_431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3" style:family="graphic">
      <style:graphic-properties draw:stroke="solid" draw:stroke-dash="Dashed_20__28_var_29__20_4314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4" style:family="graphic">
      <style:graphic-properties draw:stroke="solid" draw:stroke-dash="Dashed_20__28_var_29__20_431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5" style:family="graphic">
      <style:graphic-properties draw:stroke="solid" draw:stroke-dash="Dashed_20__28_var_29__20_4316" svg:stroke-width="0.03cm" svg:stroke-color="#000000" draw:marker-start-width="0.349cm" draw:marker-start-center="false" draw:marker-end-width="0.349cm" draw:marker-end-center="false" draw:fill="solid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86" style:family="graphic">
      <style:graphic-properties draw:stroke="solid" draw:stroke-dash="Dashed_20__28_var_29__20_431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7" style:family="graphic">
      <style:graphic-properties draw:stroke="solid" draw:stroke-dash="Dashed_20__28_var_29__20_431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8" style:family="graphic">
      <style:graphic-properties draw:stroke="solid" draw:stroke-dash="Dashed_20__28_var_29__20_431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9" style:family="graphic">
      <style:graphic-properties draw:stroke="solid" draw:stroke-dash="Dashed_20__28_var_29__20_4320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0" style:family="graphic">
      <style:graphic-properties draw:stroke="solid" draw:stroke-dash="Dashed_20__28_var_29__20_4321" svg:stroke-width="0.03cm" svg:stroke-color="#000000" draw:marker-start-width="0.349cm" draw:marker-start-center="false" draw:marker-end-width="0.349cm" draw:marker-end-center="false" draw:fill="solid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91" style:family="graphic">
      <style:graphic-properties draw:stroke="solid" draw:stroke-dash="Dashed_20__28_var_29__20_432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2" style:family="graphic">
      <style:graphic-properties draw:stroke="solid" draw:stroke-dash="Dashed_20__28_var_29__20_432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3" style:family="graphic">
      <style:graphic-properties draw:stroke="solid" draw:stroke-dash="Dashed_20__28_var_29__20_4324" svg:stroke-width="0.03cm" svg:stroke-color="#000000" draw:marker-start-width="0.349cm" draw:marker-start-center="false" draw:marker-end-width="0.349cm" draw:marker-end-center="false" draw:fill="solid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94" style:family="graphic">
      <style:graphic-properties draw:stroke="solid" draw:stroke-dash="Dashed_20__28_var_29__20_432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5" style:family="graphic">
      <style:graphic-properties draw:stroke="solid" draw:stroke-dash="Dashed_20__28_var_29__20_432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6" style:family="graphic">
      <style:graphic-properties draw:stroke="solid" draw:stroke-dash="Dashed_20__28_var_29__20_432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7" style:family="graphic">
      <style:graphic-properties draw:stroke="solid" draw:stroke-dash="Dashed_20__28_var_29__20_432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8" style:family="graphic">
      <style:graphic-properties draw:stroke="solid" draw:stroke-dash="Dashed_20__28_var_29__20_432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9" style:family="graphic">
      <style:graphic-properties draw:stroke="solid" draw:stroke-dash="Dashed_20__28_var_29__20_4330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0" style:family="graphic">
      <style:graphic-properties draw:stroke="solid" draw:stroke-dash="Dashed_20__28_var_29__20_433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1" style:family="graphic">
      <style:graphic-properties draw:stroke="solid" draw:stroke-dash="Dashed_20__28_var_29__20_433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2" style:family="graphic">
      <style:graphic-properties draw:stroke="solid" draw:stroke-dash="Dashed_20__28_var_29__20_433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3" style:family="graphic">
      <style:graphic-properties draw:stroke="solid" draw:stroke-dash="Dashed_20__28_var_29__20_4334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4" style:family="graphic">
      <style:graphic-properties draw:stroke="solid" draw:stroke-dash="Dashed_20__28_var_29__20_433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5" style:family="graphic">
      <style:graphic-properties draw:stroke="solid" draw:stroke-dash="Dashed_20__28_var_29__20_433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6" style:family="graphic">
      <style:graphic-properties draw:stroke="solid" draw:stroke-dash="Dashed_20__28_var_29__20_4337" svg:stroke-width="0.019cm" svg:stroke-color="#000000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7" style:family="graphic">
      <style:graphic-properties draw:stroke="none" draw:stroke-dash="Dashed_20__28_var_29__20_4338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92cm" fo:min-width="0.854cm" draw:shadow="hidden" draw:shadow-offset-x="0.3cm" draw:shadow-offset-y="0.3cm" draw:shadow-color="#808080" style:run-through="foreground"/>
      <style:paragraph-properties style:writing-mode="lr-tb"/>
    </style:style>
    <style:style style:name="gr208" style:family="graphic">
      <style:graphic-properties draw:stroke="none" draw:stroke-dash="Dashed_20__28_var_29__20_4339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22cm" fo:min-width="0.564cm" draw:shadow="hidden" draw:shadow-offset-x="0.3cm" draw:shadow-offset-y="0.3cm" draw:shadow-color="#808080" style:run-through="foreground"/>
      <style:paragraph-properties style:writing-mode="lr-tb"/>
    </style:style>
    <style:style style:name="gr209" style:family="graphic">
      <style:graphic-properties draw:stroke="none" draw:stroke-dash="Dashed_20__28_var_29__20_4340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22cm" fo:min-width="0.564cm" draw:shadow="hidden" draw:shadow-offset-x="0.3cm" draw:shadow-offset-y="0.3cm" draw:shadow-color="#808080" style:run-through="foreground"/>
      <style:paragraph-properties style:writing-mode="lr-tb"/>
    </style:style>
    <style:style style:name="gr210" style:family="graphic">
      <style:graphic-properties draw:stroke="solid" draw:stroke-dash="Dashed_20__28_var_29__20_434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1" style:family="graphic">
      <style:graphic-properties draw:stroke="solid" draw:stroke-dash="Dashed_20__28_var_29__20_434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2" style:family="graphic">
      <style:graphic-properties draw:stroke="solid" draw:stroke-dash="Dashed_20__28_var_29__20_2597" svg:stroke-width="0.019cm" svg:stroke-color="#000000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3" style:family="graphic">
      <style:graphic-properties draw:stroke="solid" draw:stroke-dash="Dashed_20__28_var_29__20_259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4" style:family="graphic">
      <style:graphic-properties draw:stroke="solid" draw:stroke-dash="Dashed_20__28_var_29__20_260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5" style:family="graphic">
      <style:graphic-properties draw:stroke="solid" draw:stroke-dash="Dashed_20__28_var_29__20_260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6" style:family="graphic">
      <style:graphic-properties draw:stroke="solid" draw:stroke-dash="Dashed_20__28_var_29__20_260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7" style:family="graphic">
      <style:graphic-properties draw:stroke="solid" draw:stroke-dash="Dashed_20__28_var_29__20_260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8" style:family="graphic">
      <style:graphic-properties draw:stroke="solid" draw:stroke-dash="Dashed_20__28_var_29__20_260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9" style:family="graphic">
      <style:graphic-properties draw:stroke="solid" draw:stroke-dash="Dashed_20__28_var_29__20_261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0" style:family="graphic">
      <style:graphic-properties draw:stroke="solid" draw:stroke-dash="Dashed_20__28_var_29__20_261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1" style:family="graphic">
      <style:graphic-properties draw:stroke="solid" draw:stroke-dash="Dashed_20__28_var_29__20_261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2" style:family="graphic">
      <style:graphic-properties draw:stroke="solid" draw:stroke-dash="Dashed_20__28_var_29__20_261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3" style:family="graphic">
      <style:graphic-properties draw:stroke="solid" draw:stroke-dash="Dashed_20__28_var_29__20_261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4" style:family="graphic">
      <style:graphic-properties draw:stroke="none" draw:stroke-dash="Dashed_20__28_var_29__20_2621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13cm" fo:min-width="0.631cm" draw:shadow="hidden" draw:shadow-offset-x="0.3cm" draw:shadow-offset-y="0.3cm" draw:shadow-color="#808080" style:run-through="foreground"/>
      <style:paragraph-properties style:writing-mode="lr-tb"/>
    </style:style>
    <style:style style:name="gr225" style:family="graphic">
      <style:graphic-properties draw:stroke="none" draw:stroke-dash="Dashed_20__28_var_29__20_2623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13cm" fo:min-width="0.217cm" draw:shadow="hidden" draw:shadow-offset-x="0.3cm" draw:shadow-offset-y="0.3cm" draw:shadow-color="#808080" style:run-through="foreground"/>
      <style:paragraph-properties style:writing-mode="lr-tb"/>
    </style:style>
    <style:style style:name="gr226" style:family="graphic">
      <style:graphic-properties draw:stroke="none" draw:stroke-dash="Dashed_20__28_var_29__20_2625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13cm" fo:min-width="0.249cm" draw:shadow="hidden" draw:shadow-offset-x="0.3cm" draw:shadow-offset-y="0.3cm" draw:shadow-color="#808080" style:run-through="foreground"/>
      <style:paragraph-properties style:writing-mode="lr-tb"/>
    </style:style>
    <style:style style:name="gr227" style:family="graphic">
      <style:graphic-properties draw:stroke="solid" draw:stroke-dash="Dashed_20__28_var_29__20_262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8" style:family="graphic">
      <style:graphic-properties draw:stroke="solid" draw:stroke-dash="Dashed_20__28_var_29__20_262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9" style:family="graphic">
      <style:graphic-properties draw:stroke="solid" draw:stroke-dash="Dashed_20__28_var_29__20_263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0" style:family="graphic">
      <style:graphic-properties draw:stroke="solid" draw:stroke-dash="Dashed_20__28_var_29__20_263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1" style:family="graphic">
      <style:graphic-properties draw:stroke="solid" draw:stroke-dash="Dashed_20__28_var_29__20_263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2" style:family="graphic">
      <style:graphic-properties draw:stroke="solid" draw:stroke-dash="Dashed_20__28_var_29__20_263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3" style:family="graphic">
      <style:graphic-properties draw:stroke="solid" draw:stroke-dash="Dashed_20__28_var_29__20_263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4" style:family="graphic">
      <style:graphic-properties draw:stroke="none" draw:stroke-dash="Dashed_20__28_var_29__20_2641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48cm" fo:min-width="0.508cm" draw:shadow="hidden" draw:shadow-offset-x="0.3cm" draw:shadow-offset-y="0.3cm" draw:shadow-color="#808080" style:run-through="foreground"/>
      <style:paragraph-properties style:writing-mode="lr-tb"/>
    </style:style>
    <style:style style:name="gr235" style:family="graphic">
      <style:graphic-properties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36" style:family="graphic">
      <style:graphic-properties draw:stroke="solid" draw:stroke-dash="Dashed_20__28_var_29__20_4385" svg:stroke-width="0.019cm" svg:stroke-color="#000000" draw:marker-start-width="0.337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7" style:family="graphic">
      <style:graphic-properties draw:stroke="solid" draw:stroke-dash="Dashed_20__28_var_29__20_4386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8" style:family="graphic">
      <style:graphic-properties draw:stroke="solid" draw:stroke-dash="Dashed_20__28_var_29__20_4387" svg:stroke-width="0.041cm" svg:stroke-color="#000000" draw:marker-start-width="0.332cm" draw:marker-start-center="false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39" style:family="graphic">
      <style:graphic-properties draw:stroke="solid" draw:stroke-dash="Dashed_20__28_var_29__20_4388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0" style:family="graphic">
      <style:graphic-properties draw:stroke="solid" draw:stroke-dash="Dashed_20__28_var_29__20_4389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1" style:family="graphic">
      <style:graphic-properties draw:stroke="none" draw:stroke-dash="Dashed_20__28_var_29__20_4390" svg:stroke-width="0.019cm" svg:stroke-color="#000000" draw:marker-start-width="0.332cm" draw:marker-start-center="false" draw:marker-end-width="0.332cm" draw:marker-end-center="false" draw:fill="solid" draw:fill-color="#ffffff" draw:fill-image-width="0cm" draw:fill-image-height="0cm" draw:textarea-horizontal-align="left" draw:auto-grow-width="true" fo:min-height="0.415cm" fo:min-width="0.219cm" draw:shadow="hidden" draw:shadow-offset-x="0.3cm" draw:shadow-offset-y="0.3cm" draw:shadow-color="#808080" style:run-through="foreground"/>
      <style:paragraph-properties style:writing-mode="lr-tb"/>
    </style:style>
    <style:style style:name="gr242" style:family="graphic">
      <style:graphic-properties draw:stroke="solid" draw:stroke-dash="Dashed_20__28_var_29__20_4391" svg:stroke-width="0.019cm" svg:stroke-color="#000000" draw:marker-start-width="0.333cm" draw:marker-start-center="false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3" style:family="graphic">
      <style:graphic-properties draw:stroke="solid" draw:stroke-dash="Dashed_20__28_var_29__20_4392" svg:stroke-width="0.019cm" svg:stroke-color="#000000" draw:marker-start-width="0.333cm" draw:marker-start-center="false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4" style:family="graphic">
      <style:graphic-properties draw:stroke="solid" draw:stroke-dash="Dashed_20__28_var_29__20_4393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5" style:family="graphic">
      <style:graphic-properties draw:stroke="solid" draw:stroke-dash="Dashed_20__28_var_29__20_4394" svg:stroke-width="0.041cm" svg:stroke-color="#000000" draw:marker-start-width="0.332cm" draw:marker-start-center="false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46" style:family="graphic">
      <style:graphic-properties draw:stroke="solid" draw:stroke-dash="Dashed_20__28_var_29__20_4395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7" style:family="graphic">
      <style:graphic-properties draw:stroke="solid" draw:stroke-dash="Dashed_20__28_var_29__20_4396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8" style:family="graphic">
      <style:graphic-properties draw:stroke="solid" draw:stroke-dash="Dashed_20__28_var_29__20_4397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9" style:family="graphic">
      <style:graphic-properties draw:stroke="solid" draw:stroke-dash="Dashed_20__28_var_29__20_4398" svg:stroke-width="0.041cm" svg:stroke-color="#000000" draw:marker-start-width="0.332cm" draw:marker-start-center="false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50" style:family="graphic">
      <style:graphic-properties draw:stroke="solid" draw:stroke-dash="Dashed_20__28_var_29__20_4399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1" style:family="graphic">
      <style:graphic-properties draw:stroke="solid" draw:stroke-dash="Dashed_20__28_var_29__20_4400" svg:stroke-width="0.041cm" svg:stroke-color="#000000" draw:marker-start-width="0.332cm" draw:marker-start-center="false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52" style:family="graphic">
      <style:graphic-properties draw:stroke="solid" draw:stroke-dash="Dashed_20__28_var_29__20_4401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3" style:family="graphic">
      <style:graphic-properties draw:stroke="solid" draw:stroke-dash="Dashed_20__28_var_29__20_4402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4" style:family="graphic">
      <style:graphic-properties draw:stroke="solid" draw:stroke-dash="Dashed_20__28_var_29__20_4403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5" style:family="graphic">
      <style:graphic-properties draw:stroke="solid" draw:stroke-dash="Dashed_20__28_var_29__20_4404" svg:stroke-width="0.041cm" svg:stroke-color="#000000" draw:marker-start-width="0.332cm" draw:marker-start-center="false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56" style:family="graphic">
      <style:graphic-properties draw:stroke="solid" draw:stroke-dash="Dashed_20__28_var_29__20_4405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7" style:family="graphic">
      <style:graphic-properties draw:stroke="solid" draw:stroke-dash="Dashed_20__28_var_29__20_4406" svg:stroke-width="0.041cm" svg:stroke-color="#000000" draw:marker-start-width="0.332cm" draw:marker-start-center="false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58" style:family="graphic">
      <style:graphic-properties draw:stroke="solid" draw:stroke-dash="Dashed_20__28_var_29__20_4407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9" style:family="graphic">
      <style:graphic-properties draw:stroke="solid" draw:stroke-dash="Dashed_20__28_var_29__20_4408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0" style:family="graphic">
      <style:graphic-properties draw:stroke="solid" draw:stroke-dash="Dashed_20__28_var_29__20_4409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1" style:family="graphic">
      <style:graphic-properties draw:stroke="solid" draw:stroke-dash="Dashed_20__28_var_29__20_4410" svg:stroke-width="0.041cm" svg:stroke-color="#000000" draw:marker-start-width="0.332cm" draw:marker-start-center="false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62" style:family="graphic">
      <style:graphic-properties draw:stroke="solid" draw:stroke-dash="Dashed_20__28_var_29__20_4411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3" style:family="graphic">
      <style:graphic-properties draw:stroke="solid" draw:stroke-dash="Dashed_20__28_var_29__20_4412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4" style:family="graphic">
      <style:graphic-properties draw:stroke="solid" draw:stroke-dash="Dashed_20__28_var_29__20_4413" svg:stroke-width="0.041cm" svg:stroke-color="#000000" draw:marker-start-width="0.332cm" draw:marker-start-center="false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65" style:family="graphic">
      <style:graphic-properties draw:stroke="solid" draw:stroke-dash="Dashed_20__28_var_29__20_4414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6" style:family="graphic">
      <style:graphic-properties draw:stroke="solid" draw:stroke-dash="Dashed_20__28_var_29__20_4415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7" style:family="graphic">
      <style:graphic-properties draw:stroke="solid" draw:stroke-dash="Dashed_20__28_var_29__20_4416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8" style:family="graphic">
      <style:graphic-properties draw:stroke="solid" draw:stroke-dash="Dashed_20__28_var_29__20_4417" svg:stroke-width="0.041cm" svg:stroke-color="#000000" draw:marker-start-width="0.332cm" draw:marker-start-center="false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69" style:family="graphic">
      <style:graphic-properties draw:stroke="none" draw:stroke-dash="Dashed_20__28_var_29__20_4418" svg:stroke-width="0.019cm" svg:stroke-color="#000000" draw:marker-start-width="0.332cm" draw:marker-start-center="false" draw:marker-end-width="0.332cm" draw:marker-end-center="false" draw:fill="solid" draw:fill-color="#ffffff" draw:fill-image-width="0cm" draw:fill-image-height="0cm" draw:textarea-horizontal-align="left" draw:auto-grow-width="true" fo:min-height="0.415cm" fo:min-width="0.266cm" draw:shadow="hidden" draw:shadow-offset-x="0.3cm" draw:shadow-offset-y="0.3cm" draw:shadow-color="#808080" style:run-through="foreground"/>
      <style:paragraph-properties style:writing-mode="lr-tb"/>
    </style:style>
    <style:style style:name="gr270" style:family="graphic">
      <style:graphic-properties draw:stroke="solid" draw:stroke-dash="Dashed_20__28_var_29__20_4419" svg:stroke-width="0.019cm" svg:stroke-color="#000000" draw:marker-start-width="0.333cm" draw:marker-start-center="false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1" style:family="graphic">
      <style:graphic-properties draw:stroke="solid" draw:stroke-dash="Dashed_20__28_var_29__20_4420" svg:stroke-width="0.019cm" svg:stroke-color="#000000" draw:marker-start-width="0.333cm" draw:marker-start-center="false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2" style:family="graphic">
      <style:graphic-properties draw:stroke="none" draw:stroke-dash="Dashed_20__28_var_29__20_4421" svg:stroke-width="0.019cm" svg:stroke-color="#000000" draw:marker-start-width="0.332cm" draw:marker-start-center="false" draw:marker-end-width="0.332cm" draw:marker-end-center="false" draw:fill="solid" draw:fill-color="#ffffff" draw:fill-image-width="0cm" draw:fill-image-height="0cm" draw:textarea-horizontal-align="left" draw:auto-grow-width="true" fo:min-height="0.413cm" fo:min-width="0.245cm" draw:shadow="hidden" draw:shadow-offset-x="0.3cm" draw:shadow-offset-y="0.3cm" draw:shadow-color="#808080" style:run-through="foreground"/>
      <style:paragraph-properties style:writing-mode="lr-tb"/>
    </style:style>
    <style:style style:name="gr273" style:family="graphic">
      <style:graphic-properties draw:stroke="solid" draw:stroke-dash="Dashed_20__28_var_29__20_4422" svg:stroke-width="0.019cm" svg:stroke-color="#000000" draw:marker-start-width="0.333cm" draw:marker-start-center="false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4" style:family="graphic">
      <style:graphic-properties draw:stroke="solid" draw:stroke-dash="Dashed_20__28_var_29__20_4423" svg:stroke-width="0.019cm" svg:stroke-color="#000000" draw:marker-start-width="0.333cm" draw:marker-start-center="false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5" style:family="graphic">
      <style:graphic-properties draw:stroke="none" draw:stroke-dash="Dashed_20__28_var_29__20_4424" svg:stroke-width="0.019cm" svg:stroke-color="#000000" draw:marker-start-width="0.332cm" draw:marker-start-center="false" draw:marker-end-width="0.332cm" draw:marker-end-center="false" draw:fill="solid" draw:fill-color="#ffffff" draw:fill-image-width="0cm" draw:fill-image-height="0cm" draw:textarea-horizontal-align="left" draw:auto-grow-width="true" fo:min-height="0.415cm" fo:min-width="0.353cm" draw:shadow="hidden" draw:shadow-offset-x="0.3cm" draw:shadow-offset-y="0.3cm" draw:shadow-color="#808080" style:run-through="foreground"/>
      <style:paragraph-properties style:writing-mode="lr-tb"/>
    </style:style>
    <style:style style:name="gr276" style:family="graphic">
      <style:graphic-properties draw:stroke="solid" draw:stroke-dash="Dashed_20__28_var_29__20_4425" svg:stroke-width="0.019cm" svg:stroke-color="#000000" draw:marker-start-width="0.333cm" draw:marker-start-center="false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7" style:family="graphic">
      <style:graphic-properties draw:stroke="solid" draw:stroke-dash="Dashed_20__28_var_29__20_4426" svg:stroke-width="0.019cm" svg:stroke-color="#000000" draw:marker-start-width="0.333cm" draw:marker-start-center="false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8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53cm" fo:min-width="0.228cm" draw:shadow="hidden" draw:shadow-offset-x="0.3cm" draw:shadow-offset-y="0.3cm" draw:shadow-color="#808080" style:run-through="foreground"/>
      <style:paragraph-properties style:writing-mode="lr-tb"/>
    </style:style>
    <style:style style:name="gr279" style:family="graphic">
      <style:graphic-properties draw:stroke="none" draw:stroke-dash="Dashed_20__28_var_29__20_4124" svg:stroke-width="0.019cm" svg:stroke-color="#000000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6cm" fo:min-width="0.24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80" style:family="graphic">
      <style:graphic-properties draw:stroke="none" draw:stroke-dash="Dashed_20__28_var_29__20_4125" svg:stroke-width="0.019cm" svg:stroke-color="#000000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6cm" fo:min-width="0.26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81" style:family="graphic">
      <style:graphic-properties draw:stroke="none" draw:stroke-dash="Dashed_20__28_var_29__20_4126" svg:stroke-width="0.019cm" svg:stroke-color="#000000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6cm" fo:min-width="0.21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82" style:family="graphic">
      <style:graphic-properties draw:stroke="none" draw:stroke-dash="Dashed_20__28_var_29__20_4127" svg:stroke-width="0.019cm" svg:stroke-color="#000000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6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83" style:family="graphic">
      <style:graphic-properties draw:stroke="solid" draw:stroke-dash="Dashed_20__28_var_29__20_4128" svg:stroke-width="0.019cm" svg:stroke-color="#000000" draw:marker-start-width="0.155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4" style:family="graphic">
      <style:graphic-properties draw:stroke="solid" draw:stroke-dash="Dashed_20__28_var_29__20_4129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5" style:family="graphic">
      <style:graphic-properties draw:stroke="solid" draw:stroke-dash="Dashed_20__28_var_29__20_4130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6" style:family="graphic">
      <style:graphic-properties draw:stroke="solid" draw:stroke-dash="Dashed_20__28_var_29__20_4131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7" style:family="graphic">
      <style:graphic-properties draw:stroke="solid" draw:stroke-dash="Dashed_20__28_var_29__20_4132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8" style:family="graphic">
      <style:graphic-properties draw:stroke="solid" draw:stroke-dash="Dashed_20__28_var_29__20_4133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9" style:family="graphic">
      <style:graphic-properties draw:stroke="solid" draw:stroke-dash="Dashed_20__28_var_29__20_4134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0" style:family="graphic">
      <style:graphic-properties draw:stroke="solid" draw:stroke-dash="Dashed_20__28_var_29__20_4135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1" style:family="graphic">
      <style:graphic-properties draw:stroke="solid" draw:stroke-dash="Dashed_20__28_var_29__20_4136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2" style:family="graphic">
      <style:graphic-properties draw:stroke="solid" draw:stroke-dash="Dashed_20__28_var_29__20_4137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3" style:family="graphic">
      <style:graphic-properties draw:stroke="solid" draw:stroke-dash="Dashed_20__28_var_29__20_4138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4" style:family="graphic">
      <style:graphic-properties draw:stroke="solid" draw:stroke-dash="Dashed_20__28_var_29__20_4139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5" style:family="graphic">
      <style:graphic-properties draw:stroke="none" draw:stroke-dash="Dashed_20__28_var_29__20_4140" svg:stroke-width="0.019cm" svg:stroke-color="#000000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8cm" fo:min-width="0.8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96" style:family="graphic">
      <style:graphic-properties draw:stroke="none" draw:stroke-dash="Dashed_20__28_var_29__20_4141" svg:stroke-width="0.019cm" svg:stroke-color="#000000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8cm" fo:min-width="0.8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97" style:family="graphic">
      <style:graphic-properties draw:stroke="solid" draw:stroke-dash="Dashed_20__28_var_29__20_4142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8" style:family="graphic">
      <style:graphic-properties draw:stroke="solid" draw:stroke-dash="Dashed_20__28_var_29__20_4143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9" style:family="graphic">
      <style:graphic-properties draw:stroke="solid" draw:stroke-dash="Dashed_20__28_var_29__20_4144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0" style:family="graphic">
      <style:graphic-properties draw:stroke="solid" draw:stroke-dash="Dashed_20__28_var_29__20_4145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1" style:family="graphic">
      <style:graphic-properties draw:stroke="solid" draw:stroke-dash="Dashed_20__28_var_29__20_4146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2" style:family="graphic">
      <style:graphic-properties draw:stroke="solid" draw:stroke-dash="Dashed_20__28_var_29__20_4147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3" style:family="graphic">
      <style:graphic-properties draw:stroke="solid" draw:stroke-dash="Dashed_20__28_var_29__20_4148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4" style:family="graphic">
      <style:graphic-properties draw:stroke="solid" draw:stroke-dash="Dashed_20__28_var_29__20_4149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5" style:family="graphic">
      <style:graphic-properties draw:stroke="solid" draw:stroke-dash="Dashed_20__28_var_29__20_4150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6" style:family="graphic">
      <style:graphic-properties draw:stroke="solid" draw:stroke-dash="Dashed_20__28_var_29__20_4151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7" style:family="graphic">
      <style:graphic-properties draw:stroke="none" draw:stroke-dash="Dashed_20__28_var_29__20_3651" svg:stroke-width="0.019cm" svg:stroke-color="#000000" draw:marker-start-width="0.229cm" draw:marker-start-center="false" draw:marker-end-width="0.229cm" draw:marker-end-center="false" draw:fill="none" draw:fill-color="#00b8ff" draw:textarea-horizontal-align="left" draw:auto-grow-width="true" fo:min-height="0.415cm" fo:min-width="0.631cm" draw:shadow="hidden" draw:shadow-offset-x="0.3cm" draw:shadow-offset-y="0.3cm" draw:shadow-color="#808080" style:run-through="foreground"/>
      <style:paragraph-properties style:writing-mode="lr-tb"/>
    </style:style>
    <style:style style:name="gr308" style:family="graphic">
      <style:graphic-properties draw:stroke="none" draw:stroke-dash="Dashed_20__28_var_29__20_3652" svg:stroke-width="0.019cm" svg:stroke-color="#000000" draw:marker-start-width="0.229cm" draw:marker-start-center="false" draw:marker-end-width="0.229cm" draw:marker-end-center="false" draw:fill="none" draw:fill-color="#00b8ff" draw:textarea-horizontal-align="left" draw:auto-grow-width="true" fo:min-height="0.415cm" fo:min-width="0.309cm" draw:shadow="hidden" draw:shadow-offset-x="0.3cm" draw:shadow-offset-y="0.3cm" draw:shadow-color="#808080" style:run-through="foreground"/>
      <style:paragraph-properties style:writing-mode="lr-tb"/>
    </style:style>
    <style:style style:name="gr309" style:family="graphic">
      <style:graphic-properties draw:stroke="none" draw:stroke-dash="Dashed_20__28_var_29__20_3653" svg:stroke-width="0.019cm" svg:stroke-color="#000000" draw:marker-start-width="0.229cm" draw:marker-start-center="false" draw:marker-end-width="0.229cm" draw:marker-end-center="false" draw:fill="none" draw:fill-color="#00b8ff" draw:textarea-horizontal-align="left" draw:auto-grow-width="true" fo:min-height="0.415cm" fo:min-width="0.201cm" draw:shadow="hidden" draw:shadow-offset-x="0.3cm" draw:shadow-offset-y="0.3cm" draw:shadow-color="#808080" style:run-through="foreground"/>
      <style:paragraph-properties style:writing-mode="lr-tb"/>
    </style:style>
    <style:style style:name="gr310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15cm" fo:min-width="0.268cm" draw:shadow="hidden" draw:shadow-offset-x="0.3cm" draw:shadow-offset-y="0.3cm" draw:shadow-color="#808080" style:run-through="foreground"/>
      <style:paragraph-properties style:writing-mode="lr-tb"/>
    </style:style>
    <style:style style:name="gr311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15cm" fo:min-width="0.217cm" draw:shadow="hidden" draw:shadow-offset-x="0.3cm" draw:shadow-offset-y="0.3cm" draw:shadow-color="#808080" style:run-through="foreground"/>
      <style:paragraph-properties style:writing-mode="lr-tb"/>
    </style:style>
    <style:style style:name="gr312" style:family="graphic">
      <style:graphic-properties draw:stroke="none" draw:stroke-dash="Dashed_20__28_var_29__20_3654" svg:stroke-width="0.019cm" svg:stroke-color="#000000" draw:marker-start-width="0.229cm" draw:marker-start-center="false" draw:marker-end-width="0.229cm" draw:marker-end-center="false" draw:fill="none" draw:fill-color="#00b8ff" draw:textarea-horizontal-align="left" draw:auto-grow-width="true" fo:min-height="0.448cm" fo:min-width="0.508cm" draw:shadow="hidden" draw:shadow-offset-x="0.3cm" draw:shadow-offset-y="0.3cm" draw:shadow-color="#808080" style:run-through="foreground"/>
      <style:paragraph-properties style:writing-mode="lr-tb"/>
    </style:style>
    <style:style style:name="gr313" style:family="graphic">
      <style:graphic-properties draw:stroke="solid" draw:stroke-dash="Dashed_20__28_var_29__20_365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4" style:family="graphic">
      <style:graphic-properties draw:stroke="solid" draw:stroke-dash="Dashed_20__28_var_29__20_365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5" style:family="graphic">
      <style:graphic-properties draw:stroke="solid" draw:stroke-dash="Dashed_20__28_var_29__20_365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6" style:family="graphic">
      <style:graphic-properties draw:stroke="solid" draw:stroke-dash="Dashed_20__28_var_29__20_365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7" style:family="graphic">
      <style:graphic-properties draw:stroke="solid" draw:stroke-dash="Dashed_20__28_var_29__20_365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8" style:family="graphic">
      <style:graphic-properties draw:stroke="solid" draw:stroke-dash="Dashed_20__28_var_29__20_366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9" style:family="graphic">
      <style:graphic-properties draw:stroke="solid" draw:stroke-dash="Dashed_20__28_var_29__20_366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0" style:family="graphic">
      <style:graphic-properties draw:stroke="solid" draw:stroke-dash="Dashed_20__28_var_29__20_366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1" style:family="graphic">
      <style:graphic-properties style:writing-mode="lr-tb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22" style:family="graphic">
      <style:graphic-properties style:writing-mode="lr-tb" style:run-through="foreground"/>
    </style:style>
    <style:style style:name="gr323" style:family="graphic">
      <style:graphic-properties draw:stroke="solid" draw:stroke-dash="Dashed_20__28_var_29__20_3624" svg:stroke-width="0.03cm" svg:stroke-color="#000000" draw:marker-start-width="0.347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4" style:family="graphic">
      <style:graphic-properties draw:stroke="none" draw:stroke-dash="Dashed_20__28_var_29__20_4107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5cm" fo:min-width="0.22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25" style:family="graphic">
      <style:graphic-properties draw:stroke="solid" draw:stroke-dash="Dashed_20__28_var_29__20_3626" svg:stroke-width="0.03cm" svg:stroke-color="#000000" draw:marker-start-width="0.245cm" draw:marker-start-center="false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6" style:family="graphic">
      <style:graphic-properties draw:stroke="solid" draw:stroke-dash="Dashed_20__28_var_29__20_3627" svg:stroke-width="0.03cm" svg:stroke-color="#000000" draw:marker-start-width="0.245cm" draw:marker-start-center="false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7" style:family="graphic">
      <style:graphic-properties draw:stroke="solid" draw:stroke-dash="Dashed_20__28_var_29__20_3628" svg:stroke-width="0.03cm" svg:stroke-color="#000000" draw:marker-start-width="0.245cm" draw:marker-start-center="false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8" style:family="graphic">
      <style:graphic-properties draw:stroke="solid" draw:stroke-dash="Dashed_20__28_var_29__20_3629" svg:stroke-width="0.03cm" svg:stroke-color="#000000" draw:marker-start-width="0.245cm" draw:marker-start-center="false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9" style:family="graphic">
      <style:graphic-properties draw:stroke="solid" draw:stroke-dash="Dashed_20__28_var_29__20_3630" svg:stroke-width="0.03cm" svg:stroke-color="#000000" draw:marker-start-width="0.245cm" draw:marker-start-center="false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0" style:family="graphic">
      <style:graphic-properties draw:stroke="solid" draw:stroke-dash="Dashed_20__28_var_29__20_3631" svg:stroke-width="0.03cm" svg:stroke-color="#000000" draw:marker-start-width="0.245cm" draw:marker-start-center="false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1" style:family="graphic">
      <style:graphic-properties draw:stroke="solid" draw:stroke-dash="Dashed_20__28_var_29__20_3632" svg:stroke-width="0.03cm" svg:stroke-color="#000000" draw:marker-start-width="0.245cm" draw:marker-start-center="false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2" style:family="graphic">
      <style:graphic-properties draw:stroke="solid" draw:stroke-dash="Dashed_20__28_var_29__20_3633" svg:stroke-width="0.03cm" svg:stroke-color="#000000" draw:marker-start-width="0.245cm" draw:marker-start-center="false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3" style:family="graphic">
      <style:graphic-properties draw:stroke="none" draw:stroke-dash="Dashed_20__28_var_29__20_4108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cm" fo:min-width="0.63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34" style:family="graphic">
      <style:graphic-properties draw:stroke="none" draw:stroke-dash="Dashed_20__28_var_29__20_4109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6cm" fo:min-width="0.22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35" style:family="graphic">
      <style:graphic-properties draw:stroke="solid" draw:stroke-dash="Dashed_20__28_var_29__20_3636" svg:stroke-width="0.03cm" svg:stroke-color="#000000" draw:marker-start-width="0.245cm" draw:marker-start-center="false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6" style:family="graphic">
      <style:graphic-properties draw:stroke="none" draw:stroke-dash="Dashed_20__28_var_29__20_4110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6cm" fo:min-width="0.10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37" style:family="graphic">
      <style:graphic-properties draw:stroke="none" draw:stroke-dash="Dashed_20__28_var_29__20_4111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6cm" fo:min-width="0.25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38" style:family="graphic">
      <style:graphic-properties draw:stroke="none" draw:stroke-dash="Dashed_20__28_var_29__20_4112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6cm" fo:min-width="0.30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39" style:family="graphic">
      <style:graphic-properties draw:stroke="none" draw:stroke-dash="Dashed_20__28_var_29__20_4113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6cm" fo:min-width="0.29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40" style:family="graphic">
      <style:graphic-properties draw:stroke="solid" draw:stroke-dash="Dashed_20__28_var_29__20_4114" svg:stroke-width="0.03cm" svg:stroke-color="#000000" draw:marker-start-width="0.347cm" draw:marker-start-center="false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1" style:family="graphic">
      <style:graphic-properties draw:stroke="solid" draw:stroke-dash="Dashed_20__28_var_29__20_4115" svg:stroke-width="0.03cm" svg:stroke-color="#000000" draw:marker-start-width="0.347cm" draw:marker-start-center="false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2" style:family="graphic">
      <style:graphic-properties draw:stroke="solid" draw:stroke-dash="Dashed_20__28_var_29__20_4116" svg:stroke-width="0.03cm" svg:stroke-color="#000000" draw:marker-start-width="0.347cm" draw:marker-start-center="false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3" style:family="graphic">
      <style:graphic-properties draw:stroke="solid" draw:stroke-dash="Dashed_20__28_var_29__20_4117" svg:stroke-width="0.03cm" svg:stroke-color="#000000" draw:marker-start-width="0.347cm" draw:marker-start-center="false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4" style:family="graphic">
      <style:graphic-properties draw:stroke="solid" draw:stroke-dash="Dashed_20__28_var_29__20_4118" svg:stroke-width="0.03cm" svg:stroke-color="#000000" draw:marker-start-width="0.347cm" draw:marker-start-center="false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5" style:family="graphic">
      <style:graphic-properties draw:stroke="solid" draw:stroke-dash="Dashed_20__28_var_29__20_4119" svg:stroke-width="0.03cm" svg:stroke-color="#000000" draw:marker-start-width="0.347cm" draw:marker-start-center="false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6" style:family="graphic">
      <style:graphic-properties draw:stroke="solid" draw:stroke-dash="Dashed_20__28_var_29__20_4120" svg:stroke-width="0.03cm" svg:stroke-color="#000000" draw:marker-start-width="0.347cm" draw:marker-start-center="false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7" style:family="graphic">
      <style:graphic-properties draw:stroke="solid" draw:stroke-dash="Dashed_20__28_var_29__20_4121" svg:stroke-width="0.03cm" svg:stroke-color="#000000" draw:marker-start-width="0.347cm" draw:marker-start-center="false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8" style:family="graphic">
      <style:graphic-properties draw:stroke="solid" draw:stroke-dash="Dashed_20__28_var_29__20_4122" svg:stroke-width="0.03cm" svg:stroke-color="#000000" draw:marker-start-width="0.347cm" draw:marker-start-center="false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9" style:family="graphic">
      <style:graphic-properties draw:stroke="solid" draw:stroke-dash="Dashed_20__28_var_29__20_4123" svg:stroke-width="0.03cm" svg:stroke-color="#000000" draw:marker-start-width="0.347cm" draw:marker-start-center="false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50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35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353" style:family="graphic">
      <style:graphic-properties draw:stroke="none" svg:stroke-width="0.025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1.138cm" fo:min-width="0.1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4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5cm" fo:min-width="0.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55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5cm" fo:min-width="0.31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56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5cm" fo:min-width="0.28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57" style:family="graphic">
      <style:graphic-properties draw:stroke="solid" svg:stroke-width="0.019cm" svg:stroke-color="#000000" draw:marker-start-width="0.379cm" draw:marker-start-center="false" draw:marker-end-width="0.37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8" style:family="graphic">
      <style:graphic-properties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9" style:family="graphic">
      <style:graphic-properties draw:stroke="none" svg:stroke-width="0.019cm" svg:stroke-color="#ffffff" draw:marker-start-width="0.33cm" draw:marker-start-center="false" draw:marker-end-width="0.33cm" draw:marker-end-center="false" draw:fill="none" draw:fill-color="#ffffff" draw:textarea-horizontal-align="left" draw:auto-grow-width="true" fo:min-height="0.413cm" fo:min-width="0.21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60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3cm" fo:min-width="0.21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61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3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62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3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63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3cm" fo:min-width="0.381cm" draw:shadow="hidden" draw:shadow-offset-x="0.3cm" draw:shadow-offset-y="0.3cm" draw:shadow-color="#808080" style:run-through="foreground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  <style:style style:name="gr364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justify" draw:auto-grow-height="true" draw:auto-grow-width="true" fo:min-height="0.416cm" fo:min-width="0.25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65" style:family="graphic">
      <style:graphic-properties draw:stroke="solid" svg:stroke-width="0.041cm" svg:stroke-color="#000000" draw:marker-start-width="0.362cm" draw:marker-start-center="false" draw:marker-end-width="0.362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366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367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justify" draw:auto-grow-height="true" draw:auto-grow-width="true" fo:min-height="0.416cm" fo:min-width="0.27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68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23cm" fo:min-width="0.236cm" draw:shadow="hidden" draw:shadow-offset-x="0.3cm" draw:shadow-offset-y="0.3cm" draw:shadow-color="#808080" style:run-through="foreground"/>
      <style:paragraph-properties style:writing-mode="lr-tb"/>
    </style:style>
    <style:style style:name="gr369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23cm" fo:min-width="0.631cm" draw:shadow="hidden" draw:shadow-offset-x="0.3cm" draw:shadow-offset-y="0.3cm" draw:shadow-color="#808080" style:run-through="foreground"/>
      <style:paragraph-properties style:writing-mode="lr-tb"/>
    </style:style>
    <style:style style:name="gr370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23cm" fo:min-width="0.254cm" draw:shadow="hidden" draw:shadow-offset-x="0.3cm" draw:shadow-offset-y="0.3cm" draw:shadow-color="#808080" style:run-through="foreground"/>
      <style:paragraph-properties style:writing-mode="lr-tb"/>
    </style:style>
    <style:style style:name="gr371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23cm" fo:min-width="0.286cm" draw:shadow="hidden" draw:shadow-offset-x="0.3cm" draw:shadow-offset-y="0.3cm" draw:shadow-color="#808080" style:run-through="foreground"/>
      <style:paragraph-properties style:writing-mode="lr-tb"/>
    </style:style>
    <style:style style:name="gr372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23cm" fo:min-width="0.235cm" draw:shadow="hidden" draw:shadow-offset-x="0.3cm" draw:shadow-offset-y="0.3cm" draw:shadow-color="#808080" style:run-through="foreground"/>
      <style:paragraph-properties style:writing-mode="lr-tb"/>
    </style:style>
    <style:style style:name="gr373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85cm" fo:min-width="0.446cm" draw:shadow="hidden" draw:shadow-offset-x="0.3cm" draw:shadow-offset-y="0.3cm" draw:shadow-color="#808080" style:run-through="foreground"/>
      <style:paragraph-properties style:writing-mode="lr-tb"/>
    </style:style>
    <style:style style:name="gr374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23cm" fo:min-width="0.259cm" draw:shadow="hidden" draw:shadow-offset-x="0.3cm" draw:shadow-offset-y="0.3cm" draw:shadow-color="#808080" style:run-through="foreground"/>
      <style:paragraph-properties style:writing-mode="lr-tb"/>
    </style:style>
    <style:style style:name="gr375" style:family="graphic">
      <style:graphic-properties draw:stroke="solid" draw:stroke-dash="Dashed_20__28_var_29__20_351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76" style:family="graphic">
      <style:graphic-properties draw:stroke="solid" draw:stroke-dash="Dashed_20__28_var_29__20_399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77" style:family="graphic">
      <style:graphic-properties draw:stroke="solid" draw:stroke-dash="Dashed_20__28_var_29__20_399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78" style:family="graphic">
      <style:graphic-properties draw:stroke="solid" draw:stroke-dash="Dashed_20__28_var_29__20_399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79" style:family="graphic">
      <style:graphic-properties draw:stroke="solid" draw:stroke-dash="Dashed_20__28_var_29__20_399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0" style:family="graphic">
      <style:graphic-properties draw:stroke="solid" draw:stroke-dash="Dashed_20__28_var_29__20_399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1" style:family="graphic">
      <style:graphic-properties draw:stroke="solid" draw:stroke-dash="Dashed_20__28_var_29__20_400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2" style:family="graphic">
      <style:graphic-properties draw:stroke="solid" draw:stroke-dash="Dashed_20__28_var_29__20_400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3" style:family="graphic">
      <style:graphic-properties draw:stroke="solid" draw:stroke-dash="Dashed_20__28_var_29__20_400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4" style:family="graphic">
      <style:graphic-properties draw:stroke="solid" draw:stroke-dash="Dashed_20__28_var_29__20_400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5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86" style:family="graphic">
      <style:graphic-properties draw:stroke="solid" draw:stroke-dash="Dashed_20__28_var_29__20_6808" svg:stroke-width="0.019cm" svg:stroke-color="#000000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7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88" style:family="graphic">
      <style:graphic-properties draw:stroke="solid" draw:stroke-dash="Dashed_20__28_var_29__20_6809" svg:stroke-width="0.019cm" svg:stroke-color="#000000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9" style:family="graphic">
      <style:graphic-properties draw:stroke="solid" draw:stroke-dash="Dashed_20__28_var_29__20_6810" svg:stroke-width="0.019cm" svg:stroke-color="#000000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2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9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6" text:outline-level="1"><draw:g text:anchor-type="paragraph" draw:z-index="37" draw:name="Forme5" draw:style-name="gr7"><draw:custom-shape draw:style-name="gr385" draw:text-style-name="P174" svg:width="3.964cm" svg:height="0.641cm" draw:transform="skewX (0.00279252680319092) rotate (0.0872664625997165) translate (-0.370416666666667cm -0.0934861111111111cm)"><text:p text:style-name="P173"><text:span text:style-name="T52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38"><draw:text-box fo:min-height="3.93cm"><text:section text:style-name="Sect1" text:name="Section9"><text:p text:style-name="P25"/><text:p text:style-name="P28">Donne les abscisses des points <text:span text:style-name="T10">A, B, C, D et E</text:span>.</text:p><text:list xml:id="list26897930" text:style-name="_5f_Numérotation_20_des_20_exercices_20_livrets"><text:list-item><text:list><text:list-header><text:p text:style-name="P83"><draw:g text:anchor-type="as-char" svg:y="-0.109cm" draw:z-index="39" draw:name="Forme6" draw:style-name="gr235"><draw:line draw:style-name="gr131" draw:text-style-name="P148" svg:x1="0cm" svg:y1="0.522cm" svg:x2="8.489cm" svg:y2="0.522cm"><text:p/></draw:line><draw:line draw:style-name="gr132" draw:text-style-name="P148" svg:x1="0.333cm" svg:y1="0.386cm" svg:x2="0.333cm" svg:y2="0.666cm"><text:p/></draw:line><draw:line draw:style-name="gr132" draw:text-style-name="P148" svg:x1="0.941cm" svg:y1="0.386cm" svg:x2="0.941cm" svg:y2="0.666cm"><text:p/></draw:line><draw:line draw:style-name="gr132" draw:text-style-name="P148" svg:x1="2.16cm" svg:y1="0.386cm" svg:x2="2.16cm" svg:y2="0.666cm"><text:p/></draw:line><draw:line draw:style-name="gr132" draw:text-style-name="P148" svg:x1="3.99cm" svg:y1="0.386cm" svg:x2="3.99cm" svg:y2="0.666cm"><text:p/></draw:line><draw:line draw:style-name="gr132" draw:text-style-name="P148" svg:x1="4.598cm" svg:y1="0.393cm" svg:x2="4.598cm" svg:y2="0.66cm"><text:p/></draw:line><draw:line draw:style-name="gr132" draw:text-style-name="P148" svg:x1="3.379cm" svg:y1="0.387cm" svg:x2="3.379cm" svg:y2="0.663cm"><text:p/></draw:line><draw:line draw:style-name="gr132" draw:text-style-name="P148" svg:x1="5.819cm" svg:y1="0.393cm" svg:x2="5.819cm" svg:y2="0.66cm"><text:p/></draw:line><draw:line draw:style-name="gr132" draw:text-style-name="P148" svg:x1="6.426cm" svg:y1="0.386cm" svg:x2="6.426cm" svg:y2="0.666cm"><text:p/></draw:line><draw:frame draw:style-name="gr368" draw:text-style-name="P149" svg:width="0.237cm" svg:height="0.424cm" svg:x="3.276cm" svg:y="0.697cm"><draw:text-box><text:p text:style-name="P131"><text:span text:style-name="T39">0</text:span></text:p></draw:text-box></draw:frame><draw:line draw:style-name="gr132" draw:text-style-name="P148" svg:x1="1.549cm" svg:y1="0.386cm" svg:x2="1.549cm" svg:y2="0.666cm"><text:p/></draw:line><draw:line draw:style-name="gr132" draw:text-style-name="P148" svg:x1="2.771cm" svg:y1="0.386cm" svg:x2="2.771cm" svg:y2="0.666cm"><text:p/></draw:line><draw:line draw:style-name="gr132" draw:text-style-name="P148" svg:x1="5.206cm" svg:y1="0.393cm" svg:x2="5.206cm" svg:y2="0.66cm"><text:p/></draw:line><draw:frame draw:style-name="gr369" draw:text-style-name="P149" svg:width="0.632cm" svg:height="0.424cm" svg:x="3.773cm" svg:y="0.697cm"><draw:text-box><text:p><text:span text:style-name="T39">+1</text:span></text:p></draw:text-box></draw:frame><draw:frame draw:style-name="gr370" draw:text-style-name="P149" svg:width="0.255cm" svg:height="0.424cm" svg:x="5.124cm" svg:y="0cm"><draw:text-box><text:p text:style-name="P131"><text:span text:style-name="T39">A</text:span></text:p></draw:text-box></draw:frame><draw:frame draw:style-name="gr371" draw:text-style-name="P149" svg:width="0.287cm" svg:height="0.424cm" svg:x="7.535cm" svg:y="0cm"><draw:text-box><text:p text:style-name="P131"><text:span text:style-name="T39">D</text:span></text:p></draw:text-box></draw:frame><draw:frame draw:style-name="gr372" draw:text-style-name="P149" svg:width="0.235cm" svg:height="0.424cm" svg:x="5.706cm" svg:y="0cm"><draw:text-box><text:p text:style-name="P131"><text:span text:style-name="T39">E</text:span></text:p></draw:text-box></draw:frame><draw:frame draw:style-name="gr373" draw:text-style-name="P149" svg:width="0.447cm" svg:height="0.486cm" svg:x="0.843cm" svg:y="0cm"><draw:text-box><text:p text:style-name="P131"><text:span text:style-name="T39">B</text:span></text:p></draw:text-box></draw:frame><draw:frame draw:style-name="gr374" draw:text-style-name="P149" svg:width="0.26cm" svg:height="0.424cm" svg:x="2.674cm" svg:y="0cm"><draw:text-box><text:p text:style-name="P131"><text:span text:style-name="T39">C</text:span></text:p></draw:text-box></draw:frame><draw:line draw:style-name="gr132" draw:text-style-name="P148" svg:x1="4.598cm" svg:y1="0.386cm" svg:x2="4.598cm" svg:y2="0.666cm"><text:p/></draw:line><draw:line draw:style-name="gr132" draw:text-style-name="P148" svg:x1="5.819cm" svg:y1="0.386cm" svg:x2="5.819cm" svg:y2="0.666cm"><text:p/></draw:line><draw:line draw:style-name="gr132" draw:text-style-name="P148" svg:x1="5.206cm" svg:y1="0.386cm" svg:x2="5.206cm" svg:y2="0.666cm"><text:p/></draw:line><draw:line draw:style-name="gr132" draw:text-style-name="P148" svg:x1="7.053cm" svg:y1="0.393cm" svg:x2="7.053cm" svg:y2="0.66cm"><text:p/></draw:line><draw:line draw:style-name="gr132" draw:text-style-name="P148" svg:x1="7.664cm" svg:y1="0.393cm" svg:x2="7.664cm" svg:y2="0.66cm"><text:p/></draw:line><draw:line draw:style-name="gr132" draw:text-style-name="P148" svg:x1="7.053cm" svg:y1="0.386cm" svg:x2="7.053cm" svg:y2="0.666cm"><text:p/></draw:line><draw:line draw:style-name="gr132" draw:text-style-name="P148" svg:x1="7.663cm" svg:y1="0.386cm" svg:x2="7.663cm" svg:y2="0.666cm"><text:p/></draw:line><draw:g draw:style-name="gr13"><draw:line draw:style-name="gr375" draw:text-style-name="P158" svg:x1="0.85cm" svg:y1="0.618cm" svg:x2="1.04cm" svg:y2="0.43cm"><text:p/></draw:line><draw:line draw:style-name="gr376" draw:text-style-name="P158" svg:x1="1.04cm" svg:y1="0.618cm" svg:x2="0.85cm" svg:y2="0.43cm"><text:p/></draw:line></draw:g><draw:g draw:style-name="gr13"><draw:line draw:style-name="gr377" draw:text-style-name="P158" svg:x1="2.674cm" svg:y1="0.618cm" svg:x2="2.864cm" svg:y2="0.43cm"><text:p/></draw:line><draw:line draw:style-name="gr378" draw:text-style-name="P158" svg:x1="2.864cm" svg:y1="0.618cm" svg:x2="2.674cm" svg:y2="0.43cm"><text:p/></draw:line></draw:g><draw:g draw:style-name="gr13"><draw:line draw:style-name="gr379" draw:text-style-name="P158" svg:x1="5.108cm" svg:y1="0.618cm" svg:x2="5.296cm" svg:y2="0.43cm"><text:p/></draw:line><draw:line draw:style-name="gr380" draw:text-style-name="P158" svg:x1="5.296cm" svg:y1="0.618cm" svg:x2="5.108cm" svg:y2="0.43cm"><text:p/></draw:line></draw:g><draw:g draw:style-name="gr13"><draw:line draw:style-name="gr381" draw:text-style-name="P158" svg:x1="5.721cm" svg:y1="0.618cm" svg:x2="5.911cm" svg:y2="0.43cm"><text:p/></draw:line><draw:line draw:style-name="gr382" draw:text-style-name="P158" svg:x1="5.911cm" svg:y1="0.618cm" svg:x2="5.721cm" svg:y2="0.43cm"><text:p/></draw:line></draw:g><draw:g draw:style-name="gr13"><draw:line draw:style-name="gr383" draw:text-style-name="P158" svg:x1="7.571cm" svg:y1="0.618cm" svg:x2="7.759cm" svg:y2="0.43cm"><text:p/></draw:line><draw:line draw:style-name="gr384" draw:text-style-name="P158" svg:x1="7.759cm" svg:y1="0.618cm" svg:x2="7.571cm" svg:y2="0.43cm"><text:p/></draw:line></draw:g></draw:g></text:p></text:list-header></text:list></text:list-item></text:list><text:p text:style-name="P47"><text:span text:style-name="Bold_5f_niv1"><text:span text:style-name="T17">Correction</text:span></text:span></text:p><text:section text:style-name="Sect2" text:name="Section1"><text:p text:style-name="P38">A(<text:span text:style-name="T10">3</text:span>)</text:p><text:p text:style-name="P39">B(<text:span text:style-name="T12">−</text:span><text:span text:style-name="_5f_BVS"><text:span text:style-name="T10">4</text:span></text:span>)</text:p><text:p text:style-name="P39">C(<text:span text:style-name="T12">−</text:span><text:span text:style-name="T10">1</text:span>)</text:p><text:p text:style-name="P38">D(<text:span text:style-name="_5f_BVS"><text:span text:style-name="T10">7</text:span></text:span><text:span text:style-name="_5f_BVS">)</text:span> <text:span text:style-name="T10">E</text:span>(<text:span text:style-name="_5f_BVS"><text:span text:style-name="T10">4</text:span></text:span>)</text:p></text:section><text:p text:style-name="P58"><text:span text:style-name="knumerotitreA"><text:span text:style-name="T11"/></text:span></text:p></text:section></draw:text-box></draw:frame></text:h>
      <text:list xml:id="list3294674343" text:style-name="Num_5f_Exo">
        <text:list-item>
          <text:h text:style-name="P64" text:outline-level="1"><text:s/>Complète ces droites graduées en écrivant sous chaque trait de graduation le nombre relatif qui convient.</text:h>
        </text:list-item>
      </text:list>
      <text:list xml:id="list3479954804" text:style-name="liste_5f_abc">
        <text:list-item>
          <text:h text:style-name="P123" text:outline-level="1"/>
        </text:list-item>
        <text:list-item>
          <text:h text:style-name="P124" text:outline-level="1"><draw:g text:anchor-type="paragraph" draw:z-index="69" draw:name="Forme7" draw:style-name="gr84"><draw:line draw:style-name="gr131" draw:text-style-name="P148" svg:x1="-0.025cm" svg:y1="-0.383cm" svg:x2="8.974cm" svg:y2="-0.383cm"><text:p/></draw:line><draw:line draw:style-name="gr132" draw:text-style-name="P148" svg:x1="0.328cm" svg:y1="-0.531cm" svg:x2="0.328cm" svg:y2="-0.231cm"><text:p/></draw:line><draw:line draw:style-name="gr132" draw:text-style-name="P148" svg:x1="4.205cm" svg:y1="-0.531cm" svg:x2="4.205cm" svg:y2="-0.231cm"><text:p/></draw:line><draw:line draw:style-name="gr132" draw:text-style-name="P148" svg:x1="6.787cm" svg:y1="-0.531cm" svg:x2="6.787cm" svg:y2="-0.231cm"><text:p/></draw:line><draw:frame draw:style-name="gr153" draw:text-style-name="P149" svg:width="0.244cm" svg:height="0.454cm" svg:x="4.087cm" svg:y="-0.196cm"><draw:text-box><text:p text:style-name="P131"><text:span text:style-name="T39">0</text:span></text:p></draw:text-box></draw:frame><draw:line draw:style-name="gr132" draw:text-style-name="P148" svg:x1="1.617cm" svg:y1="-0.531cm" svg:x2="1.617cm" svg:y2="-0.231cm"><text:p/></draw:line><draw:line draw:style-name="gr132" draw:text-style-name="P148" svg:x1="2.912cm" svg:y1="-0.531cm" svg:x2="2.912cm" svg:y2="-0.231cm"><text:p/></draw:line><draw:line draw:style-name="gr132" draw:text-style-name="P148" svg:x1="5.491cm" svg:y1="-0.531cm" svg:x2="5.491cm" svg:y2="-0.231cm"><text:p/></draw:line><draw:frame draw:style-name="gr133" draw:text-style-name="P149" svg:width="0.632cm" svg:height="0.454cm" svg:x="5.214cm" svg:y="-0.196cm"><draw:text-box><text:p><text:span text:style-name="T39">+1</text:span></text:p></draw:text-box></draw:frame><draw:line draw:style-name="gr132" draw:text-style-name="P148" svg:x1="5.491cm" svg:y1="-0.531cm" svg:x2="5.491cm" svg:y2="-0.231cm"><text:p/></draw:line><draw:line draw:style-name="gr132" draw:text-style-name="P148" svg:x1="8.098cm" svg:y1="-0.531cm" svg:x2="8.098cm" svg:y2="-0.231cm"><text:p/></draw:line><draw:line draw:style-name="gr132" draw:text-style-name="P148" svg:x1="8.098cm" svg:y1="-0.531cm" svg:x2="8.098cm" svg:y2="-0.231cm"><text:p/></draw:line></draw:g></text:h>
        </text:list-item>
        <text:list-item>
          <text:h text:style-name="P124" text:outline-level="1"><draw:g text:anchor-type="paragraph" draw:z-index="70" draw:name="Forme8" draw:style-name="gr84"><draw:line draw:style-name="gr135" draw:text-style-name="P151" svg:x1="0cm" svg:y1="-0.205cm" svg:x2="8.999cm" svg:y2="-0.205cm"><text:p/></draw:line><draw:line draw:style-name="gr136" draw:text-style-name="P151" svg:x1="0.351cm" svg:y1="-0.353cm" svg:x2="0.351cm" svg:y2="-0.05cm"><text:p/></draw:line><draw:line draw:style-name="gr137" draw:text-style-name="P151" svg:x1="1.095cm" svg:y1="-0.353cm" svg:x2="1.095cm" svg:y2="-0.05cm"><text:p/></draw:line><draw:line draw:style-name="gr138" draw:text-style-name="P151" svg:x1="2.589cm" svg:y1="-0.353cm" svg:x2="2.589cm" svg:y2="-0.05cm"><text:p/></draw:line><draw:line draw:style-name="gr139" draw:text-style-name="P151" svg:x1="4.828cm" svg:y1="-0.353cm" svg:x2="4.828cm" svg:y2="-0.05cm"><text:p/></draw:line><draw:line draw:style-name="gr140" draw:text-style-name="P151" svg:x1="5.576cm" svg:y1="-0.353cm" svg:x2="5.576cm" svg:y2="-0.05cm"><text:p/></draw:line><draw:line draw:style-name="gr141" draw:text-style-name="P151" svg:x1="4.082cm" svg:y1="-0.351cm" svg:x2="4.082cm" svg:y2="-0.049cm"><text:p/></draw:line><draw:line draw:style-name="gr142" draw:text-style-name="P151" svg:x1="7.07cm" svg:y1="-0.353cm" svg:x2="7.07cm" svg:y2="-0.05cm"><text:p/></draw:line><draw:line draw:style-name="gr143" draw:text-style-name="P151" svg:x1="7.814cm" svg:y1="-0.353cm" svg:x2="7.814cm" svg:y2="-0.05cm"><text:p/></draw:line><draw:frame draw:style-name="gr144" draw:text-style-name="P152" svg:width="0.228cm" svg:height="0.417cm" svg:x="4.724cm" svg:y="-0.018cm"><draw:text-box><text:p text:style-name="P143"><text:span text:style-name="T45">0</text:span></text:p></draw:text-box></draw:frame><draw:line draw:style-name="gr145" draw:text-style-name="P151" svg:x1="1.842cm" svg:y1="-0.353cm" svg:x2="1.842cm" svg:y2="-0.05cm"><text:p/></draw:line><draw:line draw:style-name="gr146" draw:text-style-name="P151" svg:x1="3.334cm" svg:y1="-0.353cm" svg:x2="3.334cm" svg:y2="-0.05cm"><text:p/></draw:line><draw:line draw:style-name="gr147" draw:text-style-name="P151" svg:x1="6.322cm" svg:y1="-0.353cm" svg:x2="6.322cm" svg:y2="-0.05cm"><text:p/></draw:line><draw:line draw:style-name="gr148" draw:text-style-name="P151" svg:x1="1.097cm" svg:y1="-0.353cm" svg:x2="1.097cm" svg:y2="-0.05cm"><text:p/></draw:line><draw:line draw:style-name="gr149" draw:text-style-name="P151" svg:x1="2.589cm" svg:y1="-0.353cm" svg:x2="2.589cm" svg:y2="-0.05cm"><text:p/></draw:line><draw:line draw:style-name="gr150" draw:text-style-name="P151" svg:x1="1.843cm" svg:y1="-0.353cm" svg:x2="1.843cm" svg:y2="-0.05cm"><text:p/></draw:line><draw:line draw:style-name="gr151" draw:text-style-name="P151" svg:x1="1.843cm" svg:y1="-0.353cm" svg:x2="1.843cm" svg:y2="-0.05cm"><text:p/></draw:line><draw:frame draw:style-name="gr152" draw:text-style-name="P150" svg:width="0.509cm" svg:height="0.449cm" svg:x="3.87cm" svg:y="-0.018cm"><draw:text-box><text:p><text:span text:style-name="T43">−</text:span><text:span text:style-name="T39">2</text:span></text:p></draw:text-box></draw:frame></draw:g></text:h>
        </text:list-item>
        <text:list-item>
          <text:h text:style-name="P124" text:outline-level="1"><draw:g text:anchor-type="paragraph" draw:z-index="71" draw:name="Forme9" draw:style-name="gr84"><draw:line draw:style-name="gr131" draw:text-style-name="P148" svg:x1="0.023cm" svg:y1="-0.088cm" svg:x2="9.022cm" svg:y2="-0.088cm"><text:p/></draw:line><draw:line draw:style-name="gr132" draw:text-style-name="P148" svg:x1="0.376cm" svg:y1="-0.236cm" svg:x2="0.376cm" svg:y2="0.064cm"><text:p/></draw:line><draw:line draw:style-name="gr132" draw:text-style-name="P148" svg:x1="4.253cm" svg:y1="-0.236cm" svg:x2="4.253cm" svg:y2="0.064cm"><text:p/></draw:line><draw:line draw:style-name="gr132" draw:text-style-name="P148" svg:x1="6.835cm" svg:y1="-0.236cm" svg:x2="6.835cm" svg:y2="0.064cm"><text:p/></draw:line><draw:line draw:style-name="gr132" draw:text-style-name="P148" svg:x1="1.665cm" svg:y1="-0.236cm" svg:x2="1.665cm" svg:y2="0.064cm"><text:p/></draw:line><draw:line draw:style-name="gr132" draw:text-style-name="P148" svg:x1="2.96cm" svg:y1="-0.236cm" svg:x2="2.96cm" svg:y2="0.064cm"><text:p/></draw:line><draw:line draw:style-name="gr132" draw:text-style-name="P148" svg:x1="5.542cm" svg:y1="-0.236cm" svg:x2="5.542cm" svg:y2="0.064cm"><text:p/></draw:line><draw:frame draw:style-name="gr133" draw:text-style-name="P149" svg:width="0.632cm" svg:height="0.454cm" svg:x="6.562cm" svg:y="0.099cm"><draw:text-box><text:p><text:span text:style-name="T39">+3</text:span></text:p></draw:text-box></draw:frame><draw:line draw:style-name="gr132" draw:text-style-name="P148" svg:x1="5.542cm" svg:y1="-0.236cm" svg:x2="5.542cm" svg:y2="0.064cm"><text:p/></draw:line><draw:line draw:style-name="gr132" draw:text-style-name="P148" svg:x1="8.146cm" svg:y1="-0.236cm" svg:x2="8.146cm" svg:y2="0.064cm"><text:p/></draw:line><draw:line draw:style-name="gr132" draw:text-style-name="P148" svg:x1="8.146cm" svg:y1="-0.236cm" svg:x2="8.146cm" svg:y2="0.064cm"><text:p/></draw:line><draw:frame draw:style-name="gr134" draw:text-style-name="P150" svg:width="0.509cm" svg:height="0.449cm" svg:x="4.05cm" svg:y="0.083cm"><draw:text-box><text:p text:style-name="P143"><text:span text:style-name="T44">−</text:span><text:span text:style-name="T39">3</text:span></text:p></draw:text-box></draw:frame></draw:g></text:h>
        </text:list-item>
        <text:list-item>
          <text:h text:style-name="P124" text:outline-level="1"><draw:g text:anchor-type="paragraph" draw:z-index="72" draw:name="Forme10" draw:style-name="gr84"><draw:line draw:style-name="gr120" draw:text-style-name="P140" svg:x1="-0.093cm" svg:y1="-0.111cm" svg:x2="8.894cm" svg:y2="-0.111cm"><text:p/></draw:line><draw:line draw:style-name="gr121" draw:text-style-name="P140" svg:x1="-0.007cm" svg:y1="-0.259cm" svg:x2="-0.007cm" svg:y2="0.037cm"><text:p/></draw:line><draw:line draw:style-name="gr122" draw:text-style-name="P140" svg:x1="2.394cm" svg:y1="-0.259cm" svg:x2="2.394cm" svg:y2="0.037cm"><text:p/></draw:line><draw:line draw:style-name="gr123" draw:text-style-name="P140" svg:x1="1.196cm" svg:y1="-0.259cm" svg:x2="1.196cm" svg:y2="0.037cm"><text:p/></draw:line><draw:line draw:style-name="gr124" draw:text-style-name="P140" svg:x1="3.595cm" svg:y1="-0.259cm" svg:x2="3.595cm" svg:y2="0.037cm"><text:p/></draw:line><draw:line draw:style-name="gr125" draw:text-style-name="P140" svg:x1="4.797cm" svg:y1="-0.259cm" svg:x2="4.797cm" svg:y2="0.037cm"><text:p/></draw:line><draw:line draw:style-name="gr126" draw:text-style-name="P140" svg:x1="7.195cm" svg:y1="-0.259cm" svg:x2="7.195cm" svg:y2="0.037cm"><text:p/></draw:line><draw:line draw:style-name="gr127" draw:text-style-name="P140" svg:x1="5.994cm" svg:y1="-0.259cm" svg:x2="5.994cm" svg:y2="0.037cm"><text:p/></draw:line><draw:line draw:style-name="gr128" draw:text-style-name="P140" svg:x1="8.397cm" svg:y1="-0.259cm" svg:x2="8.397cm" svg:y2="0.037cm"><text:p/></draw:line><draw:frame draw:style-name="gr129" draw:text-style-name="P146" svg:width="0.242cm" svg:height="0.477cm" svg:x="3.468cm" svg:y="0.103cm"><draw:text-box><text:p text:style-name="P143"><text:span text:style-name="T39">0</text:span></text:p></draw:text-box></draw:frame><draw:frame draw:style-name="gr130" draw:text-style-name="P147" svg:width="0.565cm" svg:height="0.477cm" svg:x="5.724cm" svg:y="0.097cm"><draw:text-box><text:p text:style-name="P131"><text:span text:style-name="T39">0,2</text:span></text:p></draw:text-box></draw:frame></draw:g></text:h>
        </text:list-item>
        <text:list-item>
          <text:h text:style-name="P124" text:outline-level="1"><draw:g text:anchor-type="paragraph" draw:z-index="73" draw:name="Forme11" draw:style-name="gr84"><draw:line draw:style-name="gr109" draw:text-style-name="P140" svg:x1="-0.012cm" svg:y1="3.224cm" svg:x2="8.975cm" svg:y2="3.224cm"><text:p/></draw:line><draw:line draw:style-name="gr110" draw:text-style-name="P140" svg:x1="0.074cm" svg:y1="3.076cm" svg:x2="0.074cm" svg:y2="3.372cm"><text:p/></draw:line><draw:line draw:style-name="gr111" draw:text-style-name="P140" svg:x1="2.475cm" svg:y1="3.076cm" svg:x2="2.475cm" svg:y2="3.372cm"><text:p/></draw:line><draw:line draw:style-name="gr112" draw:text-style-name="P140" svg:x1="1.277cm" svg:y1="3.076cm" svg:x2="1.277cm" svg:y2="3.372cm"><text:p/></draw:line><draw:line draw:style-name="gr113" draw:text-style-name="P140" svg:x1="3.676cm" svg:y1="3.076cm" svg:x2="3.676cm" svg:y2="3.372cm"><text:p/></draw:line><draw:line draw:style-name="gr114" draw:text-style-name="P140" svg:x1="4.879cm" svg:y1="3.076cm" svg:x2="4.879cm" svg:y2="3.372cm"><text:p/></draw:line><draw:line draw:style-name="gr115" draw:text-style-name="P140" svg:x1="7.276cm" svg:y1="3.076cm" svg:x2="7.276cm" svg:y2="3.372cm"><text:p/></draw:line><draw:line draw:style-name="gr116" draw:text-style-name="P140" svg:x1="6.075cm" svg:y1="3.076cm" svg:x2="6.075cm" svg:y2="3.372cm"><text:p/></draw:line><draw:line draw:style-name="gr117" draw:text-style-name="P140" svg:x1="8.479cm" svg:y1="3.076cm" svg:x2="8.479cm" svg:y2="3.372cm"><text:p/></draw:line><draw:frame draw:style-name="gr118" draw:text-style-name="P146" svg:width="0.846cm" svg:height="0.477cm" svg:x="3.308cm" svg:y="3.432cm"><draw:text-box><text:p><text:span text:style-name="T43">−</text:span><text:span text:style-name="T39">3,4</text:span></text:p></draw:text-box></draw:frame><draw:frame draw:style-name="gr119" draw:text-style-name="P147" svg:width="0.846cm" svg:height="0.477cm" svg:x="5.708cm" svg:y="3.432cm"><draw:text-box><text:p><text:span text:style-name="T43">−</text:span><text:span text:style-name="T39">3,2</text:span></text:p></draw:text-box></draw:frame></draw:g><text:s/></text:h>
        </text:list-item>
        <text:list-item>
          <text:h text:style-name="P125" text:outline-level="1"><draw:g text:anchor-type="paragraph" draw:z-index="74" draw:name="Forme12" draw:style-name="gr84"><draw:line draw:style-name="gr97" draw:text-style-name="P142" svg:x1="-0.025cm" svg:y1="-2.106cm" svg:x2="8.974cm" svg:y2="-2.106cm"><text:p/></draw:line><draw:line draw:style-name="gr98" draw:text-style-name="P142" svg:x1="0.326cm" svg:y1="-2.254cm" svg:x2="0.326cm" svg:y2="-1.951cm"><text:p/></draw:line><draw:frame draw:style-name="gr99" draw:text-style-name="P144" svg:width="0.846cm" svg:height="0.449cm" svg:x="5.752cm" svg:y="-1.873cm"><draw:text-box><text:p text:style-name="P143"><text:span text:style-name="T42">−</text:span><text:span text:style-name="T37">0,6</text:span></text:p></draw:text-box></draw:frame><draw:line draw:style-name="gr100" draw:text-style-name="P142" svg:x1="1.328cm" svg:y1="-2.249cm" svg:x2="1.328cm" svg:y2="-1.947cm"><text:p/></draw:line><draw:line draw:style-name="gr101" draw:text-style-name="P142" svg:x1="3.328cm" svg:y1="-2.249cm" svg:x2="3.328cm" svg:y2="-1.947cm"><text:p/></draw:line><draw:line draw:style-name="gr102" draw:text-style-name="P142" svg:x1="2.328cm" svg:y1="-2.249cm" svg:x2="2.328cm" svg:y2="-1.947cm"><text:p/></draw:line><draw:line draw:style-name="gr103" draw:text-style-name="P142" svg:x1="5.327cm" svg:y1="-2.249cm" svg:x2="5.327cm" svg:y2="-1.947cm"><text:p/></draw:line><draw:line draw:style-name="gr104" draw:text-style-name="P142" svg:x1="6.329cm" svg:y1="-2.249cm" svg:x2="6.329cm" svg:y2="-1.947cm"><text:p/></draw:line><draw:line draw:style-name="gr105" draw:text-style-name="P142" svg:x1="4.327cm" svg:y1="-2.249cm" svg:x2="4.327cm" svg:y2="-1.947cm"><text:p/></draw:line><draw:line draw:style-name="gr106" draw:text-style-name="P142" svg:x1="8.322cm" svg:y1="-2.254cm" svg:x2="8.322cm" svg:y2="-1.951cm"><text:p/></draw:line><draw:line draw:style-name="gr107" draw:text-style-name="P142" svg:x1="7.329cm" svg:y1="-2.249cm" svg:x2="7.329cm" svg:y2="-1.947cm"><text:p/></draw:line><draw:frame draw:style-name="gr108" draw:text-style-name="P145" svg:width="1.07cm" svg:height="0.449cm" svg:x="0.73cm" svg:y="-1.869cm"><draw:text-box><text:p text:style-name="P143"><text:span text:style-name="T41">−</text:span><text:span text:style-name="T37">0,65</text:span></text:p></draw:text-box></draw:frame></draw:g><draw:g text:anchor-type="paragraph" draw:z-index="75" draw:name="Forme13" draw:style-name="gr84"><draw:line draw:style-name="gr85" draw:text-style-name="P142" svg:x1="-0.001cm" svg:y1="-0.194cm" svg:x2="9cm" svg:y2="-0.194cm"><text:p/></draw:line><draw:line draw:style-name="gr86" draw:text-style-name="P142" svg:x1="0.35cm" svg:y1="-0.339cm" svg:x2="0.35cm" svg:y2="-0.039cm"><text:p/></draw:line><draw:frame draw:style-name="gr87" draw:text-style-name="P144" svg:width="0.228cm" svg:height="0.414cm" svg:x="6.249cm" svg:y="0.038cm"><draw:text-box><text:p text:style-name="P143"><text:span text:style-name="T40">0</text:span></text:p></draw:text-box></draw:frame><draw:line draw:style-name="gr88" draw:text-style-name="P142" svg:x1="1.353cm" svg:y1="-0.335cm" svg:x2="1.353cm" svg:y2="-0.036cm"><text:p/></draw:line><draw:line draw:style-name="gr89" draw:text-style-name="P142" svg:x1="3.353cm" svg:y1="-0.335cm" svg:x2="3.353cm" svg:y2="-0.036cm"><text:p/></draw:line><draw:line draw:style-name="gr90" draw:text-style-name="P142" svg:x1="2.353cm" svg:y1="-0.335cm" svg:x2="2.353cm" svg:y2="-0.036cm"><text:p/></draw:line><draw:line draw:style-name="gr91" draw:text-style-name="P142" svg:x1="5.353cm" svg:y1="-0.335cm" svg:x2="5.353cm" svg:y2="-0.036cm"><text:p/></draw:line><draw:line draw:style-name="gr92" draw:text-style-name="P142" svg:x1="6.355cm" svg:y1="-0.335cm" svg:x2="6.355cm" svg:y2="-0.036cm"><text:p/></draw:line><draw:line draw:style-name="gr93" draw:text-style-name="P142" svg:x1="4.353cm" svg:y1="-0.335cm" svg:x2="4.353cm" svg:y2="-0.036cm"><text:p/></draw:line><draw:line draw:style-name="gr94" draw:text-style-name="P142" svg:x1="8.351cm" svg:y1="-0.339cm" svg:x2="8.351cm" svg:y2="-0.039cm"><text:p/></draw:line><draw:line draw:style-name="gr95" draw:text-style-name="P142" svg:x1="7.355cm" svg:y1="-0.335cm" svg:x2="7.355cm" svg:y2="-0.036cm"><text:p/></draw:line><draw:frame draw:style-name="gr96" draw:text-style-name="P145" svg:width="0.846cm" svg:height="0.449cm" svg:x="3.961cm" svg:y="0.04cm"><draw:text-box><text:p text:style-name="P143"><text:span text:style-name="T41">−</text:span><text:span text:style-name="T37">0,1</text:span></text:p></draw:text-box></draw:frame></draw:g></text:h>
        </text:list-item>
      </text:list>
      <text:list xml:id="list184623395734307" text:continue-list="list3294674343" text:style-name="Num_5f_Exo">
        <text:list-item>
          <text:h text:style-name="P66" text:outline-level="1"><text:s/><text:span text:style-name="T24">Dans chacun des cas suivants, donne les abscisses des points.</text:span></text:h>
        </text:list-item>
      </text:list>
      <text:list xml:id="list184622783606156" text:continue-list="list3479954804" text:style-name="liste_5f_abc">
        <text:list-item text:start-value="1">
          <text:p text:style-name="P90"/>
        </text:list-item>
      </text:list>
      <text:list xml:id="list184622358386729" text:continue-list="list26897930" text:style-name="_5f_Numérotation_20_des_20_exercices_20_livrets">
        <text:list-header>
          <text:p text:style-name="P84"><draw:g text:anchor-type="as-char" draw:z-index="61" draw:name="Forme14" draw:style-name="gr321"><draw:g draw:style-name="gr13"><draw:line draw:style-name="gr18" draw:text-style-name="P136" svg:x1="0.108cm" svg:y1="0.049cm" svg:x2="0.108cm" svg:y2="1.082cm"><text:p/></draw:line><draw:line draw:style-name="gr18" draw:text-style-name="P136" svg:x1="0.209cm" svg:y1="0.049cm" svg:x2="0.209cm" svg:y2="1.082cm"><text:p/></draw:line><draw:line draw:style-name="gr18" draw:text-style-name="P136" svg:x1="0.31cm" svg:y1="0.049cm" svg:x2="0.31cm" svg:y2="1.082cm"><text:p/></draw:line><draw:line draw:style-name="gr18" draw:text-style-name="P136" svg:x1="0.41cm" svg:y1="0.049cm" svg:x2="0.41cm" svg:y2="1.082cm"><text:p/></draw:line><draw:line draw:style-name="gr18" draw:text-style-name="P136" svg:x1="0.609cm" svg:y1="0.049cm" svg:x2="0.609cm" svg:y2="1.082cm"><text:p/></draw:line><draw:line draw:style-name="gr18" draw:text-style-name="P136" svg:x1="0.712cm" svg:y1="0.049cm" svg:x2="0.712cm" svg:y2="1.082cm"><text:p/></draw:line><draw:line draw:style-name="gr18" draw:text-style-name="P136" svg:x1="0.81cm" svg:y1="0.049cm" svg:x2="0.81cm" svg:y2="1.082cm"><text:p/></draw:line><draw:line draw:style-name="gr18" draw:text-style-name="P136" svg:x1="0.908cm" svg:y1="0.049cm" svg:x2="0.908cm" svg:y2="1.082cm"><text:p/></draw:line><draw:line draw:style-name="gr18" draw:text-style-name="P136" svg:x1="1.109cm" svg:y1="0.049cm" svg:x2="1.109cm" svg:y2="1.082cm"><text:p/></draw:line><draw:line draw:style-name="gr18" draw:text-style-name="P136" svg:x1="1.209cm" svg:y1="0.049cm" svg:x2="1.209cm" svg:y2="1.082cm"><text:p/></draw:line><draw:line draw:style-name="gr18" draw:text-style-name="P136" svg:x1="1.308cm" svg:y1="0.049cm" svg:x2="1.308cm" svg:y2="1.082cm"><text:p/></draw:line><draw:line draw:style-name="gr18" draw:text-style-name="P136" svg:x1="1.408cm" svg:y1="0.049cm" svg:x2="1.408cm" svg:y2="1.082cm"><text:p/></draw:line><draw:line draw:style-name="gr18" draw:text-style-name="P136" svg:x1="1.609cm" svg:y1="0.049cm" svg:x2="1.609cm" svg:y2="1.082cm"><text:p/></draw:line><draw:line draw:style-name="gr18" draw:text-style-name="P136" svg:x1="1.708cm" svg:y1="0.049cm" svg:x2="1.708cm" svg:y2="1.082cm"><text:p/></draw:line><draw:line draw:style-name="gr18" draw:text-style-name="P136" svg:x1="1.807cm" svg:y1="0.049cm" svg:x2="1.807cm" svg:y2="1.082cm"><text:p/></draw:line><draw:line draw:style-name="gr18" draw:text-style-name="P136" svg:x1="1.908cm" svg:y1="0.049cm" svg:x2="1.908cm" svg:y2="1.082cm"><text:p/></draw:line><draw:line draw:style-name="gr18" draw:text-style-name="P136" svg:x1="2.109cm" svg:y1="0.049cm" svg:x2="2.109cm" svg:y2="1.082cm"><text:p/></draw:line><draw:line draw:style-name="gr18" draw:text-style-name="P136" svg:x1="2.207cm" svg:y1="0.049cm" svg:x2="2.207cm" svg:y2="1.082cm"><text:p/></draw:line><draw:line draw:style-name="gr18" draw:text-style-name="P136" svg:x1="2.308cm" svg:y1="0.049cm" svg:x2="2.308cm" svg:y2="1.082cm"><text:p/></draw:line><draw:line draw:style-name="gr18" draw:text-style-name="P136" svg:x1="2.408cm" svg:y1="0.049cm" svg:x2="2.408cm" svg:y2="1.082cm"><text:p/></draw:line><draw:line draw:style-name="gr18" draw:text-style-name="P136" svg:x1="2.606cm" svg:y1="0.049cm" svg:x2="2.606cm" svg:y2="1.082cm"><text:p/></draw:line><draw:line draw:style-name="gr18" draw:text-style-name="P136" svg:x1="2.708cm" svg:y1="0.049cm" svg:x2="2.708cm" svg:y2="1.082cm"><text:p/></draw:line><draw:line draw:style-name="gr18" draw:text-style-name="P136" svg:x1="2.806cm" svg:y1="0.049cm" svg:x2="2.806cm" svg:y2="1.082cm"><text:p/></draw:line><draw:line draw:style-name="gr18" draw:text-style-name="P136" svg:x1="2.908cm" svg:y1="0.049cm" svg:x2="2.908cm" svg:y2="1.082cm"><text:p/></draw:line><draw:line draw:style-name="gr18" draw:text-style-name="P136" svg:x1="3.107cm" svg:y1="0.049cm" svg:x2="3.107cm" svg:y2="1.082cm"><text:p/></draw:line><draw:line draw:style-name="gr18" draw:text-style-name="P136" svg:x1="3.207cm" svg:y1="0.049cm" svg:x2="3.207cm" svg:y2="1.082cm"><text:p/></draw:line><draw:line draw:style-name="gr18" draw:text-style-name="P136" svg:x1="3.306cm" svg:y1="0.049cm" svg:x2="3.306cm" svg:y2="1.082cm"><text:p/></draw:line><draw:line draw:style-name="gr18" draw:text-style-name="P136" svg:x1="3.405cm" svg:y1="0.049cm" svg:x2="3.405cm" svg:y2="1.082cm"><text:p/></draw:line><draw:line draw:style-name="gr18" draw:text-style-name="P136" svg:x1="3.605cm" svg:y1="0.049cm" svg:x2="3.605cm" svg:y2="1.082cm"><text:p/></draw:line><draw:line draw:style-name="gr18" draw:text-style-name="P136" svg:x1="3.705cm" svg:y1="0.049cm" svg:x2="3.705cm" svg:y2="1.082cm"><text:p/></draw:line><draw:line draw:style-name="gr18" draw:text-style-name="P136" svg:x1="3.806cm" svg:y1="0.049cm" svg:x2="3.806cm" svg:y2="1.082cm"><text:p/></draw:line><draw:line draw:style-name="gr18" draw:text-style-name="P136" svg:x1="3.906cm" svg:y1="0.049cm" svg:x2="3.906cm" svg:y2="1.082cm"><text:p/></draw:line><draw:line draw:style-name="gr18" draw:text-style-name="P136" svg:x1="4.105cm" svg:y1="0.049cm" svg:x2="4.105cm" svg:y2="1.082cm"><text:p/></draw:line><draw:line draw:style-name="gr18" draw:text-style-name="P136" svg:x1="4.208cm" svg:y1="0.049cm" svg:x2="4.208cm" svg:y2="1.082cm"><text:p/></draw:line><draw:line draw:style-name="gr18" draw:text-style-name="P136" svg:x1="4.306cm" svg:y1="0.049cm" svg:x2="4.306cm" svg:y2="1.082cm"><text:p/></draw:line><draw:line draw:style-name="gr18" draw:text-style-name="P136" svg:x1="4.405cm" svg:y1="0.049cm" svg:x2="4.405cm" svg:y2="1.082cm"><text:p/></draw:line><draw:line draw:style-name="gr18" draw:text-style-name="P136" svg:x1="4.605cm" svg:y1="0.049cm" svg:x2="4.605cm" svg:y2="1.082cm"><text:p/></draw:line><draw:line draw:style-name="gr18" draw:text-style-name="P136" svg:x1="4.705cm" svg:y1="0.049cm" svg:x2="4.705cm" svg:y2="1.082cm"><text:p/></draw:line><draw:line draw:style-name="gr18" draw:text-style-name="P136" svg:x1="4.804cm" svg:y1="0.049cm" svg:x2="4.804cm" svg:y2="1.082cm"><text:p/></draw:line><draw:line draw:style-name="gr18" draw:text-style-name="P136" svg:x1="4.904cm" svg:y1="0.049cm" svg:x2="4.904cm" svg:y2="1.082cm"><text:p/></draw:line><draw:line draw:style-name="gr18" draw:text-style-name="P136" svg:x1="5.105cm" svg:y1="0.049cm" svg:x2="5.105cm" svg:y2="1.082cm"><text:p/></draw:line><draw:line draw:style-name="gr18" draw:text-style-name="P136" svg:x1="5.204cm" svg:y1="0.049cm" svg:x2="5.204cm" svg:y2="1.082cm"><text:p/></draw:line><draw:line draw:style-name="gr18" draw:text-style-name="P136" svg:x1="5.303cm" svg:y1="0.049cm" svg:x2="5.303cm" svg:y2="1.082cm"><text:p/></draw:line><draw:line draw:style-name="gr18" draw:text-style-name="P136" svg:x1="5.405cm" svg:y1="0.049cm" svg:x2="5.405cm" svg:y2="1.082cm"><text:p/></draw:line><draw:line draw:style-name="gr18" draw:text-style-name="P136" svg:x1="5.605cm" svg:y1="0.049cm" svg:x2="5.605cm" svg:y2="1.082cm"><text:p/></draw:line><draw:line draw:style-name="gr18" draw:text-style-name="P136" svg:x1="5.704cm" svg:y1="0.049cm" svg:x2="5.704cm" svg:y2="1.082cm"><text:p/></draw:line><draw:line draw:style-name="gr18" draw:text-style-name="P136" svg:x1="5.804cm" svg:y1="0.049cm" svg:x2="5.804cm" svg:y2="1.082cm"><text:p/></draw:line><draw:line draw:style-name="gr18" draw:text-style-name="P136" svg:x1="5.904cm" svg:y1="0.049cm" svg:x2="5.904cm" svg:y2="1.082cm"><text:p/></draw:line><draw:line draw:style-name="gr18" draw:text-style-name="P136" svg:x1="6.102cm" svg:y1="0.049cm" svg:x2="6.102cm" svg:y2="1.082cm"><text:p/></draw:line><draw:line draw:style-name="gr18" draw:text-style-name="P136" svg:x1="6.204cm" svg:y1="0.049cm" svg:x2="6.204cm" svg:y2="1.082cm"><text:p/></draw:line><draw:line draw:style-name="gr18" draw:text-style-name="P136" svg:x1="6.302cm" svg:y1="0.049cm" svg:x2="6.302cm" svg:y2="1.082cm"><text:p/></draw:line><draw:line draw:style-name="gr18" draw:text-style-name="P136" svg:x1="6.402cm" svg:y1="0.049cm" svg:x2="6.402cm" svg:y2="1.082cm"><text:p/></draw:line><draw:line draw:style-name="gr18" draw:text-style-name="P136" svg:x1="6.603cm" svg:y1="0.049cm" svg:x2="6.603cm" svg:y2="1.082cm"><text:p/></draw:line><draw:line draw:style-name="gr18" draw:text-style-name="P136" svg:x1="6.703cm" svg:y1="0.049cm" svg:x2="6.703cm" svg:y2="1.082cm"><text:p/></draw:line><draw:line draw:style-name="gr18" draw:text-style-name="P136" svg:x1="6.802cm" svg:y1="0.049cm" svg:x2="6.802cm" svg:y2="1.082cm"><text:p/></draw:line><draw:line draw:style-name="gr18" draw:text-style-name="P136" svg:x1="6.905cm" svg:y1="0.049cm" svg:x2="6.905cm" svg:y2="1.082cm"><text:p/></draw:line><draw:line draw:style-name="gr18" draw:text-style-name="P136" svg:x1="7.102cm" svg:y1="0.049cm" svg:x2="7.102cm" svg:y2="1.082cm"><text:p/></draw:line><draw:line draw:style-name="gr18" draw:text-style-name="P136" svg:x1="7.201cm" svg:y1="0.049cm" svg:x2="7.201cm" svg:y2="1.082cm"><text:p/></draw:line><draw:line draw:style-name="gr18" draw:text-style-name="P136" svg:x1="7.302cm" svg:y1="0.049cm" svg:x2="7.302cm" svg:y2="1.082cm"><text:p/></draw:line><draw:line draw:style-name="gr18" draw:text-style-name="P136" svg:x1="7.402cm" svg:y1="0.049cm" svg:x2="7.402cm" svg:y2="1.082cm"><text:p/></draw:line><draw:line draw:style-name="gr18" draw:text-style-name="P136" svg:x1="7.601cm" svg:y1="0.049cm" svg:x2="7.601cm" svg:y2="1.082cm"><text:p/></draw:line><draw:line draw:style-name="gr18" draw:text-style-name="P136" svg:x1="7.702cm" svg:y1="0.049cm" svg:x2="7.702cm" svg:y2="1.082cm"><text:p/></draw:line><draw:line draw:style-name="gr18" draw:text-style-name="P136" svg:x1="7.802cm" svg:y1="0.049cm" svg:x2="7.802cm" svg:y2="1.082cm"><text:p/></draw:line><draw:line draw:style-name="gr18" draw:text-style-name="P136" svg:x1="7.901cm" svg:y1="0.049cm" svg:x2="7.901cm" svg:y2="1.082cm"><text:p/></draw:line><draw:line draw:style-name="gr18" draw:text-style-name="P136" svg:x1="8.102cm" svg:y1="0.049cm" svg:x2="8.102cm" svg:y2="1.082cm"><text:p/></draw:line><draw:line draw:style-name="gr18" draw:text-style-name="P136" svg:x1="8.2cm" svg:y1="0.049cm" svg:x2="8.2cm" svg:y2="1.082cm"><text:p/></draw:line><draw:line draw:style-name="gr18" draw:text-style-name="P136" svg:x1="8.302cm" svg:y1="0.049cm" svg:x2="8.302cm" svg:y2="1.082cm"><text:p/></draw:line><draw:line draw:style-name="gr18" draw:text-style-name="P136" svg:x1="8.4cm" svg:y1="0.049cm" svg:x2="8.4cm" svg:y2="1.082cm"><text:p/></draw:line><draw:line draw:style-name="gr18" draw:text-style-name="P136" svg:x1="8.601cm" svg:y1="0.049cm" svg:x2="8.601cm" svg:y2="1.082cm"><text:p/></draw:line><draw:line draw:style-name="gr18" draw:text-style-name="P136" svg:x1="8.7cm" svg:y1="0.049cm" svg:x2="8.7cm" svg:y2="1.082cm"><text:p/></draw:line><draw:line draw:style-name="gr18" draw:text-style-name="P136" svg:x1="8.799cm" svg:y1="0.049cm" svg:x2="8.799cm" svg:y2="1.082cm"><text:p/></draw:line><draw:line draw:style-name="gr18" draw:text-style-name="P136" svg:x1="8.901cm" svg:y1="0.049cm" svg:x2="8.901cm" svg:y2="1.082cm"><text:p/></draw:line><draw:line draw:style-name="gr18" draw:text-style-name="P136" svg:x1="0.011cm" svg:y1="0.153cm" svg:x2="9cm" svg:y2="0.153cm"><text:p/></draw:line><draw:line draw:style-name="gr18" draw:text-style-name="P136" svg:x1="0.011cm" svg:y1="0.259cm" svg:x2="9cm" svg:y2="0.259cm"><text:p/></draw:line><draw:line draw:style-name="gr18" draw:text-style-name="P136" svg:x1="0.011cm" svg:y1="0.363cm" svg:x2="9cm" svg:y2="0.363cm"><text:p/></draw:line><draw:line draw:style-name="gr18" draw:text-style-name="P136" svg:x1="0.011cm" svg:y1="0.464cm" svg:x2="9cm" svg:y2="0.464cm"><text:p/></draw:line><draw:line draw:style-name="gr18" draw:text-style-name="P136" svg:x1="0.011cm" svg:y1="0.67cm" svg:x2="9cm" svg:y2="0.67cm"><text:p/></draw:line><draw:line draw:style-name="gr18" draw:text-style-name="P136" svg:x1="0.011cm" svg:y1="0.774cm" svg:x2="9cm" svg:y2="0.774cm"><text:p/></draw:line><draw:line draw:style-name="gr18" draw:text-style-name="P136" svg:x1="0.011cm" svg:y1="0.875cm" svg:x2="9cm" svg:y2="0.875cm"><text:p/></draw:line><draw:line draw:style-name="gr18" draw:text-style-name="P136" svg:x1="0.011cm" svg:y1="0.979cm" svg:x2="9cm" svg:y2="0.979cm"><text:p/></draw:line><draw:line draw:style-name="gr19" draw:text-style-name="P136" svg:x1="0.51cm" svg:y1="0.049cm" svg:x2="0.51cm" svg:y2="1.082cm"><text:p/></draw:line><draw:line draw:style-name="gr19" draw:text-style-name="P136" svg:x1="1.511cm" svg:y1="0.049cm" svg:x2="1.511cm" svg:y2="1.082cm"><text:p/></draw:line><draw:line draw:style-name="gr19" draw:text-style-name="P136" svg:x1="2.507cm" svg:y1="0.049cm" svg:x2="2.507cm" svg:y2="1.082cm"><text:p/></draw:line><draw:line draw:style-name="gr19" draw:text-style-name="P136" svg:x1="3.507cm" svg:y1="0.049cm" svg:x2="3.507cm" svg:y2="1.082cm"><text:p/></draw:line><draw:line draw:style-name="gr19" draw:text-style-name="P136" svg:x1="4.504cm" svg:y1="0.049cm" svg:x2="4.504cm" svg:y2="1.082cm"><text:p/></draw:line><draw:line draw:style-name="gr19" draw:text-style-name="P136" svg:x1="5.503cm" svg:y1="0.049cm" svg:x2="5.503cm" svg:y2="1.082cm"><text:p/></draw:line><draw:line draw:style-name="gr19" draw:text-style-name="P136" svg:x1="6.503cm" svg:y1="0.049cm" svg:x2="6.503cm" svg:y2="1.082cm"><text:p/></draw:line><draw:line draw:style-name="gr19" draw:text-style-name="P136" svg:x1="7.501cm" svg:y1="0.049cm" svg:x2="7.501cm" svg:y2="1.082cm"><text:p/></draw:line><draw:line draw:style-name="gr19" draw:text-style-name="P136" svg:x1="8.501cm" svg:y1="0.049cm" svg:x2="8.501cm" svg:y2="1.082cm"><text:p/></draw:line><draw:line draw:style-name="gr20" draw:text-style-name="P136" svg:x1="0.011cm" svg:y1="0.049cm" svg:x2="0.011cm" svg:y2="1.082cm"><text:p/></draw:line><draw:line draw:style-name="gr20" draw:text-style-name="P136" svg:x1="1.008cm" svg:y1="0.049cm" svg:x2="1.008cm" svg:y2="1.082cm"><text:p/></draw:line><draw:line draw:style-name="gr20" draw:text-style-name="P136" svg:x1="2.008cm" svg:y1="0.049cm" svg:x2="2.008cm" svg:y2="1.082cm"><text:p/></draw:line><draw:line draw:style-name="gr20" draw:text-style-name="P136" svg:x1="3.007cm" svg:y1="0.049cm" svg:x2="3.007cm" svg:y2="1.082cm"><text:p/></draw:line><draw:line draw:style-name="gr20" draw:text-style-name="P136" svg:x1="4.006cm" svg:y1="0.049cm" svg:x2="4.006cm" svg:y2="1.082cm"><text:p/></draw:line><draw:line draw:style-name="gr20" draw:text-style-name="P136" svg:x1="5.005cm" svg:y1="0.049cm" svg:x2="5.005cm" svg:y2="1.082cm"><text:p/></draw:line><draw:line draw:style-name="gr20" draw:text-style-name="P136" svg:x1="6.003cm" svg:y1="0.049cm" svg:x2="6.003cm" svg:y2="1.082cm"><text:p/></draw:line><draw:line draw:style-name="gr20" draw:text-style-name="P136" svg:x1="7.003cm" svg:y1="0.049cm" svg:x2="7.003cm" svg:y2="1.082cm"><text:p/></draw:line><draw:line draw:style-name="gr20" draw:text-style-name="P136" svg:x1="8cm" svg:y1="0.049cm" svg:x2="8cm" svg:y2="1.082cm"><text:p/></draw:line><draw:line draw:style-name="gr21" draw:text-style-name="P136" svg:x1="0.011cm" svg:y1="0.049cm" svg:x2="9cm" svg:y2="0.049cm"><text:p/></draw:line><draw:line draw:style-name="gr20" draw:text-style-name="P136" svg:x1="8.999cm" svg:y1="0.049cm" svg:x2="8.999cm" svg:y2="1.082cm"><text:p/></draw:line><draw:line draw:style-name="gr21" draw:text-style-name="P136" svg:x1="0.011cm" svg:y1="1.088cm" svg:x2="9cm" svg:y2="1.088cm"><text:p/></draw:line></draw:g><draw:g draw:style-name="gr322"><draw:line draw:style-name="gr323" draw:text-style-name="P161" svg:x1="0cm" svg:y1="0.557cm" svg:x2="8.987cm" svg:y2="0.557cm"><text:p/></draw:line><draw:frame draw:style-name="gr324" draw:text-style-name="P162" svg:width="0.228cm" svg:height="0.415cm" svg:x="2.912cm" svg:y="0.693cm"><draw:text-box><text:p text:style-name="P143"><text:span text:style-name="T37">0</text:span></text:p></draw:text-box></draw:frame><draw:line draw:style-name="gr325" draw:text-style-name="P161" svg:x1="3.009cm" svg:y1="0.404cm" svg:x2="3.009cm" svg:y2="0.704cm"><text:p/></draw:line><draw:line draw:style-name="gr326" draw:text-style-name="P161" svg:x1="1.011cm" svg:y1="0.4cm" svg:x2="1.011cm" svg:y2="0.714cm"><text:p/></draw:line><draw:line draw:style-name="gr327" draw:text-style-name="P161" svg:x1="2.009cm" svg:y1="0.404cm" svg:x2="2.009cm" svg:y2="0.704cm"><text:p/></draw:line><draw:line draw:style-name="gr328" draw:text-style-name="P161" svg:x1="4.009cm" svg:y1="0.404cm" svg:x2="4.009cm" svg:y2="0.704cm"><text:p/></draw:line><draw:line draw:style-name="gr329" draw:text-style-name="P161" svg:x1="5.008cm" svg:y1="0.404cm" svg:x2="5.008cm" svg:y2="0.704cm"><text:p/></draw:line><draw:line draw:style-name="gr330" draw:text-style-name="P161" svg:x1="8.001cm" svg:y1="0.404cm" svg:x2="8.001cm" svg:y2="0.704cm"><text:p/></draw:line><draw:line draw:style-name="gr331" draw:text-style-name="P161" svg:x1="7.004cm" svg:y1="0.404cm" svg:x2="7.004cm" svg:y2="0.704cm"><text:p/></draw:line><draw:line draw:style-name="gr332" draw:text-style-name="P161" svg:x1="6.006cm" svg:y1="0.404cm" svg:x2="6.006cm" svg:y2="0.704cm"><text:p/></draw:line><draw:frame draw:style-name="gr333" draw:text-style-name="P162" svg:width="0.632cm" svg:height="0.431cm" svg:x="3.769cm" svg:y="0.684cm"><draw:text-box><text:p text:style-name="P143"><text:span text:style-name="T37">+1</text:span></text:p></draw:text-box></draw:frame><draw:frame draw:style-name="gr334" draw:text-style-name="P162" svg:width="0.228cm" svg:height="0.496cm" svg:x="4.413cm" svg:y="0cm"><draw:text-box><text:p text:style-name="P143"><text:span text:style-name="T47">F</text:span></text:p></draw:text-box></draw:frame><draw:line draw:style-name="gr335" draw:text-style-name="P161" svg:x1="1.011cm" svg:y1="0.404cm" svg:x2="1.011cm" svg:y2="0.704cm"><text:p/></draw:line><draw:frame draw:style-name="gr336" draw:text-style-name="P162" svg:width="0.108cm" svg:height="0.496cm" svg:x="0.168cm" svg:y="0cm"><draw:text-box><text:p text:style-name="P143"><text:span text:style-name="T37">J</text:span></text:p></draw:text-box></draw:frame><draw:frame draw:style-name="gr337" draw:text-style-name="P162" svg:width="0.258cm" svg:height="0.496cm" svg:x="1.595cm" svg:y="0cm"><draw:text-box><text:p text:style-name="P143"><text:span text:style-name="T47">K</text:span></text:p></draw:text-box></draw:frame><draw:frame draw:style-name="gr338" draw:text-style-name="P162" svg:width="0.306cm" svg:height="0.496cm" svg:x="2.397cm" svg:y="0cm"><draw:text-box><text:p text:style-name="P143"><text:span text:style-name="T47">G</text:span></text:p></draw:text-box></draw:frame><draw:frame draw:style-name="gr339" draw:text-style-name="P162" svg:width="0.297cm" svg:height="0.496cm" svg:x="5.572cm" svg:y="0cm"><draw:text-box><text:p text:style-name="P143"><text:span text:style-name="T47">H</text:span></text:p></draw:text-box></draw:frame><draw:g draw:style-name="gr13"><draw:line draw:style-name="gr340" draw:text-style-name="P163" svg:x1="0.145cm" svg:y1="0.635cm" svg:x2="0.288cm" svg:y2="0.485cm"><text:p/></draw:line><draw:line draw:style-name="gr341" draw:text-style-name="P163" svg:x1="0.288cm" svg:y1="0.635cm" svg:x2="0.145cm" svg:y2="0.485cm"><text:p/></draw:line></draw:g><draw:g draw:style-name="gr13"><draw:line draw:style-name="gr342" draw:text-style-name="P163" svg:x1="5.614cm" svg:y1="0.659cm" svg:x2="5.815cm" svg:y2="0.46cm"><text:p/></draw:line><draw:line draw:style-name="gr343" draw:text-style-name="P163" svg:x1="5.815cm" svg:y1="0.659cm" svg:x2="5.614cm" svg:y2="0.46cm"><text:p/></draw:line></draw:g><draw:g draw:style-name="gr13"><draw:line draw:style-name="gr344" draw:text-style-name="P163" svg:x1="4.415cm" svg:y1="0.659cm" svg:x2="4.614cm" svg:y2="0.46cm"><text:p/></draw:line><draw:line draw:style-name="gr345" draw:text-style-name="P163" svg:x1="4.614cm" svg:y1="0.659cm" svg:x2="4.415cm" svg:y2="0.46cm"><text:p/></draw:line></draw:g><draw:g draw:style-name="gr13"><draw:line draw:style-name="gr346" draw:text-style-name="P163" svg:x1="2.415cm" svg:y1="0.659cm" svg:x2="2.616cm" svg:y2="0.46cm"><text:p/></draw:line><draw:line draw:style-name="gr347" draw:text-style-name="P163" svg:x1="2.616cm" svg:y1="0.659cm" svg:x2="2.415cm" svg:y2="0.46cm"><text:p/></draw:line></draw:g><draw:g draw:style-name="gr13"><draw:line draw:style-name="gr348" draw:text-style-name="P163" svg:x1="1.616cm" svg:y1="0.659cm" svg:x2="1.815cm" svg:y2="0.46cm"><text:p/></draw:line><draw:line draw:style-name="gr349" draw:text-style-name="P163" svg:x1="1.815cm" svg:y1="0.659cm" svg:x2="1.616cm" svg:y2="0.46cm"><text:p/></draw:line></draw:g></draw:g></draw:g></text:p>
        </text:list-header>
      </text:list>
      <text:section text:style-name="Sect3" text:name="Section2">
        <text:p text:style-name="P30">F( <text:span text:style-name="T15">.......</text:span> ) ; </text:p>
        <text:p text:style-name="P30">G( <text:span text:style-name="T15">.......</text:span> ) ;</text:p>
        <text:p text:style-name="P30">H( <text:span text:style-name="T15">.......</text:span> ) ;</text:p>
        <text:p text:style-name="P30">J( <text:span text:style-name="T15">.......</text:span> ) ;</text:p>
        <text:p text:style-name="P29">K( <text:span text:style-name="T15">.......</text:span> ).</text:p>
      </text:section>
      <text:list xml:id="list184622097266229" text:continue-list="list184622783606156" text:style-name="liste_5f_abc">
        <text:list-item>
          <text:p text:style-name="P90"/>
        </text:list-item>
      </text:list>
      <text:list xml:id="list184623319468227" text:continue-list="list184622358386729" text:style-name="_5f_Numérotation_20_des_20_exercices_20_livrets">
        <text:list-header>
          <text:p text:style-name="P84"><draw:g text:anchor-type="as-char" svg:y="0cm" draw:z-index="62" draw:name="Forme15" draw:style-name="gr235"><draw:line draw:style-name="gr131" draw:text-style-name="P148" svg:x1="0cm" svg:y1="0.596cm" svg:x2="8.999cm" svg:y2="0.596cm"><text:p/></draw:line><draw:line draw:style-name="gr132" draw:text-style-name="P148" svg:x1="0.353cm" svg:y1="0.448cm" svg:x2="0.353cm" svg:y2="0.748cm"><text:p/></draw:line><draw:line draw:style-name="gr132" draw:text-style-name="P148" svg:x1="1.097cm" svg:y1="0.448cm" svg:x2="1.097cm" svg:y2="0.748cm"><text:p/></draw:line><draw:line draw:style-name="gr132" draw:text-style-name="P148" svg:x1="2.589cm" svg:y1="0.448cm" svg:x2="2.589cm" svg:y2="0.748cm"><text:p/></draw:line><draw:line draw:style-name="gr132" draw:text-style-name="P148" svg:x1="4.83cm" svg:y1="0.448cm" svg:x2="4.83cm" svg:y2="0.748cm"><text:p/></draw:line><draw:line draw:style-name="gr132" draw:text-style-name="P148" svg:x1="5.576cm" svg:y1="0.448cm" svg:x2="5.576cm" svg:y2="0.748cm"><text:p/></draw:line><draw:line draw:style-name="gr132" draw:text-style-name="P148" svg:x1="4.082cm" svg:y1="0.452cm" svg:x2="4.082cm" svg:y2="0.75cm"><text:p/></draw:line><draw:line draw:style-name="gr132" draw:text-style-name="P148" svg:x1="7.07cm" svg:y1="0.448cm" svg:x2="7.07cm" svg:y2="0.748cm"><text:p/></draw:line><draw:line draw:style-name="gr132" draw:text-style-name="P148" svg:x1="7.816cm" svg:y1="0.448cm" svg:x2="7.816cm" svg:y2="0.748cm"><text:p/></draw:line><draw:line draw:style-name="gr132" draw:text-style-name="P148" svg:x1="1.843cm" svg:y1="0.448cm" svg:x2="1.843cm" svg:y2="0.748cm"><text:p/></draw:line><draw:line draw:style-name="gr132" draw:text-style-name="P148" svg:x1="3.336cm" svg:y1="0.448cm" svg:x2="3.336cm" svg:y2="0.748cm"><text:p/></draw:line><draw:line draw:style-name="gr132" draw:text-style-name="P148" svg:x1="6.322cm" svg:y1="0.448cm" svg:x2="6.322cm" svg:y2="0.748cm"><text:p/></draw:line><draw:frame draw:style-name="gr307" draw:text-style-name="P160" svg:width="0.632cm" svg:height="0.415cm" svg:x="4.62cm" svg:y="0.79cm"><draw:text-box><text:p><text:span text:style-name="T39">+4</text:span></text:p></draw:text-box></draw:frame><draw:frame draw:style-name="gr308" draw:text-style-name="P160" svg:width="0.309cm" svg:height="0.415cm" svg:x="3.201cm" svg:y="0.007cm"><draw:text-box><text:p text:style-name="P131"><text:span text:style-name="T39">M</text:span></text:p></draw:text-box></draw:frame><draw:frame draw:style-name="gr309" draw:text-style-name="P160" svg:width="0.202cm" svg:height="0.415cm" svg:x="5.489cm" svg:y="0.011cm"><draw:text-box><text:p text:style-name="P131"><text:span text:style-name="T39">L</text:span></text:p></draw:text-box></draw:frame><draw:frame draw:style-name="gr310" draw:text-style-name="P149" svg:width="0.269cm" svg:height="0.415cm" svg:x="1.711cm" svg:y="0.007cm"><draw:text-box><text:p text:style-name="P131"><text:span text:style-name="T39">N</text:span></text:p></draw:text-box></draw:frame><draw:frame draw:style-name="gr311" draw:text-style-name="P149" svg:width="0.218cm" svg:height="0.415cm" svg:x="1.004cm" svg:y="0cm"><draw:text-box><text:p text:style-name="P131"><text:span text:style-name="T39">P</text:span></text:p></draw:text-box></draw:frame><draw:frame draw:style-name="gr312" draw:text-style-name="P160" svg:width="0.509cm" svg:height="0.449cm" svg:x="2.381cm" svg:y="0.79cm"><draw:text-box><text:p><text:span text:style-name="T44">−</text:span><text:span text:style-name="T39">8</text:span></text:p></draw:text-box></draw:frame><draw:g draw:style-name="gr13"><draw:line draw:style-name="gr313" draw:text-style-name="P158" svg:x1="0.998cm" svg:y1="0.698cm" svg:x2="1.199cm" svg:y2="0.499cm"><text:p/></draw:line><draw:line draw:style-name="gr314" draw:text-style-name="P158" svg:x1="1.199cm" svg:y1="0.698cm" svg:x2="0.998cm" svg:y2="0.499cm"><text:p/></draw:line></draw:g><draw:g draw:style-name="gr13"><draw:line draw:style-name="gr315" draw:text-style-name="P158" svg:x1="5.473cm" svg:y1="0.698cm" svg:x2="5.674cm" svg:y2="0.499cm"><text:p/></draw:line><draw:line draw:style-name="gr316" draw:text-style-name="P158" svg:x1="5.674cm" svg:y1="0.698cm" svg:x2="5.473cm" svg:y2="0.499cm"><text:p/></draw:line></draw:g><draw:g draw:style-name="gr13"><draw:line draw:style-name="gr317" draw:text-style-name="P158" svg:x1="3.239cm" svg:y1="0.696cm" svg:x2="3.44cm" svg:y2="0.497cm"><text:p/></draw:line><draw:line draw:style-name="gr318" draw:text-style-name="P158" svg:x1="3.44cm" svg:y1="0.696cm" svg:x2="3.239cm" svg:y2="0.497cm"><text:p/></draw:line></draw:g><draw:g draw:style-name="gr13"><draw:line draw:style-name="gr319" draw:text-style-name="P158" svg:x1="1.739cm" svg:y1="0.696cm" svg:x2="1.938cm" svg:y2="0.497cm"><text:p/></draw:line><draw:line draw:style-name="gr320" draw:text-style-name="P158" svg:x1="1.938cm" svg:y1="0.696cm" svg:x2="1.739cm" svg:y2="0.497cm"><text:p/></draw:line></draw:g></draw:g></text:p>
        </text:list-header>
      </text:list>
      <text:section text:style-name="Sect4" text:name="Section3">
        <text:p text:style-name="P30">L(<text:span text:style-name="T15"> ….... </text:span>) ; </text:p>
        <text:p text:style-name="P31">M( <text:span text:style-name="T15">…....</text:span> ) ;</text:p>
        <text:p text:style-name="P30">N(<text:span text:style-name="T15"> …....</text:span> ) ;</text:p>
        <text:p text:style-name="P30">P(<text:span text:style-name="T15"> .......</text:span> ).</text:p>
      </text:section>
      <text:list xml:id="list184622719130616" text:continue-list="list184623395734307" text:style-name="Num_5f_Exo">
        <text:list-item>
          <text:h text:style-name="P67" text:outline-level="1"><text:s/><text:span text:style-name="T24">Dans chacun des cas suivants, donne les abscisses des points.</text:span></text:h>
        </text:list-item>
      </text:list>
      <text:list xml:id="list184623448106668" text:continue-list="list184622097266229" text:style-name="liste_5f_abc">
        <text:list-item text:start-value="1">
          <text:h text:style-name="P127" text:outline-level="1" text:restart-numbering="true" text:start-value="-1"/>
        </text:list-item>
      </text:list>
      <text:list xml:id="list184623256724244" text:continue-list="list184623319468227" text:style-name="_5f_Numérotation_20_des_20_exercices_20_livrets">
        <text:list-header>
          <text:p text:style-name="P84"><draw:g text:anchor-type="as-char" svg:y="0cm" draw:z-index="63" draw:name="Forme16" draw:style-name="gr235"><draw:frame draw:style-name="gr279" draw:text-style-name="P159" svg:width="0.249cm" svg:height="0.436cm" svg:x="6.944cm" svg:y="0cm"><draw:text-box><text:p text:style-name="P131"><text:span text:style-name="T45">R</text:span></text:p></draw:text-box></draw:frame><draw:frame draw:style-name="gr280" draw:text-style-name="P159" svg:width="0.267cm" svg:height="0.436cm" svg:x="4.694cm" svg:y="0cm"><draw:text-box><text:p text:style-name="P131"><text:span text:style-name="T45">U</text:span></text:p></draw:text-box></draw:frame><draw:frame draw:style-name="gr281" draw:text-style-name="P159" svg:width="0.219cm" svg:height="0.436cm" svg:x="3.224cm" svg:y="0cm"><draw:text-box><text:p text:style-name="P131"><text:span text:style-name="T45">T</text:span></text:p></draw:text-box></draw:frame><draw:frame draw:style-name="gr282" draw:text-style-name="P159" svg:width="0.242cm" svg:height="0.436cm" svg:x="1.73cm" svg:y="0cm"><draw:text-box><text:p text:style-name="P131"><text:span text:style-name="T45">S</text:span></text:p></draw:text-box></draw:frame><draw:line draw:style-name="gr283" draw:text-style-name="P158" svg:x1="0cm" svg:y1="0.538cm" svg:x2="8.999cm" svg:y2="0.538cm"><text:p/></draw:line><draw:line draw:style-name="gr284" draw:text-style-name="P158" svg:x1="0.353cm" svg:y1="0.393cm" svg:x2="0.353cm" svg:y2="0.684cm"><text:p/></draw:line><draw:line draw:style-name="gr285" draw:text-style-name="P158" svg:x1="1.095cm" svg:y1="0.393cm" svg:x2="1.095cm" svg:y2="0.673cm"><text:p/></draw:line><draw:line draw:style-name="gr286" draw:text-style-name="P158" svg:x1="2.589cm" svg:y1="0.393cm" svg:x2="2.589cm" svg:y2="0.684cm"><text:p/></draw:line><draw:line draw:style-name="gr287" draw:text-style-name="P158" svg:x1="4.83cm" svg:y1="0.386cm" svg:x2="4.819cm" svg:y2="0.677cm"><text:p/></draw:line><draw:line draw:style-name="gr288" draw:text-style-name="P158" svg:x1="5.572cm" svg:y1="0.393cm" svg:x2="5.572cm" svg:y2="0.684cm"><text:p/></draw:line><draw:line draw:style-name="gr289" draw:text-style-name="P158" svg:x1="4.082cm" svg:y1="0.393cm" svg:x2="4.082cm" svg:y2="0.686cm"><text:p/></draw:line><draw:line draw:style-name="gr290" draw:text-style-name="P158" svg:x1="7.066cm" svg:y1="0.393cm" svg:x2="7.066cm" svg:y2="0.684cm"><text:p/></draw:line><draw:line draw:style-name="gr291" draw:text-style-name="P158" svg:x1="7.812cm" svg:y1="0.393cm" svg:x2="7.812cm" svg:y2="0.684cm"><text:p/></draw:line><draw:line draw:style-name="gr292" draw:text-style-name="P158" svg:x1="1.843cm" svg:y1="0.393cm" svg:x2="1.843cm" svg:y2="0.684cm"><text:p/></draw:line><draw:line draw:style-name="gr293" draw:text-style-name="P158" svg:x1="3.334cm" svg:y1="0.393cm" svg:x2="3.334cm" svg:y2="0.684cm"><text:p/></draw:line><draw:line draw:style-name="gr294" draw:text-style-name="P158" svg:x1="6.318cm" svg:y1="0.393cm" svg:x2="6.318cm" svg:y2="0.684cm"><text:p/></draw:line><draw:frame draw:style-name="gr295" draw:text-style-name="P159" svg:width="0.846cm" svg:height="0.449cm" svg:x="5.23cm" svg:y="0.73cm"><draw:text-box><text:p><text:span text:style-name="T46">−</text:span><text:span text:style-name="T45">3,4</text:span></text:p></draw:text-box></draw:frame><draw:frame draw:style-name="gr296" draw:text-style-name="P159" svg:width="0.846cm" svg:height="0.449cm" svg:x="2.251cm" svg:y="0.73cm"><draw:text-box><text:p><text:span text:style-name="T46">−</text:span><text:span text:style-name="T45">3,6</text:span></text:p></draw:text-box></draw:frame><draw:g draw:style-name="gr13"><draw:line draw:style-name="gr297" draw:text-style-name="P158" svg:x1="1cm" svg:y1="0.728cm" svg:x2="1cm" svg:y2="0.728cm"><text:p/></draw:line><draw:line draw:style-name="gr298" draw:text-style-name="P158" svg:x1="1cm" svg:y1="0.728cm" svg:x2="1cm" svg:y2="0.728cm"><text:p/></draw:line></draw:g><draw:g draw:style-name="gr13"><draw:line draw:style-name="gr299" draw:text-style-name="P158" svg:x1="1.743cm" svg:y1="0.642cm" svg:x2="1.942cm" svg:y2="0.443cm"><text:p/></draw:line><draw:line draw:style-name="gr300" draw:text-style-name="P158" svg:x1="1.942cm" svg:y1="0.642cm" svg:x2="1.743cm" svg:y2="0.443cm"><text:p/></draw:line></draw:g><draw:g draw:style-name="gr13"><draw:line draw:style-name="gr301" draw:text-style-name="P158" svg:x1="3.233cm" svg:y1="0.642cm" svg:x2="3.434cm" svg:y2="0.443cm"><text:p/></draw:line><draw:line draw:style-name="gr302" draw:text-style-name="P158" svg:x1="3.434cm" svg:y1="0.642cm" svg:x2="3.233cm" svg:y2="0.443cm"><text:p/></draw:line></draw:g><draw:g draw:style-name="gr13"><draw:line draw:style-name="gr303" draw:text-style-name="P158" svg:x1="4.725cm" svg:y1="0.642cm" svg:x2="4.926cm" svg:y2="0.443cm"><text:p/></draw:line><draw:line draw:style-name="gr304" draw:text-style-name="P158" svg:x1="4.926cm" svg:y1="0.642cm" svg:x2="4.725cm" svg:y2="0.443cm"><text:p/></draw:line></draw:g><draw:g draw:style-name="gr13"><draw:line draw:style-name="gr305" draw:text-style-name="P158" svg:x1="6.964cm" svg:y1="0.64cm" svg:x2="7.163cm" svg:y2="0.439cm"><text:p/></draw:line><draw:line draw:style-name="gr306" draw:text-style-name="P158" svg:x1="7.163cm" svg:y1="0.64cm" svg:x2="6.964cm" svg:y2="0.439cm"><text:p/></draw:line></draw:g></draw:g></text:p>
        </text:list-header>
      </text:list>
      <text:section text:style-name="Sect4" text:name="Section4">
        <text:p text:style-name="P30">R( <text:span text:style-name="T15">........... </text:span>) ;</text:p>
        <text:p text:style-name="P30">S( <text:span text:style-name="T15">...........</text:span> ) ;</text:p>
        <text:p text:style-name="P30">T(<text:span text:style-name="T15"> ........... </text:span>) ;</text:p>
        <text:p text:style-name="P30">U(<text:span text:style-name="T15"> ........... </text:span>).</text:p>
      </text:section>
      <text:list xml:id="list184622590664442" text:continue-list="list184623448106668" text:style-name="liste_5f_abc">
        <text:list-item>
          <text:p text:style-name="P91"/>
        </text:list-item>
      </text:list>
      <text:list xml:id="list184622322867731" text:continue-list="list184623256724244" text:style-name="_5f_Numérotation_20_des_20_exercices_20_livrets">
        <text:list-header>
          <text:p text:style-name="P84"><draw:g text:anchor-type="as-char" svg:y="0cm" draw:z-index="64" draw:name="Forme17" draw:style-name="gr235"><draw:line draw:style-name="gr236" draw:text-style-name="P156" svg:x1="0cm" svg:y1="0.584cm" svg:x2="8.999cm" svg:y2="0.584cm"><text:p/></draw:line><draw:line draw:style-name="gr237" draw:text-style-name="P140" svg:x1="0.937cm" svg:y1="0.439cm" svg:x2="0.937cm" svg:y2="0.735cm"><text:p/></draw:line><draw:line draw:style-name="gr238" draw:text-style-name="P140" svg:x1="1.249cm" svg:y1="0.439cm" svg:x2="1.249cm" svg:y2="0.735cm"><text:p/></draw:line><draw:line draw:style-name="gr239" draw:text-style-name="P140" svg:x1="0.624cm" svg:y1="0.439cm" svg:x2="0.624cm" svg:y2="0.735cm"><text:p/></draw:line><draw:line draw:style-name="gr240" draw:text-style-name="P140" svg:x1="1.559cm" svg:y1="0.439cm" svg:x2="1.559cm" svg:y2="0.735cm"><text:p/></draw:line><draw:frame draw:style-name="gr241" draw:text-style-name="P157" svg:width="0.219cm" svg:height="0.415cm" svg:x="1.455cm" svg:y="0cm"><draw:text-box><text:p text:style-name="P131"><text:span text:style-name="T45">Y</text:span></text:p></draw:text-box></draw:frame><draw:g draw:style-name="gr13"><draw:line draw:style-name="gr242" draw:text-style-name="P158" svg:x1="1.464cm" svg:y1="0.681cm" svg:x2="1.663cm" svg:y2="0.48cm"><text:p/></draw:line><draw:line draw:style-name="gr243" draw:text-style-name="P158" svg:x1="1.663cm" svg:y1="0.681cm" svg:x2="1.464cm" svg:y2="0.48cm"><text:p/></draw:line></draw:g><draw:line draw:style-name="gr244" draw:text-style-name="P140" svg:x1="1.877cm" svg:y1="0.439cm" svg:x2="1.877cm" svg:y2="0.735cm"><text:p/></draw:line><draw:line draw:style-name="gr245" draw:text-style-name="P140" svg:x1="2.189cm" svg:y1="0.439cm" svg:x2="2.189cm" svg:y2="0.735cm"><text:p/></draw:line><draw:line draw:style-name="gr246" draw:text-style-name="P140" svg:x1="1.565cm" svg:y1="0.439cm" svg:x2="1.565cm" svg:y2="0.735cm"><text:p/></draw:line><draw:line draw:style-name="gr247" draw:text-style-name="P140" svg:x1="2.503cm" svg:y1="0.439cm" svg:x2="2.503cm" svg:y2="0.735cm"><text:p/></draw:line><draw:line draw:style-name="gr248" draw:text-style-name="P140" svg:x1="2.817cm" svg:y1="0.439cm" svg:x2="2.817cm" svg:y2="0.735cm"><text:p/></draw:line><draw:line draw:style-name="gr249" draw:text-style-name="P140" svg:x1="3.129cm" svg:y1="0.439cm" svg:x2="3.129cm" svg:y2="0.735cm"><text:p/></draw:line><draw:line draw:style-name="gr250" draw:text-style-name="P140" svg:x1="3.748cm" svg:y1="0.439cm" svg:x2="3.748cm" svg:y2="0.735cm"><text:p/></draw:line><draw:line draw:style-name="gr251" draw:text-style-name="P140" svg:x1="4.06cm" svg:y1="0.439cm" svg:x2="4.06cm" svg:y2="0.735cm"><text:p/></draw:line><draw:line draw:style-name="gr252" draw:text-style-name="P140" svg:x1="3.434cm" svg:y1="0.439cm" svg:x2="3.434cm" svg:y2="0.735cm"><text:p/></draw:line><draw:line draw:style-name="gr253" draw:text-style-name="P140" svg:x1="4.369cm" svg:y1="0.439cm" svg:x2="4.369cm" svg:y2="0.735cm"><text:p/></draw:line><draw:line draw:style-name="gr254" draw:text-style-name="P140" svg:x1="4.688cm" svg:y1="0.439cm" svg:x2="4.688cm" svg:y2="0.735cm"><text:p/></draw:line><draw:line draw:style-name="gr255" draw:text-style-name="P140" svg:x1="5.001cm" svg:y1="0.439cm" svg:x2="5.001cm" svg:y2="0.735cm"><text:p/></draw:line><draw:line draw:style-name="gr256" draw:text-style-name="P140" svg:x1="5.637cm" svg:y1="0.439cm" svg:x2="5.637cm" svg:y2="0.735cm"><text:p/></draw:line><draw:line draw:style-name="gr257" draw:text-style-name="P140" svg:x1="5.95cm" svg:y1="0.439cm" svg:x2="5.95cm" svg:y2="0.735cm"><text:p/></draw:line><draw:line draw:style-name="gr258" draw:text-style-name="P140" svg:x1="5.325cm" svg:y1="0.439cm" svg:x2="5.325cm" svg:y2="0.735cm"><text:p/></draw:line><draw:line draw:style-name="gr259" draw:text-style-name="P140" svg:x1="6.26cm" svg:y1="0.439cm" svg:x2="6.26cm" svg:y2="0.735cm"><text:p/></draw:line><draw:line draw:style-name="gr260" draw:text-style-name="P140" svg:x1="6.578cm" svg:y1="0.439cm" svg:x2="6.578cm" svg:y2="0.735cm"><text:p/></draw:line><draw:line draw:style-name="gr261" draw:text-style-name="P140" svg:x1="6.89cm" svg:y1="0.439cm" svg:x2="6.89cm" svg:y2="0.735cm"><text:p/></draw:line><draw:line draw:style-name="gr262" draw:text-style-name="P140" svg:x1="6.265cm" svg:y1="0.439cm" svg:x2="6.265cm" svg:y2="0.735cm"><text:p/></draw:line><draw:line draw:style-name="gr263" draw:text-style-name="P140" svg:x1="7.518cm" svg:y1="0.439cm" svg:x2="7.518cm" svg:y2="0.735cm"><text:p/></draw:line><draw:line draw:style-name="gr264" draw:text-style-name="P140" svg:x1="7.828cm" svg:y1="0.439cm" svg:x2="7.828cm" svg:y2="0.735cm"><text:p/></draw:line><draw:line draw:style-name="gr265" draw:text-style-name="P140" svg:x1="7.204cm" svg:y1="0.439cm" svg:x2="7.204cm" svg:y2="0.735cm"><text:p/></draw:line><draw:line draw:style-name="gr266" draw:text-style-name="P140" svg:x1="8.139cm" svg:y1="0.439cm" svg:x2="8.139cm" svg:y2="0.735cm"><text:p/></draw:line><draw:line draw:style-name="gr267" draw:text-style-name="P140" svg:x1="8.458cm" svg:y1="0.439cm" svg:x2="8.458cm" svg:y2="0.735cm"><text:p/></draw:line><draw:line draw:style-name="gr268" draw:text-style-name="P140" svg:x1="0.31cm" svg:y1="0.439cm" svg:x2="0.31cm" svg:y2="0.735cm"><text:p/></draw:line><draw:frame draw:style-name="gr269" draw:text-style-name="P157" svg:width="0.267cm" svg:height="0.415cm" svg:x="2.693cm" svg:y="0cm"><draw:text-box><text:p text:style-name="P131"><text:span text:style-name="T45">X</text:span></text:p></draw:text-box></draw:frame><draw:g draw:style-name="gr13"><draw:line draw:style-name="gr270" draw:text-style-name="P158" svg:x1="2.716cm" svg:y1="0.675cm" svg:x2="2.917cm" svg:y2="0.474cm"><text:p/></draw:line><draw:line draw:style-name="gr271" draw:text-style-name="P158" svg:x1="2.917cm" svg:y1="0.675cm" svg:x2="2.716cm" svg:y2="0.474cm"><text:p/></draw:line></draw:g><draw:frame draw:style-name="gr272" draw:text-style-name="P157" svg:width="0.246cm" svg:height="0.414cm" svg:x="3.623cm" svg:y="0.002cm"><draw:text-box><text:p text:style-name="P131"><text:span text:style-name="T45">V</text:span></text:p></draw:text-box></draw:frame><draw:g draw:style-name="gr13"><draw:line draw:style-name="gr273" draw:text-style-name="P158" svg:x1="3.644cm" svg:y1="0.675cm" svg:x2="3.845cm" svg:y2="0.474cm"><text:p/></draw:line><draw:line draw:style-name="gr274" draw:text-style-name="P158" svg:x1="3.845cm" svg:y1="0.675cm" svg:x2="3.644cm" svg:y2="0.474cm"><text:p/></draw:line></draw:g><draw:frame draw:style-name="gr275" draw:text-style-name="P157" svg:width="0.354cm" svg:height="0.415cm" svg:x="5.78cm" svg:y="0cm"><draw:text-box><text:p text:style-name="P131"><text:span text:style-name="T45">W</text:span></text:p></draw:text-box></draw:frame><draw:g draw:style-name="gr13"><draw:line draw:style-name="gr276" draw:text-style-name="P158" svg:x1="5.854cm" svg:y1="0.681cm" svg:x2="6.053cm" svg:y2="0.48cm"><text:p/></draw:line><draw:line draw:style-name="gr277" draw:text-style-name="P158" svg:x1="6.053cm" svg:y1="0.681cm" svg:x2="5.854cm" svg:y2="0.48cm"><text:p/></draw:line></draw:g><draw:frame draw:style-name="gr278" draw:text-style-name="P149" svg:width="0.228cm" svg:height="0.454cm" svg:x="3.032cm" svg:y="0.801cm"><draw:text-box><text:p text:style-name="P131"><text:span text:style-name="T39">0</text:span></text:p></draw:text-box></draw:frame><draw:frame draw:style-name="gr133" draw:text-style-name="P149" svg:width="0.632cm" svg:height="0.454cm" svg:x="3.828cm" svg:y="0.801cm"><draw:text-box><text:p><text:span text:style-name="T39">+1</text:span></text:p></draw:text-box></draw:frame></draw:g></text:p>
        </text:list-header>
      </text:list>
      <text:section text:style-name="Sect4" text:name="Section5">
        <text:p text:style-name="P30">V<draw:frame draw:style-name="fr5" draw:name="Objet2" text:anchor-type="as-char" svg:width="1.062cm" svg:height="0.917cm" draw:z-index="79"><draw:object xlink:href="./Object 3" xlink:type="simple" xlink:show="embed" xlink:actuate="onLoad"/><draw:image xlink:href="./ObjectReplacements/Object 3" xlink:type="simple" xlink:show="embed" xlink:actuate="onLoad"/><svg:desc>formule</svg:desc></draw:frame>; </text:p>
        <text:p text:style-name="P45">W( <text:span text:style-name="T15">.......</text:span> ) ;</text:p>
        <text:p text:style-name="P46">X<draw:frame draw:style-name="fr5" draw:name="Objet3" text:anchor-type="as-char" svg:width="1.062cm" svg:height="0.917cm" draw:z-index="80"><draw:object xlink:href="./Object 4" xlink:type="simple" xlink:show="embed" xlink:actuate="onLoad"/><draw:image xlink:href="./ObjectReplacements/Object 4" xlink:type="simple" xlink:show="embed" xlink:actuate="onLoad"/><svg:desc>formule</svg:desc></draw:frame>; </text:p>
        <text:p text:style-name="P46">Y<draw:frame draw:style-name="fr5" draw:name="Objet4" text:anchor-type="as-char" svg:width="1.062cm" svg:height="0.917cm" draw:z-index="81"><draw:object xlink:href="./Object 5" xlink:type="simple" xlink:show="embed" xlink:actuate="onLoad"/><draw:image xlink:href="./ObjectReplacements/Object 5" xlink:type="simple" xlink:show="embed" xlink:actuate="onLoad"/><svg:desc>formule</svg:desc></draw:frame>.</text:p>
      </text:section>
      <text:list xml:id="list184623095226821" text:continue-list="list184622719130616" text:style-name="Num_5f_Exo">
        <text:list-item>
          <text:h text:style-name="P68" text:outline-level="1"><text:span text:style-name="Bold_5f_niv1"><text:span text:style-name="T25"><text:s/></text:span></text:span><text:span text:style-name="Bold_5f_niv1">Où sont les points</text:span><text:span text:style-name="Bold_5f_niv1"><text:span text:style-name="T25"> </text:span></text:span><text:span text:style-name="Bold_5f_niv1">?</text:span></text:h>
        </text:list-item>
      </text:list>
      <text:list xml:id="list184622533435062" text:continue-list="list184622322867731" text:style-name="_5f_Numérotation_20_des_20_exercices_20_livrets">
        <text:list-header>
          <text:p text:style-name="P85"><draw:g text:anchor-type="as-char" svg:y="0cm" draw:z-index="65" draw:name="Forme18" draw:style-name="gr35"><draw:line draw:style-name="gr212" draw:text-style-name="P140" svg:x1="0cm" svg:y1="0.594cm" svg:x2="8.999cm" svg:y2="0.594cm"><text:p/></draw:line><draw:line draw:style-name="gr213" draw:text-style-name="P140" svg:x1="0.353cm" svg:y1="0.446cm" svg:x2="0.353cm" svg:y2="0.746cm"><text:p/></draw:line><draw:line draw:style-name="gr214" draw:text-style-name="P140" svg:x1="0.998cm" svg:y1="0.446cm" svg:x2="0.998cm" svg:y2="0.746cm"><text:p/></draw:line><draw:line draw:style-name="gr215" draw:text-style-name="P140" svg:x1="2.29cm" svg:y1="0.446cm" svg:x2="2.29cm" svg:y2="0.746cm"><text:p/></draw:line><draw:line draw:style-name="gr216" draw:text-style-name="P140" svg:x1="4.23cm" svg:y1="0.446cm" svg:x2="4.23cm" svg:y2="0.746cm"><text:p/></draw:line><draw:line draw:style-name="gr217" draw:text-style-name="P140" svg:x1="4.874cm" svg:y1="0.446cm" svg:x2="4.874cm" svg:y2="0.746cm"><text:p/></draw:line><draw:line draw:style-name="gr218" draw:text-style-name="P140" svg:x1="3.582cm" svg:y1="0.448cm" svg:x2="3.582cm" svg:y2="0.746cm"><text:p/></draw:line><draw:line draw:style-name="gr219" draw:text-style-name="P140" svg:x1="6.168cm" svg:y1="0.446cm" svg:x2="6.168cm" svg:y2="0.746cm"><text:p/></draw:line><draw:line draw:style-name="gr220" draw:text-style-name="P140" svg:x1="6.814cm" svg:y1="0.446cm" svg:x2="6.814cm" svg:y2="0.746cm"><text:p/></draw:line><draw:line draw:style-name="gr221" draw:text-style-name="P140" svg:x1="1.642cm" svg:y1="0.446cm" svg:x2="1.642cm" svg:y2="0.746cm"><text:p/></draw:line><draw:line draw:style-name="gr222" draw:text-style-name="P140" svg:x1="2.937cm" svg:y1="0.446cm" svg:x2="2.937cm" svg:y2="0.746cm"><text:p/></draw:line><draw:line draw:style-name="gr223" draw:text-style-name="P140" svg:x1="5.519cm" svg:y1="0.446cm" svg:x2="5.519cm" svg:y2="0.746cm"><text:p/></draw:line><draw:frame draw:style-name="gr224" draw:text-style-name="P155" svg:width="0.632cm" svg:height="0.414cm" svg:x="6.565cm" svg:y="0.792cm"><draw:text-box><text:p><text:span text:style-name="T39">+2</text:span></text:p></draw:text-box></draw:frame><draw:frame draw:style-name="gr225" draw:text-style-name="P155" svg:width="0.218cm" svg:height="0.414cm" svg:x="1.563cm" svg:y="0cm"><draw:text-box><text:p text:style-name="P131"><text:span text:style-name="T39">P</text:span></text:p></draw:text-box></draw:frame><draw:frame draw:style-name="gr226" draw:text-style-name="P155" svg:width="0.249cm" svg:height="0.414cm" svg:x="6.69cm" svg:y="0cm"><draw:text-box><text:p text:style-name="P131"><text:span text:style-name="T39">R</text:span></text:p></draw:text-box></draw:frame><draw:line draw:style-name="gr227" draw:text-style-name="P140" svg:x1="4.874cm" svg:y1="0.446cm" svg:x2="4.874cm" svg:y2="0.746cm"><text:p/></draw:line><draw:line draw:style-name="gr228" draw:text-style-name="P140" svg:x1="6.168cm" svg:y1="0.446cm" svg:x2="6.168cm" svg:y2="0.746cm"><text:p/></draw:line><draw:line draw:style-name="gr229" draw:text-style-name="P140" svg:x1="5.519cm" svg:y1="0.446cm" svg:x2="5.519cm" svg:y2="0.746cm"><text:p/></draw:line><draw:line draw:style-name="gr230" draw:text-style-name="P140" svg:x1="7.477cm" svg:y1="0.446cm" svg:x2="7.477cm" svg:y2="0.746cm"><text:p/></draw:line><draw:line draw:style-name="gr231" draw:text-style-name="P140" svg:x1="8.124cm" svg:y1="0.446cm" svg:x2="8.124cm" svg:y2="0.746cm"><text:p/></draw:line><draw:line draw:style-name="gr232" draw:text-style-name="P140" svg:x1="7.477cm" svg:y1="0.446cm" svg:x2="7.477cm" svg:y2="0.746cm"><text:p/></draw:line><draw:line draw:style-name="gr233" draw:text-style-name="P140" svg:x1="8.124cm" svg:y1="0.446cm" svg:x2="8.124cm" svg:y2="0.746cm"><text:p/></draw:line><draw:frame draw:style-name="gr234" draw:text-style-name="P155" svg:width="0.509cm" svg:height="0.449cm" svg:x="1.402cm" svg:y="0.792cm"><draw:text-box><text:p><text:span text:style-name="T43">−</text:span><text:span text:style-name="T39">6</text:span></text:p></draw:text-box></draw:frame></draw:g></text:p>
        </text:list-header>
      </text:list>
      <text:list xml:id="list184623636636774" text:continue-list="list184622590664442" text:style-name="liste_5f_abc">
        <text:list-item text:start-value="1">
          <text:p text:style-name="P90">Trouve et place l’origine O de la droite graduée.</text:p>
        </text:list-item>
        <text:list-item>
          <text:p text:style-name="P90">Place le point T d’abscisse <text:span text:style-name="T12">−</text:span>4.</text:p>
        </text:list-item>
        <text:list-item>
          <text:p text:style-name="P90">Place le point R’, symétrique du point R par rapport à O. </text:p>
        </text:list-item>
        <text:list-item>
          <text:p text:style-name="P118">Donne l’abscisse du point R’ : <text:span text:style-name="T15"><text:tab/></text:span></text:p>
        </text:list-item>
        <text:list-item>
          <text:p text:style-name="P92">Que dire des abscisses des points R et R’ ?</text:p>
        </text:list-item>
      </text:list>
      <text:p text:style-name="P52"><text:span text:style-name="_5f_pointillés_20_gris"><text:span text:style-name="T14"><text:tab/></text:span></text:span></text:p>
      <text:p text:style-name="P53"><text:span text:style-name="_5f_pointillés_20_gris"><text:span text:style-name="T14"><text:tab/></text:span></text:span></text:p>
      <text:list xml:id="list184622828785257" text:continue-numbering="true" text:style-name="liste_5f_abc">
        <text:list-item>
          <text:p text:style-name="P107">Que dire des points P et R’ par rapport au point T ? </text:p>
        </text:list-item>
      </text:list>
      <text:p text:style-name="P52"><text:span text:style-name="_5f_pointillés_20_gris"><text:span text:style-name="T14"><text:tab/></text:span></text:span></text:p>
      <text:p text:style-name="P53"><text:span text:style-name="_5f_pointillés_20_gris"><text:span text:style-name="T14"><text:tab/></text:span></text:span></text:p>
      <text:list xml:id="list184623662789997" text:continue-list="list184623095226821" text:style-name="Num_5f_Exo">
        <text:list-item>
          <text:h text:style-name="P70" text:outline-level="1"><text:s/><text:span text:style-name="Bold_5f_niv1">La bonne abscisse</text:span></text:h>
        </text:list-item>
      </text:list>
      <text:list xml:id="list184623910514683" text:continue-list="list184622828785257" text:style-name="liste_5f_abc">
        <text:list-item text:start-value="1">
          <text:p text:style-name="P93">Pour chaque cas, place les points donnés.</text:p>
        </text:list-item>
      </text:list>
      <text:list xml:id="list184623956098414" text:continue-list="list184622533435062" text:style-name="_5f_Numérotation_20_des_20_exercices_20_livrets">
        <text:list-header>
          <text:p text:style-name="P86"><draw:g text:anchor-type="as-char" svg:y="0cm" draw:z-index="76" draw:name="Forme21" draw:style-name="gr35"><draw:line draw:style-name="gr36" draw:text-style-name="P140" svg:x1="0cm" svg:y1="0.196cm" svg:x2="8.999cm" svg:y2="0.196cm"><text:p/></draw:line><draw:line draw:style-name="gr37" draw:text-style-name="P140" svg:x1="0.445cm" svg:y1="0.049cm" svg:x2="0.445cm" svg:y2="0.349cm"><text:p/></draw:line><draw:line draw:style-name="gr38" draw:text-style-name="P140" svg:x1="0.699cm" svg:y1="0.049cm" svg:x2="0.699cm" svg:y2="0.349cm"><text:p/></draw:line><draw:line draw:style-name="gr39" draw:text-style-name="P140" svg:x1="0.949cm" svg:y1="0.002cm" svg:x2="0.949cm" svg:y2="0.402cm"><text:p/></draw:line><draw:line draw:style-name="gr40" draw:text-style-name="P140" svg:x1="1.205cm" svg:y1="0.049cm" svg:x2="1.205cm" svg:y2="0.349cm"><text:p/></draw:line><draw:line draw:style-name="gr41" draw:text-style-name="P140" svg:x1="0.445cm" svg:y1="0.049cm" svg:x2="0.445cm" svg:y2="0.349cm"><text:p/></draw:line><draw:line draw:style-name="gr42" draw:text-style-name="P140" svg:x1="1.461cm" svg:y1="0.049cm" svg:x2="1.461cm" svg:y2="0.349cm"><text:p/></draw:line><draw:line draw:style-name="gr43" draw:text-style-name="P140" svg:x1="1.713cm" svg:y1="0.049cm" svg:x2="1.713cm" svg:y2="0.349cm"><text:p/></draw:line><draw:line draw:style-name="gr44" draw:text-style-name="P140" svg:x1="1.967cm" svg:y1="0.049cm" svg:x2="1.967cm" svg:y2="0.349cm"><text:p/></draw:line><draw:line draw:style-name="gr45" draw:text-style-name="P140" svg:x1="2.221cm" svg:y1="0.049cm" svg:x2="2.221cm" svg:y2="0.349cm"><text:p/></draw:line><draw:line draw:style-name="gr46" draw:text-style-name="P140" svg:x1="1.461cm" svg:y1="0.049cm" svg:x2="1.461cm" svg:y2="0.349cm"><text:p/></draw:line><draw:line draw:style-name="gr47" draw:text-style-name="P140" svg:x1="2.475cm" svg:y1="0.049cm" svg:x2="2.475cm" svg:y2="0.349cm"><text:p/></draw:line><draw:line draw:style-name="gr48" draw:text-style-name="P140" svg:x1="2.729cm" svg:y1="0.049cm" svg:x2="2.729cm" svg:y2="0.349cm"><text:p/></draw:line><draw:line draw:style-name="gr49" draw:text-style-name="P140" svg:x1="2.985cm" svg:y1="0.049cm" svg:x2="2.985cm" svg:y2="0.349cm"><text:p/></draw:line><draw:line draw:style-name="gr50" draw:text-style-name="P140" svg:x1="3.235cm" svg:y1="0.049cm" svg:x2="3.235cm" svg:y2="0.349cm"><text:p/></draw:line><draw:line draw:style-name="gr51" draw:text-style-name="P140" svg:x1="2.475cm" svg:y1="0.049cm" svg:x2="2.475cm" svg:y2="0.349cm"><text:p/></draw:line><draw:line draw:style-name="gr52" draw:text-style-name="P140" svg:x1="3.491cm" svg:y1="0cm" svg:x2="3.491cm" svg:y2="0.4cm"><text:p/></draw:line><draw:line draw:style-name="gr53" draw:text-style-name="P140" svg:x1="3.745cm" svg:y1="0.049cm" svg:x2="3.745cm" svg:y2="0.349cm"><text:p/></draw:line><draw:line draw:style-name="gr54" draw:text-style-name="P140" svg:x1="3.999cm" svg:y1="0.049cm" svg:x2="3.999cm" svg:y2="0.349cm"><text:p/></draw:line><draw:line draw:style-name="gr55" draw:text-style-name="P140" svg:x1="4.249cm" svg:y1="0.049cm" svg:x2="4.249cm" svg:y2="0.349cm"><text:p/></draw:line><draw:line draw:style-name="gr56" draw:text-style-name="P140" svg:x1="4.503cm" svg:y1="0.049cm" svg:x2="4.503cm" svg:y2="0.349cm"><text:p/></draw:line><draw:line draw:style-name="gr57" draw:text-style-name="P140" svg:x1="4.759cm" svg:y1="0.049cm" svg:x2="4.759cm" svg:y2="0.349cm"><text:p/></draw:line><draw:line draw:style-name="gr58" draw:text-style-name="P140" svg:x1="5.013cm" svg:y1="0.049cm" svg:x2="5.013cm" svg:y2="0.349cm"><text:p/></draw:line><draw:line draw:style-name="gr59" draw:text-style-name="P140" svg:x1="5.265cm" svg:y1="0.049cm" svg:x2="5.265cm" svg:y2="0.349cm"><text:p/></draw:line><draw:line draw:style-name="gr60" draw:text-style-name="P140" svg:x1="4.503cm" svg:y1="0.049cm" svg:x2="4.503cm" svg:y2="0.349cm"><text:p/></draw:line><draw:line draw:style-name="gr61" draw:text-style-name="P140" svg:x1="5.519cm" svg:y1="0.049cm" svg:x2="5.519cm" svg:y2="0.349cm"><text:p/></draw:line><draw:line draw:style-name="gr62" draw:text-style-name="P140" svg:x1="5.773cm" svg:y1="0.049cm" svg:x2="5.773cm" svg:y2="0.349cm"><text:p/></draw:line><draw:line draw:style-name="gr63" draw:text-style-name="P140" svg:x1="6.027cm" svg:y1="0.049cm" svg:x2="6.027cm" svg:y2="0.349cm"><text:p/></draw:line><draw:line draw:style-name="gr64" draw:text-style-name="P140" svg:x1="6.281cm" svg:y1="0.049cm" svg:x2="6.281cm" svg:y2="0.349cm"><text:p/></draw:line><draw:line draw:style-name="gr65" draw:text-style-name="P140" svg:x1="5.519cm" svg:y1="0.049cm" svg:x2="5.519cm" svg:y2="0.349cm"><text:p/></draw:line><draw:line draw:style-name="gr66" draw:text-style-name="P140" svg:x1="6.535cm" svg:y1="0.049cm" svg:x2="6.535cm" svg:y2="0.349cm"><text:p/></draw:line><draw:line draw:style-name="gr67" draw:text-style-name="P140" svg:x1="6.791cm" svg:y1="0.049cm" svg:x2="6.791cm" svg:y2="0.349cm"><text:p/></draw:line><draw:line draw:style-name="gr68" draw:text-style-name="P140" svg:x1="7.04cm" svg:y1="0.049cm" svg:x2="7.04cm" svg:y2="0.349cm"><text:p/></draw:line><draw:line draw:style-name="gr69" draw:text-style-name="P140" svg:x1="7.294cm" svg:y1="0.049cm" svg:x2="7.294cm" svg:y2="0.349cm"><text:p/></draw:line><draw:line draw:style-name="gr70" draw:text-style-name="P140" svg:x1="6.535cm" svg:y1="0.049cm" svg:x2="6.535cm" svg:y2="0.349cm"><text:p/></draw:line><draw:line draw:style-name="gr71" draw:text-style-name="P140" svg:x1="7.551cm" svg:y1="0.049cm" svg:x2="7.551cm" svg:y2="0.349cm"><text:p/></draw:line><draw:line draw:style-name="gr72" draw:text-style-name="P140" svg:x1="7.803cm" svg:y1="0.049cm" svg:x2="7.803cm" svg:y2="0.349cm"><text:p/></draw:line><draw:line draw:style-name="gr73" draw:text-style-name="P140" svg:x1="8.056cm" svg:y1="0.049cm" svg:x2="8.056cm" svg:y2="0.349cm"><text:p/></draw:line><draw:line draw:style-name="gr74" draw:text-style-name="P140" svg:x1="7.551cm" svg:y1="0.049cm" svg:x2="7.551cm" svg:y2="0.349cm"><text:p/></draw:line><draw:frame draw:style-name="gr75" draw:text-style-name="P141" svg:width="0.854cm" svg:height="0.493cm" svg:x="0.527cm" svg:y="0.404cm"><draw:text-box><text:p><text:span text:style-name="T38">−</text:span><text:span text:style-name="T39">0,2</text:span></text:p></draw:text-box></draw:frame><draw:frame draw:style-name="gr76" draw:text-style-name="P141" svg:width="0.854cm" svg:height="0.493cm" svg:x="3.067cm" svg:y="0.404cm"><draw:text-box><text:p><text:span text:style-name="T38">−</text:span><text:span text:style-name="T39">0,1</text:span></text:p></draw:text-box></draw:frame><draw:line draw:style-name="gr77" draw:text-style-name="P140" svg:x1="6.029cm" svg:y1="0.002cm" svg:x2="6.029cm" svg:y2="0.402cm"><text:p/></draw:line><draw:frame draw:style-name="gr78" draw:text-style-name="P141" svg:width="0.228cm" svg:height="0.415cm" svg:x="5.918cm" svg:y="0.404cm"><draw:text-box><text:p text:style-name="P131"><text:span text:style-name="T39">0</text:span></text:p></draw:text-box></draw:frame><draw:line draw:style-name="gr79" draw:text-style-name="P140" svg:x1="8.056cm" svg:y1="0.049cm" svg:x2="8.056cm" svg:y2="0.349cm"><text:p/></draw:line><draw:line draw:style-name="gr80" draw:text-style-name="P140" svg:x1="8.329cm" svg:y1="0.049cm" svg:x2="8.329cm" svg:y2="0.349cm"><text:p/></draw:line><draw:line draw:style-name="gr81" draw:text-style-name="P140" svg:x1="8.329cm" svg:y1="0.049cm" svg:x2="8.329cm" svg:y2="0.349cm"><text:p/></draw:line><draw:line draw:style-name="gr82" draw:text-style-name="P140" svg:x1="0.183cm" svg:y1="0.049cm" svg:x2="0.183cm" svg:y2="0.349cm"><text:p/></draw:line><draw:line draw:style-name="gr83" draw:text-style-name="P140" svg:x1="0.183cm" svg:y1="0.049cm" svg:x2="0.183cm" svg:y2="0.349cm"><text:p/></draw:line></draw:g></text:p>
        </text:list-header>
      </text:list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43">K(<text:span text:style-name="T12">−</text:span>0,12) ; </text:p>
          </table:table-cell>
          <table:table-cell table:style-name="Tableau2.A1" office:value-type="string">
            <text:p text:style-name="P43">L(<text:span text:style-name="T12">−</text:span>0,21) ;</text:p>
          </table:table-cell>
          <table:table-cell table:style-name="Tableau2.A1" office:value-type="string">
            <text:p text:style-name="P43">M(0,06) ;</text:p>
          </table:table-cell>
          <table:table-cell table:style-name="Tableau2.A1" office:value-type="string">
            <text:p text:style-name="P43">N(<text:span text:style-name="T12">−</text:span>0,03).</text:p>
          </table:table-cell>
        </table:table-row>
      </table:table>
      <text:list xml:id="list184623947254332" text:continue-list="list184623910514683" text:style-name="liste_5f_abc">
        <text:list-item>
          <text:p text:style-name="P94"/>
        </text:list-item>
      </text:list>
      <text:list xml:id="list184624140921928" text:continue-list="list184623956098414" text:style-name="_5f_Numérotation_20_des_20_exercices_20_livrets">
        <text:list-header>
          <text:p text:style-name="P86"><draw:g text:anchor-type="as-char" draw:z-index="77" draw:name="Forme22" draw:style-name="gr17"><draw:line draw:style-name="gr18" draw:text-style-name="P136" svg:x1="0.097cm" svg:y1="0cm" svg:x2="0.097cm" svg:y2="1.033cm"><text:p/></draw:line><draw:line draw:style-name="gr18" draw:text-style-name="P136" svg:x1="0.198cm" svg:y1="0cm" svg:x2="0.198cm" svg:y2="1.033cm"><text:p/></draw:line><draw:line draw:style-name="gr18" draw:text-style-name="P136" svg:x1="0.299cm" svg:y1="0cm" svg:x2="0.299cm" svg:y2="1.033cm"><text:p/></draw:line><draw:line draw:style-name="gr18" draw:text-style-name="P136" svg:x1="0.399cm" svg:y1="0cm" svg:x2="0.399cm" svg:y2="1.033cm"><text:p/></draw:line><draw:line draw:style-name="gr18" draw:text-style-name="P136" svg:x1="0.598cm" svg:y1="0cm" svg:x2="0.598cm" svg:y2="1.033cm"><text:p/></draw:line><draw:line draw:style-name="gr18" draw:text-style-name="P136" svg:x1="0.701cm" svg:y1="0cm" svg:x2="0.701cm" svg:y2="1.033cm"><text:p/></draw:line><draw:line draw:style-name="gr18" draw:text-style-name="P136" svg:x1="0.799cm" svg:y1="0cm" svg:x2="0.799cm" svg:y2="1.033cm"><text:p/></draw:line><draw:line draw:style-name="gr18" draw:text-style-name="P136" svg:x1="0.897cm" svg:y1="0cm" svg:x2="0.897cm" svg:y2="1.033cm"><text:p/></draw:line><draw:line draw:style-name="gr18" draw:text-style-name="P136" svg:x1="1.098cm" svg:y1="0cm" svg:x2="1.098cm" svg:y2="1.033cm"><text:p/></draw:line><draw:line draw:style-name="gr18" draw:text-style-name="P136" svg:x1="1.198cm" svg:y1="0cm" svg:x2="1.198cm" svg:y2="1.033cm"><text:p/></draw:line><draw:line draw:style-name="gr18" draw:text-style-name="P136" svg:x1="1.297cm" svg:y1="0cm" svg:x2="1.297cm" svg:y2="1.033cm"><text:p/></draw:line><draw:line draw:style-name="gr18" draw:text-style-name="P136" svg:x1="1.397cm" svg:y1="0cm" svg:x2="1.397cm" svg:y2="1.033cm"><text:p/></draw:line><draw:line draw:style-name="gr18" draw:text-style-name="P136" svg:x1="1.598cm" svg:y1="0cm" svg:x2="1.598cm" svg:y2="1.033cm"><text:p/></draw:line><draw:line draw:style-name="gr18" draw:text-style-name="P136" svg:x1="1.697cm" svg:y1="0cm" svg:x2="1.697cm" svg:y2="1.033cm"><text:p/></draw:line><draw:line draw:style-name="gr18" draw:text-style-name="P136" svg:x1="1.796cm" svg:y1="0cm" svg:x2="1.796cm" svg:y2="1.033cm"><text:p/></draw:line><draw:line draw:style-name="gr18" draw:text-style-name="P136" svg:x1="1.897cm" svg:y1="0cm" svg:x2="1.897cm" svg:y2="1.033cm"><text:p/></draw:line><draw:line draw:style-name="gr18" draw:text-style-name="P136" svg:x1="2.098cm" svg:y1="0cm" svg:x2="2.098cm" svg:y2="1.033cm"><text:p/></draw:line><draw:line draw:style-name="gr18" draw:text-style-name="P136" svg:x1="2.196cm" svg:y1="0cm" svg:x2="2.196cm" svg:y2="1.033cm"><text:p/></draw:line><draw:line draw:style-name="gr18" draw:text-style-name="P136" svg:x1="2.297cm" svg:y1="0cm" svg:x2="2.297cm" svg:y2="1.033cm"><text:p/></draw:line><draw:line draw:style-name="gr18" draw:text-style-name="P136" svg:x1="2.397cm" svg:y1="0cm" svg:x2="2.397cm" svg:y2="1.033cm"><text:p/></draw:line><draw:line draw:style-name="gr18" draw:text-style-name="P136" svg:x1="2.595cm" svg:y1="0cm" svg:x2="2.595cm" svg:y2="1.033cm"><text:p/></draw:line><draw:line draw:style-name="gr18" draw:text-style-name="P136" svg:x1="2.697cm" svg:y1="0cm" svg:x2="2.697cm" svg:y2="1.033cm"><text:p/></draw:line><draw:line draw:style-name="gr18" draw:text-style-name="P136" svg:x1="2.795cm" svg:y1="0cm" svg:x2="2.795cm" svg:y2="1.033cm"><text:p/></draw:line><draw:line draw:style-name="gr18" draw:text-style-name="P136" svg:x1="2.897cm" svg:y1="0cm" svg:x2="2.897cm" svg:y2="1.033cm"><text:p/></draw:line><draw:line draw:style-name="gr18" draw:text-style-name="P136" svg:x1="3.096cm" svg:y1="0cm" svg:x2="3.096cm" svg:y2="1.033cm"><text:p/></draw:line><draw:line draw:style-name="gr18" draw:text-style-name="P136" svg:x1="3.196cm" svg:y1="0cm" svg:x2="3.196cm" svg:y2="1.033cm"><text:p/></draw:line><draw:line draw:style-name="gr18" draw:text-style-name="P136" svg:x1="3.295cm" svg:y1="0cm" svg:x2="3.295cm" svg:y2="1.033cm"><text:p/></draw:line><draw:line draw:style-name="gr18" draw:text-style-name="P136" svg:x1="3.394cm" svg:y1="0cm" svg:x2="3.394cm" svg:y2="1.033cm"><text:p/></draw:line><draw:line draw:style-name="gr18" draw:text-style-name="P136" svg:x1="3.594cm" svg:y1="0cm" svg:x2="3.594cm" svg:y2="1.033cm"><text:p/></draw:line><draw:line draw:style-name="gr18" draw:text-style-name="P136" svg:x1="3.694cm" svg:y1="0cm" svg:x2="3.694cm" svg:y2="1.033cm"><text:p/></draw:line><draw:line draw:style-name="gr18" draw:text-style-name="P136" svg:x1="3.795cm" svg:y1="0cm" svg:x2="3.795cm" svg:y2="1.033cm"><text:p/></draw:line><draw:line draw:style-name="gr18" draw:text-style-name="P136" svg:x1="3.895cm" svg:y1="0cm" svg:x2="3.895cm" svg:y2="1.033cm"><text:p/></draw:line><draw:line draw:style-name="gr18" draw:text-style-name="P136" svg:x1="4.094cm" svg:y1="0cm" svg:x2="4.094cm" svg:y2="1.033cm"><text:p/></draw:line><draw:line draw:style-name="gr18" draw:text-style-name="P136" svg:x1="4.197cm" svg:y1="0cm" svg:x2="4.197cm" svg:y2="1.033cm"><text:p/></draw:line><draw:line draw:style-name="gr18" draw:text-style-name="P136" svg:x1="4.295cm" svg:y1="0cm" svg:x2="4.295cm" svg:y2="1.033cm"><text:p/></draw:line><draw:line draw:style-name="gr18" draw:text-style-name="P136" svg:x1="4.394cm" svg:y1="0cm" svg:x2="4.394cm" svg:y2="1.033cm"><text:p/></draw:line><draw:line draw:style-name="gr18" draw:text-style-name="P136" svg:x1="4.594cm" svg:y1="0cm" svg:x2="4.594cm" svg:y2="1.033cm"><text:p/></draw:line><draw:line draw:style-name="gr18" draw:text-style-name="P136" svg:x1="4.694cm" svg:y1="0cm" svg:x2="4.694cm" svg:y2="1.033cm"><text:p/></draw:line><draw:line draw:style-name="gr18" draw:text-style-name="P136" svg:x1="4.793cm" svg:y1="0cm" svg:x2="4.793cm" svg:y2="1.033cm"><text:p/></draw:line><draw:line draw:style-name="gr18" draw:text-style-name="P136" svg:x1="4.893cm" svg:y1="0cm" svg:x2="4.893cm" svg:y2="1.033cm"><text:p/></draw:line><draw:line draw:style-name="gr18" draw:text-style-name="P136" svg:x1="5.094cm" svg:y1="0cm" svg:x2="5.094cm" svg:y2="1.033cm"><text:p/></draw:line><draw:line draw:style-name="gr18" draw:text-style-name="P136" svg:x1="5.193cm" svg:y1="0cm" svg:x2="5.193cm" svg:y2="1.033cm"><text:p/></draw:line><draw:line draw:style-name="gr18" draw:text-style-name="P136" svg:x1="5.292cm" svg:y1="0cm" svg:x2="5.292cm" svg:y2="1.033cm"><text:p/></draw:line><draw:line draw:style-name="gr18" draw:text-style-name="P136" svg:x1="5.394cm" svg:y1="0cm" svg:x2="5.394cm" svg:y2="1.033cm"><text:p/></draw:line><draw:line draw:style-name="gr18" draw:text-style-name="P136" svg:x1="5.594cm" svg:y1="0cm" svg:x2="5.594cm" svg:y2="1.033cm"><text:p/></draw:line><draw:line draw:style-name="gr18" draw:text-style-name="P136" svg:x1="5.693cm" svg:y1="0cm" svg:x2="5.693cm" svg:y2="1.033cm"><text:p/></draw:line><draw:line draw:style-name="gr18" draw:text-style-name="P136" svg:x1="5.793cm" svg:y1="0cm" svg:x2="5.793cm" svg:y2="1.033cm"><text:p/></draw:line><draw:line draw:style-name="gr18" draw:text-style-name="P136" svg:x1="5.893cm" svg:y1="0cm" svg:x2="5.893cm" svg:y2="1.033cm"><text:p/></draw:line><draw:line draw:style-name="gr18" draw:text-style-name="P136" svg:x1="6.091cm" svg:y1="0cm" svg:x2="6.091cm" svg:y2="1.033cm"><text:p/></draw:line><draw:line draw:style-name="gr18" draw:text-style-name="P136" svg:x1="6.193cm" svg:y1="0cm" svg:x2="6.193cm" svg:y2="1.033cm"><text:p/></draw:line><draw:line draw:style-name="gr18" draw:text-style-name="P136" svg:x1="6.291cm" svg:y1="0cm" svg:x2="6.291cm" svg:y2="1.033cm"><text:p/></draw:line><draw:line draw:style-name="gr18" draw:text-style-name="P136" svg:x1="6.391cm" svg:y1="0cm" svg:x2="6.391cm" svg:y2="1.033cm"><text:p/></draw:line><draw:line draw:style-name="gr18" draw:text-style-name="P136" svg:x1="6.592cm" svg:y1="0cm" svg:x2="6.592cm" svg:y2="1.033cm"><text:p/></draw:line><draw:line draw:style-name="gr18" draw:text-style-name="P136" svg:x1="6.692cm" svg:y1="0cm" svg:x2="6.692cm" svg:y2="1.033cm"><text:p/></draw:line><draw:line draw:style-name="gr18" draw:text-style-name="P136" svg:x1="6.791cm" svg:y1="0cm" svg:x2="6.791cm" svg:y2="1.033cm"><text:p/></draw:line><draw:line draw:style-name="gr18" draw:text-style-name="P136" svg:x1="6.894cm" svg:y1="0cm" svg:x2="6.894cm" svg:y2="1.033cm"><text:p/></draw:line><draw:line draw:style-name="gr18" draw:text-style-name="P136" svg:x1="7.091cm" svg:y1="0cm" svg:x2="7.091cm" svg:y2="1.033cm"><text:p/></draw:line><draw:line draw:style-name="gr18" draw:text-style-name="P136" svg:x1="7.19cm" svg:y1="0cm" svg:x2="7.19cm" svg:y2="1.033cm"><text:p/></draw:line><draw:line draw:style-name="gr18" draw:text-style-name="P136" svg:x1="7.291cm" svg:y1="0cm" svg:x2="7.291cm" svg:y2="1.033cm"><text:p/></draw:line><draw:line draw:style-name="gr18" draw:text-style-name="P136" svg:x1="7.391cm" svg:y1="0cm" svg:x2="7.391cm" svg:y2="1.033cm"><text:p/></draw:line><draw:line draw:style-name="gr18" draw:text-style-name="P136" svg:x1="7.59cm" svg:y1="0cm" svg:x2="7.59cm" svg:y2="1.033cm"><text:p/></draw:line><draw:line draw:style-name="gr18" draw:text-style-name="P136" svg:x1="7.691cm" svg:y1="0cm" svg:x2="7.691cm" svg:y2="1.033cm"><text:p/></draw:line><draw:line draw:style-name="gr18" draw:text-style-name="P136" svg:x1="7.791cm" svg:y1="0cm" svg:x2="7.791cm" svg:y2="1.033cm"><text:p/></draw:line><draw:line draw:style-name="gr18" draw:text-style-name="P136" svg:x1="7.89cm" svg:y1="0cm" svg:x2="7.89cm" svg:y2="1.033cm"><text:p/></draw:line><draw:line draw:style-name="gr18" draw:text-style-name="P136" svg:x1="8.091cm" svg:y1="0cm" svg:x2="8.091cm" svg:y2="1.033cm"><text:p/></draw:line><draw:line draw:style-name="gr18" draw:text-style-name="P136" svg:x1="8.189cm" svg:y1="0cm" svg:x2="8.189cm" svg:y2="1.033cm"><text:p/></draw:line><draw:line draw:style-name="gr18" draw:text-style-name="P136" svg:x1="8.291cm" svg:y1="0cm" svg:x2="8.291cm" svg:y2="1.033cm"><text:p/></draw:line><draw:line draw:style-name="gr18" draw:text-style-name="P136" svg:x1="8.389cm" svg:y1="0cm" svg:x2="8.389cm" svg:y2="1.033cm"><text:p/></draw:line><draw:line draw:style-name="gr18" draw:text-style-name="P136" svg:x1="8.59cm" svg:y1="0cm" svg:x2="8.59cm" svg:y2="1.033cm"><text:p/></draw:line><draw:line draw:style-name="gr18" draw:text-style-name="P136" svg:x1="8.689cm" svg:y1="0cm" svg:x2="8.689cm" svg:y2="1.033cm"><text:p/></draw:line><draw:line draw:style-name="gr18" draw:text-style-name="P136" svg:x1="8.788cm" svg:y1="0cm" svg:x2="8.788cm" svg:y2="1.033cm"><text:p/></draw:line><draw:line draw:style-name="gr18" draw:text-style-name="P136" svg:x1="8.89cm" svg:y1="0cm" svg:x2="8.89cm" svg:y2="1.033cm"><text:p/></draw:line><draw:line draw:style-name="gr18" draw:text-style-name="P136" svg:x1="0cm" svg:y1="0.104cm" svg:x2="8.989cm" svg:y2="0.104cm"><text:p/></draw:line><draw:line draw:style-name="gr18" draw:text-style-name="P136" svg:x1="0cm" svg:y1="0.205cm" svg:x2="8.989cm" svg:y2="0.205cm"><text:p/></draw:line><draw:line draw:style-name="gr18" draw:text-style-name="P136" svg:x1="0cm" svg:y1="0.309cm" svg:x2="8.989cm" svg:y2="0.309cm"><text:p/></draw:line><draw:line draw:style-name="gr18" draw:text-style-name="P136" svg:x1="0cm" svg:y1="0.415cm" svg:x2="8.989cm" svg:y2="0.415cm"><text:p/></draw:line><draw:line draw:style-name="gr18" draw:text-style-name="P136" svg:x1="0cm" svg:y1="0.616cm" svg:x2="8.989cm" svg:y2="0.616cm"><text:p/></draw:line><draw:line draw:style-name="gr18" draw:text-style-name="P136" svg:x1="0cm" svg:y1="0.72cm" svg:x2="8.989cm" svg:y2="0.72cm"><text:p/></draw:line><draw:line draw:style-name="gr18" draw:text-style-name="P136" svg:x1="0cm" svg:y1="0.826cm" svg:x2="8.989cm" svg:y2="0.826cm"><text:p/></draw:line><draw:line draw:style-name="gr18" draw:text-style-name="P136" svg:x1="0cm" svg:y1="0.93cm" svg:x2="8.989cm" svg:y2="0.93cm"><text:p/></draw:line><draw:line draw:style-name="gr19" draw:text-style-name="P136" svg:x1="0.499cm" svg:y1="0cm" svg:x2="0.499cm" svg:y2="1.033cm"><text:p/></draw:line><draw:line draw:style-name="gr19" draw:text-style-name="P136" svg:x1="1.5cm" svg:y1="0cm" svg:x2="1.5cm" svg:y2="1.033cm"><text:p/></draw:line><draw:line draw:style-name="gr19" draw:text-style-name="P136" svg:x1="2.496cm" svg:y1="0cm" svg:x2="2.496cm" svg:y2="1.033cm"><text:p/></draw:line><draw:line draw:style-name="gr19" draw:text-style-name="P136" svg:x1="3.496cm" svg:y1="0cm" svg:x2="3.496cm" svg:y2="1.033cm"><text:p/></draw:line><draw:line draw:style-name="gr19" draw:text-style-name="P136" svg:x1="4.493cm" svg:y1="0cm" svg:x2="4.493cm" svg:y2="1.033cm"><text:p/></draw:line><draw:line draw:style-name="gr19" draw:text-style-name="P136" svg:x1="5.492cm" svg:y1="0cm" svg:x2="5.492cm" svg:y2="1.033cm"><text:p/></draw:line><draw:line draw:style-name="gr19" draw:text-style-name="P136" svg:x1="6.492cm" svg:y1="0cm" svg:x2="6.492cm" svg:y2="1.033cm"><text:p/></draw:line><draw:line draw:style-name="gr19" draw:text-style-name="P136" svg:x1="7.49cm" svg:y1="0cm" svg:x2="7.49cm" svg:y2="1.033cm"><text:p/></draw:line><draw:line draw:style-name="gr19" draw:text-style-name="P136" svg:x1="8.49cm" svg:y1="0cm" svg:x2="8.49cm" svg:y2="1.033cm"><text:p/></draw:line><draw:line draw:style-name="gr20" draw:text-style-name="P136" svg:x1="0cm" svg:y1="0cm" svg:x2="0cm" svg:y2="1.033cm"><text:p/></draw:line><draw:line draw:style-name="gr20" draw:text-style-name="P136" svg:x1="0.997cm" svg:y1="0cm" svg:x2="0.997cm" svg:y2="1.033cm"><text:p/></draw:line><draw:line draw:style-name="gr20" draw:text-style-name="P136" svg:x1="1.997cm" svg:y1="0cm" svg:x2="1.997cm" svg:y2="1.033cm"><text:p/></draw:line><draw:line draw:style-name="gr20" draw:text-style-name="P136" svg:x1="2.996cm" svg:y1="0cm" svg:x2="2.996cm" svg:y2="1.033cm"><text:p/></draw:line><draw:line draw:style-name="gr20" draw:text-style-name="P136" svg:x1="3.995cm" svg:y1="0cm" svg:x2="3.995cm" svg:y2="1.033cm"><text:p/></draw:line><draw:line draw:style-name="gr20" draw:text-style-name="P136" svg:x1="4.994cm" svg:y1="0cm" svg:x2="4.994cm" svg:y2="1.033cm"><text:p/></draw:line><draw:line draw:style-name="gr20" draw:text-style-name="P136" svg:x1="5.992cm" svg:y1="0cm" svg:x2="5.992cm" svg:y2="1.033cm"><text:p/></draw:line><draw:line draw:style-name="gr20" draw:text-style-name="P136" svg:x1="6.992cm" svg:y1="0cm" svg:x2="6.992cm" svg:y2="1.033cm"><text:p/></draw:line><draw:line draw:style-name="gr20" draw:text-style-name="P136" svg:x1="7.989cm" svg:y1="0cm" svg:x2="7.989cm" svg:y2="1.033cm"><text:p/></draw:line><draw:line draw:style-name="gr21" draw:text-style-name="P136" svg:x1="0cm" svg:y1="0cm" svg:x2="8.989cm" svg:y2="0cm"><text:p/></draw:line><draw:line draw:style-name="gr20" draw:text-style-name="P136" svg:x1="8.988cm" svg:y1="0cm" svg:x2="8.988cm" svg:y2="1.033cm"><text:p/></draw:line><draw:line draw:style-name="gr21" draw:text-style-name="P136" svg:x1="0cm" svg:y1="1.034cm" svg:x2="8.989cm" svg:y2="1.034cm"><text:p/></draw:line><draw:polyline draw:style-name="gr22" draw:text-style-name="P137" svg:width="0cm" svg:height="0cm" svg:x="0.002cm" svg:y="0.957cm" svg:viewBox="0 0 0 0" draw:points="0,0"><text:p/></draw:polyline><draw:line draw:style-name="gr23" draw:text-style-name="P138" svg:x1="3.993cm" svg:y1="0.36cm" svg:x2="3.993cm" svg:y2="0.662cm"><text:p/></draw:line><draw:line draw:style-name="gr24" draw:text-style-name="P138" svg:x1="6.99cm" svg:y1="0.36cm" svg:x2="6.99cm" svg:y2="0.662cm"><text:p/></draw:line><draw:frame draw:style-name="gr25" draw:text-style-name="P139" svg:width="0.745cm" svg:height="0.493cm" svg:x="2.612cm" svg:y="0.684cm"><draw:text-box><text:p text:style-name="P131"><text:span text:style-name="T36">−</text:span><text:span text:style-name="T37">74</text:span></text:p></draw:text-box></draw:frame><draw:line draw:style-name="gr26" draw:text-style-name="P138" svg:x1="0.997cm" svg:y1="0.36cm" svg:x2="0.997cm" svg:y2="0.662cm"><text:p/></draw:line><draw:frame draw:style-name="gr27" draw:text-style-name="P139" svg:width="0.745cm" svg:height="0.493cm" svg:x="0.631cm" svg:y="0.691cm"><draw:text-box><text:p text:style-name="P131"><text:span text:style-name="T36">−</text:span><text:span text:style-name="T37">75</text:span></text:p></draw:text-box></draw:frame><draw:frame draw:style-name="gr28" draw:text-style-name="P139" svg:width="0.745cm" svg:height="0.493cm" svg:x="4.613cm" svg:y="0.676cm"><draw:text-box><text:p text:style-name="P131"><text:span text:style-name="T36">−</text:span><text:span text:style-name="T37">73</text:span></text:p></draw:text-box></draw:frame><draw:line draw:style-name="gr29" draw:text-style-name="P138" svg:x1="2.002cm" svg:y1="0.36cm" svg:x2="2.002cm" svg:y2="0.662cm"><text:p/></draw:line><draw:line draw:style-name="gr30" draw:text-style-name="P138" svg:x1="2.993cm" svg:y1="0.36cm" svg:x2="2.993cm" svg:y2="0.662cm"><text:p/></draw:line><draw:line draw:style-name="gr31" draw:text-style-name="P138" svg:x1="4.993cm" svg:y1="0.36cm" svg:x2="4.993cm" svg:y2="0.662cm"><text:p/></draw:line><draw:line draw:style-name="gr32" draw:text-style-name="P138" svg:x1="5.991cm" svg:y1="0.36cm" svg:x2="5.991cm" svg:y2="0.662cm"><text:p/></draw:line><draw:line draw:style-name="gr33" draw:text-style-name="P138" svg:x1="7.985cm" svg:y1="0.36cm" svg:x2="7.985cm" svg:y2="0.662cm"><text:p/></draw:line><draw:line draw:style-name="gr34" draw:text-style-name="P138" svg:x1="0cm" svg:y1="0.509cm" svg:x2="9cm" svg:y2="0.509cm"><text:p/></draw:line></draw:g></text:p>
        </text:list-header>
      </text:list>
      <text:section text:style-name="Sect4" text:name="Section6">
        <text:p text:style-name="P32">R(<text:span text:style-name="T12">−</text:span>74,1) ; </text:p>
        <text:p text:style-name="P32">S(<text:span text:style-name="T12">−</text:span>73,5) ;</text:p>
        <text:p text:style-name="P32">T(<text:span text:style-name="T12">−</text:span>75,3) ;</text:p>
        <text:p text:style-name="P33">U(<text:span text:style-name="T12">−</text:span>72,6).</text:p>
      </text:section>
      <text:list xml:id="list184623762442818" text:continue-list="list184623662789997" text:style-name="Num_5f_Exo">
        <text:list-item>
          <text:h text:style-name="P71" text:outline-level="1"><text:soft-page-break/><text:span text:style-name="T21"><text:s/>P</text:span>our chaque cas, place les points donnés.</text:h>
        </text:list-item>
      </text:list>
      <text:list xml:id="list184624037852516" text:continue-list="list184623947254332" text:style-name="liste_5f_abc">
        <text:list-item text:start-value="1">
          <text:p text:style-name="P82"/>
        </text:list-item>
      </text:list>
      <text:list xml:id="list184623965770025" text:continue-list="list184624140921928" text:style-name="_5f_Numérotation_20_des_20_exercices_20_livrets">
        <text:list-header>
          <text:p text:style-name="P80"><draw:g text:anchor-type="as-char" svg:y="0.041cm" draw:z-index="66" draw:name="Forme19" draw:style-name="gr155"><draw:line draw:style-name="gr181" draw:text-style-name="P140" svg:x1="5.302cm" svg:y1="0.042cm" svg:x2="5.302cm" svg:y2="0.24cm"><text:p/></draw:line><draw:line draw:style-name="gr182" draw:text-style-name="P140" svg:x1="2.182cm" svg:y1="0.042cm" svg:x2="2.182cm" svg:y2="0.24cm"><text:p/></draw:line><draw:line draw:style-name="gr183" draw:text-style-name="P140" svg:x1="3.434cm" svg:y1="0.042cm" svg:x2="3.434cm" svg:y2="0.24cm"><text:p/></draw:line><draw:line draw:style-name="gr184" draw:text-style-name="P140" svg:x1="0.942cm" svg:y1="0.042cm" svg:x2="0.942cm" svg:y2="0.24cm"><text:p/></draw:line><draw:line draw:style-name="gr185" draw:text-style-name="P140" svg:x1="1.247cm" svg:y1="0cm" svg:x2="1.247cm" svg:y2="0.291cm"><text:p/></draw:line><draw:line draw:style-name="gr186" draw:text-style-name="P140" svg:x1="1.87cm" svg:y1="0cm" svg:x2="1.87cm" svg:y2="0.291cm"><text:p/></draw:line><draw:line draw:style-name="gr187" draw:text-style-name="P140" svg:x1="2.803cm" svg:y1="0.042cm" svg:x2="2.803cm" svg:y2="0.24cm"><text:p/></draw:line><draw:line draw:style-name="gr188" draw:text-style-name="P140" svg:x1="4.053cm" svg:y1="0.042cm" svg:x2="4.053cm" svg:y2="0.24cm"><text:p/></draw:line><draw:line draw:style-name="gr189" draw:text-style-name="P140" svg:x1="4.673cm" svg:y1="0.042cm" svg:x2="4.673cm" svg:y2="0.24cm"><text:p/></draw:line><draw:line draw:style-name="gr190" draw:text-style-name="P140" svg:x1="5.607cm" svg:y1="0cm" svg:x2="5.607cm" svg:y2="0.291cm"><text:p/></draw:line><draw:line draw:style-name="gr191" draw:text-style-name="P140" svg:x1="6.23cm" svg:y1="0cm" svg:x2="6.23cm" svg:y2="0.291cm"><text:p/></draw:line><draw:line draw:style-name="gr192" draw:text-style-name="P140" svg:x1="6.849cm" svg:y1="0cm" svg:x2="6.849cm" svg:y2="0.291cm"><text:p/></draw:line><draw:line draw:style-name="gr193" draw:text-style-name="P140" svg:x1="7.475cm" svg:y1="0cm" svg:x2="7.475cm" svg:y2="0.291cm"><text:p/></draw:line><draw:line draw:style-name="gr194" draw:text-style-name="P140" svg:x1="7.784cm" svg:y1="0.042cm" svg:x2="7.784cm" svg:y2="0.24cm"><text:p/></draw:line><draw:line draw:style-name="gr195" draw:text-style-name="P140" svg:x1="2.494cm" svg:y1="0cm" svg:x2="2.494cm" svg:y2="0.291cm"><text:p/></draw:line><draw:line draw:style-name="gr196" draw:text-style-name="P140" svg:x1="3.115cm" svg:y1="0cm" svg:x2="3.115cm" svg:y2="0.291cm"><text:p/></draw:line><draw:line draw:style-name="gr197" draw:text-style-name="P140" svg:x1="3.738cm" svg:y1="0cm" svg:x2="3.738cm" svg:y2="0.291cm"><text:p/></draw:line><draw:line draw:style-name="gr198" draw:text-style-name="P140" svg:x1="4.362cm" svg:y1="0cm" svg:x2="4.362cm" svg:y2="0.291cm"><text:p/></draw:line><draw:line draw:style-name="gr199" draw:text-style-name="P140" svg:x1="4.985cm" svg:y1="0cm" svg:x2="4.985cm" svg:y2="0.291cm"><text:p/></draw:line><draw:line draw:style-name="gr200" draw:text-style-name="P140" svg:x1="5.914cm" svg:y1="0.042cm" svg:x2="5.914cm" svg:y2="0.24cm"><text:p/></draw:line><draw:line draw:style-name="gr201" draw:text-style-name="P140" svg:x1="6.544cm" svg:y1="0.042cm" svg:x2="6.544cm" svg:y2="0.24cm"><text:p/></draw:line><draw:line draw:style-name="gr202" draw:text-style-name="P140" svg:x1="7.163cm" svg:y1="0.042cm" svg:x2="7.163cm" svg:y2="0.24cm"><text:p/></draw:line><draw:line draw:style-name="gr203" draw:text-style-name="P140" svg:x1="0.624cm" svg:y1="0cm" svg:x2="0.624cm" svg:y2="0.291cm"><text:p/></draw:line><draw:line draw:style-name="gr204" draw:text-style-name="P140" svg:x1="1.561cm" svg:y1="0.042cm" svg:x2="1.561cm" svg:y2="0.24cm"><text:p/></draw:line><draw:line draw:style-name="gr205" draw:text-style-name="P140" svg:x1="8.096cm" svg:y1="0cm" svg:x2="8.096cm" svg:y2="0.291cm"><text:p/></draw:line><draw:line draw:style-name="gr206" draw:text-style-name="P140" svg:x1="0cm" svg:y1="0.139cm" svg:x2="8.999cm" svg:y2="0.139cm"><text:p/></draw:line><draw:frame draw:style-name="gr207" draw:text-style-name="P154" svg:width="0.854cm" svg:height="0.493cm" svg:x="0.907cm" svg:y="0.332cm"><draw:text-box><text:p><text:span text:style-name="T38">−</text:span><text:span text:style-name="T39">0,3</text:span></text:p></draw:text-box></draw:frame><draw:frame draw:style-name="gr208" draw:text-style-name="P155" svg:width="0.565cm" svg:height="0.422cm" svg:x="5.383cm" svg:y="0.332cm"><draw:text-box><text:p text:style-name="P131"><text:span text:style-name="T39">0,4</text:span></text:p></draw:text-box></draw:frame><draw:frame draw:style-name="gr209" draw:text-style-name="P155" svg:width="0.565cm" svg:height="0.422cm" svg:x="7.253cm" svg:y="0.332cm"><draw:text-box><text:p text:style-name="P131"><text:span text:style-name="T39">0,7</text:span></text:p></draw:text-box></draw:frame><draw:line draw:style-name="gr210" draw:text-style-name="P140" svg:x1="0.302cm" svg:y1="0.042cm" svg:x2="0.302cm" svg:y2="0.24cm"><text:p/></draw:line><draw:line draw:style-name="gr211" draw:text-style-name="P140" svg:x1="8.414cm" svg:y1="0.042cm" svg:x2="8.414cm" svg:y2="0.24cm"><text:p/></draw:line></draw:g></text:p>
        </text:list-header>
      </text:list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41">D(0,15) ;</text:p>
          </table:table-cell>
          <table:table-cell table:style-name="Tableau4.A1" office:value-type="string">
            <text:p text:style-name="P41">E(<text:span text:style-name="T12">−</text:span> 0,1) ;</text:p>
          </table:table-cell>
          <table:table-cell table:style-name="Tableau4.A1" office:value-type="string">
            <text:p text:style-name="P41">F(0,55).</text:p>
          </table:table-cell>
        </table:table-row>
      </table:table>
      <text:list xml:id="list184622823358079" text:continue-list="list184624037852516" text:style-name="liste_5f_abc">
        <text:list-item>
          <text:p text:style-name="P108"/>
        </text:list-item>
      </text:list>
      <text:list xml:id="list184624079336537" text:continue-list="list184623965770025" text:style-name="_5f_Numérotation_20_des_20_exercices_20_livrets">
        <text:list-header>
          <text:p text:style-name="P87"><draw:g text:anchor-type="as-char" svg:y="0cm" draw:z-index="67" draw:name="Forme20" draw:style-name="gr155"><draw:line draw:style-name="gr156" draw:text-style-name="P140" svg:x1="0cm" svg:y1="0.148cm" svg:x2="8.987cm" svg:y2="0.148cm"><text:p/></draw:line><draw:line draw:style-name="gr157" draw:text-style-name="P140" svg:x1="0.086cm" svg:y1="0cm" svg:x2="0.086cm" svg:y2="0.296cm"><text:p/></draw:line><draw:line draw:style-name="gr158" draw:text-style-name="P140" svg:x1="0.487cm" svg:y1="0cm" svg:x2="0.487cm" svg:y2="0.296cm"><text:p/></draw:line><draw:line draw:style-name="gr159" draw:text-style-name="P140" svg:x1="0.887cm" svg:y1="0cm" svg:x2="0.887cm" svg:y2="0.296cm"><text:p/></draw:line><draw:line draw:style-name="gr160" draw:text-style-name="P140" svg:x1="0.487cm" svg:y1="0cm" svg:x2="0.487cm" svg:y2="0.296cm"><text:p/></draw:line><draw:line draw:style-name="gr161" draw:text-style-name="P140" svg:x1="1.686cm" svg:y1="0cm" svg:x2="1.686cm" svg:y2="0.296cm"><text:p/></draw:line><draw:line draw:style-name="gr162" draw:text-style-name="P140" svg:x1="2.087cm" svg:y1="0cm" svg:x2="2.087cm" svg:y2="0.296cm"><text:p/></draw:line><draw:line draw:style-name="gr163" draw:text-style-name="P140" svg:x1="2.487cm" svg:y1="0cm" svg:x2="2.487cm" svg:y2="0.296cm"><text:p/></draw:line><draw:line draw:style-name="gr164" draw:text-style-name="P140" svg:x1="1.288cm" svg:y1="0cm" svg:x2="1.288cm" svg:y2="0.296cm"><text:p/></draw:line><draw:line draw:style-name="gr165" draw:text-style-name="P140" svg:x1="3.286cm" svg:y1="0cm" svg:x2="3.286cm" svg:y2="0.296cm"><text:p/></draw:line><draw:line draw:style-name="gr166" draw:text-style-name="P140" svg:x1="3.687cm" svg:y1="0cm" svg:x2="3.687cm" svg:y2="0.296cm"><text:p/></draw:line><draw:line draw:style-name="gr167" draw:text-style-name="P140" svg:x1="4.087cm" svg:y1="0cm" svg:x2="4.087cm" svg:y2="0.296cm"><text:p/></draw:line><draw:line draw:style-name="gr168" draw:text-style-name="P140" svg:x1="2.887cm" svg:y1="0cm" svg:x2="2.887cm" svg:y2="0.296cm"><text:p/></draw:line><draw:line draw:style-name="gr169" draw:text-style-name="P140" svg:x1="4.888cm" svg:y1="0cm" svg:x2="4.888cm" svg:y2="0.296cm"><text:p/></draw:line><draw:line draw:style-name="gr170" draw:text-style-name="P140" svg:x1="5.286cm" svg:y1="0cm" svg:x2="5.286cm" svg:y2="0.296cm"><text:p/></draw:line><draw:line draw:style-name="gr171" draw:text-style-name="P140" svg:x1="5.687cm" svg:y1="0cm" svg:x2="5.687cm" svg:y2="0.296cm"><text:p/></draw:line><draw:line draw:style-name="gr172" draw:text-style-name="P140" svg:x1="4.487cm" svg:y1="0cm" svg:x2="4.487cm" svg:y2="0.296cm"><text:p/></draw:line><draw:line draw:style-name="gr173" draw:text-style-name="P140" svg:x1="6.488cm" svg:y1="0cm" svg:x2="6.488cm" svg:y2="0.296cm"><text:p/></draw:line><draw:line draw:style-name="gr174" draw:text-style-name="P140" svg:x1="6.886cm" svg:y1="0cm" svg:x2="6.886cm" svg:y2="0.296cm"><text:p/></draw:line><draw:line draw:style-name="gr175" draw:text-style-name="P140" svg:x1="7.287cm" svg:y1="0cm" svg:x2="7.287cm" svg:y2="0.296cm"><text:p/></draw:line><draw:line draw:style-name="gr176" draw:text-style-name="P140" svg:x1="6.087cm" svg:y1="0cm" svg:x2="6.087cm" svg:y2="0.296cm"><text:p/></draw:line><draw:line draw:style-name="gr177" draw:text-style-name="P140" svg:x1="8.087cm" svg:y1="0cm" svg:x2="8.087cm" svg:y2="0.296cm"><text:p/></draw:line><draw:line draw:style-name="gr178" draw:text-style-name="P140" svg:x1="7.687cm" svg:y1="0cm" svg:x2="7.687cm" svg:y2="0.296cm"><text:p/></draw:line><draw:frame draw:style-name="gr179" draw:text-style-name="P146" svg:width="0.228cm" svg:height="0.477cm" svg:x="3.572cm" svg:y="0.288cm"><draw:text-box><text:p text:style-name="P143"><text:span text:style-name="T39">1</text:span></text:p></draw:text-box></draw:frame><draw:frame draw:style-name="gr180" draw:text-style-name="P147" svg:width="0.228cm" svg:height="0.477cm" svg:x="7.172cm" svg:y="0.288cm"><draw:text-box><text:p text:style-name="P131"><text:span text:style-name="T39">4</text:span></text:p></draw:text-box></draw:frame></draw:g></text:p>
        </text:list-header>
      </text:list>
      <table:table table:name="Tableau5" table:style-name="Tableau5">
        <table:table-column table:style-name="Tableau5.A" table:number-columns-repeated="3"/>
        <table:table-row table:style-name="Tableau5.1">
          <table:table-cell table:style-name="Tableau5.A1" office:value-type="string">
            <text:p text:style-name="P44">G(<text:span text:style-name="T12">−</text:span> 1) ;</text:p>
          </table:table-cell>
          <table:table-cell table:style-name="Tableau5.A1" office:value-type="string">
            <text:p text:style-name="P42">H<draw:frame draw:style-name="fr5" draw:name="Objet6" text:anchor-type="as-char" svg:width="0.847cm" svg:height="0.96cm" draw:z-index="82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</table:table-cell>
          <table:table-cell table:style-name="Tableau5.A1" office:value-type="string">
            <text:p text:style-name="P40">K<draw:frame draw:style-name="fr5" draw:name="Objet8" text:anchor-type="as-char" svg:width="1.683cm" svg:height="0.961cm" draw:z-index="83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</table:table-cell>
        </table:table-row>
      </table:table>
      <text:list xml:id="list184623461089523" text:continue-list="list184623762442818" text:style-name="Num_5f_Exo">
        <text:list-item>
          <text:h text:style-name="P69" text:outline-level="1"><text:s/><text:span text:style-name="T24">Écris, sous forme de fraction, l’abscisse de chaque point.</text:span></text:h>
        </text:list-item>
      </text:list>
      <text:list xml:id="list184622864256752" text:continue-list="list184622823358079" text:style-name="liste_5f_abc">
        <text:list-item text:start-value="1">
          <text:p text:style-name="P95">Abscisse de A : <text:span text:style-name="T15">......</text:span><text:tab/>Abscisse de B : <text:span text:style-name="T15">......</text:span></text:p>
        </text:list-item>
      </text:list>
      <text:p text:style-name="P114"><draw:g text:anchor-type="paragraph" draw:z-index="40" draw:name="Forme23" draw:style-name="gr7"><draw:line draw:style-name="gr3" draw:text-style-name="P169" svg:x1="0.014cm" svg:y1="0.576cm" svg:x2="8.991cm" svg:y2="0.576cm"><text:p/></draw:line><draw:g draw:style-name="gr13"><draw:line draw:style-name="gr357" draw:text-style-name="P168" svg:x1="0.791cm" svg:y1="0.448cm" svg:x2="1.042cm" svg:y2="0.691cm"><text:p/></draw:line><draw:line draw:style-name="gr357" draw:text-style-name="P168" svg:x1="1.042cm" svg:y1="0.448cm" svg:x2="0.791cm" svg:y2="0.691cm"><text:p/></draw:line></draw:g><draw:g draw:style-name="gr13"><draw:line draw:style-name="gr357" draw:text-style-name="P168" svg:x1="3.785cm" svg:y1="0.448cm" svg:x2="4.034cm" svg:y2="0.691cm"><text:p/></draw:line><draw:line draw:style-name="gr357" draw:text-style-name="P168" svg:x1="4.034cm" svg:y1="0.448cm" svg:x2="3.785cm" svg:y2="0.691cm"><text:p/></draw:line></draw:g><draw:frame draw:style-name="gr364" draw:text-style-name="P172" svg:width="0.756cm" svg:height="0.668cm" svg:x="-0.362cm" svg:y="0.721cm"><draw:text-box><text:p text:style-name="P131"><text:span text:style-name="T51">0</text:span></text:p></draw:text-box></draw:frame><draw:line draw:style-name="gr365" draw:text-style-name="P136" svg:x1="0.014cm" svg:y1="0.427cm" svg:x2="0.014cm" svg:y2="0.718cm"><text:p/></draw:line><draw:line draw:style-name="gr365" draw:text-style-name="P136" svg:x1="1.509cm" svg:y1="0.427cm" svg:x2="1.509cm" svg:y2="0.719cm"><text:p/></draw:line><draw:line draw:style-name="gr366" draw:text-style-name="P136" svg:x1="1.808cm" svg:y1="0.478cm" svg:x2="1.808cm" svg:y2="0.672cm"><text:p/></draw:line><draw:line draw:style-name="gr366" draw:text-style-name="P136" svg:x1="2.106cm" svg:y1="0.478cm" svg:x2="2.106cm" svg:y2="0.672cm"><text:p/></draw:line><draw:line draw:style-name="gr366" draw:text-style-name="P136" svg:x1="2.406cm" svg:y1="0.478cm" svg:x2="2.406cm" svg:y2="0.672cm"><text:p/></draw:line><draw:line draw:style-name="gr366" draw:text-style-name="P136" svg:x1="2.704cm" svg:y1="0.478cm" svg:x2="2.704cm" svg:y2="0.672cm"><text:p/></draw:line><draw:line draw:style-name="gr366" draw:text-style-name="P136" svg:x1="1.222cm" svg:y1="0.478cm" svg:x2="1.222cm" svg:y2="0.672cm"><text:p/></draw:line><draw:line draw:style-name="gr366" draw:text-style-name="P136" svg:x1="0.918cm" svg:y1="0.478cm" svg:x2="0.918cm" svg:y2="0.672cm"><text:p/></draw:line><draw:line draw:style-name="gr366" draw:text-style-name="P136" svg:x1="0.618cm" svg:y1="0.478cm" svg:x2="0.618cm" svg:y2="0.672cm"><text:p/></draw:line><draw:line draw:style-name="gr366" draw:text-style-name="P136" svg:x1="0.314cm" svg:y1="0.478cm" svg:x2="0.314cm" svg:y2="0.672cm"><text:p/></draw:line><draw:line draw:style-name="gr366" draw:text-style-name="P136" svg:x1="3.011cm" svg:y1="0.427cm" svg:x2="3.011cm" svg:y2="0.718cm"><text:p/></draw:line><draw:line draw:style-name="gr366" draw:text-style-name="P136" svg:x1="4.505cm" svg:y1="0.478cm" svg:x2="4.505cm" svg:y2="0.671cm"><text:p/></draw:line><draw:line draw:style-name="gr366" draw:text-style-name="P136" svg:x1="4.803cm" svg:y1="0.478cm" svg:x2="4.803cm" svg:y2="0.672cm"><text:p/></draw:line><draw:line draw:style-name="gr366" draw:text-style-name="P136" svg:x1="5.103cm" svg:y1="0.478cm" svg:x2="5.103cm" svg:y2="0.672cm"><text:p/></draw:line><draw:line draw:style-name="gr366" draw:text-style-name="P136" svg:x1="5.401cm" svg:y1="0.478cm" svg:x2="5.401cm" svg:y2="0.672cm"><text:p/></draw:line><draw:line draw:style-name="gr366" draw:text-style-name="P136" svg:x1="5.7cm" svg:y1="0.478cm" svg:x2="5.7cm" svg:y2="0.672cm"><text:p/></draw:line><draw:line draw:style-name="gr366" draw:text-style-name="P136" svg:x1="4.205cm" svg:y1="0.478cm" svg:x2="4.205cm" svg:y2="0.672cm"><text:p/></draw:line><draw:line draw:style-name="gr366" draw:text-style-name="P136" svg:x1="3.906cm" svg:y1="0.478cm" svg:x2="3.906cm" svg:y2="0.672cm"><text:p/></draw:line><draw:line draw:style-name="gr366" draw:text-style-name="P136" svg:x1="3.608cm" svg:y1="0.478cm" svg:x2="3.608cm" svg:y2="0.672cm"><text:p/></draw:line><draw:line draw:style-name="gr366" draw:text-style-name="P136" svg:x1="3.309cm" svg:y1="0.478cm" svg:x2="3.309cm" svg:y2="0.672cm"><text:p/></draw:line><draw:line draw:style-name="gr366" draw:text-style-name="P136" svg:x1="5.999cm" svg:y1="0.427cm" svg:x2="5.999cm" svg:y2="0.718cm"><text:p/></draw:line><draw:line draw:style-name="gr366" draw:text-style-name="P136" svg:x1="6.297cm" svg:y1="0.478cm" svg:x2="6.297cm" svg:y2="0.672cm"><text:p/></draw:line><draw:line draw:style-name="gr366" draw:text-style-name="P136" svg:x1="6.597cm" svg:y1="0.478cm" svg:x2="6.597cm" svg:y2="0.672cm"><text:p/></draw:line><draw:line draw:style-name="gr366" draw:text-style-name="P136" svg:x1="6.9cm" svg:y1="0.478cm" svg:x2="6.9cm" svg:y2="0.672cm"><text:p/></draw:line><draw:line draw:style-name="gr366" draw:text-style-name="P136" svg:x1="7.199cm" svg:y1="0.478cm" svg:x2="7.199cm" svg:y2="0.672cm"><text:p/></draw:line><draw:frame draw:style-name="gr364" draw:text-style-name="P172" svg:width="0.756cm" svg:height="0.668cm" svg:x="1.171cm" svg:y="0.719cm"><draw:text-box><text:p text:style-name="P131"><text:span text:style-name="T51">1</text:span></text:p></draw:text-box></draw:frame><draw:line draw:style-name="gr366" draw:text-style-name="P136" svg:x1="3.011cm" svg:y1="0.478cm" svg:x2="3.011cm" svg:y2="0.671cm"><text:p/></draw:line><draw:frame draw:style-name="gr367" draw:text-style-name="P172" svg:width="0.773cm" svg:height="0.668cm" svg:x="0.525cm" svg:y="-0.159cm"><draw:text-box><text:p text:style-name="P131"><text:span text:style-name="T51">A</text:span></text:p></draw:text-box></draw:frame><draw:line draw:style-name="gr366" draw:text-style-name="P136" svg:x1="0.912cm" svg:y1="0.478cm" svg:x2="0.912cm" svg:y2="0.671cm"><text:p/></draw:line><draw:frame draw:style-name="gr367" draw:text-style-name="P172" svg:width="0.773cm" svg:height="0.668cm" svg:x="3.55cm" svg:y="-0.155cm"><draw:text-box><text:p text:style-name="P131"><text:span text:style-name="T51">B</text:span></text:p></draw:text-box></draw:frame><draw:line draw:style-name="gr366" draw:text-style-name="P136" svg:x1="4.505cm" svg:y1="0.427cm" svg:x2="4.505cm" svg:y2="0.719cm"><text:p/></draw:line><draw:line draw:style-name="gr366" draw:text-style-name="P136" svg:x1="7.493cm" svg:y1="0.427cm" svg:x2="7.493cm" svg:y2="0.718cm"><text:p/></draw:line><draw:line draw:style-name="gr366" draw:text-style-name="P136" svg:x1="7.796cm" svg:y1="0.478cm" svg:x2="7.796cm" svg:y2="0.672cm"><text:p/></draw:line><draw:line draw:style-name="gr366" draw:text-style-name="P136" svg:x1="8.094cm" svg:y1="0.478cm" svg:x2="8.094cm" svg:y2="0.672cm"><text:p/></draw:line><draw:line draw:style-name="gr366" draw:text-style-name="P136" svg:x1="8.394cm" svg:y1="0.478cm" svg:x2="8.394cm" svg:y2="0.672cm"><text:p/></draw:line></draw:g></text:p>
      <text:list xml:id="list184624055155743" text:continue-numbering="true" text:style-name="liste_5f_abc">
        <text:list-item>
          <text:p text:style-name="P96">Abscisse de C : <text:span text:style-name="T15">......</text:span><text:tab/>Abscisse de D : <text:span text:style-name="T15">...…</text:span></text:p>
        </text:list-item>
      </text:list>
      <text:p text:style-name="P55"><draw:g text:anchor-type="paragraph" draw:z-index="78" draw:name="Forme4" draw:style-name="gr7"><draw:line draw:style-name="gr8" draw:text-style-name="P133" svg:x1="-0.011cm" svg:y1="0.218cm" svg:x2="-0.011cm" svg:y2="0.824cm"><text:p/></draw:line><draw:line draw:style-name="gr9" draw:text-style-name="P133" svg:x1="-0.011cm" svg:y1="0.218cm" svg:x2="-0.011cm" svg:y2="0.824cm"><text:p/></draw:line><draw:line draw:style-name="gr9" draw:text-style-name="P133" svg:x1="3.714cm" svg:y1="0.218cm" svg:x2="3.714cm" svg:y2="0.824cm"><text:p/></draw:line><draw:line draw:style-name="gr9" draw:text-style-name="P133" svg:x1="7.449cm" svg:y1="0.218cm" svg:x2="7.449cm" svg:y2="0.824cm"><text:p/></draw:line><draw:line draw:style-name="gr8" draw:text-style-name="P133" svg:x1="0.614cm" svg:y1="0.368cm" svg:x2="0.614cm" svg:y2="0.672cm"><text:p/></draw:line><draw:line draw:style-name="gr8" draw:text-style-name="P133" svg:x1="8.068cm" svg:y1="0.368cm" svg:x2="8.068cm" svg:y2="0.672cm"><text:p/></draw:line><draw:line draw:style-name="gr8" draw:text-style-name="P133" svg:x1="6.827cm" svg:y1="0.368cm" svg:x2="6.827cm" svg:y2="0.672cm"><text:p/></draw:line><draw:line draw:style-name="gr8" draw:text-style-name="P133" svg:x1="6.205cm" svg:y1="0.368cm" svg:x2="6.205cm" svg:y2="0.672cm"><text:p/></draw:line><draw:line draw:style-name="gr8" draw:text-style-name="P133" svg:x1="5.584cm" svg:y1="0.368cm" svg:x2="5.584cm" svg:y2="0.672cm"><text:p/></draw:line><draw:line draw:style-name="gr8" draw:text-style-name="P133" svg:x1="4.96cm" svg:y1="0.368cm" svg:x2="4.96cm" svg:y2="0.672cm"><text:p/></draw:line><draw:line draw:style-name="gr8" draw:text-style-name="P133" svg:x1="4.339cm" svg:y1="0.368cm" svg:x2="4.339cm" svg:y2="0.672cm"><text:p/></draw:line><draw:line draw:style-name="gr8" draw:text-style-name="P133" svg:x1="3.094cm" svg:y1="0.368cm" svg:x2="3.094cm" svg:y2="0.672cm"><text:p/></draw:line><draw:line draw:style-name="gr8" draw:text-style-name="P133" svg:x1="2.48cm" svg:y1="0.368cm" svg:x2="2.48cm" svg:y2="0.672cm"><text:p/></draw:line><draw:line draw:style-name="gr8" draw:text-style-name="P133" svg:x1="1.858cm" svg:y1="0.368cm" svg:x2="1.858cm" svg:y2="0.672cm"><text:p/></draw:line><draw:line draw:style-name="gr8" draw:text-style-name="P133" svg:x1="1.236cm" svg:y1="0.368cm" svg:x2="1.236cm" svg:y2="0.672cm"><text:p/></draw:line><draw:line draw:style-name="gr10" draw:text-style-name="P134" svg:x1="-0.011cm" svg:y1="0.519cm" svg:x2="9cm" svg:y2="0.519cm"><text:p/></draw:line><draw:frame draw:style-name="gr11" draw:text-style-name="P135" svg:width="0.727cm" svg:height="0.689cm" svg:x="-0.339cm" svg:y="0.804cm"><draw:text-box><text:p text:style-name="P131"><text:span text:style-name="T34">0</text:span></text:p></draw:text-box></draw:frame><draw:frame draw:style-name="gr12" draw:text-style-name="P135" svg:width="0.727cm" svg:height="0.687cm" svg:x="3.369cm" svg:y="0.748cm"><draw:text-box><text:p text:style-name="P131"><text:span text:style-name="T34">1</text:span></text:p></draw:text-box></draw:frame><draw:frame draw:style-name="gr11" draw:text-style-name="P135" svg:width="0.727cm" svg:height="0.689cm" svg:x="7.113cm" svg:y="0.727cm"><draw:text-box><text:p text:style-name="P131"><text:span text:style-name="T34">2</text:span></text:p></draw:text-box></draw:frame><draw:g draw:style-name="gr13"><draw:line draw:style-name="gr14" draw:text-style-name="P133" svg:x1="1.727cm" svg:y1="0.392cm" svg:x2="1.977cm" svg:y2="0.645cm"><text:p/></draw:line><draw:line draw:style-name="gr14" draw:text-style-name="P133" svg:x1="1.977cm" svg:y1="0.392cm" svg:x2="1.727cm" svg:y2="0.645cm"><text:p/></draw:line></draw:g><draw:g draw:style-name="gr13"><draw:line draw:style-name="gr14" draw:text-style-name="P133" svg:x1="6.702cm" svg:y1="0.392cm" svg:x2="6.952cm" svg:y2="0.645cm"><text:p/></draw:line><draw:line draw:style-name="gr14" draw:text-style-name="P133" svg:x1="6.952cm" svg:y1="0.392cm" svg:x2="6.702cm" svg:y2="0.645cm"><text:p/></draw:line></draw:g><draw:frame draw:style-name="gr15" draw:text-style-name="P135" svg:width="0.772cm" svg:height="0.687cm" svg:x="1.742cm" svg:y="-0.122cm"><draw:text-box><text:p text:style-name="P131"><text:span text:style-name="T35">C</text:span></text:p></draw:text-box></draw:frame><draw:frame draw:style-name="gr16" draw:text-style-name="P135" svg:width="0.796cm" svg:height="0.687cm" svg:x="6.706cm" svg:y="-0.141cm"><draw:text-box><text:p text:style-name="P131"><text:span text:style-name="T35">D</text:span></text:p></draw:text-box></draw:frame></draw:g></text:p>
      <text:list xml:id="list184622147243701" text:continue-numbering="true" text:style-name="liste_5f_abc">
        <text:list-item>
          <text:p text:style-name="P109">Abscisse de E : <text:span text:style-name="T15">......</text:span><text:tab/>Abscisse de F : <text:span text:style-name="T15">...…</text:span></text:p>
        </text:list-item>
      </text:list>
      <text:p text:style-name="P48"><draw:g text:anchor-type="paragraph" draw:z-index="49" draw:name="Forme24" draw:style-name="gr7"><draw:line draw:style-name="gr2" draw:text-style-name="P133" svg:x1="5.177cm" svg:y1="0.351cm" svg:x2="5.177cm" svg:y2="0.679cm"><text:p/></draw:line><draw:line draw:style-name="gr2" draw:text-style-name="P133" svg:x1="0.019cm" svg:y1="0.19cm" svg:x2="0.019cm" svg:y2="0.845cm"><text:p/></draw:line><draw:line draw:style-name="gr2" draw:text-style-name="P133" svg:x1="7.239cm" svg:y1="0.351cm" svg:x2="7.239cm" svg:y2="0.679cm"><text:p/></draw:line><draw:line draw:style-name="gr2" draw:text-style-name="P133" svg:x1="6.208cm" svg:y1="0.19cm" svg:x2="6.208cm" svg:y2="0.845cm"><text:p/></draw:line><draw:line draw:style-name="gr2" draw:text-style-name="P133" svg:x1="4.145cm" svg:y1="0.351cm" svg:x2="4.145cm" svg:y2="0.679cm"><text:p/></draw:line><draw:line draw:style-name="gr2" draw:text-style-name="P133" svg:x1="3.115cm" svg:y1="0.19cm" svg:x2="3.115cm" svg:y2="0.845cm"><text:p/></draw:line><draw:line draw:style-name="gr2" draw:text-style-name="P133" svg:x1="2.084cm" svg:y1="0.351cm" svg:x2="2.084cm" svg:y2="0.679cm"><text:p/></draw:line><draw:line draw:style-name="gr2" draw:text-style-name="P133" svg:x1="1.051cm" svg:y1="0.351cm" svg:x2="1.051cm" svg:y2="0.679cm"><text:p/></draw:line><draw:line draw:style-name="gr3" draw:text-style-name="P134" svg:x1="0.02cm" svg:y1="0.518cm" svg:x2="8.971cm" svg:y2="0.528cm"><text:p/></draw:line><draw:frame draw:style-name="gr362" draw:text-style-name="P135" svg:width="0.708cm" svg:height="0.664cm" svg:x="-0.318cm" svg:y="0.843cm"><draw:text-box><text:p text:style-name="P131"><text:span text:style-name="T34">0</text:span></text:p></draw:text-box></draw:frame><draw:frame draw:style-name="gr361" draw:text-style-name="P135" svg:width="0.727cm" svg:height="0.664cm" svg:x="1.949cm" svg:y="-0.171cm"><draw:text-box><text:p text:style-name="P131"><text:span text:style-name="T35">E</text:span></text:p></draw:text-box></draw:frame><draw:frame draw:style-name="gr362" draw:text-style-name="P135" svg:width="0.708cm" svg:height="0.664cm" svg:x="5.034cm" svg:y="-0.192cm"><draw:text-box><text:p text:style-name="P131"><text:span text:style-name="T35">F</text:span></text:p></draw:text-box></draw:frame><draw:g draw:style-name="gr13"><draw:line draw:style-name="gr357" draw:text-style-name="P133" svg:x1="1.949cm" svg:y1="0.382cm" svg:x2="2.218cm" svg:y2="0.651cm"><text:p/></draw:line><draw:line draw:style-name="gr357" draw:text-style-name="P133" svg:x1="2.218cm" svg:y1="0.382cm" svg:x2="1.949cm" svg:y2="0.651cm"><text:p/></draw:line></draw:g><draw:g draw:style-name="gr13"><draw:line draw:style-name="gr357" draw:text-style-name="P133" svg:x1="5.05cm" svg:y1="0.381cm" svg:x2="5.317cm" svg:y2="0.65cm"><text:p/></draw:line><draw:line draw:style-name="gr357" draw:text-style-name="P133" svg:x1="5.317cm" svg:y1="0.381cm" svg:x2="5.05cm" svg:y2="0.65cm"><text:p/></draw:line></draw:g><draw:frame draw:style-name="gr362" draw:text-style-name="P135" svg:width="0.708cm" svg:height="0.664cm" svg:x="2.788cm" svg:y="0.843cm"><draw:text-box><text:p text:style-name="P131"><text:span text:style-name="T34">1</text:span></text:p></draw:text-box></draw:frame></draw:g></text:p>
      <text:list xml:id="list184624185381881" text:continue-list="list184623461089523" text:style-name="Num_5f_Exo">
        <text:list-item>
          <text:h text:style-name="P72" text:outline-level="1"><text:s/>Place les points suivants sur l’axe gradué.</text:h>
        </text:list-item>
      </text:list>
      <text:list xml:id="list184623108583137" text:continue-list="list184622147243701" text:style-name="liste_5f_abc">
        <text:list-item text:start-value="1">
          <text:p text:style-name="P97"><text:tab/>A<draw:frame draw:style-name="fr5" draw:name="Objet14" text:anchor-type="as-char" svg:width="0.815cm" svg:height="0.958cm" draw:z-index="18"><draw:object xlink:href="./Object 1" xlink:type="simple" xlink:show="embed" xlink:actuate="onLoad"/><draw:image xlink:href="./ObjectReplacements/Object 1" xlink:type="simple" xlink:show="embed" xlink:actuate="onLoad"/><svg:desc>formule</svg:desc></draw:frame><text:tab/> <text:s text:c="12"/>B<draw:frame draw:style-name="fr5" draw:name="Objet15" text:anchor-type="as-char" svg:width="0.815cm" svg:height="0.958cm" draw:z-index="19"><draw:object xlink:href="./Object 2" xlink:type="simple" xlink:show="embed" xlink:actuate="onLoad"/><draw:image xlink:href="./ObjectReplacements/Object 2" xlink:type="simple" xlink:show="embed" xlink:actuate="onLoad"/><svg:desc>formule</svg:desc></draw:frame><text:tab/><text:tab/>C<draw:frame draw:style-name="fr5" draw:name="Objet16" text:anchor-type="as-char" svg:width="1.041cm" svg:height="0.958cm" draw:z-index="20"><draw:object xlink:href="./Object 8" xlink:type="simple" xlink:show="embed" xlink:actuate="onLoad"/><draw:image xlink:href="./ObjectReplacements/Object 8" xlink:type="simple" xlink:show="embed" xlink:actuate="onLoad"/><svg:desc>formule</svg:desc></draw:frame></text:p>
        </text:list-item>
        <text:list-item>
          <text:p text:style-name="P99"><draw:g text:anchor-type="paragraph" draw:z-index="50" draw:name="Forme25" draw:style-name="gr1"><draw:line draw:style-name="gr2" draw:text-style-name="P129" svg:x1="0.032cm" svg:y1="-0.191cm" svg:x2="0.032cm" svg:y2="0.398cm"><text:p/></draw:line><draw:line draw:style-name="gr2" draw:text-style-name="P129" svg:x1="0.032cm" svg:y1="-0.191cm" svg:x2="0.032cm" svg:y2="0.398cm"><text:p/></draw:line><draw:line draw:style-name="gr2" draw:text-style-name="P129" svg:x1="3.742cm" svg:y1="-0.191cm" svg:x2="3.742cm" svg:y2="0.398cm"><text:p/></draw:line><draw:line draw:style-name="gr2" draw:text-style-name="P129" svg:x1="7.449cm" svg:y1="-0.191cm" svg:x2="7.449cm" svg:y2="0.398cm"><text:p/></draw:line><draw:line draw:style-name="gr2" draw:text-style-name="P129" svg:x1="0.651cm" svg:y1="-0.045cm" svg:x2="0.651cm" svg:y2="0.251cm"><text:p/></draw:line><draw:line draw:style-name="gr2" draw:text-style-name="P129" svg:x1="8.067cm" svg:y1="-0.045cm" svg:x2="8.067cm" svg:y2="0.251cm"><text:p/></draw:line><draw:line draw:style-name="gr2" draw:text-style-name="P129" svg:x1="6.828cm" svg:y1="-0.045cm" svg:x2="6.828cm" svg:y2="0.251cm"><text:p/></draw:line><draw:line draw:style-name="gr2" draw:text-style-name="P129" svg:x1="6.209cm" svg:y1="-0.045cm" svg:x2="6.209cm" svg:y2="0.251cm"><text:p/></draw:line><draw:line draw:style-name="gr2" draw:text-style-name="P129" svg:x1="5.594cm" svg:y1="-0.045cm" svg:x2="5.594cm" svg:y2="0.251cm"><text:p/></draw:line><draw:line draw:style-name="gr2" draw:text-style-name="P129" svg:x1="4.976cm" svg:y1="-0.045cm" svg:x2="4.976cm" svg:y2="0.251cm"><text:p/></draw:line><draw:line draw:style-name="gr2" draw:text-style-name="P129" svg:x1="4.357cm" svg:y1="-0.045cm" svg:x2="4.357cm" svg:y2="0.251cm"><text:p/></draw:line><draw:line draw:style-name="gr2" draw:text-style-name="P129" svg:x1="3.123cm" svg:y1="-0.045cm" svg:x2="3.123cm" svg:y2="0.251cm"><text:p/></draw:line><draw:line draw:style-name="gr2" draw:text-style-name="P129" svg:x1="2.506cm" svg:y1="-0.045cm" svg:x2="2.506cm" svg:y2="0.251cm"><text:p/></draw:line><draw:line draw:style-name="gr2" draw:text-style-name="P129" svg:x1="1.889cm" svg:y1="-0.045cm" svg:x2="1.889cm" svg:y2="0.251cm"><text:p/></draw:line><draw:line draw:style-name="gr2" draw:text-style-name="P129" svg:x1="1.271cm" svg:y1="-0.045cm" svg:x2="1.271cm" svg:y2="0.251cm"><text:p/></draw:line><draw:line draw:style-name="gr3" draw:text-style-name="P130" svg:x1="0.032cm" svg:y1="0.103cm" svg:x2="8.99cm" svg:y2="0.103cm"><text:p/></draw:line><draw:frame draw:style-name="gr4" draw:text-style-name="P132" svg:width="0.218cm" svg:height="0.47cm" svg:x="-0.069cm" svg:y="0.395cm"><draw:text-box><text:p text:style-name="P131"><text:span text:style-name="T33">0</text:span></text:p></draw:text-box></draw:frame><draw:frame draw:style-name="gr5" draw:text-style-name="P132" svg:width="0.216cm" svg:height="0.47cm" svg:x="3.644cm" svg:y="0.395cm"><draw:text-box><text:p text:style-name="P131"><text:span text:style-name="T33">1</text:span></text:p></draw:text-box></draw:frame><draw:frame draw:style-name="gr6" draw:text-style-name="P132" svg:width="0.241cm" svg:height="0.47cm" svg:x="7.329cm" svg:y="0.395cm"><draw:text-box><text:p text:style-name="P131"><text:span text:style-name="T33">2</text:span></text:p></draw:text-box></draw:frame></draw:g><text:tab/>D<draw:frame draw:style-name="fr5" draw:name="Objet17" text:anchor-type="as-char" svg:width="0.815cm" svg:height="0.958cm" draw:z-index="21"><draw:object xlink:href="./Object 9" xlink:type="simple" xlink:show="embed" xlink:actuate="onLoad"/><draw:image xlink:href="./ObjectReplacements/Object 9" xlink:type="simple" xlink:show="embed" xlink:actuate="onLoad"/><svg:desc>formule</svg:desc></draw:frame><text:tab/> <text:s text:c="12"/>E<draw:frame draw:style-name="fr5" draw:name="Objet18" text:anchor-type="as-char" svg:width="0.815cm" svg:height="0.958cm" draw:z-index="22"><draw:object xlink:href="./Object 10" xlink:type="simple" xlink:show="embed" xlink:actuate="onLoad"/><draw:image xlink:href="./ObjectReplacements/Object 10" xlink:type="simple" xlink:show="embed" xlink:actuate="onLoad"/><svg:desc>formule</svg:desc></draw:frame><text:tab/><text:tab/>F<draw:frame draw:style-name="fr5" draw:name="Objet19" text:anchor-type="as-char" svg:width="0.815cm" svg:height="0.958cm" draw:z-index="23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</text:list-item>
        <text:list-item>
          <text:p text:style-name="P100"><draw:g text:anchor-type="paragraph" draw:z-index="51" draw:name="Forme26" draw:style-name="gr1"><draw:line draw:style-name="gr2" draw:text-style-name="P168" svg:x1="0.035cm" svg:y1="-0.113cm" svg:x2="0.035cm" svg:y2="0.476cm"><text:p/></draw:line><draw:line draw:style-name="gr2" draw:text-style-name="P168" svg:x1="0.035cm" svg:y1="-0.113cm" svg:x2="0.035cm" svg:y2="0.476cm"><text:p/></draw:line><draw:line draw:style-name="gr2" draw:text-style-name="P168" svg:x1="2.493cm" svg:y1="-0.113cm" svg:x2="2.493cm" svg:y2="0.476cm"><text:p/></draw:line><draw:line draw:style-name="gr2" draw:text-style-name="P168" svg:x1="0.654cm" svg:y1="0.032cm" svg:x2="0.654cm" svg:y2="0.328cm"><text:p/></draw:line><draw:line draw:style-name="gr2" draw:text-style-name="P168" svg:x1="8.056cm" svg:y1="0.032cm" svg:x2="8.056cm" svg:y2="0.328cm"><text:p/></draw:line><draw:line draw:style-name="gr2" draw:text-style-name="P168" svg:x1="6.819cm" svg:y1="0.032cm" svg:x2="6.819cm" svg:y2="0.328cm"><text:p/></draw:line><draw:line draw:style-name="gr2" draw:text-style-name="P168" svg:x1="6.203cm" svg:y1="0.032cm" svg:x2="6.203cm" svg:y2="0.328cm"><text:p/></draw:line><draw:line draw:style-name="gr2" draw:text-style-name="P168" svg:x1="5.587cm" svg:y1="0.032cm" svg:x2="5.587cm" svg:y2="0.328cm"><text:p/></draw:line><draw:line draw:style-name="gr2" draw:text-style-name="P168" svg:x1="4.97cm" svg:y1="0.032cm" svg:x2="4.97cm" svg:y2="0.328cm"><text:p/></draw:line><draw:line draw:style-name="gr2" draw:text-style-name="P168" svg:x1="4.354cm" svg:y1="0.032cm" svg:x2="4.354cm" svg:y2="0.328cm"><text:p/></draw:line><draw:line draw:style-name="gr2" draw:text-style-name="P168" svg:x1="3.12cm" svg:y1="0.032cm" svg:x2="3.12cm" svg:y2="0.328cm"><text:p/></draw:line><draw:line draw:style-name="gr2" draw:text-style-name="P168" svg:x1="3.774cm" svg:y1="0.032cm" svg:x2="3.774cm" svg:y2="0.328cm"><text:p/></draw:line><draw:line draw:style-name="gr2" draw:text-style-name="P168" svg:x1="1.888cm" svg:y1="0.032cm" svg:x2="1.888cm" svg:y2="0.328cm"><text:p/></draw:line><draw:line draw:style-name="gr2" draw:text-style-name="P168" svg:x1="1.271cm" svg:y1="0.032cm" svg:x2="1.271cm" svg:y2="0.328cm"><text:p/></draw:line><draw:line draw:style-name="gr3" draw:text-style-name="P169" svg:x1="0.035cm" svg:y1="0.181cm" svg:x2="8.977cm" svg:y2="0.181cm"><text:p/></draw:line><draw:frame draw:style-name="gr362" draw:text-style-name="P171" svg:width="0.708cm" svg:height="0.664cm" svg:x="-0.321cm" svg:y="0.473cm"><draw:text-box><text:p text:style-name="P131"><text:span text:style-name="T50">0</text:span></text:p></draw:text-box></draw:frame><draw:frame draw:style-name="gr362" draw:text-style-name="P171" svg:width="0.708cm" svg:height="0.664cm" svg:x="2.126cm" svg:y="0.473cm"><draw:text-box><text:p text:style-name="P131"><text:span text:style-name="T50">1</text:span></text:p></draw:text-box></draw:frame><draw:line draw:style-name="gr2" draw:text-style-name="P168" svg:x1="7.434cm" svg:y1="0.032cm" svg:x2="7.434cm" svg:y2="0.328cm"><text:p/></draw:line></draw:g><text:tab/>G<draw:frame draw:style-name="fr5" draw:name="Objet10" text:anchor-type="as-char" svg:width="0.848cm" svg:height="0.96cm" draw:z-index="24"><draw:object xlink:href="./Object 12" xlink:type="simple" xlink:show="embed" xlink:actuate="onLoad"/><draw:image xlink:href="./ObjectReplacements/Object 12" xlink:type="simple" xlink:show="embed" xlink:actuate="onLoad"/><svg:desc>formule</svg:desc></draw:frame><text:tab/> <text:s text:c="12"/>H<draw:frame draw:style-name="fr5" draw:name="Objet11" text:anchor-type="as-char" svg:width="0.848cm" svg:height="0.96cm" draw:z-index="25"><draw:object xlink:href="./Object 13" xlink:type="simple" xlink:show="embed" xlink:actuate="onLoad"/><draw:image xlink:href="./ObjectReplacements/Object 13" xlink:type="simple" xlink:show="embed" xlink:actuate="onLoad"/><svg:desc>formule</svg:desc></draw:frame><text:tab/>K<draw:frame draw:style-name="fr5" draw:name="Objet12" text:anchor-type="as-char" svg:width="0.848cm" svg:height="0.96cm" draw:z-index="26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</text:list-item>
        <text:list-item>
          <text:p text:style-name="P98"><draw:g text:anchor-type="paragraph" draw:z-index="52" draw:name="Forme27" draw:style-name="gr7"><draw:g draw:style-name="gr322"><draw:g draw:style-name="gr13"><draw:line draw:style-name="gr2" draw:text-style-name="P133" svg:x1="0.037cm" svg:y1="0.077cm" svg:x2="0.037cm" svg:y2="0.666cm"><text:p/></draw:line><draw:line draw:style-name="gr2" draw:text-style-name="P133" svg:x1="0.037cm" svg:y1="0.077cm" svg:x2="0.037cm" svg:y2="0.666cm"><text:p/></draw:line><draw:line draw:style-name="gr2" draw:text-style-name="P133" svg:x1="0.656cm" svg:y1="0.224cm" svg:x2="0.656cm" svg:y2="0.52cm"><text:p/></draw:line><draw:line draw:style-name="gr2" draw:text-style-name="P133" svg:x1="8.06cm" svg:y1="0.224cm" svg:x2="8.06cm" svg:y2="0.52cm"><text:p/></draw:line><draw:line draw:style-name="gr2" draw:text-style-name="P133" svg:x1="6.822cm" svg:y1="0.224cm" svg:x2="6.822cm" svg:y2="0.52cm"><text:p/></draw:line><draw:line draw:style-name="gr2" draw:text-style-name="P133" svg:x1="6.207cm" svg:y1="0.224cm" svg:x2="6.207cm" svg:y2="0.52cm"><text:p/></draw:line><draw:line draw:style-name="gr2" draw:text-style-name="P133" svg:x1="5.59cm" svg:y1="0.224cm" svg:x2="5.59cm" svg:y2="0.52cm"><text:p/></draw:line><draw:line draw:style-name="gr2" draw:text-style-name="P133" svg:x1="4.974cm" svg:y1="0.224cm" svg:x2="4.974cm" svg:y2="0.52cm"><text:p/></draw:line><draw:line draw:style-name="gr2" draw:text-style-name="P133" svg:x1="4.357cm" svg:y1="0.224cm" svg:x2="4.357cm" svg:y2="0.52cm"><text:p/></draw:line><draw:line draw:style-name="gr2" draw:text-style-name="P133" svg:x1="3.123cm" svg:y1="0.224cm" svg:x2="3.123cm" svg:y2="0.52cm"><text:p/></draw:line><draw:line draw:style-name="gr2" draw:text-style-name="P133" svg:x1="3.779cm" svg:y1="0.224cm" svg:x2="3.779cm" svg:y2="0.52cm"><text:p/></draw:line><draw:line draw:style-name="gr2" draw:text-style-name="P133" svg:x1="1.273cm" svg:y1="0.224cm" svg:x2="1.273cm" svg:y2="0.52cm"><text:p/></draw:line><draw:line draw:style-name="gr3" draw:text-style-name="P134" svg:x1="0.037cm" svg:y1="0.373cm" svg:x2="8.981cm" svg:y2="0.373cm"><text:p/></draw:line><draw:frame draw:style-name="gr362" draw:text-style-name="P135" svg:width="0.708cm" svg:height="0.664cm" svg:x="-0.319cm" svg:y="0.663cm"><draw:text-box><text:p text:style-name="P131"><text:span text:style-name="T34">0</text:span></text:p></draw:text-box></draw:frame><draw:frame draw:style-name="gr362" draw:text-style-name="P135" svg:width="0.708cm" svg:height="0.664cm" svg:x="1.53cm" svg:y="0.663cm"><draw:text-box><text:p text:style-name="P131"><text:span text:style-name="T34">1</text:span></text:p></draw:text-box></draw:frame><draw:line draw:style-name="gr2" draw:text-style-name="P133" svg:x1="7.44cm" svg:y1="0.224cm" svg:x2="7.44cm" svg:y2="0.52cm"><text:p/></draw:line></draw:g><draw:line draw:style-name="gr2" draw:text-style-name="P133" svg:x1="1.897cm" svg:y1="0.078cm" svg:x2="1.897cm" svg:y2="0.667cm"><text:p/></draw:line></draw:g><draw:line draw:style-name="gr2" draw:text-style-name="P133" svg:x1="2.501cm" svg:y1="0.224cm" svg:x2="2.501cm" svg:y2="0.52cm"><text:p/></draw:line></draw:g>L<draw:frame draw:style-name="fr5" draw:name="Objet30" text:anchor-type="as-char" svg:width="0.843cm" svg:height="0.961cm" draw:z-index="27"><draw:object xlink:href="./Object 15" xlink:type="simple" xlink:show="embed" xlink:actuate="onLoad"/><draw:image xlink:href="./ObjectReplacements/Object 15" xlink:type="simple" xlink:show="embed" xlink:actuate="onLoad"/><svg:desc>formule</svg:desc></draw:frame><text:tab/> <text:s text:c="12"/>M<draw:frame draw:style-name="fr5" draw:name="Objet31" text:anchor-type="as-char" svg:width="0.843cm" svg:height="0.961cm" draw:z-index="28"><draw:object xlink:href="./Object 16" xlink:type="simple" xlink:show="embed" xlink:actuate="onLoad"/><draw:image xlink:href="./ObjectReplacements/Object 16" xlink:type="simple" xlink:show="embed" xlink:actuate="onLoad"/><svg:desc>formule</svg:desc></draw:frame><text:tab/>N<draw:frame draw:style-name="fr5" draw:name="Objet32" text:anchor-type="as-char" svg:width="1.067cm" svg:height="0.961cm" draw:z-index="29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</text:list-item>
      </text:list>
      <text:list xml:id="list184622212599567" text:continue-list="list184624185381881" text:style-name="Num_5f_Exo">
        <text:list-header>
          <text:h text:style-name="P74" text:outline-level="1"><draw:g text:anchor-type="paragraph" draw:z-index="84" draw:name="Forme28" draw:style-name="gr1"><draw:line draw:style-name="gr2" draw:text-style-name="P129" svg:x1="0.032cm" svg:y1="0.061cm" svg:x2="0.032cm" svg:y2="0.65cm"><text:p/></draw:line><draw:line draw:style-name="gr2" draw:text-style-name="P129" svg:x1="0.032cm" svg:y1="0.061cm" svg:x2="0.032cm" svg:y2="0.65cm"><text:p/></draw:line><draw:line draw:style-name="gr2" draw:text-style-name="P129" svg:x1="3.742cm" svg:y1="0.061cm" svg:x2="3.742cm" svg:y2="0.65cm"><text:p/></draw:line><draw:line draw:style-name="gr2" draw:text-style-name="P129" svg:x1="7.449cm" svg:y1="0.061cm" svg:x2="7.449cm" svg:y2="0.65cm"><text:p/></draw:line><draw:line draw:style-name="gr2" draw:text-style-name="P129" svg:x1="0.651cm" svg:y1="0.208cm" svg:x2="0.651cm" svg:y2="0.504cm"><text:p/></draw:line><draw:line draw:style-name="gr2" draw:text-style-name="P129" svg:x1="8.067cm" svg:y1="0.208cm" svg:x2="8.067cm" svg:y2="0.504cm"><text:p/></draw:line><draw:line draw:style-name="gr2" draw:text-style-name="P129" svg:x1="6.828cm" svg:y1="0.208cm" svg:x2="6.828cm" svg:y2="0.504cm"><text:p/></draw:line><draw:line draw:style-name="gr2" draw:text-style-name="P129" svg:x1="6.209cm" svg:y1="0.208cm" svg:x2="6.209cm" svg:y2="0.504cm"><text:p/></draw:line><draw:line draw:style-name="gr2" draw:text-style-name="P129" svg:x1="5.594cm" svg:y1="0.208cm" svg:x2="5.594cm" svg:y2="0.504cm"><text:p/></draw:line><draw:line draw:style-name="gr2" draw:text-style-name="P129" svg:x1="4.976cm" svg:y1="0.208cm" svg:x2="4.976cm" svg:y2="0.504cm"><text:p/></draw:line><draw:line draw:style-name="gr2" draw:text-style-name="P129" svg:x1="4.357cm" svg:y1="0.208cm" svg:x2="4.357cm" svg:y2="0.504cm"><text:p/></draw:line><draw:line draw:style-name="gr2" draw:text-style-name="P129" svg:x1="3.123cm" svg:y1="0.208cm" svg:x2="3.123cm" svg:y2="0.504cm"><text:p/></draw:line><draw:line draw:style-name="gr2" draw:text-style-name="P129" svg:x1="2.506cm" svg:y1="0.208cm" svg:x2="2.506cm" svg:y2="0.504cm"><text:p/></draw:line><draw:line draw:style-name="gr2" draw:text-style-name="P129" svg:x1="1.889cm" svg:y1="0.208cm" svg:x2="1.889cm" svg:y2="0.504cm"><text:p/></draw:line><draw:line draw:style-name="gr2" draw:text-style-name="P129" svg:x1="1.271cm" svg:y1="0.208cm" svg:x2="1.271cm" svg:y2="0.504cm"><text:p/></draw:line><draw:line draw:style-name="gr3" draw:text-style-name="P130" svg:x1="0.032cm" svg:y1="0.358cm" svg:x2="8.99cm" svg:y2="0.358cm"><text:p/></draw:line><draw:frame draw:style-name="gr4" draw:text-style-name="P132" svg:width="0.218cm" svg:height="0.47cm" svg:x="-0.069cm" svg:y="0.648cm"><draw:text-box><text:p text:style-name="P131"><text:span text:style-name="T33">0</text:span></text:p></draw:text-box></draw:frame><draw:frame draw:style-name="gr5" draw:text-style-name="P132" svg:width="0.216cm" svg:height="0.47cm" svg:x="3.644cm" svg:y="0.648cm"><draw:text-box><text:p text:style-name="P131"><text:span text:style-name="T33">1</text:span></text:p></draw:text-box></draw:frame><draw:frame draw:style-name="gr6" draw:text-style-name="P132" svg:width="0.241cm" svg:height="0.47cm" svg:x="7.329cm" svg:y="0.648cm"><draw:text-box><text:p text:style-name="P131"><text:span text:style-name="T33">2</text:span></text:p></draw:text-box></draw:frame></draw:g><text:span text:style-name="Bold_5f_niv1"><text:span text:style-name="T26"/></text:span></text:h>
        </text:list-header>
        <text:list-item>
          <text:h text:style-name="P74" text:outline-level="1"><text:span text:style-name="Bold_5f_niv1"><text:span text:style-name="T26"><text:s/></text:span></text:span><text:span text:style-name="Bold_5f_niv1">Sans l’origine</text:span><text:span text:style-name="Bold_5f_niv1"><text:span text:style-name="T25"> </text:span></text:span><text:span text:style-name="Bold_5f_niv1">!</text:span></text:h>
        </text:list-item>
      </text:list>
      <text:list xml:id="list184623418422897" text:continue-list="list184623108583137" text:style-name="liste_5f_abc">
        <text:list-item text:start-value="1">
          <text:p text:style-name="P110">Écris, sous forme de fraction, l’abscisse de chaque point.</text:p>
        </text:list-item>
      </text:list>
      <text:p text:style-name="P60">Abscisse de E : <text:span text:style-name="T15">......</text:span><text:tab/>Abscisse de F : <text:span text:style-name="T15">...…</text:span></text:p>
      <text:p text:style-name="P49"><draw:g text:anchor-type="char" draw:z-index="55" draw:name="Forme29" draw:style-name="gr358"><draw:line draw:style-name="gr2" draw:text-style-name="P168" svg:x1="5.999cm" svg:y1="0.314cm" svg:x2="5.999cm" svg:y2="0.585cm"><text:p/></draw:line><draw:line draw:style-name="gr2" draw:text-style-name="P168" svg:x1="1.179cm" svg:y1="0.183cm" svg:x2="1.179cm" svg:y2="0.725cm"><text:p/></draw:line><draw:line draw:style-name="gr2" draw:text-style-name="P168" svg:x1="7.93cm" svg:y1="0.314cm" svg:x2="7.93cm" svg:y2="0.585cm"><text:p/></draw:line><draw:line draw:style-name="gr2" draw:text-style-name="P168" svg:x1="6.962cm" svg:y1="0.183cm" svg:x2="6.962cm" svg:y2="0.725cm"><text:p/></draw:line><draw:line draw:style-name="gr2" draw:text-style-name="P168" svg:x1="5.035cm" svg:y1="0.314cm" svg:x2="5.035cm" svg:y2="0.585cm"><text:p/></draw:line><draw:line draw:style-name="gr2" draw:text-style-name="P168" svg:x1="4.071cm" svg:y1="0.183cm" svg:x2="4.071cm" svg:y2="0.725cm"><text:p/></draw:line><draw:line draw:style-name="gr2" draw:text-style-name="P168" svg:x1="3.108cm" svg:y1="0.314cm" svg:x2="3.108cm" svg:y2="0.585cm"><text:p/></draw:line><draw:line draw:style-name="gr2" draw:text-style-name="P168" svg:x1="2.142cm" svg:y1="0.314cm" svg:x2="2.142cm" svg:y2="0.585cm"><text:p/></draw:line><draw:line draw:style-name="gr3" draw:text-style-name="P169" svg:x1="0.209cm" svg:y1="0.455cm" svg:x2="9.144cm" svg:y2="0.455cm"><text:p/></draw:line><draw:frame draw:style-name="gr359" draw:text-style-name="P170" svg:width="0.719cm" svg:height="0.664cm" svg:x="0.026cm" svg:y="0.725cm"><draw:text-box><text:p text:style-name="P131"><text:span text:style-name="T49">0</text:span></text:p></draw:text-box></draw:frame><draw:frame draw:style-name="gr360" draw:text-style-name="P171" svg:width="0.719cm" svg:height="0.664cm" svg:x="0.816cm" svg:y="0.582cm"><draw:text-box><text:p text:style-name="P131"><text:span text:style-name="T50">2</text:span></text:p></draw:text-box></draw:frame><draw:frame draw:style-name="gr360" draw:text-style-name="P171" svg:width="0.719cm" svg:height="0.664cm" svg:x="3.764cm" svg:y="0.696cm"><draw:text-box><text:p text:style-name="P131"><text:span text:style-name="T50">3</text:span></text:p></draw:text-box></draw:frame><draw:frame draw:style-name="gr361" draw:text-style-name="P171" svg:width="0.727cm" svg:height="0.664cm" svg:x="2.981cm" svg:y="-0.182cm"><draw:text-box><text:p text:style-name="P131"><text:span text:style-name="T37">E</text:span></text:p></draw:text-box></draw:frame><draw:frame draw:style-name="gr362" draw:text-style-name="P171" svg:width="0.708cm" svg:height="0.664cm" svg:x="5.868cm" svg:y="-0.177cm"><draw:text-box><text:p text:style-name="P131"><text:span text:style-name="T37">F</text:span></text:p></draw:text-box></draw:frame><draw:frame draw:style-name="gr360" draw:text-style-name="P171" svg:width="0.719cm" svg:height="0.664cm" svg:x="6.609cm" svg:y="0.647cm"><draw:text-box><text:p text:style-name="P131"><text:span text:style-name="T50">4</text:span></text:p></draw:text-box></draw:frame><draw:g draw:style-name="gr13"><draw:line draw:style-name="gr357" draw:text-style-name="P168" svg:x1="2.981cm" svg:y1="0.342cm" svg:x2="3.233cm" svg:y2="0.564cm"><text:p/></draw:line><draw:line draw:style-name="gr357" draw:text-style-name="P168" svg:x1="3.233cm" svg:y1="0.342cm" svg:x2="2.981cm" svg:y2="0.564cm"><text:p/></draw:line></draw:g><draw:g draw:style-name="gr13"><draw:line draw:style-name="gr357" draw:text-style-name="P168" svg:x1="5.879cm" svg:y1="0.337cm" svg:x2="6.129cm" svg:y2="0.559cm"><text:p/></draw:line><draw:line draw:style-name="gr357" draw:text-style-name="P168" svg:x1="6.129cm" svg:y1="0.337cm" svg:x2="5.879cm" svg:y2="0.559cm"><text:p/></draw:line></draw:g></draw:g></text:p>
      <text:list xml:id="list184622302284062" text:continue-numbering="true" text:style-name="liste_5f_abc">
        <text:list-item>
          <text:h text:style-name="P128" text:outline-level="1">Place les points suivants sur l’axe gradué.</text:h>
        </text:list-item>
      </text:list>
      <text:section text:style-name="Sect5" text:name="Section10">
        <text:p text:style-name="P57">G<draw:frame draw:style-name="fr5" draw:name="Objet1" text:anchor-type="as-char" svg:width="0.815cm" svg:height="0.958cm" draw:z-index="30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<text:p text:style-name="P56">H<draw:frame draw:style-name="fr5" draw:name="Objet5" text:anchor-type="as-char" svg:width="0.815cm" svg:height="0.958cm" draw:z-index="31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<text:p text:style-name="P56">I<draw:frame draw:style-name="fr5" draw:name="Objet7" text:anchor-type="as-char" svg:width="0.815cm" svg:height="0.958cm" draw:z-index="32"><draw:object xlink:href="./Object 21" xlink:type="simple" xlink:show="embed" xlink:actuate="onLoad"/><draw:image xlink:href="./ObjectReplacements/Object 21" xlink:type="simple" xlink:show="embed" xlink:actuate="onLoad"/><svg:desc>formule</svg:desc></draw:frame></text:p>
      </text:section>
      <text:p text:style-name="P61"><draw:g text:anchor-type="paragraph" draw:z-index="54" draw:name="Forme30" draw:style-name="gr84"><draw:line draw:style-name="gr2" draw:text-style-name="P168" svg:x1="3.739cm" svg:y1="0.349cm" svg:x2="3.739cm" svg:y2="0.651cm"><text:p/></draw:line><draw:line draw:style-name="gr2" draw:text-style-name="P168" svg:x1="7.464cm" svg:y1="0.349cm" svg:x2="7.464cm" svg:y2="0.651cm"><text:p/></draw:line><draw:line draw:style-name="gr2" draw:text-style-name="P168" svg:x1="0.635cm" svg:y1="0.202cm" svg:x2="0.635cm" svg:y2="0.802cm"><text:p/></draw:line><draw:line draw:style-name="gr2" draw:text-style-name="P168" svg:x1="8.085cm" svg:y1="0.202cm" svg:x2="8.085cm" svg:y2="0.802cm"><text:p/></draw:line><draw:line draw:style-name="gr2" draw:text-style-name="P168" svg:x1="6.843cm" svg:y1="0.349cm" svg:x2="6.843cm" svg:y2="0.652cm"><text:p/></draw:line><draw:line draw:style-name="gr2" draw:text-style-name="P168" svg:x1="6.219cm" svg:y1="0.349cm" svg:x2="6.219cm" svg:y2="0.652cm"><text:p/></draw:line><draw:line draw:style-name="gr2" draw:text-style-name="P168" svg:x1="5.597cm" svg:y1="0.202cm" svg:x2="5.597cm" svg:y2="0.802cm"><text:p/></draw:line><draw:line draw:style-name="gr2" draw:text-style-name="P168" svg:x1="4.979cm" svg:y1="0.349cm" svg:x2="4.979cm" svg:y2="0.651cm"><text:p/></draw:line><draw:line draw:style-name="gr2" draw:text-style-name="P168" svg:x1="4.357cm" svg:y1="0.349cm" svg:x2="4.357cm" svg:y2="0.652cm"><text:p/></draw:line><draw:line draw:style-name="gr2" draw:text-style-name="P168" svg:x1="3.117cm" svg:y1="0.202cm" svg:x2="3.117cm" svg:y2="0.802cm"><text:p/></draw:line><draw:line draw:style-name="gr2" draw:text-style-name="P168" svg:x1="2.498cm" svg:y1="0.349cm" svg:x2="2.498cm" svg:y2="0.651cm"><text:p/></draw:line><draw:line draw:style-name="gr2" draw:text-style-name="P168" svg:x1="1.877cm" svg:y1="0.349cm" svg:x2="1.877cm" svg:y2="0.652cm"><text:p/></draw:line><draw:line draw:style-name="gr2" draw:text-style-name="P168" svg:x1="1.256cm" svg:y1="0.349cm" svg:x2="1.256cm" svg:y2="0.652cm"><text:p/></draw:line><draw:line draw:style-name="gr3" draw:text-style-name="P169" svg:x1="0.014cm" svg:y1="0.499cm" svg:x2="9.014cm" svg:y2="0.499cm"><text:p/></draw:line><draw:frame draw:style-name="gr362" draw:text-style-name="P170" svg:width="0.708cm" svg:height="0.664cm" svg:x="-0.106cm" svg:y="0.803cm"><draw:text-box><text:p text:style-name="P131"><text:span text:style-name="T49">0</text:span></text:p></draw:text-box></draw:frame><draw:frame draw:style-name="gr362" draw:text-style-name="P171" svg:width="0.708cm" svg:height="0.664cm" svg:x="0.314cm" svg:y="0.716cm"><draw:text-box><text:p text:style-name="P131"><text:span text:style-name="T50">1</text:span></text:p></draw:text-box></draw:frame><draw:frame draw:style-name="gr362" draw:text-style-name="P171" svg:width="0.708cm" svg:height="0.664cm" svg:x="2.787cm" svg:y="0.692cm"><draw:text-box><text:p text:style-name="P131"><text:span text:style-name="T50">2</text:span></text:p></draw:text-box></draw:frame><draw:frame draw:style-name="gr362" draw:text-style-name="P171" svg:width="0.708cm" svg:height="0.664cm" svg:x="5.226cm" svg:y="0.746cm"><draw:text-box><text:p text:style-name="P131"><text:span text:style-name="T50">3</text:span></text:p></draw:text-box></draw:frame><draw:frame draw:style-name="gr362" draw:text-style-name="P171" svg:width="0.708cm" svg:height="0.664cm" svg:x="7.75cm" svg:y="0.799cm"><draw:text-box><text:p text:style-name="P131"><text:span text:style-name="T50">4</text:span></text:p></draw:text-box></draw:frame></draw:g></text:p>
      <text:p text:style-name="P61"/>
      <text:list xml:id="list184623914122583" text:continue-list="list184622212599567" text:style-name="Num_5f_Exo">
        <text:list-item>
          <text:h text:style-name="P73" text:outline-level="1"><text:span text:style-name="Bold_5f_niv1"><text:span text:style-name="T25"><text:s/></text:span></text:span><text:span text:style-name="Bold_5f_niv1">Sans l’unité</text:span><text:span text:style-name="Bold_5f_niv1"><text:span text:style-name="T25"> </text:span></text:span><text:span text:style-name="Bold_5f_niv1">!</text:span></text:h>
        </text:list-item>
      </text:list>
      <text:list xml:id="list184622621235152" text:continue-list="list184622302284062" text:style-name="liste_5f_abc">
        <text:list-item text:start-value="1">
          <text:p text:style-name="P110">Écris, sous forme de fraction, l’abscisse de chaque point.</text:p>
        </text:list-item>
      </text:list>
      <text:section text:style-name="Sect6" text:name="Section11">
        <text:p text:style-name="P59">Abscisse de E : <text:span text:style-name="T15">….……….</text:span></text:p>
        <text:p text:style-name="P59"><text:span text:style-name="_5f_BVS">Abscisse de F : </text:span><text:span text:style-name="T15">………...…</text:span></text:p>
      </text:section>
      <text:p text:style-name="P59"><draw:g text:anchor-type="paragraph" draw:z-index="56" draw:name="Forme31" draw:style-name="gr7"><draw:line draw:style-name="gr2" draw:text-style-name="P133" svg:x1="5.41cm" svg:y1="0.443cm" svg:x2="5.41cm" svg:y2="0.748cm"><text:p/></draw:line><draw:line draw:style-name="gr2" draw:text-style-name="P133" svg:x1="0.03cm" svg:y1="0.296cm" svg:x2="0.03cm" svg:y2="0.905cm"><text:p/></draw:line><draw:line draw:style-name="gr2" draw:text-style-name="P133" svg:x1="7.56cm" svg:y1="0.443cm" svg:x2="7.56cm" svg:y2="0.748cm"><text:p/></draw:line><draw:line draw:style-name="gr2" draw:text-style-name="P133" svg:x1="6.484cm" svg:y1="0.296cm" svg:x2="6.484cm" svg:y2="0.905cm"><text:p/></draw:line><draw:line draw:style-name="gr2" draw:text-style-name="P133" svg:x1="4.334cm" svg:y1="0.443cm" svg:x2="4.334cm" svg:y2="0.748cm"><text:p/></draw:line><draw:line draw:style-name="gr2" draw:text-style-name="P133" svg:x1="3.258cm" svg:y1="0.296cm" svg:x2="3.258cm" svg:y2="0.905cm"><text:p/></draw:line><draw:line draw:style-name="gr2" draw:text-style-name="P133" svg:x1="2.182cm" svg:y1="0.443cm" svg:x2="2.182cm" svg:y2="0.748cm"><text:p/></draw:line><draw:line draw:style-name="gr2" draw:text-style-name="P133" svg:x1="1.104cm" svg:y1="0.443cm" svg:x2="1.104cm" svg:y2="0.748cm"><text:p/></draw:line><draw:line draw:style-name="gr3" draw:text-style-name="P134" svg:x1="0.03cm" svg:y1="0.601cm" svg:x2="8.92cm" svg:y2="0.601cm"><text:p/></draw:line><draw:frame draw:style-name="gr354" draw:text-style-name="P135" svg:width="0.802cm" svg:height="0.666cm" svg:x="-0.369cm" svg:y="0.801cm"><draw:text-box><text:p text:style-name="P131"><text:span text:style-name="T34">0</text:span></text:p></draw:text-box></draw:frame><draw:frame draw:style-name="gr355" draw:text-style-name="P135" svg:width="0.814cm" svg:height="0.666cm" svg:x="2.04cm" svg:y="-0.041cm"><draw:text-box><text:p text:style-name="P131"><text:span text:style-name="T35">E</text:span></text:p></draw:text-box></draw:frame><draw:frame draw:style-name="gr356" draw:text-style-name="P135" svg:width="0.791cm" svg:height="0.666cm" svg:x="5.263cm" svg:y="-0.06cm"><draw:text-box><text:p text:style-name="P131"><text:span text:style-name="T35">F</text:span></text:p></draw:text-box></draw:frame><draw:g draw:style-name="gr13"><draw:line draw:style-name="gr357" draw:text-style-name="P133" svg:x1="2.039cm" svg:y1="0.474cm" svg:x2="2.32cm" svg:y2="0.724cm"><text:p/></draw:line><draw:line draw:style-name="gr357" draw:text-style-name="P133" svg:x1="2.32cm" svg:y1="0.474cm" svg:x2="2.039cm" svg:y2="0.724cm"><text:p/></draw:line></draw:g><draw:g draw:style-name="gr13"><draw:line draw:style-name="gr357" draw:text-style-name="P133" svg:x1="5.274cm" svg:y1="0.469cm" svg:x2="5.553cm" svg:y2="0.719cm"><text:p/></draw:line><draw:line draw:style-name="gr357" draw:text-style-name="P133" svg:x1="5.553cm" svg:y1="0.469cm" svg:x2="5.274cm" svg:y2="0.719cm"><text:p/></draw:line></draw:g></draw:g></text:p>
      <text:list xml:id="list184623284803932" text:continue-numbering="true" text:style-name="liste_5f_abc">
        <text:list-item>
          <text:h text:style-name="P128" text:outline-level="1"><draw:frame text:anchor-type="paragraph" draw:z-index="53" draw:name="Forme32" draw:style-name="gr363" draw:text-style-name="P132" svg:width="0.382cm" svg:height="0.414cm" svg:x="6.449cm" svg:y="-0.617cm"><draw:text-box draw:corner-radius="4.593cm"><text:p text:style-name="P131"><text:span text:style-name="T33">2</text:span></text:p></draw:text-box></draw:frame>Place les points suivants sur l’axe gradué.</text:h>
        </text:list-item>
      </text:list>
      <text:section text:style-name="Sect5" text:name="Section12">
        <text:p text:style-name="P34"><draw:g text:anchor-type="paragraph" draw:z-index="57" draw:name="Forme1" draw:style-name="gr7"><draw:g draw:style-name="gr13"><draw:line draw:style-name="gr351" draw:text-style-name="P165" svg:x1="0.199cm" svg:y1="2.003cm" svg:x2="9.2cm" svg:y2="2.003cm"><text:p/></draw:line><draw:polygon draw:style-name="gr352" draw:text-style-name="P166" svg:width="0.239cm" svg:height="0.233cm" svg:x="8.957cm" svg:y="1.884cm" svg:viewBox="0 0 240 234" draw:points="240,117 0,234 0,0"><text:p/></draw:polygon></draw:g><draw:frame draw:style-name="gr353" draw:text-style-name="P167" svg:width="0.699cm" svg:height="1.389cm" svg:x="8.158cm" svg:y="0.439cm"><draw:text-box><text:p/></draw:text-box></draw:frame><draw:line draw:style-name="gr351" draw:text-style-name="P165" svg:x1="0.199cm" svg:y1="1.828cm" svg:x2="0.199cm" svg:y2="2.179cm"><text:p/></draw:line><draw:line draw:style-name="gr351" draw:text-style-name="P165" svg:x1="0.889cm" svg:y1="1.884cm" svg:x2="0.889cm" svg:y2="2.118cm"><text:p/></draw:line><draw:line draw:style-name="gr351" draw:text-style-name="P165" svg:x1="1.583cm" svg:y1="1.884cm" svg:x2="1.583cm" svg:y2="2.118cm"><text:p/></draw:line><draw:line draw:style-name="gr351" draw:text-style-name="P165" svg:x1="2.276cm" svg:y1="1.884cm" svg:x2="2.276cm" svg:y2="2.118cm"><text:p/></draw:line><draw:line draw:style-name="gr351" draw:text-style-name="P165" svg:x1="2.967cm" svg:y1="1.828cm" svg:x2="2.967cm" svg:y2="2.179cm"><text:p/></draw:line><draw:line draw:style-name="gr351" draw:text-style-name="P165" svg:x1="3.66cm" svg:y1="1.884cm" svg:x2="3.66cm" svg:y2="2.118cm"><text:p/></draw:line><draw:line draw:style-name="gr351" draw:text-style-name="P165" svg:x1="4.353cm" svg:y1="1.884cm" svg:x2="4.353cm" svg:y2="2.118cm"><text:p/></draw:line><draw:line draw:style-name="gr351" draw:text-style-name="P165" svg:x1="5.043cm" svg:y1="1.884cm" svg:x2="5.043cm" svg:y2="2.118cm"><text:p/></draw:line><draw:line draw:style-name="gr351" draw:text-style-name="P165" svg:x1="5.737cm" svg:y1="1.828cm" svg:x2="5.737cm" svg:y2="2.179cm"><text:p/></draw:line><draw:line draw:style-name="gr351" draw:text-style-name="P165" svg:x1="6.43cm" svg:y1="1.884cm" svg:x2="6.43cm" svg:y2="2.118cm"><text:p/></draw:line><draw:line draw:style-name="gr351" draw:text-style-name="P165" svg:x1="7.121cm" svg:y1="1.884cm" svg:x2="7.121cm" svg:y2="2.118cm"><text:p/></draw:line><draw:line draw:style-name="gr351" draw:text-style-name="P165" svg:x1="7.814cm" svg:y1="1.884cm" svg:x2="7.814cm" svg:y2="2.118cm"><text:p/></draw:line><draw:line draw:style-name="gr351" draw:text-style-name="P165" svg:x1="8.507cm" svg:y1="1.828cm" svg:x2="8.507cm" svg:y2="2.179cm"><text:p/></draw:line></draw:g>G<draw:frame draw:style-name="fr5" draw:name="Objet13" text:anchor-type="as-char" svg:width="0.843cm" svg:height="0.961cm" draw:z-index="33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<text:p text:style-name="P57">H<draw:frame draw:style-name="fr5" draw:name="Objet20" text:anchor-type="as-char" svg:width="0.843cm" svg:height="0.961cm" draw:z-index="34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<text:p text:style-name="P57">I<draw:frame draw:style-name="fr5" draw:name="Objet9" text:anchor-type="as-char" svg:width="0.843cm" svg:height="0.961cm" draw:z-index="35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/text:section>
      <text:p text:style-name="Standard"/>
      <text:p text:style-name="Standard"/>
      <text:p text:style-name="Standard"><draw:frame text:anchor-type="paragraph" draw:z-index="58" draw:name="Forme2" draw:style-name="gr350" draw:text-style-name="P164" svg:width="0.145cm" svg:height="0.489cm" svg:x="0.199cm" svg:y="0.099cm"><draw:text-box><text:p><text:span text:style-name="T48">0</text:span></text:p></draw:text-box></draw:frame><draw:frame text:anchor-type="paragraph" draw:z-index="59" draw:name="Forme3" draw:style-name="gr350" draw:text-style-name="P164" svg:width="0.378cm" svg:height="0.489cm" svg:x="8.345cm" svg:y="0.159cm"><draw:text-box><text:p><text:span text:style-name="T48">3</text:span></text:p></draw:text-box></draw:frame></text:p>
      <text:list xml:id="list184624109189771" text:continue-list="list184623914122583" text:style-name="Num_5f_Exo">
        <text:list-item>
          <text:h text:style-name="P75" text:outline-level="1"><text:s/><text:span text:style-name="T24">Dans chaque cas, trace une demi‑droite graduée en choisissant au mieux l’unité pour pouvoir ensuite placer tous les nombres donnés.</text:span></text:h>
        </text:list-item>
      </text:list>
      <text:list xml:id="list184623081298910" text:continue-list="list184623284803932" text:style-name="liste_5f_abc">
        <text:list-item text:start-value="1">
          <text:p text:style-name="P101"><text:span text:style-name="T23">0 ; </text:span><text:span text:style-name="T23"><draw:frame draw:style-name="fr4" draw:name="Objet23" text:anchor-type="as-char" svg:width="0.492cm" svg:height="0.87cm" draw:z-index="41"><draw:object xlink:href="./Object 26" xlink:type="simple" xlink:show="embed" xlink:actuate="onLoad"/><draw:image xlink:href="./ObjectReplacements/Object 26" xlink:type="simple" xlink:show="embed" xlink:actuate="onLoad"/></draw:frame></text:span><text:span text:style-name="T23"><text:s/>; </text:span><text:span text:style-name="T23"><draw:frame draw:style-name="fr4" draw:name="Objet24" text:anchor-type="as-char" svg:width="0.492cm" svg:height="0.87cm" draw:z-index="42"><draw:object xlink:href="./Object 27" xlink:type="simple" xlink:show="embed" xlink:actuate="onLoad"/><draw:image xlink:href="./ObjectReplacements/Object 27" xlink:type="simple" xlink:show="embed" xlink:actuate="onLoad"/></draw:frame></text:span><text:span text:style-name="T23"><text:s/>; </text:span><text:span text:style-name="T23"><draw:frame draw:style-name="fr4" draw:name="Objet25" text:anchor-type="as-char" svg:width="0.492cm" svg:height="0.87cm" draw:z-index="43"><draw:object xlink:href="./Object 28" xlink:type="simple" xlink:show="embed" xlink:actuate="onLoad"/><draw:image xlink:href="./ObjectReplacements/Object 28" xlink:type="simple" xlink:show="embed" xlink:actuate="onLoad"/></draw:frame></text:span><text:span text:style-name="T23"><text:s/>; </text:span><text:span text:style-name="T23"><draw:frame draw:style-name="fr4" draw:name="Objet26" text:anchor-type="as-char" svg:width="0.492cm" svg:height="0.87cm" draw:z-index="44"><draw:object xlink:href="./Object 29" xlink:type="simple" xlink:show="embed" xlink:actuate="onLoad"/><draw:image xlink:href="./ObjectReplacements/Object 29" xlink:type="simple" xlink:show="embed" xlink:actuate="onLoad"/></draw:frame></text:span></text:p>
        </text:list-item>
      </text:list>
      <text:list xml:id="list184623794660074" text:continue-list="list184624079336537" text:style-name="_5f_Numérotation_20_des_20_exercices_20_livrets">
        <text:list-item>
          <text:list>
            <text:list-item>
              <text:list>
                <text:list-header>
                  <text:p text:style-name="P81"><draw:g text:anchor-type="paragraph" draw:z-index="60" draw:name="Forme33" draw:style-name="gr84"><draw:line draw:style-name="gr18" draw:text-style-name="P153" svg:x1="0.105cm" svg:y1="0.191cm" svg:x2="0.105cm" svg:y2="1.224cm"><text:p/></draw:line><draw:line draw:style-name="gr18" draw:text-style-name="P153" svg:x1="0.204cm" svg:y1="0.191cm" svg:x2="0.204cm" svg:y2="1.224cm"><text:p/></draw:line><draw:line draw:style-name="gr18" draw:text-style-name="P153" svg:x1="0.307cm" svg:y1="0.191cm" svg:x2="0.307cm" svg:y2="1.224cm"><text:p/></draw:line><draw:line draw:style-name="gr18" draw:text-style-name="P153" svg:x1="0.405cm" svg:y1="0.191cm" svg:x2="0.405cm" svg:y2="1.224cm"><text:p/></draw:line><draw:line draw:style-name="gr18" draw:text-style-name="P153" svg:x1="0.605cm" svg:y1="0.191cm" svg:x2="0.605cm" svg:y2="1.224cm"><text:p/></draw:line><draw:line draw:style-name="gr18" draw:text-style-name="P153" svg:x1="0.705cm" svg:y1="0.191cm" svg:x2="0.705cm" svg:y2="1.224cm"><text:p/></draw:line><draw:line draw:style-name="gr18" draw:text-style-name="P153" svg:x1="0.803cm" svg:y1="0.191cm" svg:x2="0.803cm" svg:y2="1.224cm"><text:p/></draw:line><draw:line draw:style-name="gr18" draw:text-style-name="P153" svg:x1="0.905cm" svg:y1="0.191cm" svg:x2="0.905cm" svg:y2="1.224cm"><text:p/></draw:line><draw:line draw:style-name="gr18" draw:text-style-name="P153" svg:x1="1.106cm" svg:y1="0.191cm" svg:x2="1.106cm" svg:y2="1.224cm"><text:p/></draw:line><draw:line draw:style-name="gr18" draw:text-style-name="P153" svg:x1="1.204cm" svg:y1="0.191cm" svg:x2="1.204cm" svg:y2="1.224cm"><text:p/></draw:line><draw:line draw:style-name="gr18" draw:text-style-name="P153" svg:x1="1.302cm" svg:y1="0.191cm" svg:x2="1.302cm" svg:y2="1.224cm"><text:p/></draw:line><draw:line draw:style-name="gr18" draw:text-style-name="P153" svg:x1="1.405cm" svg:y1="0.191cm" svg:x2="1.405cm" svg:y2="1.224cm"><text:p/></draw:line><draw:line draw:style-name="gr18" draw:text-style-name="P153" svg:x1="1.602cm" svg:y1="0.191cm" svg:x2="1.602cm" svg:y2="1.224cm"><text:p/></draw:line><draw:line draw:style-name="gr18" draw:text-style-name="P153" svg:x1="1.704cm" svg:y1="0.191cm" svg:x2="1.704cm" svg:y2="1.224cm"><text:p/></draw:line><draw:line draw:style-name="gr18" draw:text-style-name="P153" svg:x1="1.802cm" svg:y1="0.191cm" svg:x2="1.802cm" svg:y2="1.224cm"><text:p/></draw:line><draw:line draw:style-name="gr18" draw:text-style-name="P153" svg:x1="1.905cm" svg:y1="0.191cm" svg:x2="1.905cm" svg:y2="1.224cm"><text:p/></draw:line><draw:line draw:style-name="gr18" draw:text-style-name="P153" svg:x1="2.102cm" svg:y1="0.191cm" svg:x2="2.102cm" svg:y2="1.224cm"><text:p/></draw:line><draw:line draw:style-name="gr18" draw:text-style-name="P153" svg:x1="2.204cm" svg:y1="0.191cm" svg:x2="2.204cm" svg:y2="1.224cm"><text:p/></draw:line><draw:line draw:style-name="gr18" draw:text-style-name="P153" svg:x1="2.303cm" svg:y1="0.191cm" svg:x2="2.303cm" svg:y2="1.224cm"><text:p/></draw:line><draw:line draw:style-name="gr18" draw:text-style-name="P153" svg:x1="2.401cm" svg:y1="0.191cm" svg:x2="2.401cm" svg:y2="1.224cm"><text:p/></draw:line><draw:line draw:style-name="gr18" draw:text-style-name="P153" svg:x1="2.601cm" svg:y1="0.191cm" svg:x2="2.601cm" svg:y2="1.224cm"><text:p/></draw:line><draw:line draw:style-name="gr18" draw:text-style-name="P153" svg:x1="2.701cm" svg:y1="0.191cm" svg:x2="2.701cm" svg:y2="1.224cm"><text:p/></draw:line><draw:line draw:style-name="gr18" draw:text-style-name="P153" svg:x1="2.803cm" svg:y1="0.191cm" svg:x2="2.803cm" svg:y2="1.224cm"><text:p/></draw:line><draw:line draw:style-name="gr18" draw:text-style-name="P153" svg:x1="2.901cm" svg:y1="0.191cm" svg:x2="2.901cm" svg:y2="1.224cm"><text:p/></draw:line><draw:line draw:style-name="gr18" draw:text-style-name="P153" svg:x1="3.102cm" svg:y1="0.191cm" svg:x2="3.102cm" svg:y2="1.224cm"><text:p/></draw:line><draw:line draw:style-name="gr18" draw:text-style-name="P153" svg:x1="3.2cm" svg:y1="0.191cm" svg:x2="3.2cm" svg:y2="1.224cm"><text:p/></draw:line><draw:line draw:style-name="gr18" draw:text-style-name="P153" svg:x1="3.302cm" svg:y1="0.191cm" svg:x2="3.302cm" svg:y2="1.224cm"><text:p/></draw:line><draw:line draw:style-name="gr18" draw:text-style-name="P153" svg:x1="3.4cm" svg:y1="0.191cm" svg:x2="3.4cm" svg:y2="1.224cm"><text:p/></draw:line><draw:line draw:style-name="gr18" draw:text-style-name="P153" svg:x1="3.602cm" svg:y1="0.191cm" svg:x2="3.602cm" svg:y2="1.224cm"><text:p/></draw:line><draw:line draw:style-name="gr18" draw:text-style-name="P153" svg:x1="3.7cm" svg:y1="0.191cm" svg:x2="3.7cm" svg:y2="1.224cm"><text:p/></draw:line><draw:line draw:style-name="gr18" draw:text-style-name="P153" svg:x1="3.803cm" svg:y1="0.191cm" svg:x2="3.803cm" svg:y2="1.224cm"><text:p/></draw:line><draw:line draw:style-name="gr18" draw:text-style-name="P153" svg:x1="3.901cm" svg:y1="0.191cm" svg:x2="3.901cm" svg:y2="1.224cm"><text:p/></draw:line><draw:line draw:style-name="gr18" draw:text-style-name="P153" svg:x1="4.102cm" svg:y1="0.191cm" svg:x2="4.102cm" svg:y2="1.224cm"><text:p/></draw:line><draw:line draw:style-name="gr18" draw:text-style-name="P153" svg:x1="4.201cm" svg:y1="0.191cm" svg:x2="4.201cm" svg:y2="1.224cm"><text:p/></draw:line><draw:line draw:style-name="gr18" draw:text-style-name="P153" svg:x1="4.299cm" svg:y1="0.191cm" svg:x2="4.299cm" svg:y2="1.224cm"><text:p/></draw:line><draw:line draw:style-name="gr18" draw:text-style-name="P153" svg:x1="4.401cm" svg:y1="0.191cm" svg:x2="4.401cm" svg:y2="1.224cm"><text:p/></draw:line><draw:line draw:style-name="gr18" draw:text-style-name="P153" svg:x1="4.602cm" svg:y1="0.191cm" svg:x2="4.602cm" svg:y2="1.224cm"><text:p/></draw:line><draw:line draw:style-name="gr18" draw:text-style-name="P153" svg:x1="4.7cm" svg:y1="0.191cm" svg:x2="4.7cm" svg:y2="1.224cm"><text:p/></draw:line><draw:line draw:style-name="gr18" draw:text-style-name="P153" svg:x1="4.798cm" svg:y1="0.191cm" svg:x2="4.798cm" svg:y2="1.224cm"><text:p/></draw:line><draw:line draw:style-name="gr18" draw:text-style-name="P153" svg:x1="4.901cm" svg:y1="0.191cm" svg:x2="4.901cm" svg:y2="1.224cm"><text:p/></draw:line><draw:line draw:style-name="gr18" draw:text-style-name="P153" svg:x1="5.098cm" svg:y1="0.191cm" svg:x2="5.098cm" svg:y2="1.224cm"><text:p/></draw:line><draw:line draw:style-name="gr18" draw:text-style-name="P153" svg:x1="5.2cm" svg:y1="0.191cm" svg:x2="5.2cm" svg:y2="1.224cm"><text:p/></draw:line><draw:line draw:style-name="gr18" draw:text-style-name="P153" svg:x1="5.298cm" svg:y1="0.191cm" svg:x2="5.298cm" svg:y2="1.224cm"><text:p/></draw:line><draw:line draw:style-name="gr18" draw:text-style-name="P153" svg:x1="5.398cm" svg:y1="0.191cm" svg:x2="5.398cm" svg:y2="1.224cm"><text:p/></draw:line><draw:line draw:style-name="gr18" draw:text-style-name="P153" svg:x1="5.598cm" svg:y1="0.191cm" svg:x2="5.598cm" svg:y2="1.224cm"><text:p/></draw:line><draw:line draw:style-name="gr18" draw:text-style-name="P153" svg:x1="5.701cm" svg:y1="0.191cm" svg:x2="5.701cm" svg:y2="1.224cm"><text:p/></draw:line><draw:line draw:style-name="gr18" draw:text-style-name="P153" svg:x1="5.799cm" svg:y1="0.191cm" svg:x2="5.799cm" svg:y2="1.224cm"><text:p/></draw:line><draw:line draw:style-name="gr18" draw:text-style-name="P153" svg:x1="5.897cm" svg:y1="0.191cm" svg:x2="5.897cm" svg:y2="1.224cm"><text:p/></draw:line><draw:line draw:style-name="gr18" draw:text-style-name="P153" svg:x1="6.097cm" svg:y1="0.191cm" svg:x2="6.097cm" svg:y2="1.224cm"><text:p/></draw:line><draw:line draw:style-name="gr18" draw:text-style-name="P153" svg:x1="6.197cm" svg:y1="0.191cm" svg:x2="6.197cm" svg:y2="1.224cm"><text:p/></draw:line><draw:line draw:style-name="gr18" draw:text-style-name="P153" svg:x1="6.299cm" svg:y1="0.191cm" svg:x2="6.299cm" svg:y2="1.224cm"><text:p/></draw:line><draw:line draw:style-name="gr18" draw:text-style-name="P153" svg:x1="6.397cm" svg:y1="0.191cm" svg:x2="6.397cm" svg:y2="1.224cm"><text:p/></draw:line><draw:line draw:style-name="gr18" draw:text-style-name="P153" svg:x1="6.598cm" svg:y1="0.191cm" svg:x2="6.598cm" svg:y2="1.224cm"><text:p/></draw:line><draw:line draw:style-name="gr18" draw:text-style-name="P153" svg:x1="6.696cm" svg:y1="0.191cm" svg:x2="6.696cm" svg:y2="1.224cm"><text:p/></draw:line><draw:line draw:style-name="gr18" draw:text-style-name="P153" svg:x1="6.799cm" svg:y1="0.191cm" svg:x2="6.799cm" svg:y2="1.224cm"><text:p/></draw:line><draw:line draw:style-name="gr18" draw:text-style-name="P153" svg:x1="6.898cm" svg:y1="0.191cm" svg:x2="6.898cm" svg:y2="1.224cm"><text:p/></draw:line><draw:line draw:style-name="gr18" draw:text-style-name="P153" svg:x1="7.098cm" svg:y1="0.191cm" svg:x2="7.098cm" svg:y2="1.224cm"><text:p/></draw:line><draw:line draw:style-name="gr18" draw:text-style-name="P153" svg:x1="7.196cm" svg:y1="0.191cm" svg:x2="7.196cm" svg:y2="1.224cm"><text:p/></draw:line><draw:line draw:style-name="gr18" draw:text-style-name="P153" svg:x1="7.299cm" svg:y1="0.191cm" svg:x2="7.299cm" svg:y2="1.224cm"><text:p/></draw:line><draw:line draw:style-name="gr18" draw:text-style-name="P153" svg:x1="7.397cm" svg:y1="0.191cm" svg:x2="7.397cm" svg:y2="1.224cm"><text:p/></draw:line><draw:line draw:style-name="gr18" draw:text-style-name="P153" svg:x1="7.598cm" svg:y1="0.191cm" svg:x2="7.598cm" svg:y2="1.224cm"><text:p/></draw:line><draw:line draw:style-name="gr18" draw:text-style-name="P153" svg:x1="7.697cm" svg:y1="0.191cm" svg:x2="7.697cm" svg:y2="1.224cm"><text:p/></draw:line><draw:line draw:style-name="gr18" draw:text-style-name="P153" svg:x1="7.795cm" svg:y1="0.191cm" svg:x2="7.795cm" svg:y2="1.224cm"><text:p/></draw:line><draw:line draw:style-name="gr18" draw:text-style-name="P153" svg:x1="7.897cm" svg:y1="0.191cm" svg:x2="7.897cm" svg:y2="1.224cm"><text:p/></draw:line><draw:line draw:style-name="gr18" draw:text-style-name="P153" svg:x1="8.098cm" svg:y1="0.191cm" svg:x2="8.098cm" svg:y2="1.224cm"><text:p/></draw:line><draw:line draw:style-name="gr18" draw:text-style-name="P153" svg:x1="8.197cm" svg:y1="0.191cm" svg:x2="8.197cm" svg:y2="1.224cm"><text:p/></draw:line><draw:line draw:style-name="gr18" draw:text-style-name="P153" svg:x1="8.295cm" svg:y1="0.191cm" svg:x2="8.295cm" svg:y2="1.224cm"><text:p/></draw:line><draw:line draw:style-name="gr18" draw:text-style-name="P153" svg:x1="8.397cm" svg:y1="0.191cm" svg:x2="8.397cm" svg:y2="1.224cm"><text:p/></draw:line><draw:line draw:style-name="gr18" draw:text-style-name="P153" svg:x1="8.594cm" svg:y1="0.191cm" svg:x2="8.594cm" svg:y2="1.224cm"><text:p/></draw:line><draw:line draw:style-name="gr18" draw:text-style-name="P153" svg:x1="8.696cm" svg:y1="0.191cm" svg:x2="8.696cm" svg:y2="1.224cm"><text:p/></draw:line><draw:line draw:style-name="gr18" draw:text-style-name="P153" svg:x1="8.794cm" svg:y1="0.191cm" svg:x2="8.794cm" svg:y2="1.224cm"><text:p/></draw:line><draw:line draw:style-name="gr18" draw:text-style-name="P153" svg:x1="8.894cm" svg:y1="0.191cm" svg:x2="8.894cm" svg:y2="1.224cm"><text:p/></draw:line><draw:line draw:style-name="gr18" draw:text-style-name="P153" svg:x1="0.004cm" svg:y1="0.293cm" svg:x2="8.993cm" svg:y2="0.293cm"><text:p/></draw:line><draw:line draw:style-name="gr18" draw:text-style-name="P153" svg:x1="0.004cm" svg:y1="0.398cm" svg:x2="8.993cm" svg:y2="0.398cm"><text:p/></draw:line><draw:line draw:style-name="gr18" draw:text-style-name="P153" svg:x1="0.004cm" svg:y1="0.501cm" svg:x2="8.993cm" svg:y2="0.501cm"><text:p/></draw:line><draw:line draw:style-name="gr18" draw:text-style-name="P153" svg:x1="0.004cm" svg:y1="0.607cm" svg:x2="8.993cm" svg:y2="0.607cm"><text:p/></draw:line><draw:line draw:style-name="gr18" draw:text-style-name="P153" svg:x1="0.004cm" svg:y1="0.815cm" svg:x2="8.993cm" svg:y2="0.815cm"><text:p/></draw:line><draw:line draw:style-name="gr18" draw:text-style-name="P153" svg:x1="0.004cm" svg:y1="0.914cm" svg:x2="8.993cm" svg:y2="0.914cm"><text:p/></draw:line><draw:line draw:style-name="gr18" draw:text-style-name="P153" svg:x1="0.004cm" svg:y1="1.019cm" svg:x2="8.993cm" svg:y2="1.019cm"><text:p/></draw:line><draw:line draw:style-name="gr18" draw:text-style-name="P153" svg:x1="0.004cm" svg:y1="1.122cm" svg:x2="8.993cm" svg:y2="1.122cm"><text:p/></draw:line><draw:line draw:style-name="gr19" draw:text-style-name="P153" svg:x1="0.503cm" svg:y1="0.191cm" svg:x2="0.503cm" svg:y2="1.224cm"><text:p/></draw:line><draw:line draw:style-name="gr19" draw:text-style-name="P153" svg:x1="1.504cm" svg:y1="0.191cm" svg:x2="1.504cm" svg:y2="1.224cm"><text:p/></draw:line><draw:line draw:style-name="gr19" draw:text-style-name="P153" svg:x1="2.503cm" svg:y1="0.191cm" svg:x2="2.503cm" svg:y2="1.224cm"><text:p/></draw:line><draw:line draw:style-name="gr19" draw:text-style-name="P153" svg:x1="3.5cm" svg:y1="0.191cm" svg:x2="3.5cm" svg:y2="1.224cm"><text:p/></draw:line><draw:line draw:style-name="gr19" draw:text-style-name="P153" svg:x1="4.499cm" svg:y1="0.191cm" svg:x2="4.499cm" svg:y2="1.224cm"><text:p/></draw:line><draw:line draw:style-name="gr19" draw:text-style-name="P153" svg:x1="5.5cm" svg:y1="0.191cm" svg:x2="5.5cm" svg:y2="1.224cm"><text:p/></draw:line><draw:line draw:style-name="gr19" draw:text-style-name="P153" svg:x1="6.5cm" svg:y1="0.191cm" svg:x2="6.5cm" svg:y2="1.224cm"><text:p/></draw:line><draw:line draw:style-name="gr19" draw:text-style-name="P153" svg:x1="7.495cm" svg:y1="0.191cm" svg:x2="7.495cm" svg:y2="1.224cm"><text:p/></draw:line><draw:line draw:style-name="gr19" draw:text-style-name="P153" svg:x1="8.496cm" svg:y1="0.191cm" svg:x2="8.496cm" svg:y2="1.224cm"><text:p/></draw:line><draw:line draw:style-name="gr154" draw:text-style-name="P153" svg:x1="0.004cm" svg:y1="0.712cm" svg:x2="8.993cm" svg:y2="0.712cm"><text:p/></draw:line><draw:line draw:style-name="gr20" draw:text-style-name="P153" svg:x1="0.004cm" svg:y1="0.191cm" svg:x2="0.004cm" svg:y2="1.224cm"><text:p/></draw:line><draw:line draw:style-name="gr20" draw:text-style-name="P153" svg:x1="1.003cm" svg:y1="0.191cm" svg:x2="1.003cm" svg:y2="1.224cm"><text:p/></draw:line><draw:line draw:style-name="gr20" draw:text-style-name="P153" svg:x1="2.003cm" svg:y1="0.191cm" svg:x2="2.003cm" svg:y2="1.224cm"><text:p/></draw:line><draw:line draw:style-name="gr20" draw:text-style-name="P153" svg:x1="3.004cm" svg:y1="0.191cm" svg:x2="3.004cm" svg:y2="1.224cm"><text:p/></draw:line><draw:line draw:style-name="gr20" draw:text-style-name="P153" svg:x1="3.999cm" svg:y1="0.191cm" svg:x2="3.999cm" svg:y2="1.224cm"><text:p/></draw:line><draw:line draw:style-name="gr20" draw:text-style-name="P153" svg:x1="5cm" svg:y1="0.191cm" svg:x2="5cm" svg:y2="1.224cm"><text:p/></draw:line><draw:line draw:style-name="gr20" draw:text-style-name="P153" svg:x1="5.999cm" svg:y1="0.191cm" svg:x2="5.999cm" svg:y2="1.224cm"><text:p/></draw:line><draw:line draw:style-name="gr20" draw:text-style-name="P153" svg:x1="6.996cm" svg:y1="0.191cm" svg:x2="6.996cm" svg:y2="1.224cm"><text:p/></draw:line><draw:line draw:style-name="gr20" draw:text-style-name="P153" svg:x1="7.995cm" svg:y1="0.191cm" svg:x2="7.995cm" svg:y2="1.224cm"><text:p/></draw:line><draw:line draw:style-name="gr20" draw:text-style-name="P153" svg:x1="0.004cm" svg:y1="0.191cm" svg:x2="8.993cm" svg:y2="0.191cm"><text:p/></draw:line><draw:line draw:style-name="gr20" draw:text-style-name="P153" svg:x1="8.996cm" svg:y1="0.191cm" svg:x2="8.996cm" svg:y2="1.224cm"><text:p/></draw:line><draw:line draw:style-name="gr20" draw:text-style-name="P153" svg:x1="0.004cm" svg:y1="1.227cm" svg:x2="8.993cm" svg:y2="1.227cm"><text:p/></draw:line></draw:g></text:p>
                </text:list-header>
              </text:list>
            </text:list-item>
          </text:list>
        </text:list-item>
      </text:list>
      <text:list xml:id="list184622429862704" text:continue-list="list184623081298910" text:style-name="liste_5f_abc">
        <text:list-item>
          <text:p text:style-name="P102"><draw:frame draw:style-name="fr4" draw:name="Objet21" text:anchor-type="as-char" svg:width="0.716cm" svg:height="0.87cm" draw:z-index="45"><draw:object xlink:href="./Object 30" xlink:type="simple" xlink:show="embed" xlink:actuate="onLoad"/><draw:image xlink:href="./ObjectReplacements/Object 30" xlink:type="simple" xlink:show="embed" xlink:actuate="onLoad"/></draw:frame><text:s/>; <draw:frame draw:style-name="fr4" draw:name="Objet27" text:anchor-type="as-char" svg:width="0.716cm" svg:height="0.87cm" draw:z-index="46"><draw:object xlink:href="./Object 31" xlink:type="simple" xlink:show="embed" xlink:actuate="onLoad"/><draw:image xlink:href="./ObjectReplacements/Object 31" xlink:type="simple" xlink:show="embed" xlink:actuate="onLoad"/></draw:frame><text:s/>; <draw:frame draw:style-name="fr4" draw:name="Objet28" text:anchor-type="as-char" svg:width="0.492cm" svg:height="0.87cm" draw:z-index="47"><draw:object xlink:href="./Object 32" xlink:type="simple" xlink:show="embed" xlink:actuate="onLoad"/><draw:image xlink:href="./ObjectReplacements/Object 32" xlink:type="simple" xlink:show="embed" xlink:actuate="onLoad"/></draw:frame><text:s/>; <draw:frame draw:style-name="fr4" draw:name="Objet29" text:anchor-type="as-char" svg:width="0.492cm" svg:height="0.87cm" draw:z-index="48"><draw:object xlink:href="./Object 33" xlink:type="simple" xlink:show="embed" xlink:actuate="onLoad"/><draw:image xlink:href="./ObjectReplacements/Object 33" xlink:type="simple" xlink:show="embed" xlink:actuate="onLoad"/></draw:frame></text:p>
        </text:list-item>
      </text:list>
      <text:p text:style-name="P63"><draw:g text:anchor-type="paragraph" draw:z-index="68" draw:name="Forme34" draw:style-name="gr84"><draw:line draw:style-name="gr18" draw:text-style-name="P153" svg:x1="0.101cm" svg:y1="0.191cm" svg:x2="0.101cm" svg:y2="1.224cm"><text:p/></draw:line><draw:line draw:style-name="gr18" draw:text-style-name="P153" svg:x1="0.202cm" svg:y1="0.191cm" svg:x2="0.202cm" svg:y2="1.224cm"><text:p/></draw:line><draw:line draw:style-name="gr18" draw:text-style-name="P153" svg:x1="0.301cm" svg:y1="0.191cm" svg:x2="0.301cm" svg:y2="1.224cm"><text:p/></draw:line><draw:line draw:style-name="gr18" draw:text-style-name="P153" svg:x1="0.403cm" svg:y1="0.191cm" svg:x2="0.403cm" svg:y2="1.224cm"><text:p/></draw:line><draw:line draw:style-name="gr18" draw:text-style-name="P153" svg:x1="0.603cm" svg:y1="0.191cm" svg:x2="0.603cm" svg:y2="1.224cm"><text:p/></draw:line><draw:line draw:style-name="gr18" draw:text-style-name="P153" svg:x1="0.703cm" svg:y1="0.191cm" svg:x2="0.703cm" svg:y2="1.224cm"><text:p/></draw:line><draw:line draw:style-name="gr18" draw:text-style-name="P153" svg:x1="0.801cm" svg:y1="0.191cm" svg:x2="0.801cm" svg:y2="1.224cm"><text:p/></draw:line><draw:line draw:style-name="gr18" draw:text-style-name="P153" svg:x1="0.903cm" svg:y1="0.191cm" svg:x2="0.903cm" svg:y2="1.224cm"><text:p/></draw:line><draw:line draw:style-name="gr18" draw:text-style-name="P153" svg:x1="1.1cm" svg:y1="0.191cm" svg:x2="1.1cm" svg:y2="1.224cm"><text:p/></draw:line><draw:line draw:style-name="gr18" draw:text-style-name="P153" svg:x1="1.202cm" svg:y1="0.191cm" svg:x2="1.202cm" svg:y2="1.224cm"><text:p/></draw:line><draw:line draw:style-name="gr18" draw:text-style-name="P153" svg:x1="1.3cm" svg:y1="0.191cm" svg:x2="1.3cm" svg:y2="1.224cm"><text:p/></draw:line><draw:line draw:style-name="gr18" draw:text-style-name="P153" svg:x1="1.4cm" svg:y1="0.191cm" svg:x2="1.4cm" svg:y2="1.224cm"><text:p/></draw:line><draw:line draw:style-name="gr18" draw:text-style-name="P153" svg:x1="1.6cm" svg:y1="0.191cm" svg:x2="1.6cm" svg:y2="1.224cm"><text:p/></draw:line><draw:line draw:style-name="gr18" draw:text-style-name="P153" svg:x1="1.702cm" svg:y1="0.191cm" svg:x2="1.702cm" svg:y2="1.224cm"><text:p/></draw:line><draw:line draw:style-name="gr18" draw:text-style-name="P153" svg:x1="1.8cm" svg:y1="0.191cm" svg:x2="1.8cm" svg:y2="1.224cm"><text:p/></draw:line><draw:line draw:style-name="gr18" draw:text-style-name="P153" svg:x1="1.899cm" svg:y1="0.191cm" svg:x2="1.899cm" svg:y2="1.224cm"><text:p/></draw:line><draw:line draw:style-name="gr18" draw:text-style-name="P153" svg:x1="2.1cm" svg:y1="0.191cm" svg:x2="2.1cm" svg:y2="1.224cm"><text:p/></draw:line><draw:line draw:style-name="gr18" draw:text-style-name="P153" svg:x1="2.199cm" svg:y1="0.191cm" svg:x2="2.199cm" svg:y2="1.224cm"><text:p/></draw:line><draw:line draw:style-name="gr18" draw:text-style-name="P153" svg:x1="2.301cm" svg:y1="0.191cm" svg:x2="2.301cm" svg:y2="1.224cm"><text:p/></draw:line><draw:line draw:style-name="gr18" draw:text-style-name="P153" svg:x1="2.399cm" svg:y1="0.191cm" svg:x2="2.399cm" svg:y2="1.224cm"><text:p/></draw:line><draw:line draw:style-name="gr18" draw:text-style-name="P153" svg:x1="2.599cm" svg:y1="0.191cm" svg:x2="2.599cm" svg:y2="1.224cm"><text:p/></draw:line><draw:line draw:style-name="gr18" draw:text-style-name="P153" svg:x1="2.699cm" svg:y1="0.191cm" svg:x2="2.699cm" svg:y2="1.224cm"><text:p/></draw:line><draw:line draw:style-name="gr18" draw:text-style-name="P153" svg:x1="2.801cm" svg:y1="0.191cm" svg:x2="2.801cm" svg:y2="1.224cm"><text:p/></draw:line><draw:line draw:style-name="gr18" draw:text-style-name="P153" svg:x1="2.899cm" svg:y1="0.191cm" svg:x2="2.899cm" svg:y2="1.224cm"><text:p/></draw:line><draw:line draw:style-name="gr18" draw:text-style-name="P153" svg:x1="3.1cm" svg:y1="0.191cm" svg:x2="3.1cm" svg:y2="1.224cm"><text:p/></draw:line><draw:line draw:style-name="gr18" draw:text-style-name="P153" svg:x1="3.198cm" svg:y1="0.191cm" svg:x2="3.198cm" svg:y2="1.224cm"><text:p/></draw:line><draw:line draw:style-name="gr18" draw:text-style-name="P153" svg:x1="3.3cm" svg:y1="0.191cm" svg:x2="3.3cm" svg:y2="1.224cm"><text:p/></draw:line><draw:line draw:style-name="gr18" draw:text-style-name="P153" svg:x1="3.398cm" svg:y1="0.191cm" svg:x2="3.398cm" svg:y2="1.224cm"><text:p/></draw:line><draw:line draw:style-name="gr18" draw:text-style-name="P153" svg:x1="3.6cm" svg:y1="0.191cm" svg:x2="3.6cm" svg:y2="1.224cm"><text:p/></draw:line><draw:line draw:style-name="gr18" draw:text-style-name="P153" svg:x1="3.698cm" svg:y1="0.191cm" svg:x2="3.698cm" svg:y2="1.224cm"><text:p/></draw:line><draw:line draw:style-name="gr18" draw:text-style-name="P153" svg:x1="3.797cm" svg:y1="0.191cm" svg:x2="3.797cm" svg:y2="1.224cm"><text:p/></draw:line><draw:line draw:style-name="gr18" draw:text-style-name="P153" svg:x1="3.899cm" svg:y1="0.191cm" svg:x2="3.899cm" svg:y2="1.224cm"><text:p/></draw:line><draw:line draw:style-name="gr18" draw:text-style-name="P153" svg:x1="4.097cm" svg:y1="0.191cm" svg:x2="4.097cm" svg:y2="1.224cm"><text:p/></draw:line><draw:line draw:style-name="gr18" draw:text-style-name="P153" svg:x1="4.199cm" svg:y1="0.191cm" svg:x2="4.199cm" svg:y2="1.224cm"><text:p/></draw:line><draw:line draw:style-name="gr18" draw:text-style-name="P153" svg:x1="4.297cm" svg:y1="0.191cm" svg:x2="4.297cm" svg:y2="1.224cm"><text:p/></draw:line><draw:line draw:style-name="gr18" draw:text-style-name="P153" svg:x1="4.399cm" svg:y1="0.191cm" svg:x2="4.399cm" svg:y2="1.224cm"><text:p/></draw:line><draw:line draw:style-name="gr18" draw:text-style-name="P153" svg:x1="4.597cm" svg:y1="0.191cm" svg:x2="4.597cm" svg:y2="1.224cm"><text:p/></draw:line><draw:line draw:style-name="gr18" draw:text-style-name="P153" svg:x1="4.698cm" svg:y1="0.191cm" svg:x2="4.698cm" svg:y2="1.224cm"><text:p/></draw:line><draw:line draw:style-name="gr18" draw:text-style-name="P153" svg:x1="4.796cm" svg:y1="0.191cm" svg:x2="4.796cm" svg:y2="1.224cm"><text:p/></draw:line><draw:line draw:style-name="gr18" draw:text-style-name="P153" svg:x1="4.896cm" svg:y1="0.191cm" svg:x2="4.896cm" svg:y2="1.224cm"><text:p/></draw:line><draw:line draw:style-name="gr18" draw:text-style-name="P153" svg:x1="5.096cm" svg:y1="0.191cm" svg:x2="5.096cm" svg:y2="1.224cm"><text:p/></draw:line><draw:line draw:style-name="gr18" draw:text-style-name="P153" svg:x1="5.198cm" svg:y1="0.191cm" svg:x2="5.198cm" svg:y2="1.224cm"><text:p/></draw:line><draw:line draw:style-name="gr18" draw:text-style-name="P153" svg:x1="5.296cm" svg:y1="0.191cm" svg:x2="5.296cm" svg:y2="1.224cm"><text:p/></draw:line><draw:line draw:style-name="gr18" draw:text-style-name="P153" svg:x1="5.396cm" svg:y1="0.191cm" svg:x2="5.396cm" svg:y2="1.224cm"><text:p/></draw:line><draw:line draw:style-name="gr18" draw:text-style-name="P153" svg:x1="5.596cm" svg:y1="0.191cm" svg:x2="5.596cm" svg:y2="1.224cm"><text:p/></draw:line><draw:line draw:style-name="gr18" draw:text-style-name="P153" svg:x1="5.695cm" svg:y1="0.191cm" svg:x2="5.695cm" svg:y2="1.224cm"><text:p/></draw:line><draw:line draw:style-name="gr18" draw:text-style-name="P153" svg:x1="5.797cm" svg:y1="0.191cm" svg:x2="5.797cm" svg:y2="1.224cm"><text:p/></draw:line><draw:line draw:style-name="gr18" draw:text-style-name="P153" svg:x1="5.895cm" svg:y1="0.191cm" svg:x2="5.895cm" svg:y2="1.224cm"><text:p/></draw:line><draw:line draw:style-name="gr18" draw:text-style-name="P153" svg:x1="6.095cm" svg:y1="0.191cm" svg:x2="6.095cm" svg:y2="1.224cm"><text:p/></draw:line><draw:line draw:style-name="gr18" draw:text-style-name="P153" svg:x1="6.195cm" svg:y1="0.191cm" svg:x2="6.195cm" svg:y2="1.224cm"><text:p/></draw:line><draw:line draw:style-name="gr18" draw:text-style-name="P153" svg:x1="6.297cm" svg:y1="0.191cm" svg:x2="6.297cm" svg:y2="1.224cm"><text:p/></draw:line><draw:line draw:style-name="gr18" draw:text-style-name="P153" svg:x1="6.395cm" svg:y1="0.191cm" svg:x2="6.395cm" svg:y2="1.224cm"><text:p/></draw:line><draw:line draw:style-name="gr18" draw:text-style-name="P153" svg:x1="6.596cm" svg:y1="0.191cm" svg:x2="6.596cm" svg:y2="1.224cm"><text:p/></draw:line><draw:line draw:style-name="gr18" draw:text-style-name="P153" svg:x1="6.694cm" svg:y1="0.191cm" svg:x2="6.694cm" svg:y2="1.224cm"><text:p/></draw:line><draw:line draw:style-name="gr18" draw:text-style-name="P153" svg:x1="6.794cm" svg:y1="0.191cm" svg:x2="6.794cm" svg:y2="1.224cm"><text:p/></draw:line><draw:line draw:style-name="gr18" draw:text-style-name="P153" svg:x1="6.896cm" svg:y1="0.191cm" svg:x2="6.896cm" svg:y2="1.224cm"><text:p/></draw:line><draw:line draw:style-name="gr18" draw:text-style-name="P153" svg:x1="7.096cm" svg:y1="0.191cm" svg:x2="7.096cm" svg:y2="1.224cm"><text:p/></draw:line><draw:line draw:style-name="gr18" draw:text-style-name="P153" svg:x1="7.194cm" svg:y1="0.191cm" svg:x2="7.194cm" svg:y2="1.224cm"><text:p/></draw:line><draw:line draw:style-name="gr18" draw:text-style-name="P153" svg:x1="7.294cm" svg:y1="0.191cm" svg:x2="7.294cm" svg:y2="1.224cm"><text:p/></draw:line><draw:line draw:style-name="gr18" draw:text-style-name="P153" svg:x1="7.395cm" svg:y1="0.191cm" svg:x2="7.395cm" svg:y2="1.224cm"><text:p/></draw:line><draw:line draw:style-name="gr18" draw:text-style-name="P153" svg:x1="7.593cm" svg:y1="0.191cm" svg:x2="7.593cm" svg:y2="1.224cm"><text:p/></draw:line><draw:line draw:style-name="gr18" draw:text-style-name="P153" svg:x1="7.695cm" svg:y1="0.191cm" svg:x2="7.695cm" svg:y2="1.224cm"><text:p/></draw:line><draw:line draw:style-name="gr18" draw:text-style-name="P153" svg:x1="7.793cm" svg:y1="0.191cm" svg:x2="7.793cm" svg:y2="1.224cm"><text:p/></draw:line><draw:line draw:style-name="gr18" draw:text-style-name="P153" svg:x1="7.895cm" svg:y1="0.191cm" svg:x2="7.895cm" svg:y2="1.224cm"><text:p/></draw:line><draw:line draw:style-name="gr18" draw:text-style-name="P153" svg:x1="8.093cm" svg:y1="0.191cm" svg:x2="8.093cm" svg:y2="1.224cm"><text:p/></draw:line><draw:line draw:style-name="gr18" draw:text-style-name="P153" svg:x1="8.195cm" svg:y1="0.191cm" svg:x2="8.195cm" svg:y2="1.224cm"><text:p/></draw:line><draw:line draw:style-name="gr18" draw:text-style-name="P153" svg:x1="8.293cm" svg:y1="0.191cm" svg:x2="8.293cm" svg:y2="1.224cm"><text:p/></draw:line><draw:line draw:style-name="gr18" draw:text-style-name="P153" svg:x1="8.392cm" svg:y1="0.191cm" svg:x2="8.392cm" svg:y2="1.224cm"><text:p/></draw:line><draw:line draw:style-name="gr18" draw:text-style-name="P153" svg:x1="8.592cm" svg:y1="0.191cm" svg:x2="8.592cm" svg:y2="1.224cm"><text:p/></draw:line><draw:line draw:style-name="gr18" draw:text-style-name="P153" svg:x1="8.694cm" svg:y1="0.191cm" svg:x2="8.694cm" svg:y2="1.224cm"><text:p/></draw:line><draw:line draw:style-name="gr18" draw:text-style-name="P153" svg:x1="8.792cm" svg:y1="0.191cm" svg:x2="8.792cm" svg:y2="1.224cm"><text:p/></draw:line><draw:line draw:style-name="gr18" draw:text-style-name="P153" svg:x1="8.892cm" svg:y1="0.191cm" svg:x2="8.892cm" svg:y2="1.224cm"><text:p/></draw:line><draw:line draw:style-name="gr18" draw:text-style-name="P153" svg:x1="0.002cm" svg:y1="0.293cm" svg:x2="8.991cm" svg:y2="0.293cm"><text:p/></draw:line><draw:line draw:style-name="gr18" draw:text-style-name="P153" svg:x1="0.002cm" svg:y1="0.398cm" svg:x2="8.991cm" svg:y2="0.398cm"><text:p/></draw:line><draw:line draw:style-name="gr18" draw:text-style-name="P153" svg:x1="0.002cm" svg:y1="0.501cm" svg:x2="8.991cm" svg:y2="0.501cm"><text:p/></draw:line><draw:line draw:style-name="gr18" draw:text-style-name="P153" svg:x1="0.002cm" svg:y1="0.607cm" svg:x2="8.991cm" svg:y2="0.607cm"><text:p/></draw:line><draw:line draw:style-name="gr18" draw:text-style-name="P153" svg:x1="0.002cm" svg:y1="0.815cm" svg:x2="8.991cm" svg:y2="0.815cm"><text:p/></draw:line><draw:line draw:style-name="gr18" draw:text-style-name="P153" svg:x1="0.002cm" svg:y1="0.914cm" svg:x2="8.991cm" svg:y2="0.914cm"><text:p/></draw:line><draw:line draw:style-name="gr18" draw:text-style-name="P153" svg:x1="0.002cm" svg:y1="1.019cm" svg:x2="8.991cm" svg:y2="1.019cm"><text:p/></draw:line><draw:line draw:style-name="gr18" draw:text-style-name="P153" svg:x1="0.002cm" svg:y1="1.122cm" svg:x2="8.991cm" svg:y2="1.122cm"><text:p/></draw:line><draw:line draw:style-name="gr19" draw:text-style-name="P153" svg:x1="0.501cm" svg:y1="0.191cm" svg:x2="0.501cm" svg:y2="1.224cm"><text:p/></draw:line><draw:line draw:style-name="gr19" draw:text-style-name="P153" svg:x1="1.502cm" svg:y1="0.191cm" svg:x2="1.502cm" svg:y2="1.224cm"><text:p/></draw:line><draw:line draw:style-name="gr19" draw:text-style-name="P153" svg:x1="2.501cm" svg:y1="0.191cm" svg:x2="2.501cm" svg:y2="1.224cm"><text:p/></draw:line><draw:line draw:style-name="gr19" draw:text-style-name="P153" svg:x1="3.498cm" svg:y1="0.191cm" svg:x2="3.498cm" svg:y2="1.224cm"><text:p/></draw:line><draw:line draw:style-name="gr19" draw:text-style-name="P153" svg:x1="4.497cm" svg:y1="0.191cm" svg:x2="4.497cm" svg:y2="1.224cm"><text:p/></draw:line><draw:line draw:style-name="gr19" draw:text-style-name="P153" svg:x1="5.498cm" svg:y1="0.191cm" svg:x2="5.498cm" svg:y2="1.224cm"><text:p/></draw:line><draw:line draw:style-name="gr19" draw:text-style-name="P153" svg:x1="6.494cm" svg:y1="0.191cm" svg:x2="6.494cm" svg:y2="1.224cm"><text:p/></draw:line><draw:line draw:style-name="gr19" draw:text-style-name="P153" svg:x1="7.493cm" svg:y1="0.191cm" svg:x2="7.493cm" svg:y2="1.224cm"><text:p/></draw:line><draw:line draw:style-name="gr19" draw:text-style-name="P153" svg:x1="8.494cm" svg:y1="0.191cm" svg:x2="8.494cm" svg:y2="1.224cm"><text:p/></draw:line><draw:line draw:style-name="gr154" draw:text-style-name="P153" svg:x1="0.002cm" svg:y1="0.712cm" svg:x2="8.991cm" svg:y2="0.712cm"><text:p/></draw:line><draw:line draw:style-name="gr20" draw:text-style-name="P153" svg:x1="0.002cm" svg:y1="0.191cm" svg:x2="0.002cm" svg:y2="1.224cm"><text:p/></draw:line><draw:line draw:style-name="gr20" draw:text-style-name="P153" svg:x1="1.001cm" svg:y1="0.191cm" svg:x2="1.001cm" svg:y2="1.224cm"><text:p/></draw:line><draw:line draw:style-name="gr20" draw:text-style-name="P153" svg:x1="2.001cm" svg:y1="0.191cm" svg:x2="2.001cm" svg:y2="1.224cm"><text:p/></draw:line><draw:line draw:style-name="gr20" draw:text-style-name="P153" svg:x1="2.998cm" svg:y1="0.191cm" svg:x2="2.998cm" svg:y2="1.224cm"><text:p/></draw:line><draw:line draw:style-name="gr20" draw:text-style-name="P153" svg:x1="3.997cm" svg:y1="0.191cm" svg:x2="3.997cm" svg:y2="1.224cm"><text:p/></draw:line><draw:line draw:style-name="gr20" draw:text-style-name="P153" svg:x1="4.998cm" svg:y1="0.191cm" svg:x2="4.998cm" svg:y2="1.224cm"><text:p/></draw:line><draw:line draw:style-name="gr20" draw:text-style-name="P153" svg:x1="5.997cm" svg:y1="0.191cm" svg:x2="5.997cm" svg:y2="1.224cm"><text:p/></draw:line><draw:line draw:style-name="gr20" draw:text-style-name="P153" svg:x1="6.994cm" svg:y1="0.191cm" svg:x2="6.994cm" svg:y2="1.224cm"><text:p/></draw:line><draw:line draw:style-name="gr20" draw:text-style-name="P153" svg:x1="7.993cm" svg:y1="0.191cm" svg:x2="7.993cm" svg:y2="1.224cm"><text:p/></draw:line><draw:line draw:style-name="gr20" draw:text-style-name="P153" svg:x1="0.002cm" svg:y1="0.191cm" svg:x2="8.991cm" svg:y2="0.191cm"><text:p/></draw:line><draw:line draw:style-name="gr20" draw:text-style-name="P153" svg:x1="8.994cm" svg:y1="0.191cm" svg:x2="8.994cm" svg:y2="1.224cm"><text:p/></draw:line><draw:line draw:style-name="gr20" draw:text-style-name="P153" svg:x1="0.002cm" svg:y1="1.227cm" svg:x2="8.991cm" svg:y2="1.227cm"><text:p/></draw:line></draw:g></text:p>
      <text:p text:style-name="P63"/>
      <text:p text:style-name="P63"/>
      <text:p text:style-name="P116"/>
      <text:list xml:id="list184622579012081" text:continue-list="list184624109189771" text:style-name="Num_5f_Exo">
        <text:list-item>
          <text:h text:style-name="P76" text:outline-level="1"><text:span text:style-name="T18"><text:s/>Gradue </text:span>l<text:span text:style-name="T18">a droite orientée ci-contre et pl</text:span>ace les points : A(<text:span text:style-name="T12">−</text:span><text:span text:style-name="_5f_BVS"><text:span text:style-name="T20"> </text:span></text:span>1,5) et B(8,8) en prenant 1 cm pour unité.</text:h>
        </text:list-item>
      </text:list>
      <text:list xml:id="list184624200228018" text:continue-list="list184622429862704" text:style-name="liste_5f_abc">
        <text:list-item text:start-value="1">
          <text:p text:style-name="P103">Place le point M sachant que :</text:p>
        </text:list-item>
      </text:list>
      <text:list xml:id="list184622916371845" text:continue-list="list184623794660074" text:style-name="_5f_Numérotation_20_des_20_exercices_20_livrets">
        <text:list-item>
          <text:list>
            <text:list-item>
              <text:list>
                <text:list-item>
                  <text:p text:style-name="P88">M appartient à la droite graduée ;</text:p>
                </text:list-item>
                <text:list-item>
                  <text:p text:style-name="P88">le point M est à la distance 5,5 de l’origine O ;</text:p>
                </text:list-item>
                <text:list-item>
                  <text:p text:style-name="P88">le point M n’est pas sur le segment [AB]. </text:p>
                </text:list-item>
              </text:list>
            </text:list-item>
          </text:list>
        </text:list-item>
      </text:list>
      <text:list xml:id="list184623187153944" text:continue-list="list184624200228018" text:style-name="liste_5f_abc">
        <text:list-item>
          <text:p text:style-name="P104">Détermine l’abscisse du point M. <text:s text:c="26"/></text:p>
        </text:list-item>
      </text:list>
      <text:list xml:id="list184623069275334" text:continue-list="list184622916371845" text:style-name="_5f_Numérotation_20_des_20_exercices_20_livrets">
        <text:list-item>
          <text:list>
            <text:list-header>
              <text:p text:style-name="P78"><text:span text:style-name="_5f_pointillés_20_gris"><text:span text:style-name="T14"><text:tab/></text:span></text:span></text:p>
            </text:list-header>
          </text:list>
        </text:list-item>
      </text:list>
      <text:list xml:id="list184624260607525" text:continue-list="list184622579012081" text:style-name="Num_5f_Exo">
        <text:list-item>
          <text:h text:style-name="P77" text:outline-level="1"><text:span text:style-name="Bold_5f_niv1"><text:span text:style-name="T25"><text:s/></text:span></text:span><text:span text:style-name="Bold_5f_niv1">Droite graduée et symétriques</text:span></text:h>
        </text:list-item>
      </text:list>
      <text:list xml:id="list184624029637527" text:continue-list="list184623187153944" text:style-name="liste_5f_abc">
        <text:list-item text:start-value="1">
          <text:p text:style-name="P111"><text:span text:style-name="T18">Sur la droite orientée ci-contre, p</text:span>lace <text:span text:style-name="T18">une </text:span>origine O <text:span text:style-name="T18">et gradue-la en prenant</text:span> 10 cm <text:span text:style-name="T18">pour </text:span>unité.</text:p>
        </text:list-item>
        <text:list-item>
          <text:p text:style-name="P112"><text:span text:style-name="T18">Place sur cette droite graduée,</text:span> les points suivants :</text:p>
        </text:list-item>
      </text:list>
      <text:list xml:id="list184623569220936" text:continue-list="list184623069275334" text:style-name="_5f_Numérotation_20_des_20_exercices_20_livrets">
        <text:list-item>
          <text:list>
            <text:list-item>
              <text:list>
                <text:list-item>
                  <text:p text:style-name="P89">A d’abscisse 0,4 et B d’abscisse <text:span text:style-name="T12">−</text:span>0,6 ;</text:p>
                </text:list-item>
                <text:list-item>
                  <text:p text:style-name="P89">C symétrique de A par rapport à O ;</text:p>
                </text:list-item>
                <text:list-item>
                  <text:p text:style-name="P89">D symétrique de B par rapport à C ;</text:p>
                </text:list-item>
                <text:list-item>
                  <text:p text:style-name="P89">E tel que D soit le milieu du segment [BE].</text:p>
                </text:list-item>
              </text:list>
            </text:list-item>
          </text:list>
        </text:list-item>
      </text:list>
      <text:list xml:id="list184624320702083" text:continue-list="list184624029637527" text:style-name="liste_5f_abc">
        <text:list-item>
          <text:p text:style-name="P105"><text:span text:style-name="T27">Li</text:span><text:span text:style-name="T13">s</text:span><text:span text:style-name="T27"> les </text:span><text:span text:style-name="T31">abscisses</text:span><text:span text:style-name="T32"> </text:span><text:span text:style-name="T27">des points C, D et E.</text:span></text:p>
        </text:list-item>
      </text:list>
      <text:p text:style-name="P50"><text:span text:style-name="_5f_pointillés_20_gris"><text:span text:style-name="T14"><text:tab/></text:span></text:span></text:p>
      <text:p text:style-name="P51"><text:span text:style-name="_5f_pointillés_20_gris"><text:span text:style-name="T14"><text:tab/></text:span></text:span></text:p>
      <text:p text:style-name="P51"><text:span text:style-name="_5f_pointillés_20_gris"><text:span text:style-name="T14"><text:tab/></text:span></text:span></text:p>
      <text:list xml:id="list184624292006829" text:continue-numbering="true" text:style-name="liste_5f_abc">
        <text:list-item>
          <text:p text:style-name="P106">Que peux-tu dire des points D et E ? </text:p>
        </text:list-item>
      </text:list>
      <text:p text:style-name="P54"><text:span text:style-name="_5f_pointillés_20_gris"><text:span text:style-name="T14"><text:tab/></text:span></text:span></text:p>
      <text:p text:style-name="P51"><text:span text:style-name="_5f_pointillés_20_gris"><text:span text:style-name="T14"><text:tab/></text:span></text:span></text:p>
      <text:p text:style-name="P51"><text:span text:style-name="_5f_pointillés_20_gris"><text:span text:style-name="T14"><text:tab/></text:span></text:span></text:p>
      <text:list xml:id="list184623088485577" text:continue-list="list184624260607525" text:style-name="Num_5f_Exo">
        <text:list-item>
          <text:h text:style-name="P65" text:outline-level="1"><text:s/>Sur <text:span text:style-name="T22">la</text:span> droite graduée <text:span text:style-name="T22">ci-contre</text:span> en choisissant correctement l’unité de longueur, place les points R, S, T, <text:span text:style-name="T16">U et V d’abscisses respectives :</text:span></text:h>
        </text:list-item>
      </text:list>
      <text:list xml:id="list184623089857124" text:continue-list="list184623569220936" text:style-name="_5f_Numérotation_20_des_20_exercices_20_livrets">
        <text:list-header>
          <text:p text:style-name="P113"><text:span text:style-name="T12">−</text:span>0,1 ; 0,75 ; <text:span text:style-name="T12">−</text:span>0,5 ; 0,35 ; <text:span text:style-name="T12">−</text:span>0,3.</text:p>
          <text:list text:continue-numbering="true">
            <text:list-header>
              <text:p text:style-name="P117"><text:span text:style-name="_5f_BVS"><text:span text:style-name="T19">I</text:span></text:span><text:span text:style-name="_5f_BVS">ndique ta démarche pour choisir l’unité</text:span></text:p>
            </text:list-header>
          </text:list>
        </text:list-header>
      </text:list>
      <text:p text:style-name="P50"><text:span text:style-name="_5f_pointillés_20_gris"><text:span text:style-name="T14"><text:tab/></text:span></text:span></text:p>
      <text:p text:style-name="P54"><text:span text:style-name="_5f_pointillés_20_gris"><text:span text:style-name="T14"><text:tab/></text:span></text:span></text:p>
      <text:p text:style-name="P51"><text:span text:style-name="_5f_pointillés_20_gris"><text:span text:style-name="T14"><text:tab/></text:span></text:span></text:p>
      <text:p text:style-name="P51"><text:span text:style-name="_5f_pointillés_20_gris"><text:span text:style-name="T14"><text:tab/></text:span></text:span></text:p>
      <text:p text:style-name="P51"><text:span text:style-name="_5f_pointillés_20_gris"><text:span text:style-name="T14"><text:tab/></text:span></text:span></text:p>
      <text:p text:style-name="P51"><text:span text:style-name="_5f_pointillés_20_gris"><text:span text:style-name="T14"><text:tab/></text:span></text:span></text:p>
      <text:p text:style-name="P62"><draw:g text:anchor-type="paragraph" draw:z-index="36" draw:name="Forme35" draw:style-name="gr7"><draw:g draw:style-name="gr13"><draw:line draw:style-name="gr386" draw:text-style-name="P175" svg:x1="1.519cm" svg:y1="22.122cm" svg:x2="1.519cm" svg:y2="0.002cm"><text:p/></draw:line><draw:frame draw:style-name="gr387" draw:text-style-name="P176" svg:width="3.195cm" svg:height="0.664cm" draw:transform="rotate (1.5707963267949) translate (0.518583333333333cm 24.7244305555556cm)"><draw:text-box><text:p text:style-name="P131"><text:span text:style-name="T53">Exercice 12</text:span></text:p></draw:text-box></draw:frame></draw:g><draw:g draw:style-name="gr13"><draw:line draw:style-name="gr388" draw:text-style-name="P175" svg:x1="7.553cm" svg:y1="22.122cm" svg:x2="7.553cm" svg:y2="0.002cm"><text:p/></draw:line><draw:frame draw:style-name="gr387" draw:text-style-name="P176" svg:width="3.195cm" svg:height="0.664cm" draw:transform="rotate (1.5707963267949) translate (6.55284722222222cm 24.7244305555556cm)"><draw:text-box><text:p text:style-name="P131"><text:span text:style-name="T53">Exercice 14</text:span></text:p></draw:text-box></draw:frame></draw:g><draw:g draw:style-name="gr13"><draw:line draw:style-name="gr389" draw:text-style-name="P175" svg:x1="4.52cm" svg:y1="22.122cm" svg:x2="4.52cm" svg:y2="0.002cm"><text:p/></draw:line><draw:frame draw:style-name="gr387" draw:text-style-name="P176" svg:width="3.195cm" svg:height="0.664cm" draw:transform="rotate (1.5707963267949) translate (3.51895833333333cm 24.7244305555556cm)"><draw:text-box><text:p text:style-name="P131"><text:span text:style-name="T53">Exercice 13</text:span></text:p></draw:text-box></draw:frame></draw:g></draw:g><text:span text:style-name="_5f_pointillés_20_gr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Bitstream Vera Sans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pitch="variable" style:font-charset="x-symbol"/>
    <style:font-face style:name="Lucida Sans2" svg:font-family="'Lucida Sans'" style:font-family-generic="roman" style:font-pitch="variable"/>
    <style:font-face style:name="Lucida Sans3" svg:font-family="'Lucida Sans'" style:font-family-generic="system" style:font-pitch="variable"/>
    <style:font-face style:name="Lucida Sans4" svg:font-family="'Lucida Sans'" style:font-family-generic="system" style:font-pitch="variable" style:font-charset="x-symbol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2" svg:font-family="OpenSymbol" style:font-adornments="Regular" style:font-pitch="variable" style:font-charset="x-symbol"/>
    <style:font-face style:name="OpenSymbol3" svg:font-family="OpenSymbol" style:font-adornments="Roman" style:font-family-generic="swiss" style:font-pitch="variable" style:font-charset="x-symbol"/>
    <style:font-face style:name="SimSun" svg:font-family="SimSun" style:font-pitch="variable"/>
    <style:font-face style:name="SimSun1" svg:font-family="SimSun" style:font-pitch="variable" style:font-charset="x-symbol"/>
    <style:font-face style:name="SimSun2" svg:font-family="SimSun" style:font-family-generic="roman" style:font-pitch="variable"/>
    <style:font-face style:name="SimSun3" svg:font-family="SimSun" style:font-family-generic="system" style:font-pitch="variable"/>
    <style:font-face style:name="SimSun4" svg:font-family="SimSun" style:font-family-generic="system" style:font-pitch="variable" style:font-charset="x-symbol"/>
    <style:font-face style:name="StarSymbol" svg:font-family="StarSymbol" style:font-charset="x-symbol"/>
    <style:font-face style:name="StarSymbol1" svg:font-family="StarSymbol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family-generic="roman" style:font-pitch="variable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family-generic="swiss" style:font-pitch="variable"/>
    <style:font-face style:name="Times New Roman4" svg:font-family="'Times New Roman'" style:font-adornments="Italique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marker draw:name="Arrow_20_concave" draw:display-name="Arrow concave" svg:viewBox="0 0 1131 1580" svg:d="M1013 1491l118 89-567-1580-564 1580 114-85 136-68 148-46 161-17 161 13 153 46z"/>
    <draw:stroke-dash draw:name="Dashed_20__28_var_29__20_2597" draw:display-name="Dashed (var) 2597" draw:style="rect" draw:dots1="1" draw:dots1-length="0.011cm" draw:dots2="1" draw:dots2-length="0.011cm" draw:distance="0.011cm"/>
    <draw:stroke-dash draw:name="Dashed_20__28_var_29__20_2599" draw:display-name="Dashed (var) 2599" draw:style="rect" draw:dots1="1" draw:dots1-length="0.011cm" draw:dots2="1" draw:dots2-length="0.011cm" draw:distance="0.011cm"/>
    <draw:stroke-dash draw:name="Dashed_20__28_var_29__20_2601" draw:display-name="Dashed (var) 2601" draw:style="rect" draw:dots1="1" draw:dots1-length="0.011cm" draw:dots2="1" draw:dots2-length="0.011cm" draw:distance="0.011cm"/>
    <draw:stroke-dash draw:name="Dashed_20__28_var_29__20_2603" draw:display-name="Dashed (var) 2603" draw:style="rect" draw:dots1="1" draw:dots1-length="0.011cm" draw:dots2="1" draw:dots2-length="0.011cm" draw:distance="0.011cm"/>
    <draw:stroke-dash draw:name="Dashed_20__28_var_29__20_2605" draw:display-name="Dashed (var) 2605" draw:style="rect" draw:dots1="1" draw:dots1-length="0.011cm" draw:dots2="1" draw:dots2-length="0.011cm" draw:distance="0.011cm"/>
    <draw:stroke-dash draw:name="Dashed_20__28_var_29__20_2607" draw:display-name="Dashed (var) 2607" draw:style="rect" draw:dots1="1" draw:dots1-length="0.011cm" draw:dots2="1" draw:dots2-length="0.011cm" draw:distance="0.011cm"/>
    <draw:stroke-dash draw:name="Dashed_20__28_var_29__20_2609" draw:display-name="Dashed (var) 2609" draw:style="rect" draw:dots1="1" draw:dots1-length="0.011cm" draw:dots2="1" draw:dots2-length="0.011cm" draw:distance="0.011cm"/>
    <draw:stroke-dash draw:name="Dashed_20__28_var_29__20_2611" draw:display-name="Dashed (var) 2611" draw:style="rect" draw:dots1="1" draw:dots1-length="0.011cm" draw:dots2="1" draw:dots2-length="0.011cm" draw:distance="0.011cm"/>
    <draw:stroke-dash draw:name="Dashed_20__28_var_29__20_2613" draw:display-name="Dashed (var) 2613" draw:style="rect" draw:dots1="1" draw:dots1-length="0.011cm" draw:dots2="1" draw:dots2-length="0.011cm" draw:distance="0.011cm"/>
    <draw:stroke-dash draw:name="Dashed_20__28_var_29__20_2615" draw:display-name="Dashed (var) 2615" draw:style="rect" draw:dots1="1" draw:dots1-length="0.011cm" draw:dots2="1" draw:dots2-length="0.011cm" draw:distance="0.011cm"/>
    <draw:stroke-dash draw:name="Dashed_20__28_var_29__20_2617" draw:display-name="Dashed (var) 2617" draw:style="rect" draw:dots1="1" draw:dots1-length="0.011cm" draw:dots2="1" draw:dots2-length="0.011cm" draw:distance="0.011cm"/>
    <draw:stroke-dash draw:name="Dashed_20__28_var_29__20_2619" draw:display-name="Dashed (var) 2619" draw:style="rect" draw:dots1="1" draw:dots1-length="0.011cm" draw:dots2="1" draw:dots2-length="0.011cm" draw:distance="0.011cm"/>
    <draw:stroke-dash draw:name="Dashed_20__28_var_29__20_2621" draw:display-name="Dashed (var) 2621" draw:style="rect" draw:dots1="1" draw:dots1-length="0.011cm" draw:dots2="1" draw:dots2-length="0.011cm" draw:distance="0.011cm"/>
    <draw:stroke-dash draw:name="Dashed_20__28_var_29__20_2623" draw:display-name="Dashed (var) 2623" draw:style="rect" draw:dots1="1" draw:dots1-length="0.011cm" draw:dots2="1" draw:dots2-length="0.011cm" draw:distance="0.011cm"/>
    <draw:stroke-dash draw:name="Dashed_20__28_var_29__20_2625" draw:display-name="Dashed (var) 2625" draw:style="rect" draw:dots1="1" draw:dots1-length="0.011cm" draw:dots2="1" draw:dots2-length="0.011cm" draw:distance="0.011cm"/>
    <draw:stroke-dash draw:name="Dashed_20__28_var_29__20_2627" draw:display-name="Dashed (var) 2627" draw:style="rect" draw:dots1="1" draw:dots1-length="0.011cm" draw:dots2="1" draw:dots2-length="0.011cm" draw:distance="0.011cm"/>
    <draw:stroke-dash draw:name="Dashed_20__28_var_29__20_2629" draw:display-name="Dashed (var) 2629" draw:style="rect" draw:dots1="1" draw:dots1-length="0.011cm" draw:dots2="1" draw:dots2-length="0.011cm" draw:distance="0.011cm"/>
    <draw:stroke-dash draw:name="Dashed_20__28_var_29__20_2631" draw:display-name="Dashed (var) 2631" draw:style="rect" draw:dots1="1" draw:dots1-length="0.011cm" draw:dots2="1" draw:dots2-length="0.011cm" draw:distance="0.011cm"/>
    <draw:stroke-dash draw:name="Dashed_20__28_var_29__20_2633" draw:display-name="Dashed (var) 2633" draw:style="rect" draw:dots1="1" draw:dots1-length="0.011cm" draw:dots2="1" draw:dots2-length="0.011cm" draw:distance="0.011cm"/>
    <draw:stroke-dash draw:name="Dashed_20__28_var_29__20_2635" draw:display-name="Dashed (var) 2635" draw:style="rect" draw:dots1="1" draw:dots1-length="0.011cm" draw:dots2="1" draw:dots2-length="0.011cm" draw:distance="0.011cm"/>
    <draw:stroke-dash draw:name="Dashed_20__28_var_29__20_2637" draw:display-name="Dashed (var) 2637" draw:style="rect" draw:dots1="1" draw:dots1-length="0.011cm" draw:dots2="1" draw:dots2-length="0.011cm" draw:distance="0.011cm"/>
    <draw:stroke-dash draw:name="Dashed_20__28_var_29__20_2639" draw:display-name="Dashed (var) 2639" draw:style="rect" draw:dots1="1" draw:dots1-length="0.011cm" draw:dots2="1" draw:dots2-length="0.011cm" draw:distance="0.011cm"/>
    <draw:stroke-dash draw:name="Dashed_20__28_var_29__20_2641" draw:display-name="Dashed (var) 2641" draw:style="rect" draw:dots1="1" draw:dots1-length="0.011cm" draw:dots2="1" draw:dots2-length="0.011cm" draw:distance="0.011cm"/>
    <draw:stroke-dash draw:name="Dashed_20__28_var_29__20_3249" draw:display-name="Dashed (var) 3249" draw:style="rect" draw:dots1="1" draw:dots1-length="0.003cm" draw:dots2="1" draw:dots2-length="0.003cm" draw:distance="0.003cm"/>
    <draw:stroke-dash draw:name="Dashed_20__28_var_29__20_3250" draw:display-name="Dashed (var) 3250" draw:style="rect" draw:dots1="1" draw:dots1-length="0.003cm" draw:dots2="1" draw:dots2-length="0.003cm" draw:distance="0.003cm"/>
    <draw:stroke-dash draw:name="Dashed_20__28_var_29__20_3251" draw:display-name="Dashed (var) 3251" draw:style="rect" draw:dots1="1" draw:dots1-length="0.003cm" draw:dots2="1" draw:dots2-length="0.003cm" draw:distance="0.003cm"/>
    <draw:stroke-dash draw:name="Dashed_20__28_var_29__20_3252" draw:display-name="Dashed (var) 3252" draw:style="rect" draw:dots1="1" draw:dots1-length="0.003cm" draw:dots2="1" draw:dots2-length="0.003cm" draw:distance="0.003cm"/>
    <draw:stroke-dash draw:name="Dashed_20__28_var_29__20_3253" draw:display-name="Dashed (var) 3253" draw:style="rect" draw:dots1="1" draw:dots1-length="0.003cm" draw:dots2="1" draw:dots2-length="0.003cm" draw:distance="0.003cm"/>
    <draw:stroke-dash draw:name="Dashed_20__28_var_29__20_3254" draw:display-name="Dashed (var) 3254" draw:style="rect" draw:dots1="1" draw:dots1-length="0.003cm" draw:dots2="1" draw:dots2-length="0.003cm" draw:distance="0.003cm"/>
    <draw:stroke-dash draw:name="Dashed_20__28_var_29__20_3255" draw:display-name="Dashed (var) 3255" draw:style="rect" draw:dots1="1" draw:dots1-length="0.003cm" draw:dots2="1" draw:dots2-length="0.003cm" draw:distance="0.003cm"/>
    <draw:stroke-dash draw:name="Dashed_20__28_var_29__20_3256" draw:display-name="Dashed (var) 3256" draw:style="rect" draw:dots1="1" draw:dots1-length="0.003cm" draw:dots2="1" draw:dots2-length="0.003cm" draw:distance="0.003cm"/>
    <draw:stroke-dash draw:name="Dashed_20__28_var_29__20_3257" draw:display-name="Dashed (var) 3257" draw:style="rect" draw:dots1="1" draw:dots1-length="0.003cm" draw:dots2="1" draw:dots2-length="0.003cm" draw:distance="0.003cm"/>
    <draw:stroke-dash draw:name="Dashed_20__28_var_29__20_3258" draw:display-name="Dashed (var) 3258" draw:style="rect" draw:dots1="1" draw:dots1-length="0.003cm" draw:dots2="1" draw:dots2-length="0.003cm" draw:distance="0.003cm"/>
    <draw:stroke-dash draw:name="Dashed_20__28_var_29__20_3259" draw:display-name="Dashed (var) 3259" draw:style="rect" draw:dots1="1" draw:dots1-length="0.003cm" draw:dots2="1" draw:dots2-length="0.003cm" draw:distance="0.003cm"/>
    <draw:stroke-dash draw:name="Dashed_20__28_var_29__20_3500" draw:display-name="Dashed (var) 3500" draw:style="rect" draw:dots1="1" draw:dots1-length="0.002cm" draw:dots2="1" draw:dots2-length="0.002cm" draw:distance="0.002cm"/>
    <draw:stroke-dash draw:name="Dashed_20__28_var_29__20_3501" draw:display-name="Dashed (var) 3501" draw:style="rect" draw:dots1="1" draw:dots1-length="0.002cm" draw:dots2="1" draw:dots2-length="0.002cm" draw:distance="0.002cm"/>
    <draw:stroke-dash draw:name="Dashed_20__28_var_29__20_3502" draw:display-name="Dashed (var) 3502" draw:style="rect" draw:dots1="1" draw:dots1-length="0.002cm" draw:dots2="1" draw:dots2-length="0.002cm" draw:distance="0.002cm"/>
    <draw:stroke-dash draw:name="Dashed_20__28_var_29__20_3503" draw:display-name="Dashed (var) 3503" draw:style="rect" draw:dots1="1" draw:dots1-length="0.002cm" draw:dots2="1" draw:dots2-length="0.002cm" draw:distance="0.002cm"/>
    <draw:stroke-dash draw:name="Dashed_20__28_var_29__20_3504" draw:display-name="Dashed (var) 3504" draw:style="rect" draw:dots1="1" draw:dots1-length="0.002cm" draw:dots2="1" draw:dots2-length="0.002cm" draw:distance="0.002cm"/>
    <draw:stroke-dash draw:name="Dashed_20__28_var_29__20_3505" draw:display-name="Dashed (var) 3505" draw:style="rect" draw:dots1="1" draw:dots1-length="0.002cm" draw:dots2="1" draw:dots2-length="0.002cm" draw:distance="0.002cm"/>
    <draw:stroke-dash draw:name="Dashed_20__28_var_29__20_3506" draw:display-name="Dashed (var) 3506" draw:style="rect" draw:dots1="1" draw:dots1-length="0.002cm" draw:dots2="1" draw:dots2-length="0.002cm" draw:distance="0.002cm"/>
    <draw:stroke-dash draw:name="Dashed_20__28_var_29__20_3507" draw:display-name="Dashed (var) 3507" draw:style="rect" draw:dots1="1" draw:dots1-length="0.002cm" draw:dots2="1" draw:dots2-length="0.002cm" draw:distance="0.002cm"/>
    <draw:stroke-dash draw:name="Dashed_20__28_var_29__20_3508" draw:display-name="Dashed (var) 3508" draw:style="rect" draw:dots1="1" draw:dots1-length="0.002cm" draw:dots2="1" draw:dots2-length="0.002cm" draw:distance="0.002cm"/>
    <draw:stroke-dash draw:name="Dashed_20__28_var_29__20_3509" draw:display-name="Dashed (var) 3509" draw:style="rect" draw:dots1="1" draw:dots1-length="0.002cm" draw:dots2="1" draw:dots2-length="0.002cm" draw:distance="0.002cm"/>
    <draw:stroke-dash draw:name="Dashed_20__28_var_29__20_3510" draw:display-name="Dashed (var) 3510" draw:style="rect" draw:dots1="1" draw:dots1-length="0.002cm" draw:dots2="1" draw:dots2-length="0.002cm" draw:distance="0.002cm"/>
    <draw:stroke-dash draw:name="Dashed_20__28_var_29__20_3511" draw:display-name="Dashed (var) 3511" draw:style="rect" draw:dots1="1" draw:dots1-length="0.003cm" draw:dots2="1" draw:dots2-length="0.003cm" draw:distance="0.003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51" draw:display-name="Dashed (var) 3651" draw:style="rect" draw:dots1="1" draw:dots1-length="0.006cm" draw:dots2="1" draw:dots2-length="0.006cm" draw:distance="0.006cm"/>
    <draw:stroke-dash draw:name="Dashed_20__28_var_29__20_3652" draw:display-name="Dashed (var) 3652" draw:style="rect" draw:dots1="1" draw:dots1-length="0.006cm" draw:dots2="1" draw:dots2-length="0.006cm" draw:distance="0.006cm"/>
    <draw:stroke-dash draw:name="Dashed_20__28_var_29__20_3653" draw:display-name="Dashed (var) 3653" draw:style="rect" draw:dots1="1" draw:dots1-length="0.006cm" draw:dots2="1" draw:dots2-length="0.006cm" draw:distance="0.006cm"/>
    <draw:stroke-dash draw:name="Dashed_20__28_var_29__20_3654" draw:display-name="Dashed (var) 3654" draw:style="rect" draw:dots1="1" draw:dots1-length="0.006cm" draw:dots2="1" draw:dots2-length="0.006cm" draw:distance="0.006cm"/>
    <draw:stroke-dash draw:name="Dashed_20__28_var_29__20_3655" draw:display-name="Dashed (var) 3655" draw:style="rect" draw:dots1="1" draw:dots1-length="0.006cm" draw:dots2="1" draw:dots2-length="0.006cm" draw:distance="0.006cm"/>
    <draw:stroke-dash draw:name="Dashed_20__28_var_29__20_3656" draw:display-name="Dashed (var) 3656" draw:style="rect" draw:dots1="1" draw:dots1-length="0.006cm" draw:dots2="1" draw:dots2-length="0.006cm" draw:distance="0.006cm"/>
    <draw:stroke-dash draw:name="Dashed_20__28_var_29__20_3657" draw:display-name="Dashed (var) 3657" draw:style="rect" draw:dots1="1" draw:dots1-length="0.006cm" draw:dots2="1" draw:dots2-length="0.006cm" draw:distance="0.006cm"/>
    <draw:stroke-dash draw:name="Dashed_20__28_var_29__20_3658" draw:display-name="Dashed (var) 3658" draw:style="rect" draw:dots1="1" draw:dots1-length="0.006cm" draw:dots2="1" draw:dots2-length="0.006cm" draw:distance="0.006cm"/>
    <draw:stroke-dash draw:name="Dashed_20__28_var_29__20_3659" draw:display-name="Dashed (var) 3659" draw:style="rect" draw:dots1="1" draw:dots1-length="0.006cm" draw:dots2="1" draw:dots2-length="0.006cm" draw:distance="0.006cm"/>
    <draw:stroke-dash draw:name="Dashed_20__28_var_29__20_3660" draw:display-name="Dashed (var) 3660" draw:style="rect" draw:dots1="1" draw:dots1-length="0.006cm" draw:dots2="1" draw:dots2-length="0.006cm" draw:distance="0.006cm"/>
    <draw:stroke-dash draw:name="Dashed_20__28_var_29__20_3661" draw:display-name="Dashed (var) 3661" draw:style="rect" draw:dots1="1" draw:dots1-length="0.006cm" draw:dots2="1" draw:dots2-length="0.006cm" draw:distance="0.006cm"/>
    <draw:stroke-dash draw:name="Dashed_20__28_var_29__20_3662" draw:display-name="Dashed (var) 3662" draw:style="rect" draw:dots1="1" draw:dots1-length="0.006cm" draw:dots2="1" draw:dots2-length="0.006cm" draw:distance="0.006cm"/>
    <draw:stroke-dash draw:name="Dashed_20__28_var_29__20_3801" draw:display-name="Dashed (var) 3801" draw:style="rect" draw:dots1="1" draw:dots1-length="0.006cm" draw:dots2="1" draw:dots2-length="0.006cm" draw:distance="0.006cm"/>
    <draw:stroke-dash draw:name="Dashed_20__28_var_29__20_3802" draw:display-name="Dashed (var) 3802" draw:style="rect" draw:dots1="1" draw:dots1-length="0.006cm" draw:dots2="1" draw:dots2-length="0.006cm" draw:distance="0.006cm"/>
    <draw:stroke-dash draw:name="Dashed_20__28_var_29__20_3803" draw:display-name="Dashed (var) 3803" draw:style="rect" draw:dots1="1" draw:dots1-length="0.006cm" draw:dots2="1" draw:dots2-length="0.006cm" draw:distance="0.006cm"/>
    <draw:stroke-dash draw:name="Dashed_20__28_var_29__20_3804" draw:display-name="Dashed (var) 3804" draw:style="rect" draw:dots1="1" draw:dots1-length="0.006cm" draw:dots2="1" draw:dots2-length="0.006cm" draw:distance="0.006cm"/>
    <draw:stroke-dash draw:name="Dashed_20__28_var_29__20_3805" draw:display-name="Dashed (var) 3805" draw:style="rect" draw:dots1="1" draw:dots1-length="0.006cm" draw:dots2="1" draw:dots2-length="0.006cm" draw:distance="0.006cm"/>
    <draw:stroke-dash draw:name="Dashed_20__28_var_29__20_3806" draw:display-name="Dashed (var) 3806" draw:style="rect" draw:dots1="1" draw:dots1-length="0.006cm" draw:dots2="1" draw:dots2-length="0.006cm" draw:distance="0.006cm"/>
    <draw:stroke-dash draw:name="Dashed_20__28_var_29__20_3807" draw:display-name="Dashed (var) 3807" draw:style="rect" draw:dots1="1" draw:dots1-length="0.006cm" draw:dots2="1" draw:dots2-length="0.006cm" draw:distance="0.006cm"/>
    <draw:stroke-dash draw:name="Dashed_20__28_var_29__20_3808" draw:display-name="Dashed (var) 3808" draw:style="rect" draw:dots1="1" draw:dots1-length="0.006cm" draw:dots2="1" draw:dots2-length="0.006cm" draw:distance="0.006cm"/>
    <draw:stroke-dash draw:name="Dashed_20__28_var_29__20_3809" draw:display-name="Dashed (var) 3809" draw:style="rect" draw:dots1="1" draw:dots1-length="0.006cm" draw:dots2="1" draw:dots2-length="0.006cm" draw:distance="0.006cm"/>
    <draw:stroke-dash draw:name="Dashed_20__28_var_29__20_3810" draw:display-name="Dashed (var) 3810" draw:style="rect" draw:dots1="1" draw:dots1-length="0.006cm" draw:dots2="1" draw:dots2-length="0.006cm" draw:distance="0.006cm"/>
    <draw:stroke-dash draw:name="Dashed_20__28_var_29__20_3811" draw:display-name="Dashed (var) 3811" draw:style="rect" draw:dots1="1" draw:dots1-length="0.006cm" draw:dots2="1" draw:dots2-length="0.006cm" draw:distance="0.006cm"/>
    <draw:stroke-dash draw:name="Dashed_20__28_var_29__20_3812" draw:display-name="Dashed (var) 3812" draw:style="rect" draw:dots1="1" draw:dots1-length="0.006cm" draw:dots2="1" draw:dots2-length="0.006cm" draw:distance="0.006cm"/>
    <draw:stroke-dash draw:name="Dashed_20__28_var_29__20_3813" draw:display-name="Dashed (var) 3813" draw:style="rect" draw:dots1="1" draw:dots1-length="0.006cm" draw:dots2="1" draw:dots2-length="0.006cm" draw:distance="0.006cm"/>
    <draw:stroke-dash draw:name="Dashed_20__28_var_29__20_3814" draw:display-name="Dashed (var) 3814" draw:style="rect" draw:dots1="1" draw:dots1-length="0.006cm" draw:dots2="1" draw:dots2-length="0.006cm" draw:distance="0.006cm"/>
    <draw:stroke-dash draw:name="Dashed_20__28_var_29__20_3815" draw:display-name="Dashed (var) 3815" draw:style="rect" draw:dots1="1" draw:dots1-length="0.006cm" draw:dots2="1" draw:dots2-length="0.006cm" draw:distance="0.006cm"/>
    <draw:stroke-dash draw:name="Dashed_20__28_var_29__20_3816" draw:display-name="Dashed (var) 3816" draw:style="rect" draw:dots1="1" draw:dots1-length="0.006cm" draw:dots2="1" draw:dots2-length="0.006cm" draw:distance="0.006cm"/>
    <draw:stroke-dash draw:name="Dashed_20__28_var_29__20_3817" draw:display-name="Dashed (var) 3817" draw:style="rect" draw:dots1="1" draw:dots1-length="0.006cm" draw:dots2="1" draw:dots2-length="0.006cm" draw:distance="0.006cm"/>
    <draw:stroke-dash draw:name="Dashed_20__28_var_29__20_3818" draw:display-name="Dashed (var) 3818" draw:style="rect" draw:dots1="1" draw:dots1-length="0.006cm" draw:dots2="1" draw:dots2-length="0.006cm" draw:distance="0.006cm"/>
    <draw:stroke-dash draw:name="Dashed_20__28_var_29__20_3819" draw:display-name="Dashed (var) 3819" draw:style="rect" draw:dots1="1" draw:dots1-length="0.006cm" draw:dots2="1" draw:dots2-length="0.006cm" draw:distance="0.006cm"/>
    <draw:stroke-dash draw:name="Dashed_20__28_var_29__20_3820" draw:display-name="Dashed (var) 3820" draw:style="rect" draw:dots1="1" draw:dots1-length="0.006cm" draw:dots2="1" draw:dots2-length="0.006cm" draw:distance="0.006cm"/>
    <draw:stroke-dash draw:name="Dashed_20__28_var_29__20_3821" draw:display-name="Dashed (var) 3821" draw:style="rect" draw:dots1="1" draw:dots1-length="0.006cm" draw:dots2="1" draw:dots2-length="0.006cm" draw:distance="0.006cm"/>
    <draw:stroke-dash draw:name="Dashed_20__28_var_29__20_3822" draw:display-name="Dashed (var) 3822" draw:style="rect" draw:dots1="1" draw:dots1-length="0.006cm" draw:dots2="1" draw:dots2-length="0.006cm" draw:distance="0.006cm"/>
    <draw:stroke-dash draw:name="Dashed_20__28_var_29__20_3823" draw:display-name="Dashed (var) 3823" draw:style="rect" draw:dots1="1" draw:dots1-length="0.006cm" draw:dots2="1" draw:dots2-length="0.006cm" draw:distance="0.006cm"/>
    <draw:stroke-dash draw:name="Dashed_20__28_var_29__20_3824" draw:display-name="Dashed (var) 3824" draw:style="rect" draw:dots1="1" draw:dots1-length="0.006cm" draw:dots2="1" draw:dots2-length="0.006cm" draw:distance="0.006cm"/>
    <draw:stroke-dash draw:name="Dashed_20__28_var_29__20_3825" draw:display-name="Dashed (var) 3825" draw:style="rect" draw:dots1="1" draw:dots1-length="0.006cm" draw:dots2="1" draw:dots2-length="0.006cm" draw:distance="0.006cm"/>
    <draw:stroke-dash draw:name="Dashed_20__28_var_29__20_3826" draw:display-name="Dashed (var) 3826" draw:style="rect" draw:dots1="1" draw:dots1-length="0.006cm" draw:dots2="1" draw:dots2-length="0.006cm" draw:distance="0.006cm"/>
    <draw:stroke-dash draw:name="Dashed_20__28_var_29__20_3827" draw:display-name="Dashed (var) 3827" draw:style="rect" draw:dots1="1" draw:dots1-length="0.006cm" draw:dots2="1" draw:dots2-length="0.006cm" draw:distance="0.006cm"/>
    <draw:stroke-dash draw:name="Dashed_20__28_var_29__20_3828" draw:display-name="Dashed (var) 3828" draw:style="rect" draw:dots1="1" draw:dots1-length="0.006cm" draw:dots2="1" draw:dots2-length="0.006cm" draw:distance="0.006cm"/>
    <draw:stroke-dash draw:name="Dashed_20__28_var_29__20_3829" draw:display-name="Dashed (var) 3829" draw:style="rect" draw:dots1="1" draw:dots1-length="0.006cm" draw:dots2="1" draw:dots2-length="0.006cm" draw:distance="0.006cm"/>
    <draw:stroke-dash draw:name="Dashed_20__28_var_29__20_3830" draw:display-name="Dashed (var) 3830" draw:style="rect" draw:dots1="1" draw:dots1-length="0.006cm" draw:dots2="1" draw:dots2-length="0.006cm" draw:distance="0.006cm"/>
    <draw:stroke-dash draw:name="Dashed_20__28_var_29__20_3831" draw:display-name="Dashed (var) 3831" draw:style="rect" draw:dots1="1" draw:dots1-length="0.006cm" draw:dots2="1" draw:dots2-length="0.006cm" draw:distance="0.006cm"/>
    <draw:stroke-dash draw:name="Dashed_20__28_var_29__20_3832" draw:display-name="Dashed (var) 3832" draw:style="rect" draw:dots1="1" draw:dots1-length="0.006cm" draw:dots2="1" draw:dots2-length="0.006cm" draw:distance="0.006cm"/>
    <draw:stroke-dash draw:name="Dashed_20__28_var_29__20_3833" draw:display-name="Dashed (var) 3833" draw:style="rect" draw:dots1="1" draw:dots1-length="0.006cm" draw:dots2="1" draw:dots2-length="0.006cm" draw:distance="0.006cm"/>
    <draw:stroke-dash draw:name="Dashed_20__28_var_29__20_3834" draw:display-name="Dashed (var) 3834" draw:style="rect" draw:dots1="1" draw:dots1-length="0.006cm" draw:dots2="1" draw:dots2-length="0.006cm" draw:distance="0.006cm"/>
    <draw:stroke-dash draw:name="Dashed_20__28_var_29__20_3835" draw:display-name="Dashed (var) 3835" draw:style="rect" draw:dots1="1" draw:dots1-length="0.006cm" draw:dots2="1" draw:dots2-length="0.006cm" draw:distance="0.006cm"/>
    <draw:stroke-dash draw:name="Dashed_20__28_var_29__20_3836" draw:display-name="Dashed (var) 3836" draw:style="rect" draw:dots1="1" draw:dots1-length="0.006cm" draw:dots2="1" draw:dots2-length="0.006cm" draw:distance="0.006cm"/>
    <draw:stroke-dash draw:name="Dashed_20__28_var_29__20_3837" draw:display-name="Dashed (var) 3837" draw:style="rect" draw:dots1="1" draw:dots1-length="0.006cm" draw:dots2="1" draw:dots2-length="0.006cm" draw:distance="0.006cm"/>
    <draw:stroke-dash draw:name="Dashed_20__28_var_29__20_3838" draw:display-name="Dashed (var) 3838" draw:style="rect" draw:dots1="1" draw:dots1-length="0.006cm" draw:dots2="1" draw:dots2-length="0.006cm" draw:distance="0.006cm"/>
    <draw:stroke-dash draw:name="Dashed_20__28_var_29__20_3839" draw:display-name="Dashed (var) 3839" draw:style="rect" draw:dots1="1" draw:dots1-length="0.006cm" draw:dots2="1" draw:dots2-length="0.006cm" draw:distance="0.006cm"/>
    <draw:stroke-dash draw:name="Dashed_20__28_var_29__20_3840" draw:display-name="Dashed (var) 3840" draw:style="rect" draw:dots1="1" draw:dots1-length="0.006cm" draw:dots2="1" draw:dots2-length="0.006cm" draw:distance="0.006cm"/>
    <draw:stroke-dash draw:name="Dashed_20__28_var_29__20_3841" draw:display-name="Dashed (var) 3841" draw:style="rect" draw:dots1="1" draw:dots1-length="0.006cm" draw:dots2="1" draw:dots2-length="0.006cm" draw:distance="0.006cm"/>
    <draw:stroke-dash draw:name="Dashed_20__28_var_29__20_3842" draw:display-name="Dashed (var) 3842" draw:style="rect" draw:dots1="1" draw:dots1-length="0.006cm" draw:dots2="1" draw:dots2-length="0.006cm" draw:distance="0.006cm"/>
    <draw:stroke-dash draw:name="Dashed_20__28_var_29__20_3843" draw:display-name="Dashed (var) 3843" draw:style="rect" draw:dots1="1" draw:dots1-length="0.006cm" draw:dots2="1" draw:dots2-length="0.006cm" draw:distance="0.006cm"/>
    <draw:stroke-dash draw:name="Dashed_20__28_var_29__20_3844" draw:display-name="Dashed (var) 3844" draw:style="rect" draw:dots1="1" draw:dots1-length="0.006cm" draw:dots2="1" draw:dots2-length="0.006cm" draw:distance="0.006cm"/>
    <draw:stroke-dash draw:name="Dashed_20__28_var_29__20_3845" draw:display-name="Dashed (var) 3845" draw:style="rect" draw:dots1="1" draw:dots1-length="0.006cm" draw:dots2="1" draw:dots2-length="0.006cm" draw:distance="0.006cm"/>
    <draw:stroke-dash draw:name="Dashed_20__28_var_29__20_3846" draw:display-name="Dashed (var) 3846" draw:style="rect" draw:dots1="1" draw:dots1-length="0.006cm" draw:dots2="1" draw:dots2-length="0.006cm" draw:distance="0.006cm"/>
    <draw:stroke-dash draw:name="Dashed_20__28_var_29__20_3847" draw:display-name="Dashed (var) 3847" draw:style="rect" draw:dots1="1" draw:dots1-length="0.006cm" draw:dots2="1" draw:dots2-length="0.006cm" draw:distance="0.006cm"/>
    <draw:stroke-dash draw:name="Dashed_20__28_var_29__20_3848" draw:display-name="Dashed (var) 3848" draw:style="rect" draw:dots1="1" draw:dots1-length="0.006cm" draw:dots2="1" draw:dots2-length="0.006cm" draw:distance="0.006cm"/>
    <draw:stroke-dash draw:name="Dashed_20__28_var_29__20_3952" draw:display-name="Dashed (var) 3952" draw:style="rect" draw:dots1="1" draw:dots1-length="0.001cm" draw:dots2="1" draw:dots2-length="0.001cm" draw:distance="0.001cm"/>
    <draw:stroke-dash draw:name="Dashed_20__28_var_29__20_3953" draw:display-name="Dashed (var) 3953" draw:style="rect" draw:dots1="1" draw:dots1-length="0.001cm" draw:dots2="1" draw:dots2-length="0.001cm" draw:distance="0.001cm"/>
    <draw:stroke-dash draw:name="Dashed_20__28_var_29__20_3955" draw:display-name="Dashed (var) 3955" draw:style="rect" draw:dots1="1" draw:dots1-length="0.001cm" draw:dots2="1" draw:dots2-length="0.001cm" draw:distance="0.001cm"/>
    <draw:stroke-dash draw:name="Dashed_20__28_var_29__20_3956" draw:display-name="Dashed (var) 3956" draw:style="rect" draw:dots1="1" draw:dots1-length="0.001cm" draw:dots2="1" draw:dots2-length="0.001cm" draw:distance="0.001cm"/>
    <draw:stroke-dash draw:name="Dashed_20__28_var_29__20_3959" draw:display-name="Dashed (var) 3959" draw:style="rect" draw:dots1="1" draw:dots1-length="0.001cm" draw:dots2="1" draw:dots2-length="0.001cm" draw:distance="0.001cm"/>
    <draw:stroke-dash draw:name="Dashed_20__28_var_29__20_3960" draw:display-name="Dashed (var) 3960" draw:style="rect" draw:dots1="1" draw:dots1-length="0.001cm" draw:dots2="1" draw:dots2-length="0.001cm" draw:distance="0.001cm"/>
    <draw:stroke-dash draw:name="Dashed_20__28_var_29__20_3961" draw:display-name="Dashed (var) 3961" draw:style="rect" draw:dots1="1" draw:dots1-length="0.001cm" draw:dots2="1" draw:dots2-length="0.001cm" draw:distance="0.001cm"/>
    <draw:stroke-dash draw:name="Dashed_20__28_var_29__20_3962" draw:display-name="Dashed (var) 3962" draw:style="rect" draw:dots1="1" draw:dots1-length="0.001cm" draw:dots2="1" draw:dots2-length="0.001cm" draw:distance="0.001cm"/>
    <draw:stroke-dash draw:name="Dashed_20__28_var_29__20_3963" draw:display-name="Dashed (var) 3963" draw:style="rect" draw:dots1="1" draw:dots1-length="0.001cm" draw:dots2="1" draw:dots2-length="0.001cm" draw:distance="0.001cm"/>
    <draw:stroke-dash draw:name="Dashed_20__28_var_29__20_3964" draw:display-name="Dashed (var) 3964" draw:style="rect" draw:dots1="1" draw:dots1-length="0.003cm" draw:dots2="1" draw:dots2-length="0.003cm" draw:distance="0.003cm"/>
    <draw:stroke-dash draw:name="Dashed_20__28_var_29__20_3965" draw:display-name="Dashed (var) 3965" draw:style="rect" draw:dots1="1" draw:dots1-length="0.003cm" draw:dots2="1" draw:dots2-length="0.003cm" draw:distance="0.003cm"/>
    <draw:stroke-dash draw:name="Dashed_20__28_var_29__20_3966" draw:display-name="Dashed (var) 3966" draw:style="rect" draw:dots1="1" draw:dots1-length="0.003cm" draw:dots2="1" draw:dots2-length="0.003cm" draw:distance="0.003cm"/>
    <draw:stroke-dash draw:name="Dashed_20__28_var_29__20_3967" draw:display-name="Dashed (var) 3967" draw:style="rect" draw:dots1="1" draw:dots1-length="0.003cm" draw:dots2="1" draw:dots2-length="0.003cm" draw:distance="0.003cm"/>
    <draw:stroke-dash draw:name="Dashed_20__28_var_29__20_3968" draw:display-name="Dashed (var) 3968" draw:style="rect" draw:dots1="1" draw:dots1-length="0.003cm" draw:dots2="1" draw:dots2-length="0.003cm" draw:distance="0.003cm"/>
    <draw:stroke-dash draw:name="Dashed_20__28_var_29__20_3969" draw:display-name="Dashed (var) 3969" draw:style="rect" draw:dots1="1" draw:dots1-length="0.003cm" draw:dots2="1" draw:dots2-length="0.003cm" draw:distance="0.003cm"/>
    <draw:stroke-dash draw:name="Dashed_20__28_var_29__20_3970" draw:display-name="Dashed (var) 3970" draw:style="rect" draw:dots1="1" draw:dots1-length="0.003cm" draw:dots2="1" draw:dots2-length="0.003cm" draw:distance="0.003cm"/>
    <draw:stroke-dash draw:name="Dashed_20__28_var_29__20_3971" draw:display-name="Dashed (var) 3971" draw:style="rect" draw:dots1="1" draw:dots1-length="0.003cm" draw:dots2="1" draw:dots2-length="0.003cm" draw:distance="0.003cm"/>
    <draw:stroke-dash draw:name="Dashed_20__28_var_29__20_3972" draw:display-name="Dashed (var) 3972" draw:style="rect" draw:dots1="1" draw:dots1-length="0.003cm" draw:dots2="1" draw:dots2-length="0.003cm" draw:distance="0.003cm"/>
    <draw:stroke-dash draw:name="Dashed_20__28_var_29__20_3973" draw:display-name="Dashed (var) 3973" draw:style="rect" draw:dots1="1" draw:dots1-length="0.003cm" draw:dots2="1" draw:dots2-length="0.003cm" draw:distance="0.003cm"/>
    <draw:stroke-dash draw:name="Dashed_20__28_var_29__20_3974" draw:display-name="Dashed (var) 3974" draw:style="rect" draw:dots1="1" draw:dots1-length="0.003cm" draw:dots2="1" draw:dots2-length="0.003cm" draw:distance="0.003cm"/>
    <draw:stroke-dash draw:name="Dashed_20__28_var_29__20_3975" draw:display-name="Dashed (var) 3975" draw:style="rect" draw:dots1="1" draw:dots1-length="0.003cm" draw:dots2="1" draw:dots2-length="0.003cm" draw:distance="0.003cm"/>
    <draw:stroke-dash draw:name="Dashed_20__28_var_29__20_3976" draw:display-name="Dashed (var) 3976" draw:style="rect" draw:dots1="1" draw:dots1-length="0.003cm" draw:dots2="1" draw:dots2-length="0.003cm" draw:distance="0.003cm"/>
    <draw:stroke-dash draw:name="Dashed_20__28_var_29__20_3977" draw:display-name="Dashed (var) 3977" draw:style="rect" draw:dots1="1" draw:dots1-length="0.003cm" draw:dots2="1" draw:dots2-length="0.003cm" draw:distance="0.003cm"/>
    <draw:stroke-dash draw:name="Dashed_20__28_var_29__20_3978" draw:display-name="Dashed (var) 3978" draw:style="rect" draw:dots1="1" draw:dots1-length="0.003cm" draw:dots2="1" draw:dots2-length="0.003cm" draw:distance="0.003cm"/>
    <draw:stroke-dash draw:name="Dashed_20__28_var_29__20_3979" draw:display-name="Dashed (var) 3979" draw:style="rect" draw:dots1="1" draw:dots1-length="0.003cm" draw:dots2="1" draw:dots2-length="0.003cm" draw:distance="0.003cm"/>
    <draw:stroke-dash draw:name="Dashed_20__28_var_29__20_3980" draw:display-name="Dashed (var) 3980" draw:style="rect" draw:dots1="1" draw:dots1-length="0.003cm" draw:dots2="1" draw:dots2-length="0.003cm" draw:distance="0.003cm"/>
    <draw:stroke-dash draw:name="Dashed_20__28_var_29__20_3981" draw:display-name="Dashed (var) 3981" draw:style="rect" draw:dots1="1" draw:dots1-length="0.002cm" draw:dots2="1" draw:dots2-length="0.002cm" draw:distance="0.002cm"/>
    <draw:stroke-dash draw:name="Dashed_20__28_var_29__20_3982" draw:display-name="Dashed (var) 3982" draw:style="rect" draw:dots1="1" draw:dots1-length="0.003cm" draw:dots2="1" draw:dots2-length="0.003cm" draw:distance="0.003cm"/>
    <draw:stroke-dash draw:name="Dashed_20__28_var_29__20_3983" draw:display-name="Dashed (var) 3983" draw:style="rect" draw:dots1="1" draw:dots1-length="0.003cm" draw:dots2="1" draw:dots2-length="0.003cm" draw:distance="0.003cm"/>
    <draw:stroke-dash draw:name="Dashed_20__28_var_29__20_3984" draw:display-name="Dashed (var) 3984" draw:style="rect" draw:dots1="1" draw:dots1-length="0.003cm" draw:dots2="1" draw:dots2-length="0.003cm" draw:distance="0.003cm"/>
    <draw:stroke-dash draw:name="Dashed_20__28_var_29__20_3985" draw:display-name="Dashed (var) 3985" draw:style="rect" draw:dots1="1" draw:dots1-length="0.003cm" draw:dots2="1" draw:dots2-length="0.003cm" draw:distance="0.003cm"/>
    <draw:stroke-dash draw:name="Dashed_20__28_var_29__20_3986" draw:display-name="Dashed (var) 3986" draw:style="rect" draw:dots1="1" draw:dots1-length="0.003cm" draw:dots2="1" draw:dots2-length="0.003cm" draw:distance="0.003cm"/>
    <draw:stroke-dash draw:name="Dashed_20__28_var_29__20_3987" draw:display-name="Dashed (var) 3987" draw:style="rect" draw:dots1="1" draw:dots1-length="0.003cm" draw:dots2="1" draw:dots2-length="0.003cm" draw:distance="0.003cm"/>
    <draw:stroke-dash draw:name="Dashed_20__28_var_29__20_3988" draw:display-name="Dashed (var) 3988" draw:style="rect" draw:dots1="1" draw:dots1-length="0.003cm" draw:dots2="1" draw:dots2-length="0.003cm" draw:distance="0.003cm"/>
    <draw:stroke-dash draw:name="Dashed_20__28_var_29__20_3989" draw:display-name="Dashed (var) 3989" draw:style="rect" draw:dots1="1" draw:dots1-length="0.003cm" draw:dots2="1" draw:dots2-length="0.003cm" draw:distance="0.003cm"/>
    <draw:stroke-dash draw:name="Dashed_20__28_var_29__20_3990" draw:display-name="Dashed (var) 3990" draw:style="rect" draw:dots1="1" draw:dots1-length="0.003cm" draw:dots2="1" draw:dots2-length="0.003cm" draw:distance="0.003cm"/>
    <draw:stroke-dash draw:name="Dashed_20__28_var_29__20_3991" draw:display-name="Dashed (var) 3991" draw:style="rect" draw:dots1="1" draw:dots1-length="0.003cm" draw:dots2="1" draw:dots2-length="0.003cm" draw:distance="0.003cm"/>
    <draw:stroke-dash draw:name="Dashed_20__28_var_29__20_3992" draw:display-name="Dashed (var) 3992" draw:style="rect" draw:dots1="1" draw:dots1-length="0.003cm" draw:dots2="1" draw:dots2-length="0.003cm" draw:distance="0.003cm"/>
    <draw:stroke-dash draw:name="Dashed_20__28_var_29__20_3993" draw:display-name="Dashed (var) 3993" draw:style="rect" draw:dots1="1" draw:dots1-length="0.003cm" draw:dots2="1" draw:dots2-length="0.003cm" draw:distance="0.003cm"/>
    <draw:stroke-dash draw:name="Dashed_20__28_var_29__20_3994" draw:display-name="Dashed (var) 3994" draw:style="rect" draw:dots1="1" draw:dots1-length="0.003cm" draw:dots2="1" draw:dots2-length="0.003cm" draw:distance="0.003cm"/>
    <draw:stroke-dash draw:name="Dashed_20__28_var_29__20_3995" draw:display-name="Dashed (var) 3995" draw:style="rect" draw:dots1="1" draw:dots1-length="0.003cm" draw:dots2="1" draw:dots2-length="0.003cm" draw:distance="0.003cm"/>
    <draw:stroke-dash draw:name="Dashed_20__28_var_29__20_3996" draw:display-name="Dashed (var) 3996" draw:style="rect" draw:dots1="1" draw:dots1-length="0.003cm" draw:dots2="1" draw:dots2-length="0.003cm" draw:distance="0.003cm"/>
    <draw:stroke-dash draw:name="Dashed_20__28_var_29__20_3997" draw:display-name="Dashed (var) 3997" draw:style="rect" draw:dots1="1" draw:dots1-length="0.003cm" draw:dots2="1" draw:dots2-length="0.003cm" draw:distance="0.003cm"/>
    <draw:stroke-dash draw:name="Dashed_20__28_var_29__20_3998" draw:display-name="Dashed (var) 3998" draw:style="rect" draw:dots1="1" draw:dots1-length="0.003cm" draw:dots2="1" draw:dots2-length="0.003cm" draw:distance="0.003cm"/>
    <draw:stroke-dash draw:name="Dashed_20__28_var_29__20_3999" draw:display-name="Dashed (var) 3999" draw:style="rect" draw:dots1="1" draw:dots1-length="0.003cm" draw:dots2="1" draw:dots2-length="0.003cm" draw:distance="0.003cm"/>
    <draw:stroke-dash draw:name="Dashed_20__28_var_29__20_4000" draw:display-name="Dashed (var) 4000" draw:style="rect" draw:dots1="1" draw:dots1-length="0.003cm" draw:dots2="1" draw:dots2-length="0.003cm" draw:distance="0.003cm"/>
    <draw:stroke-dash draw:name="Dashed_20__28_var_29__20_4001" draw:display-name="Dashed (var) 4001" draw:style="rect" draw:dots1="1" draw:dots1-length="0.003cm" draw:dots2="1" draw:dots2-length="0.003cm" draw:distance="0.003cm"/>
    <draw:stroke-dash draw:name="Dashed_20__28_var_29__20_4002" draw:display-name="Dashed (var) 4002" draw:style="rect" draw:dots1="1" draw:dots1-length="0.003cm" draw:dots2="1" draw:dots2-length="0.003cm" draw:distance="0.003cm"/>
    <draw:stroke-dash draw:name="Dashed_20__28_var_29__20_4003" draw:display-name="Dashed (var) 4003" draw:style="rect" draw:dots1="1" draw:dots1-length="0.003cm" draw:dots2="1" draw:dots2-length="0.003cm" draw:distance="0.003cm"/>
    <draw:stroke-dash draw:name="Dashed_20__28_var_29__20_4107" draw:display-name="Dashed (var) 4107" draw:style="rect" draw:dots1="1" draw:dots1-length="0.002cm" draw:dots2="1" draw:dots2-length="0.002cm" draw:distance="0.002cm"/>
    <draw:stroke-dash draw:name="Dashed_20__28_var_29__20_4108" draw:display-name="Dashed (var) 4108" draw:style="rect" draw:dots1="1" draw:dots1-length="0.002cm" draw:dots2="1" draw:dots2-length="0.002cm" draw:distance="0.002cm"/>
    <draw:stroke-dash draw:name="Dashed_20__28_var_29__20_4109" draw:display-name="Dashed (var) 4109" draw:style="rect" draw:dots1="1" draw:dots1-length="0.002cm" draw:dots2="1" draw:dots2-length="0.002cm" draw:distance="0.002cm"/>
    <draw:stroke-dash draw:name="Dashed_20__28_var_29__20_4110" draw:display-name="Dashed (var) 4110" draw:style="rect" draw:dots1="1" draw:dots1-length="0.002cm" draw:dots2="1" draw:dots2-length="0.002cm" draw:distance="0.002cm"/>
    <draw:stroke-dash draw:name="Dashed_20__28_var_29__20_4111" draw:display-name="Dashed (var) 4111" draw:style="rect" draw:dots1="1" draw:dots1-length="0.002cm" draw:dots2="1" draw:dots2-length="0.002cm" draw:distance="0.002cm"/>
    <draw:stroke-dash draw:name="Dashed_20__28_var_29__20_4112" draw:display-name="Dashed (var) 4112" draw:style="rect" draw:dots1="1" draw:dots1-length="0.002cm" draw:dots2="1" draw:dots2-length="0.002cm" draw:distance="0.002cm"/>
    <draw:stroke-dash draw:name="Dashed_20__28_var_29__20_4113" draw:display-name="Dashed (var) 4113" draw:style="rect" draw:dots1="1" draw:dots1-length="0.002cm" draw:dots2="1" draw:dots2-length="0.002cm" draw:distance="0.002cm"/>
    <draw:stroke-dash draw:name="Dashed_20__28_var_29__20_4114" draw:display-name="Dashed (var) 4114" draw:style="rect" draw:dots1="1" draw:dots1-length="0.001cm" draw:dots2="1" draw:dots2-length="0.001cm" draw:distance="0.001cm"/>
    <draw:stroke-dash draw:name="Dashed_20__28_var_29__20_4115" draw:display-name="Dashed (var) 4115" draw:style="rect" draw:dots1="1" draw:dots1-length="0.001cm" draw:dots2="1" draw:dots2-length="0.001cm" draw:distance="0.001cm"/>
    <draw:stroke-dash draw:name="Dashed_20__28_var_29__20_4116" draw:display-name="Dashed (var) 4116" draw:style="rect" draw:dots1="1" draw:dots1-length="0.001cm" draw:dots2="1" draw:dots2-length="0.001cm" draw:distance="0.001cm"/>
    <draw:stroke-dash draw:name="Dashed_20__28_var_29__20_4117" draw:display-name="Dashed (var) 4117" draw:style="rect" draw:dots1="1" draw:dots1-length="0.001cm" draw:dots2="1" draw:dots2-length="0.001cm" draw:distance="0.001cm"/>
    <draw:stroke-dash draw:name="Dashed_20__28_var_29__20_4118" draw:display-name="Dashed (var) 4118" draw:style="rect" draw:dots1="1" draw:dots1-length="0.001cm" draw:dots2="1" draw:dots2-length="0.001cm" draw:distance="0.001cm"/>
    <draw:stroke-dash draw:name="Dashed_20__28_var_29__20_4119" draw:display-name="Dashed (var) 4119" draw:style="rect" draw:dots1="1" draw:dots1-length="0.001cm" draw:dots2="1" draw:dots2-length="0.001cm" draw:distance="0.001cm"/>
    <draw:stroke-dash draw:name="Dashed_20__28_var_29__20_4120" draw:display-name="Dashed (var) 4120" draw:style="rect" draw:dots1="1" draw:dots1-length="0.001cm" draw:dots2="1" draw:dots2-length="0.001cm" draw:distance="0.001cm"/>
    <draw:stroke-dash draw:name="Dashed_20__28_var_29__20_4121" draw:display-name="Dashed (var) 4121" draw:style="rect" draw:dots1="1" draw:dots1-length="0.001cm" draw:dots2="1" draw:dots2-length="0.001cm" draw:distance="0.001cm"/>
    <draw:stroke-dash draw:name="Dashed_20__28_var_29__20_4122" draw:display-name="Dashed (var) 4122" draw:style="rect" draw:dots1="1" draw:dots1-length="0.001cm" draw:dots2="1" draw:dots2-length="0.001cm" draw:distance="0.001cm"/>
    <draw:stroke-dash draw:name="Dashed_20__28_var_29__20_4123" draw:display-name="Dashed (var) 4123" draw:style="rect" draw:dots1="1" draw:dots1-length="0.001cm" draw:dots2="1" draw:dots2-length="0.001cm" draw:distance="0.001cm"/>
    <draw:stroke-dash draw:name="Dashed_20__28_var_29__20_4124" draw:display-name="Dashed (var) 4124" draw:style="rect" draw:dots1="1" draw:dots1-length="0.003cm" draw:dots2="1" draw:dots2-length="0.003cm" draw:distance="0.003cm"/>
    <draw:stroke-dash draw:name="Dashed_20__28_var_29__20_4125" draw:display-name="Dashed (var) 4125" draw:style="rect" draw:dots1="1" draw:dots1-length="0.003cm" draw:dots2="1" draw:dots2-length="0.003cm" draw:distance="0.003cm"/>
    <draw:stroke-dash draw:name="Dashed_20__28_var_29__20_4126" draw:display-name="Dashed (var) 4126" draw:style="rect" draw:dots1="1" draw:dots1-length="0.003cm" draw:dots2="1" draw:dots2-length="0.003cm" draw:distance="0.003cm"/>
    <draw:stroke-dash draw:name="Dashed_20__28_var_29__20_4127" draw:display-name="Dashed (var) 4127" draw:style="rect" draw:dots1="1" draw:dots1-length="0.003cm" draw:dots2="1" draw:dots2-length="0.003cm" draw:distance="0.003cm"/>
    <draw:stroke-dash draw:name="Dashed_20__28_var_29__20_4128" draw:display-name="Dashed (var) 4128" draw:style="rect" draw:dots1="1" draw:dots1-length="0.002cm" draw:dots2="1" draw:dots2-length="0.002cm" draw:distance="0.002cm"/>
    <draw:stroke-dash draw:name="Dashed_20__28_var_29__20_4129" draw:display-name="Dashed (var) 4129" draw:style="rect" draw:dots1="1" draw:dots1-length="0.002cm" draw:dots2="1" draw:dots2-length="0.002cm" draw:distance="0.002cm"/>
    <draw:stroke-dash draw:name="Dashed_20__28_var_29__20_4130" draw:display-name="Dashed (var) 4130" draw:style="rect" draw:dots1="1" draw:dots1-length="0.002cm" draw:dots2="1" draw:dots2-length="0.002cm" draw:distance="0.002cm"/>
    <draw:stroke-dash draw:name="Dashed_20__28_var_29__20_4131" draw:display-name="Dashed (var) 4131" draw:style="rect" draw:dots1="1" draw:dots1-length="0.002cm" draw:dots2="1" draw:dots2-length="0.002cm" draw:distance="0.002cm"/>
    <draw:stroke-dash draw:name="Dashed_20__28_var_29__20_4132" draw:display-name="Dashed (var) 4132" draw:style="rect" draw:dots1="1" draw:dots1-length="0.002cm" draw:dots2="1" draw:dots2-length="0.002cm" draw:distance="0.002cm"/>
    <draw:stroke-dash draw:name="Dashed_20__28_var_29__20_4133" draw:display-name="Dashed (var) 4133" draw:style="rect" draw:dots1="1" draw:dots1-length="0.002cm" draw:dots2="1" draw:dots2-length="0.002cm" draw:distance="0.002cm"/>
    <draw:stroke-dash draw:name="Dashed_20__28_var_29__20_4134" draw:display-name="Dashed (var) 4134" draw:style="rect" draw:dots1="1" draw:dots1-length="0.002cm" draw:dots2="1" draw:dots2-length="0.002cm" draw:distance="0.002cm"/>
    <draw:stroke-dash draw:name="Dashed_20__28_var_29__20_4135" draw:display-name="Dashed (var) 4135" draw:style="rect" draw:dots1="1" draw:dots1-length="0.002cm" draw:dots2="1" draw:dots2-length="0.002cm" draw:distance="0.002cm"/>
    <draw:stroke-dash draw:name="Dashed_20__28_var_29__20_4136" draw:display-name="Dashed (var) 4136" draw:style="rect" draw:dots1="1" draw:dots1-length="0.002cm" draw:dots2="1" draw:dots2-length="0.002cm" draw:distance="0.002cm"/>
    <draw:stroke-dash draw:name="Dashed_20__28_var_29__20_4137" draw:display-name="Dashed (var) 4137" draw:style="rect" draw:dots1="1" draw:dots1-length="0.002cm" draw:dots2="1" draw:dots2-length="0.002cm" draw:distance="0.002cm"/>
    <draw:stroke-dash draw:name="Dashed_20__28_var_29__20_4138" draw:display-name="Dashed (var) 4138" draw:style="rect" draw:dots1="1" draw:dots1-length="0.002cm" draw:dots2="1" draw:dots2-length="0.002cm" draw:distance="0.002cm"/>
    <draw:stroke-dash draw:name="Dashed_20__28_var_29__20_4139" draw:display-name="Dashed (var) 4139" draw:style="rect" draw:dots1="1" draw:dots1-length="0.002cm" draw:dots2="1" draw:dots2-length="0.002cm" draw:distance="0.002cm"/>
    <draw:stroke-dash draw:name="Dashed_20__28_var_29__20_4140" draw:display-name="Dashed (var) 4140" draw:style="rect" draw:dots1="1" draw:dots1-length="0.003cm" draw:dots2="1" draw:dots2-length="0.003cm" draw:distance="0.003cm"/>
    <draw:stroke-dash draw:name="Dashed_20__28_var_29__20_4141" draw:display-name="Dashed (var) 4141" draw:style="rect" draw:dots1="1" draw:dots1-length="0.003cm" draw:dots2="1" draw:dots2-length="0.003cm" draw:distance="0.003cm"/>
    <draw:stroke-dash draw:name="Dashed_20__28_var_29__20_4142" draw:display-name="Dashed (var) 4142" draw:style="rect" draw:dots1="1" draw:dots1-length="0.002cm" draw:dots2="1" draw:dots2-length="0.002cm" draw:distance="0.002cm"/>
    <draw:stroke-dash draw:name="Dashed_20__28_var_29__20_4143" draw:display-name="Dashed (var) 4143" draw:style="rect" draw:dots1="1" draw:dots1-length="0.002cm" draw:dots2="1" draw:dots2-length="0.002cm" draw:distance="0.002cm"/>
    <draw:stroke-dash draw:name="Dashed_20__28_var_29__20_4144" draw:display-name="Dashed (var) 4144" draw:style="rect" draw:dots1="1" draw:dots1-length="0.002cm" draw:dots2="1" draw:dots2-length="0.002cm" draw:distance="0.002cm"/>
    <draw:stroke-dash draw:name="Dashed_20__28_var_29__20_4145" draw:display-name="Dashed (var) 4145" draw:style="rect" draw:dots1="1" draw:dots1-length="0.002cm" draw:dots2="1" draw:dots2-length="0.002cm" draw:distance="0.002cm"/>
    <draw:stroke-dash draw:name="Dashed_20__28_var_29__20_4146" draw:display-name="Dashed (var) 4146" draw:style="rect" draw:dots1="1" draw:dots1-length="0.002cm" draw:dots2="1" draw:dots2-length="0.002cm" draw:distance="0.002cm"/>
    <draw:stroke-dash draw:name="Dashed_20__28_var_29__20_4147" draw:display-name="Dashed (var) 4147" draw:style="rect" draw:dots1="1" draw:dots1-length="0.002cm" draw:dots2="1" draw:dots2-length="0.002cm" draw:distance="0.002cm"/>
    <draw:stroke-dash draw:name="Dashed_20__28_var_29__20_4148" draw:display-name="Dashed (var) 4148" draw:style="rect" draw:dots1="1" draw:dots1-length="0.002cm" draw:dots2="1" draw:dots2-length="0.002cm" draw:distance="0.002cm"/>
    <draw:stroke-dash draw:name="Dashed_20__28_var_29__20_4149" draw:display-name="Dashed (var) 4149" draw:style="rect" draw:dots1="1" draw:dots1-length="0.002cm" draw:dots2="1" draw:dots2-length="0.002cm" draw:distance="0.002cm"/>
    <draw:stroke-dash draw:name="Dashed_20__28_var_29__20_4150" draw:display-name="Dashed (var) 4150" draw:style="rect" draw:dots1="1" draw:dots1-length="0.002cm" draw:dots2="1" draw:dots2-length="0.002cm" draw:distance="0.002cm"/>
    <draw:stroke-dash draw:name="Dashed_20__28_var_29__20_4151" draw:display-name="Dashed (var) 4151" draw:style="rect" draw:dots1="1" draw:dots1-length="0.002cm" draw:dots2="1" draw:dots2-length="0.002cm" draw:distance="0.002cm"/>
    <draw:stroke-dash draw:name="Dashed_20__28_var_29__20_4166" draw:display-name="Dashed (var) 4166" draw:style="rect" draw:dots1="1" draw:dots1-length="0.003cm" draw:dots2="1" draw:dots2-length="0.003cm" draw:distance="0.003cm"/>
    <draw:stroke-dash draw:name="Dashed_20__28_var_29__20_4167" draw:display-name="Dashed (var) 4167" draw:style="rect" draw:dots1="1" draw:dots1-length="0.003cm" draw:dots2="1" draw:dots2-length="0.003cm" draw:distance="0.003cm"/>
    <draw:stroke-dash draw:name="Dashed_20__28_var_29__20_4168" draw:display-name="Dashed (var) 4168" draw:style="rect" draw:dots1="1" draw:dots1-length="0.003cm" draw:dots2="1" draw:dots2-length="0.003cm" draw:distance="0.003cm"/>
    <draw:stroke-dash draw:name="Dashed_20__28_var_29__20_4169" draw:display-name="Dashed (var) 4169" draw:style="rect" draw:dots1="1" draw:dots1-length="0.003cm" draw:dots2="1" draw:dots2-length="0.003cm" draw:distance="0.003cm"/>
    <draw:stroke-dash draw:name="Dashed_20__28_var_29__20_4170" draw:display-name="Dashed (var) 4170" draw:style="rect" draw:dots1="1" draw:dots1-length="0.003cm" draw:dots2="1" draw:dots2-length="0.003cm" draw:distance="0.003cm"/>
    <draw:stroke-dash draw:name="Dashed_20__28_var_29__20_4171" draw:display-name="Dashed (var) 4171" draw:style="rect" draw:dots1="1" draw:dots1-length="0.003cm" draw:dots2="1" draw:dots2-length="0.003cm" draw:distance="0.003cm"/>
    <draw:stroke-dash draw:name="Dashed_20__28_var_29__20_4172" draw:display-name="Dashed (var) 4172" draw:style="rect" draw:dots1="1" draw:dots1-length="0.003cm" draw:dots2="1" draw:dots2-length="0.003cm" draw:distance="0.003cm"/>
    <draw:stroke-dash draw:name="Dashed_20__28_var_29__20_4173" draw:display-name="Dashed (var) 4173" draw:style="rect" draw:dots1="1" draw:dots1-length="0.003cm" draw:dots2="1" draw:dots2-length="0.003cm" draw:distance="0.003cm"/>
    <draw:stroke-dash draw:name="Dashed_20__28_var_29__20_4174" draw:display-name="Dashed (var) 4174" draw:style="rect" draw:dots1="1" draw:dots1-length="0.003cm" draw:dots2="1" draw:dots2-length="0.003cm" draw:distance="0.003cm"/>
    <draw:stroke-dash draw:name="Dashed_20__28_var_29__20_4175" draw:display-name="Dashed (var) 4175" draw:style="rect" draw:dots1="1" draw:dots1-length="0.003cm" draw:dots2="1" draw:dots2-length="0.003cm" draw:distance="0.003cm"/>
    <draw:stroke-dash draw:name="Dashed_20__28_var_29__20_4176" draw:display-name="Dashed (var) 4176" draw:style="rect" draw:dots1="1" draw:dots1-length="0.003cm" draw:dots2="1" draw:dots2-length="0.003cm" draw:distance="0.003cm"/>
    <draw:stroke-dash draw:name="Dashed_20__28_var_29__20_4177" draw:display-name="Dashed (var) 4177" draw:style="rect" draw:dots1="1" draw:dots1-length="0.003cm" draw:dots2="1" draw:dots2-length="0.003cm" draw:distance="0.003cm"/>
    <draw:stroke-dash draw:name="Dashed_20__28_var_29__20_4178" draw:display-name="Dashed (var) 4178" draw:style="rect" draw:dots1="1" draw:dots1-length="0.003cm" draw:dots2="1" draw:dots2-length="0.003cm" draw:distance="0.003cm"/>
    <draw:stroke-dash draw:name="Dashed_20__28_var_29__20_4179" draw:display-name="Dashed (var) 4179" draw:style="rect" draw:dots1="1" draw:dots1-length="0.003cm" draw:dots2="1" draw:dots2-length="0.003cm" draw:distance="0.003cm"/>
    <draw:stroke-dash draw:name="Dashed_20__28_var_29__20_4180" draw:display-name="Dashed (var) 4180" draw:style="rect" draw:dots1="1" draw:dots1-length="0.003cm" draw:dots2="1" draw:dots2-length="0.003cm" draw:distance="0.003cm"/>
    <draw:stroke-dash draw:name="Dashed_20__28_var_29__20_4181" draw:display-name="Dashed (var) 4181" draw:style="rect" draw:dots1="1" draw:dots1-length="0.003cm" draw:dots2="1" draw:dots2-length="0.003cm" draw:distance="0.003cm"/>
    <draw:stroke-dash draw:name="Dashed_20__28_var_29__20_4182" draw:display-name="Dashed (var) 4182" draw:style="rect" draw:dots1="1" draw:dots1-length="0.003cm" draw:dots2="1" draw:dots2-length="0.003cm" draw:distance="0.003cm"/>
    <draw:stroke-dash draw:name="Dashed_20__28_var_29__20_4183" draw:display-name="Dashed (var) 4183" draw:style="rect" draw:dots1="1" draw:dots1-length="0.003cm" draw:dots2="1" draw:dots2-length="0.003cm" draw:distance="0.003cm"/>
    <draw:stroke-dash draw:name="Dashed_20__28_var_29__20_4184" draw:display-name="Dashed (var) 4184" draw:style="rect" draw:dots1="1" draw:dots1-length="0.003cm" draw:dots2="1" draw:dots2-length="0.003cm" draw:distance="0.003cm"/>
    <draw:stroke-dash draw:name="Dashed_20__28_var_29__20_4185" draw:display-name="Dashed (var) 4185" draw:style="rect" draw:dots1="1" draw:dots1-length="0.003cm" draw:dots2="1" draw:dots2-length="0.003cm" draw:distance="0.003cm"/>
    <draw:stroke-dash draw:name="Dashed_20__28_var_29__20_4186" draw:display-name="Dashed (var) 4186" draw:style="rect" draw:dots1="1" draw:dots1-length="0.003cm" draw:dots2="1" draw:dots2-length="0.003cm" draw:distance="0.003cm"/>
    <draw:stroke-dash draw:name="Dashed_20__28_var_29__20_4187" draw:display-name="Dashed (var) 4187" draw:style="rect" draw:dots1="1" draw:dots1-length="0.003cm" draw:dots2="1" draw:dots2-length="0.003cm" draw:distance="0.003cm"/>
    <draw:stroke-dash draw:name="Dashed_20__28_var_29__20_4188" draw:display-name="Dashed (var) 4188" draw:style="rect" draw:dots1="1" draw:dots1-length="0.003cm" draw:dots2="1" draw:dots2-length="0.003cm" draw:distance="0.003cm"/>
    <draw:stroke-dash draw:name="Dashed_20__28_var_29__20_4189" draw:display-name="Dashed (var) 4189" draw:style="rect" draw:dots1="1" draw:dots1-length="0.003cm" draw:dots2="1" draw:dots2-length="0.003cm" draw:distance="0.003cm"/>
    <draw:stroke-dash draw:name="Dashed_20__28_var_29__20_4190" draw:display-name="Dashed (var) 4190" draw:style="rect" draw:dots1="1" draw:dots1-length="0.003cm" draw:dots2="1" draw:dots2-length="0.003cm" draw:distance="0.003cm"/>
    <draw:stroke-dash draw:name="Dashed_20__28_var_29__20_4312" draw:display-name="Dashed (var) 4312" draw:style="rect" draw:dots1="1" draw:dots1-length="0.003cm" draw:dots2="1" draw:dots2-length="0.003cm" draw:distance="0.003cm"/>
    <draw:stroke-dash draw:name="Dashed_20__28_var_29__20_4313" draw:display-name="Dashed (var) 4313" draw:style="rect" draw:dots1="1" draw:dots1-length="0.003cm" draw:dots2="1" draw:dots2-length="0.003cm" draw:distance="0.003cm"/>
    <draw:stroke-dash draw:name="Dashed_20__28_var_29__20_4314" draw:display-name="Dashed (var) 4314" draw:style="rect" draw:dots1="1" draw:dots1-length="0.003cm" draw:dots2="1" draw:dots2-length="0.003cm" draw:distance="0.003cm"/>
    <draw:stroke-dash draw:name="Dashed_20__28_var_29__20_4315" draw:display-name="Dashed (var) 4315" draw:style="rect" draw:dots1="1" draw:dots1-length="0.003cm" draw:dots2="1" draw:dots2-length="0.003cm" draw:distance="0.003cm"/>
    <draw:stroke-dash draw:name="Dashed_20__28_var_29__20_4316" draw:display-name="Dashed (var) 4316" draw:style="rect" draw:dots1="1" draw:dots1-length="0.003cm" draw:dots2="1" draw:dots2-length="0.003cm" draw:distance="0.003cm"/>
    <draw:stroke-dash draw:name="Dashed_20__28_var_29__20_4317" draw:display-name="Dashed (var) 4317" draw:style="rect" draw:dots1="1" draw:dots1-length="0.003cm" draw:dots2="1" draw:dots2-length="0.003cm" draw:distance="0.003cm"/>
    <draw:stroke-dash draw:name="Dashed_20__28_var_29__20_4318" draw:display-name="Dashed (var) 4318" draw:style="rect" draw:dots1="1" draw:dots1-length="0.003cm" draw:dots2="1" draw:dots2-length="0.003cm" draw:distance="0.003cm"/>
    <draw:stroke-dash draw:name="Dashed_20__28_var_29__20_4319" draw:display-name="Dashed (var) 4319" draw:style="rect" draw:dots1="1" draw:dots1-length="0.003cm" draw:dots2="1" draw:dots2-length="0.003cm" draw:distance="0.003cm"/>
    <draw:stroke-dash draw:name="Dashed_20__28_var_29__20_4320" draw:display-name="Dashed (var) 4320" draw:style="rect" draw:dots1="1" draw:dots1-length="0.003cm" draw:dots2="1" draw:dots2-length="0.003cm" draw:distance="0.003cm"/>
    <draw:stroke-dash draw:name="Dashed_20__28_var_29__20_4321" draw:display-name="Dashed (var) 4321" draw:style="rect" draw:dots1="1" draw:dots1-length="0.003cm" draw:dots2="1" draw:dots2-length="0.003cm" draw:distance="0.003cm"/>
    <draw:stroke-dash draw:name="Dashed_20__28_var_29__20_4322" draw:display-name="Dashed (var) 4322" draw:style="rect" draw:dots1="1" draw:dots1-length="0.003cm" draw:dots2="1" draw:dots2-length="0.003cm" draw:distance="0.003cm"/>
    <draw:stroke-dash draw:name="Dashed_20__28_var_29__20_4323" draw:display-name="Dashed (var) 4323" draw:style="rect" draw:dots1="1" draw:dots1-length="0.003cm" draw:dots2="1" draw:dots2-length="0.003cm" draw:distance="0.003cm"/>
    <draw:stroke-dash draw:name="Dashed_20__28_var_29__20_4324" draw:display-name="Dashed (var) 4324" draw:style="rect" draw:dots1="1" draw:dots1-length="0.003cm" draw:dots2="1" draw:dots2-length="0.003cm" draw:distance="0.003cm"/>
    <draw:stroke-dash draw:name="Dashed_20__28_var_29__20_4325" draw:display-name="Dashed (var) 4325" draw:style="rect" draw:dots1="1" draw:dots1-length="0.003cm" draw:dots2="1" draw:dots2-length="0.003cm" draw:distance="0.003cm"/>
    <draw:stroke-dash draw:name="Dashed_20__28_var_29__20_4326" draw:display-name="Dashed (var) 4326" draw:style="rect" draw:dots1="1" draw:dots1-length="0.003cm" draw:dots2="1" draw:dots2-length="0.003cm" draw:distance="0.003cm"/>
    <draw:stroke-dash draw:name="Dashed_20__28_var_29__20_4327" draw:display-name="Dashed (var) 4327" draw:style="rect" draw:dots1="1" draw:dots1-length="0.003cm" draw:dots2="1" draw:dots2-length="0.003cm" draw:distance="0.003cm"/>
    <draw:stroke-dash draw:name="Dashed_20__28_var_29__20_4328" draw:display-name="Dashed (var) 4328" draw:style="rect" draw:dots1="1" draw:dots1-length="0.003cm" draw:dots2="1" draw:dots2-length="0.003cm" draw:distance="0.003cm"/>
    <draw:stroke-dash draw:name="Dashed_20__28_var_29__20_4329" draw:display-name="Dashed (var) 4329" draw:style="rect" draw:dots1="1" draw:dots1-length="0.003cm" draw:dots2="1" draw:dots2-length="0.003cm" draw:distance="0.003cm"/>
    <draw:stroke-dash draw:name="Dashed_20__28_var_29__20_4330" draw:display-name="Dashed (var) 4330" draw:style="rect" draw:dots1="1" draw:dots1-length="0.003cm" draw:dots2="1" draw:dots2-length="0.003cm" draw:distance="0.003cm"/>
    <draw:stroke-dash draw:name="Dashed_20__28_var_29__20_4331" draw:display-name="Dashed (var) 4331" draw:style="rect" draw:dots1="1" draw:dots1-length="0.003cm" draw:dots2="1" draw:dots2-length="0.003cm" draw:distance="0.003cm"/>
    <draw:stroke-dash draw:name="Dashed_20__28_var_29__20_4332" draw:display-name="Dashed (var) 4332" draw:style="rect" draw:dots1="1" draw:dots1-length="0.003cm" draw:dots2="1" draw:dots2-length="0.003cm" draw:distance="0.003cm"/>
    <draw:stroke-dash draw:name="Dashed_20__28_var_29__20_4333" draw:display-name="Dashed (var) 4333" draw:style="rect" draw:dots1="1" draw:dots1-length="0.003cm" draw:dots2="1" draw:dots2-length="0.003cm" draw:distance="0.003cm"/>
    <draw:stroke-dash draw:name="Dashed_20__28_var_29__20_4334" draw:display-name="Dashed (var) 4334" draw:style="rect" draw:dots1="1" draw:dots1-length="0.003cm" draw:dots2="1" draw:dots2-length="0.003cm" draw:distance="0.003cm"/>
    <draw:stroke-dash draw:name="Dashed_20__28_var_29__20_4335" draw:display-name="Dashed (var) 4335" draw:style="rect" draw:dots1="1" draw:dots1-length="0.003cm" draw:dots2="1" draw:dots2-length="0.003cm" draw:distance="0.003cm"/>
    <draw:stroke-dash draw:name="Dashed_20__28_var_29__20_4336" draw:display-name="Dashed (var) 4336" draw:style="rect" draw:dots1="1" draw:dots1-length="0.003cm" draw:dots2="1" draw:dots2-length="0.003cm" draw:distance="0.003cm"/>
    <draw:stroke-dash draw:name="Dashed_20__28_var_29__20_4337" draw:display-name="Dashed (var) 4337" draw:style="rect" draw:dots1="1" draw:dots1-length="0.003cm" draw:dots2="1" draw:dots2-length="0.003cm" draw:distance="0.003cm"/>
    <draw:stroke-dash draw:name="Dashed_20__28_var_29__20_4338" draw:display-name="Dashed (var) 4338" draw:style="rect" draw:dots1="1" draw:dots1-length="0.003cm" draw:dots2="1" draw:dots2-length="0.003cm" draw:distance="0.003cm"/>
    <draw:stroke-dash draw:name="Dashed_20__28_var_29__20_4339" draw:display-name="Dashed (var) 4339" draw:style="rect" draw:dots1="1" draw:dots1-length="0.003cm" draw:dots2="1" draw:dots2-length="0.003cm" draw:distance="0.003cm"/>
    <draw:stroke-dash draw:name="Dashed_20__28_var_29__20_4340" draw:display-name="Dashed (var) 4340" draw:style="rect" draw:dots1="1" draw:dots1-length="0.003cm" draw:dots2="1" draw:dots2-length="0.003cm" draw:distance="0.003cm"/>
    <draw:stroke-dash draw:name="Dashed_20__28_var_29__20_4341" draw:display-name="Dashed (var) 4341" draw:style="rect" draw:dots1="1" draw:dots1-length="0.003cm" draw:dots2="1" draw:dots2-length="0.003cm" draw:distance="0.003cm"/>
    <draw:stroke-dash draw:name="Dashed_20__28_var_29__20_4342" draw:display-name="Dashed (var) 4342" draw:style="rect" draw:dots1="1" draw:dots1-length="0.003cm" draw:dots2="1" draw:dots2-length="0.003cm" draw:distance="0.003cm"/>
    <draw:stroke-dash draw:name="Dashed_20__28_var_29__20_4385" draw:display-name="Dashed (var) 4385" draw:style="rect" draw:dots1="1" draw:dots1-length="0.002cm" draw:dots2="1" draw:dots2-length="0.002cm" draw:distance="0.002cm"/>
    <draw:stroke-dash draw:name="Dashed_20__28_var_29__20_4386" draw:display-name="Dashed (var) 4386" draw:style="rect" draw:dots1="1" draw:dots1-length="0.002cm" draw:dots2="1" draw:dots2-length="0.002cm" draw:distance="0.002cm"/>
    <draw:stroke-dash draw:name="Dashed_20__28_var_29__20_4387" draw:display-name="Dashed (var) 4387" draw:style="rect" draw:dots1="1" draw:dots1-length="0.002cm" draw:dots2="1" draw:dots2-length="0.002cm" draw:distance="0.002cm"/>
    <draw:stroke-dash draw:name="Dashed_20__28_var_29__20_4388" draw:display-name="Dashed (var) 4388" draw:style="rect" draw:dots1="1" draw:dots1-length="0.002cm" draw:dots2="1" draw:dots2-length="0.002cm" draw:distance="0.002cm"/>
    <draw:stroke-dash draw:name="Dashed_20__28_var_29__20_4389" draw:display-name="Dashed (var) 4389" draw:style="rect" draw:dots1="1" draw:dots1-length="0.002cm" draw:dots2="1" draw:dots2-length="0.002cm" draw:distance="0.002cm"/>
    <draw:stroke-dash draw:name="Dashed_20__28_var_29__20_4390" draw:display-name="Dashed (var) 4390" draw:style="rect" draw:dots1="1" draw:dots1-length="0.002cm" draw:dots2="1" draw:dots2-length="0.002cm" draw:distance="0.002cm"/>
    <draw:stroke-dash draw:name="Dashed_20__28_var_29__20_4391" draw:display-name="Dashed (var) 4391" draw:style="rect" draw:dots1="1" draw:dots1-length="0.002cm" draw:dots2="1" draw:dots2-length="0.002cm" draw:distance="0.002cm"/>
    <draw:stroke-dash draw:name="Dashed_20__28_var_29__20_4392" draw:display-name="Dashed (var) 4392" draw:style="rect" draw:dots1="1" draw:dots1-length="0.002cm" draw:dots2="1" draw:dots2-length="0.002cm" draw:distance="0.002cm"/>
    <draw:stroke-dash draw:name="Dashed_20__28_var_29__20_4393" draw:display-name="Dashed (var) 4393" draw:style="rect" draw:dots1="1" draw:dots1-length="0.002cm" draw:dots2="1" draw:dots2-length="0.002cm" draw:distance="0.002cm"/>
    <draw:stroke-dash draw:name="Dashed_20__28_var_29__20_4394" draw:display-name="Dashed (var) 4394" draw:style="rect" draw:dots1="1" draw:dots1-length="0.002cm" draw:dots2="1" draw:dots2-length="0.002cm" draw:distance="0.002cm"/>
    <draw:stroke-dash draw:name="Dashed_20__28_var_29__20_4395" draw:display-name="Dashed (var) 4395" draw:style="rect" draw:dots1="1" draw:dots1-length="0.002cm" draw:dots2="1" draw:dots2-length="0.002cm" draw:distance="0.002cm"/>
    <draw:stroke-dash draw:name="Dashed_20__28_var_29__20_4396" draw:display-name="Dashed (var) 4396" draw:style="rect" draw:dots1="1" draw:dots1-length="0.002cm" draw:dots2="1" draw:dots2-length="0.002cm" draw:distance="0.002cm"/>
    <draw:stroke-dash draw:name="Dashed_20__28_var_29__20_4397" draw:display-name="Dashed (var) 4397" draw:style="rect" draw:dots1="1" draw:dots1-length="0.002cm" draw:dots2="1" draw:dots2-length="0.002cm" draw:distance="0.002cm"/>
    <draw:stroke-dash draw:name="Dashed_20__28_var_29__20_4398" draw:display-name="Dashed (var) 4398" draw:style="rect" draw:dots1="1" draw:dots1-length="0.002cm" draw:dots2="1" draw:dots2-length="0.002cm" draw:distance="0.002cm"/>
    <draw:stroke-dash draw:name="Dashed_20__28_var_29__20_4399" draw:display-name="Dashed (var) 4399" draw:style="rect" draw:dots1="1" draw:dots1-length="0.002cm" draw:dots2="1" draw:dots2-length="0.002cm" draw:distance="0.002cm"/>
    <draw:stroke-dash draw:name="Dashed_20__28_var_29__20_4400" draw:display-name="Dashed (var) 4400" draw:style="rect" draw:dots1="1" draw:dots1-length="0.002cm" draw:dots2="1" draw:dots2-length="0.002cm" draw:distance="0.002cm"/>
    <draw:stroke-dash draw:name="Dashed_20__28_var_29__20_4401" draw:display-name="Dashed (var) 4401" draw:style="rect" draw:dots1="1" draw:dots1-length="0.002cm" draw:dots2="1" draw:dots2-length="0.002cm" draw:distance="0.002cm"/>
    <draw:stroke-dash draw:name="Dashed_20__28_var_29__20_4402" draw:display-name="Dashed (var) 4402" draw:style="rect" draw:dots1="1" draw:dots1-length="0.002cm" draw:dots2="1" draw:dots2-length="0.002cm" draw:distance="0.002cm"/>
    <draw:stroke-dash draw:name="Dashed_20__28_var_29__20_4403" draw:display-name="Dashed (var) 4403" draw:style="rect" draw:dots1="1" draw:dots1-length="0.002cm" draw:dots2="1" draw:dots2-length="0.002cm" draw:distance="0.002cm"/>
    <draw:stroke-dash draw:name="Dashed_20__28_var_29__20_4404" draw:display-name="Dashed (var) 4404" draw:style="rect" draw:dots1="1" draw:dots1-length="0.002cm" draw:dots2="1" draw:dots2-length="0.002cm" draw:distance="0.002cm"/>
    <draw:stroke-dash draw:name="Dashed_20__28_var_29__20_4405" draw:display-name="Dashed (var) 4405" draw:style="rect" draw:dots1="1" draw:dots1-length="0.002cm" draw:dots2="1" draw:dots2-length="0.002cm" draw:distance="0.002cm"/>
    <draw:stroke-dash draw:name="Dashed_20__28_var_29__20_4406" draw:display-name="Dashed (var) 4406" draw:style="rect" draw:dots1="1" draw:dots1-length="0.002cm" draw:dots2="1" draw:dots2-length="0.002cm" draw:distance="0.002cm"/>
    <draw:stroke-dash draw:name="Dashed_20__28_var_29__20_4407" draw:display-name="Dashed (var) 4407" draw:style="rect" draw:dots1="1" draw:dots1-length="0.002cm" draw:dots2="1" draw:dots2-length="0.002cm" draw:distance="0.002cm"/>
    <draw:stroke-dash draw:name="Dashed_20__28_var_29__20_4408" draw:display-name="Dashed (var) 4408" draw:style="rect" draw:dots1="1" draw:dots1-length="0.002cm" draw:dots2="1" draw:dots2-length="0.002cm" draw:distance="0.002cm"/>
    <draw:stroke-dash draw:name="Dashed_20__28_var_29__20_4409" draw:display-name="Dashed (var) 4409" draw:style="rect" draw:dots1="1" draw:dots1-length="0.002cm" draw:dots2="1" draw:dots2-length="0.002cm" draw:distance="0.002cm"/>
    <draw:stroke-dash draw:name="Dashed_20__28_var_29__20_4410" draw:display-name="Dashed (var) 4410" draw:style="rect" draw:dots1="1" draw:dots1-length="0.002cm" draw:dots2="1" draw:dots2-length="0.002cm" draw:distance="0.002cm"/>
    <draw:stroke-dash draw:name="Dashed_20__28_var_29__20_4411" draw:display-name="Dashed (var) 4411" draw:style="rect" draw:dots1="1" draw:dots1-length="0.002cm" draw:dots2="1" draw:dots2-length="0.002cm" draw:distance="0.002cm"/>
    <draw:stroke-dash draw:name="Dashed_20__28_var_29__20_4412" draw:display-name="Dashed (var) 4412" draw:style="rect" draw:dots1="1" draw:dots1-length="0.002cm" draw:dots2="1" draw:dots2-length="0.002cm" draw:distance="0.002cm"/>
    <draw:stroke-dash draw:name="Dashed_20__28_var_29__20_4413" draw:display-name="Dashed (var) 4413" draw:style="rect" draw:dots1="1" draw:dots1-length="0.002cm" draw:dots2="1" draw:dots2-length="0.002cm" draw:distance="0.002cm"/>
    <draw:stroke-dash draw:name="Dashed_20__28_var_29__20_4414" draw:display-name="Dashed (var) 4414" draw:style="rect" draw:dots1="1" draw:dots1-length="0.002cm" draw:dots2="1" draw:dots2-length="0.002cm" draw:distance="0.002cm"/>
    <draw:stroke-dash draw:name="Dashed_20__28_var_29__20_4415" draw:display-name="Dashed (var) 4415" draw:style="rect" draw:dots1="1" draw:dots1-length="0.002cm" draw:dots2="1" draw:dots2-length="0.002cm" draw:distance="0.002cm"/>
    <draw:stroke-dash draw:name="Dashed_20__28_var_29__20_4416" draw:display-name="Dashed (var) 4416" draw:style="rect" draw:dots1="1" draw:dots1-length="0.002cm" draw:dots2="1" draw:dots2-length="0.002cm" draw:distance="0.002cm"/>
    <draw:stroke-dash draw:name="Dashed_20__28_var_29__20_4417" draw:display-name="Dashed (var) 4417" draw:style="rect" draw:dots1="1" draw:dots1-length="0.002cm" draw:dots2="1" draw:dots2-length="0.002cm" draw:distance="0.002cm"/>
    <draw:stroke-dash draw:name="Dashed_20__28_var_29__20_4418" draw:display-name="Dashed (var) 4418" draw:style="rect" draw:dots1="1" draw:dots1-length="0.002cm" draw:dots2="1" draw:dots2-length="0.002cm" draw:distance="0.002cm"/>
    <draw:stroke-dash draw:name="Dashed_20__28_var_29__20_4419" draw:display-name="Dashed (var) 4419" draw:style="rect" draw:dots1="1" draw:dots1-length="0.002cm" draw:dots2="1" draw:dots2-length="0.002cm" draw:distance="0.002cm"/>
    <draw:stroke-dash draw:name="Dashed_20__28_var_29__20_4420" draw:display-name="Dashed (var) 4420" draw:style="rect" draw:dots1="1" draw:dots1-length="0.002cm" draw:dots2="1" draw:dots2-length="0.002cm" draw:distance="0.002cm"/>
    <draw:stroke-dash draw:name="Dashed_20__28_var_29__20_4421" draw:display-name="Dashed (var) 4421" draw:style="rect" draw:dots1="1" draw:dots1-length="0.002cm" draw:dots2="1" draw:dots2-length="0.002cm" draw:distance="0.002cm"/>
    <draw:stroke-dash draw:name="Dashed_20__28_var_29__20_4422" draw:display-name="Dashed (var) 4422" draw:style="rect" draw:dots1="1" draw:dots1-length="0.002cm" draw:dots2="1" draw:dots2-length="0.002cm" draw:distance="0.002cm"/>
    <draw:stroke-dash draw:name="Dashed_20__28_var_29__20_4423" draw:display-name="Dashed (var) 4423" draw:style="rect" draw:dots1="1" draw:dots1-length="0.002cm" draw:dots2="1" draw:dots2-length="0.002cm" draw:distance="0.002cm"/>
    <draw:stroke-dash draw:name="Dashed_20__28_var_29__20_4424" draw:display-name="Dashed (var) 4424" draw:style="rect" draw:dots1="1" draw:dots1-length="0.002cm" draw:dots2="1" draw:dots2-length="0.002cm" draw:distance="0.002cm"/>
    <draw:stroke-dash draw:name="Dashed_20__28_var_29__20_4425" draw:display-name="Dashed (var) 4425" draw:style="rect" draw:dots1="1" draw:dots1-length="0.002cm" draw:dots2="1" draw:dots2-length="0.002cm" draw:distance="0.002cm"/>
    <draw:stroke-dash draw:name="Dashed_20__28_var_29__20_4426" draw:display-name="Dashed (var) 4426" draw:style="rect" draw:dots1="1" draw:dots1-length="0.002cm" draw:dots2="1" draw:dots2-length="0.002cm" draw:distance="0.002cm"/>
    <draw:stroke-dash draw:name="Dashed_20__28_var_29__20_4529" draw:display-name="Dashed (var) 4529" draw:style="rect" draw:dots1="1" draw:dots1-length="0.001cm" draw:dots2="1" draw:dots2-length="0.001cm" draw:distance="0.001cm"/>
    <draw:stroke-dash draw:name="Dashed_20__28_var_29__20_4530" draw:display-name="Dashed (var) 4530" draw:style="rect" draw:dots1="1" draw:dots1-length="0.001cm" draw:dots2="1" draw:dots2-length="0.001cm" draw:distance="0.001cm"/>
    <draw:stroke-dash draw:name="Dashed_20__28_var_29__20_4531" draw:display-name="Dashed (var) 4531" draw:style="rect" draw:dots1="1" draw:dots1-length="0.001cm" draw:dots2="1" draw:dots2-length="0.001cm" draw:distance="0.001cm"/>
    <draw:stroke-dash draw:name="Dashed_20__28_var_29__20_4532" draw:display-name="Dashed (var) 4532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2cm" draw:dots2="1" draw:dots2-length="0.002cm" draw:distance="0.002cm"/>
    <draw:stroke-dash draw:name="Dashed_20__28_var_29__20_6795" draw:display-name="Dashed (var) 6795" draw:style="rect" draw:dots1="1" draw:dots1-length="0.002cm" draw:dots2="1" draw:dots2-length="0.002cm" draw:distance="0.002cm"/>
    <draw:stroke-dash draw:name="Dashed_20__28_var_29__20_6796" draw:display-name="Dashed (var) 6796" draw:style="rect" draw:dots1="1" draw:dots1-length="0.002cm" draw:dots2="1" draw:dots2-length="0.002cm" draw:distance="0.002cm"/>
    <draw:stroke-dash draw:name="Dashed_20__28_var_29__20_6797" draw:display-name="Dashed (var) 6797" draw:style="rect" draw:dots1="1" draw:dots1-length="0.002cm" draw:dots2="1" draw:dots2-length="0.002cm" draw:distance="0.002cm"/>
    <draw:stroke-dash draw:name="Dashed_20__28_var_29__20_6798" draw:display-name="Dashed (var) 6798" draw:style="rect" draw:dots1="1" draw:dots1-length="0.002cm" draw:dots2="1" draw:dots2-length="0.002cm" draw:distance="0.002cm"/>
    <draw:stroke-dash draw:name="Dashed_20__28_var_29__20_6799" draw:display-name="Dashed (var) 6799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2cm" draw:dots2="1" draw:dots2-length="0.002cm" draw:distance="0.002cm"/>
    <draw:stroke-dash draw:name="Dashed_20__28_var_29__20_6802" draw:display-name="Dashed (var) 6802" draw:style="rect" draw:dots1="1" draw:dots1-length="0.002cm" draw:dots2="1" draw:dots2-length="0.002cm" draw:distance="0.002cm"/>
    <draw:stroke-dash draw:name="Dashed_20__28_var_29__20_6803" draw:display-name="Dashed (var) 6803" draw:style="rect" draw:dots1="1" draw:dots1-length="0.002cm" draw:dots2="1" draw:dots2-length="0.002cm" draw:distance="0.002cm"/>
    <draw:stroke-dash draw:name="Dashed_20__28_var_29__20_6804" draw:display-name="Dashed (var) 6804" draw:style="rect" draw:dots1="1" draw:dots1-length="0.002cm" draw:dots2="1" draw:dots2-length="0.002cm" draw:distance="0.002cm"/>
    <draw:stroke-dash draw:name="Dashed_20__28_var_29__20_6805" draw:display-name="Dashed (var) 6805" draw:style="rect" draw:dots1="1" draw:dots1-length="0.002cm" draw:dots2="1" draw:dots2-length="0.002cm" draw:distance="0.002cm"/>
    <draw:stroke-dash draw:name="Dashed_20__28_var_29__20_6808" draw:display-name="Dashed (var) 6808" draw:style="rect" draw:dots1="1" draw:dots1-length="0.001cm" draw:dots2="1" draw:dots2-length="0.001cm" draw:distance="0.001cm"/>
    <draw:stroke-dash draw:name="Dashed_20__28_var_29__20_6809" draw:display-name="Dashed (var) 6809" draw:style="rect" draw:dots1="1" draw:dots1-length="0.001cm" draw:dots2="1" draw:dots2-length="0.001cm" draw:distance="0.001cm"/>
    <draw:stroke-dash draw:name="Dashed_20__28_var_29__20_6810" draw:display-name="Dashed (var) 6810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SimSun3" style:font-size-asian="12pt" style:language-asian="zh" style:country-asian="CN" style:font-name-complex="Lucida Sans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3" style:font-size-asian="12pt" style:language-asian="zh" style:country-asian="CN" style:font-name-complex="Lucida Sans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6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6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4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6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1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6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1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6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4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6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6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6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1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6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1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1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iveau_5f_orange" style:display-name="_Niveau_orang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4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ld_5f_niv1" style:display-name="Bold_niv1" style:family="text">
      <style:text-properties fo:color="#e8c32a" loext:opacity="100%" style:font-name="Bitstream Vera Sans6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e_20_s_27_entraîner" style:display-name="-Numéros de s'entraîner" style:family="text">
      <style:text-properties fo:color="#ffffff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Bold_5f_niv2" style:display-name="Bold_niv2" style:family="text">
      <style:text-properties fo:color="#d3802b" loext:opacity="100%" style:font-name="Bitstream Vera Sans6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loext:opacity="100%" style:font-name="Bitstream Vera Sans6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loext:opacity="100%" style:font-name="Bitstream Vera Sans6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loext:opacity="100%" style:font-name="Bitstream Vera Sans1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1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1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1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Entête_20_couleur">
      <style:text-properties fo:font-variant="small-caps" officeooo:paragraph-rsid="0019ff48"/>
    </style:style>
    <style:style style:name="MP25" style:family="paragraph" style:parent-style-name="Footer" style:master-page-name="">
      <style:paragraph-properties fo:margin-left="0.9cm" fo:margin-right="0cm" fo:text-align="start" style:justify-single-word="false" fo:text-indent="0cm" style:auto-text-indent="false" style:page-number="auto" style:shadow="none">
        <style:tab-stops/>
      </style:paragraph-properties>
      <style:text-properties fo:font-variant="small-caps" fo:color="#ff660d" loext:opacity="100%" style:font-name="Bitstream Vera Sans2" fo:font-size="11pt" fo:font-style="italic" fo:font-weight="bold" officeooo:paragraph-rsid="001db2f9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Entête_20_couleur">
      <style:text-properties fo:font-variant="small-caps"/>
    </style:style>
    <style:style style:name="MP27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ff660d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8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9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0" style:family="paragraph" style:parent-style-name="_5f_En-tête">
      <style:text-properties officeooo:paragraph-rsid="002eee9a"/>
    </style:style>
    <style:style style:name="MP31" style:family="paragraph">
      <loext:graphic-properties draw:fill="solid" draw:fill-color="#1ca2b8"/>
    </style:style>
    <style:style style:name="MP32" style:family="paragraph">
      <style:paragraph-properties fo:text-align="center"/>
    </style:style>
    <style:style style:name="MP33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MP34" style:family="paragraph" style:parent-style-name="Footer">
      <style:text-properties officeooo:rsid="00178920" officeooo:paragraph-rsid="00178920"/>
    </style:style>
    <style:style style:name="MP3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7" style:family="paragraph" style:parent-style-name="Footer">
      <style:text-properties officeooo:paragraph-rsid="003db5af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5" style:family="text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eee9a" style:font-size-asian="16pt" style:font-style-asian="normal" style:font-size-complex="16pt" style:font-style-complex="normal"/>
    </style:style>
    <style:style style:name="MT6" style:family="text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5e611d" style:font-size-asian="16pt" style:font-style-asian="normal" style:font-size-complex="16pt" style:font-style-complex="normal"/>
    </style:style>
    <style:style style:name="MT7" style:family="text">
      <style:text-properties fo:font-size="16pt" fo:letter-spacing="-0.007cm" officeooo:rsid="002eee9a" style:font-size-asian="16pt" style:font-size-complex="16pt"/>
    </style:style>
    <style:style style:name="MT8" style:family="text">
      <style:text-properties officeooo:rsid="003db5af"/>
    </style:style>
    <style:style style:name="MT9" style:family="text">
      <style:text-properties fo:text-transform="uppercase" fo:color="#808080" loext:opacity="100%" style:font-name="Bitstream Vera Sans6" fo:font-size="9pt" officeooo:rsid="003db5af" fo:background-color="transparent" loext:char-shading-value="0"/>
    </style:style>
    <style:style style:name="MT10" style:family="text">
      <style:text-properties officeooo:rsid="002da2af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_5f_Fiche_20_éditeur_20_série_20_2_20_paire_20__28_G_29__20_1_20_colonne" style:display-name="_Fiche éditeur série 2 paire (G) 1 colonne" style:page-layout-name="Mpm18" draw:style-name="Mdp2" style:next-style-name="_5f_Fiche_20_éditeur_20_série_20_1_20__28_une_20_colonne_29__20_paire_20__28_G_29_">
      <style:header>
        <text:p text:style-name="MP24">Série 2 : Sur un axe gradué</text:p>
      </style:header>
      <style:footer>
        <text:p text:style-name="MP25">Nombres relatifs : Chapitre N3</text:p>
      </style:footer>
    </style:master-page>
    <style:master-page style:name="_5f_Fiche_20_éditeur_20_série_20_1_20__28_une_20_colonne_29__20_paire_20__28_G_29_" style:display-name="_Fiche éditeur série 1 (une colonne) paire (G)" style:page-layout-name="Mpm18" draw:style-name="Mdp2" style:next-style-name="_5f_Fiche_20_éditeur_20_série_20_1_20__28_une_20_colonne_29__20__20_impaire_20__28_D_29_">
      <style:header>
        <text:p text:style-name="MP26">Série 5 : Additionner, soustraire</text:p>
      </style:header>
      <style:footer>
        <text:p text:style-name="MP27">Chapitre N3 : Nombres relatifs</text:p>
      </style:footer>
    </style:master-page>
    <style:master-page style:name="_5f_Fiche_20_éditeur_20_série_20_1_20__28_une_20_colonne_29__20__20_impaire_20__28_D_29_" style:display-name="_Fiche éditeur série 1 (une colonne)  impaire (D)" style:page-layout-name="Mpm19" draw:style-name="Mdp2" style:next-style-name="_5f_Fiche_20_éditeur_20_série_20_1_20__28_une_20_colonne_29__20_paire_20__28_G_29_">
      <style:header>
        <text:p text:style-name="MP26">Série 7 : Distance sur une droite</text:p>
      </style:header>
      <style:footer>
        <text:p text:style-name="MP28">Chapitre ? : ...</text:p>
      </style:footer>
    </style:master-page>
    <style:master-page style:name="_5f_Fiche_20_éditeur_20_série_20_5_20_paire_20__28_D_29_" style:display-name="_Fiche éditeur série 5 paire (D)" style:page-layout-name="Mpm20" draw:style-name="Mdp2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8">Chapitre G2 : Triangles</text:p>
      </style:footer>
      <style:footer-left>
        <text:p text:style-name="MP29">Fonctions linéaires et affines : Chapitre D2</text:p>
      </style:footer-left>
    </style:master-page>
    <style:master-page style:name="First_20_Page" style:display-name="First Page" style:page-layout-name="Mpm21" draw:style-name="Mdp2" style:next-style-name="Standard"/>
    <style:master-page style:name="Envelope" style:page-layout-name="Mpm22" draw:style-name="Mdp2"/>
    <style:master-page style:name="Index" style:page-layout-name="Mpm21" draw:style-name="Mdp2"/>
    <style:master-page style:name="Footnote" style:page-layout-name="Mpm23" draw:style-name="Mdp2"/>
    <style:master-page style:name="Landscape" style:page-layout-name="Mpm24" draw:style-name="Mdp2"/>
    <style:master-page style:name="_5f_Fiche_20_éditeur_20_série_20_2_20_une_20_colonne_20_impaire_20__28_G_29_" style:display-name="_Fiche éditeur série 2 une colonne impaire (G)" style:page-layout-name="Mpm25" draw:style-name="Mdp1">
      <style:header>
        <text:p text:style-name="MP30"><draw:path text:anchor-type="paragraph" draw:z-index="5" draw:name="Forme1" draw:style-name="Mgr1" draw:text-style-name="MP31" svg:width="4.329cm" svg:height="2.24cm" svg:x="-1.499cm" svg:y="-1cm" svg:viewBox="0 0 4330 2241" svg:d="M0 2241l3984-288c209-15 363-168 345-342l-170-1611h-4159z"><text:p/></draw:path><draw:frame text:anchor-type="paragraph" draw:z-index="8" draw:name="Forme2" draw:style-name="Mgr2" draw:text-style-name="MP33" svg:width="2.703cm" svg:height="0.715cm" draw:transform="rotate (0.0872664625997165) translate (-0.172861111111111cm 0.218722222222222cm)"><draw:text-box><text:p text:style-name="MP32"><text:span text:style-name="MT4">Série 1</text:span></text:p></draw:text-box></draw:frame><draw:line text:anchor-type="paragraph" draw:z-index="17" draw:name="Forme3" draw:style-name="Mgr3" draw:text-style-name="MP32" svg:x1="14.085cm" svg:y1="0.36cm" svg:x2="20.5cm" svg:y2="0.36cm"><text:p/></draw:line><text:span text:style-name="MT5">S</text:span><text:span text:style-name="MT6">e repérer</text:span><text:span text:style-name="MT7"> sur une droite graduée</text:span></text:p>
      </style:header>
      <style:footer>
        <text:p text:style-name="MP34"><draw:frame draw:style-name="Mfr1" draw:name="Cadre1" text:anchor-type="paragraph" svg:y="-0.06cm" draw:z-index="11"><draw:text-box fo:min-height="0.499cm" fo:min-width="1cm"><draw:frame draw:style-name="Mfr2" draw:name="Cadre2" text:anchor-type="frame" svg:x="0.45cm" svg:y="0.079cm" svg:width="0.817cm" draw:z-index="14"><draw:text-box fo:min-height="0.355cm"><text:p text:style-name="MP35"><draw:g text:anchor-type="paragraph" draw:z-index="2" draw:name="Forme4" draw:style-name="Mgr4"><draw:path draw:style-name="Mgr5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120</text:page-number></text:p></draw:text-box></draw:frame><text:p text:style-name="MP37"><text:span text:style-name="MT8">Rep</text:span><text:span text:style-name="MT9">é</text:span><text:span text:style-name="MT8">rage</text:span> • <text:span text:style-name="MT10">D5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02-18T18:46:21.058000000</dc:date>
    <meta:editing-duration>PT11H43M56S</meta:editing-duration>
    <meta:editing-cycles>104</meta:editing-cycles>
    <meta:generator>LibreOffice/7.5.4.2$Windows_X86_64 LibreOffice_project/36ccfdc35048b057fd9854c757a8b67ec53977b6</meta:generator>
    <dc:subject>diviser</dc:subject>
    <dc:title>A3_3 série 1 </dc:title>
    <meta:document-statistic meta:table-count="4" meta:image-count="0" meta:object-count="31" meta:page-count="3" meta:paragraph-count="187" meta:word-count="833" meta:character-count="4368" meta:non-whitespace-character-count="319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frac>
        <math:mn>5</math:mn>
        <math:mn>6</math:mn>
      </math:mfrac>
    </math:mfenced>
    <math:annotation math:encoding="StarMath 5.0">left({5}over{6}right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frac>
        <math:mn>9</math:mn>
        <math:mn>4</math:mn>
      </math:mfrac>
    </math:mfenced>
    <math:annotation math:encoding="StarMath 5.0">left({9}over{4}right)</math:annotation>
  </math:semantics>
</math:math>
</file>

<file path=Object 11/content.xml><?xml version="1.0" encoding="utf-8"?>
<math xmlns="http://www.w3.org/1998/Math/MathML" display="block">
  <semantics>
    <mrow>
      <mo fence="true" stretchy="true">(</mo>
      <mrow>
        <mfrac>
          <mn>5</mn>
          <mn>2</mn>
        </mfrac>
      </mrow>
      <mo fence="true" stretchy="true">)</mo>
    </mrow>
    <annotation encoding="StarMath 5.0">left({5}over{2}right)</annotation>
  </semantics>
</math>
</file>

<file path=Object 12/content.xml><?xml version="1.0" encoding="utf-8"?>
<math xmlns="http://www.w3.org/1998/Math/MathML" display="block">
  <semantics>
    <mrow>
      <mo fence="true" stretchy="true">(</mo>
      <mrow>
        <mfrac>
          <mn>2</mn>
          <mn>3</mn>
        </mfrac>
      </mrow>
      <mo fence="true" stretchy="true">)</mo>
    </mrow>
    <annotation encoding="StarMath 5.0">left({2}over{3}right)</annotation>
  </semantics>
</math>
</file>

<file path=Object 13/content.xml><?xml version="1.0" encoding="utf-8"?>
<math xmlns="http://www.w3.org/1998/Math/MathML" display="block">
  <semantics>
    <mrow>
      <mo fence="true" stretchy="true">(</mo>
      <mrow>
        <mfrac>
          <mn>9</mn>
          <mn>3</mn>
        </mfrac>
      </mrow>
      <mo fence="true" stretchy="true">)</mo>
    </mrow>
    <annotation encoding="StarMath 5.0">left({9}over{3}right)</annotation>
  </semantics>
</math>
</file>

<file path=Object 14/content.xml><?xml version="1.0" encoding="utf-8"?>
<math xmlns="http://www.w3.org/1998/Math/MathML" display="block">
  <semantics>
    <mrow>
      <mo fence="true" stretchy="true">(</mo>
      <mrow>
        <mfrac>
          <mn>7</mn>
          <mn>3</mn>
        </mfrac>
      </mrow>
      <mo fence="true" stretchy="true">)</mo>
    </mrow>
    <annotation encoding="StarMath 5.0">left({7}over{3}right)</annotation>
  </semantics>
</math>
</file>

<file path=Object 15/content.xml><?xml version="1.0" encoding="utf-8"?>
<math xmlns="http://www.w3.org/1998/Math/MathML" display="block">
  <semantics>
    <mrow>
      <mo fence="true" stretchy="true">(</mo>
      <mrow>
        <mfrac>
          <mn>8</mn>
          <mn>6</mn>
        </mfrac>
      </mrow>
      <mo fence="true" stretchy="true">)</mo>
    </mrow>
    <annotation encoding="StarMath 5.0">left({8}over{6}right)</annotation>
  </semantics>
</math>
</file>

<file path=Object 16/content.xml><?xml version="1.0" encoding="utf-8"?>
<math xmlns="http://www.w3.org/1998/Math/MathML" display="block">
  <semantics>
    <mrow>
      <mo fence="true" stretchy="true">(</mo>
      <mrow>
        <mfrac>
          <mn>5</mn>
          <mn>3</mn>
        </mfrac>
      </mrow>
      <mo fence="true" stretchy="true">)</mo>
    </mrow>
    <annotation encoding="StarMath 5.0">left({5}over{3}right)</annotation>
  </semantics>
</math>
</file>

<file path=Object 17/content.xml><?xml version="1.0" encoding="utf-8"?>
<math xmlns="http://www.w3.org/1998/Math/MathML" display="block">
  <semantics>
    <mrow>
      <mo fence="true" stretchy="true">(</mo>
      <mrow>
        <mfrac>
          <mn>4</mn>
          <mn>12</mn>
        </mfrac>
      </mrow>
      <mo fence="true" stretchy="true">)</mo>
    </mrow>
    <annotation encoding="StarMath 5.0">left({4}over{12}right)</annotation>
  </semantics>
</math>
</file>

<file path=Object 18/content.xml><?xml version="1.0" encoding="utf-8"?>
<math xmlns="http://www.w3.org/1998/Math/MathML" display="block">
  <semantics>
    <mrow>
      <mo fence="true" stretchy="true">(</mo>
      <mrow>
        <mfrac>
          <mn>5</mn>
          <mn>2</mn>
        </mfrac>
      </mrow>
      <mo fence="true" stretchy="true">)</mo>
    </mrow>
    <annotation encoding="StarMath 5.0">left({5}over{2}right)</annotation>
  </semantics>
</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frac>
        <math:mn>5</math:mn>
        <math:mn>4</math:mn>
      </math:mfrac>
    </math:mfenced>
    <math:annotation math:encoding="StarMath 5.0">left({5}over{4}right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frac>
        <math:mn>9</math:mn>
        <math:mn>6</math:mn>
      </math:mfrac>
    </math:mfenced>
    <math:annotation math:encoding="StarMath 5.0">left({9}over{6}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frac>
        <math:mn>9</math:mn>
        <math:mn>4</math:mn>
      </math:mfrac>
    </math:mfenced>
    <math:annotation math:encoding="StarMath 5.0">left({9}over{4}right)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frac>
        <math:mn>7</math:mn>
        <math:mn>2</math:mn>
      </math:mfrac>
    </math:mfenced>
    <math:annotation math:encoding="StarMath 5.0">left({7}over{2}right)</math:annotation>
  </math:semantics>
</math:math>
</file>

<file path=Object 22/content.xml><?xml version="1.0" encoding="utf-8"?>
<math xmlns="http://www.w3.org/1998/Math/MathML" display="block">
  <semantics>
    <mrow>
      <mo fence="true" stretchy="true">(</mo>
      <mrow>
        <mfrac>
          <mn>7</mn>
          <mn>4</mn>
        </mfrac>
      </mrow>
      <mo fence="true" stretchy="true">)</mo>
    </mrow>
    <annotation encoding="StarMath 5.0">left({7}over{4}right)</annotation>
  </semantics>
</math>
</file>

<file path=Object 23/content.xml><?xml version="1.0" encoding="utf-8"?>
<math xmlns="http://www.w3.org/1998/Math/MathML" display="block">
  <semantics>
    <mrow>
      <mo fence="true" stretchy="true">(</mo>
      <mrow>
        <mfrac>
          <mn>6</mn>
          <mn>8</mn>
        </mfrac>
      </mrow>
      <mo fence="true" stretchy="true">)</mo>
    </mrow>
    <annotation encoding="StarMath 5.0">left({6}over{8}right)</annotation>
  </semantics>
</math>
</file>

<file path=Object 26/content.xml><?xml version="1.0" encoding="utf-8"?>
<math xmlns="http://www.w3.org/1998/Math/MathML" display="block">
  <semantics>
    <mfrac>
      <mn>3</mn>
      <mn>4</mn>
    </mfrac>
    <annotation encoding="StarMath 5.0">{3}over{4}</annotation>
  </semantics>
</math>
</file>

<file path=Object 27/content.xml><?xml version="1.0" encoding="utf-8"?>
<math xmlns="http://www.w3.org/1998/Math/MathML" display="block">
  <semantics>
    <mfrac>
      <mn>1</mn>
      <mn>2</mn>
    </mfrac>
    <annotation encoding="StarMath 5.0">{1}over{2}</annotation>
  </semantics>
</math>
</file>

<file path=Object 28/content.xml><?xml version="1.0" encoding="utf-8"?>
<math xmlns="http://www.w3.org/1998/Math/MathML" display="block">
  <semantics>
    <mfrac>
      <mn>3</mn>
      <mn>8</mn>
    </mfrac>
    <annotation encoding="StarMath 5.0">{3}over{8}</annotation>
  </semantics>
</math>
</file>

<file path=Object 29/content.xml><?xml version="1.0" encoding="utf-8"?>
<math xmlns="http://www.w3.org/1998/Math/MathML" display="block">
  <semantics>
    <mfrac>
      <mn>5</mn>
      <mn>8</mn>
    </mfrac>
    <annotation encoding="StarMath 5.0">{5}over{8}</annotation>
  </semantics>
</math>
</file>

<file path=Object 3/content.xml><?xml version="1.0" encoding="utf-8"?>
<math xmlns="http://www.w3.org/1998/Math/MathML" display="block">
  <semantics>
    <mrow>
      <mo fence="true" stretchy="true">(</mo>
      <mrow>
        <mfrac>
          <mstyle color="silver">
            <mn>.....</mn>
          </mstyle>
          <mstyle color="silver">
            <mn>.....</mn>
          </mstyle>
        </mfrac>
      </mrow>
      <mo fence="true" stretchy="true">)</mo>
    </mrow>
    <annotation encoding="StarMath 5.0">left (  {COLOR SILVER{.....}}over{COLOR SILVER{.....}} right)
</annotation>
  </semantics>
</math>
</file>

<file path=Object 30/content.xml><?xml version="1.0" encoding="utf-8"?>
<math xmlns="http://www.w3.org/1998/Math/MathML" display="block">
  <semantics>
    <mfrac>
      <mn>13</mn>
      <mn>6</mn>
    </mfrac>
    <annotation encoding="StarMath 5.0">{13}over{6}</annotation>
  </semantics>
</math>
</file>

<file path=Object 31/content.xml><?xml version="1.0" encoding="utf-8"?>
<math xmlns="http://www.w3.org/1998/Math/MathML" display="block">
  <semantics>
    <mfrac>
      <mn>17</mn>
      <mn>6</mn>
    </mfrac>
    <annotation encoding="StarMath 5.0">{17}over{6}</annotation>
  </semantics>
</math>
</file>

<file path=Object 32/content.xml><?xml version="1.0" encoding="utf-8"?>
<math xmlns="http://www.w3.org/1998/Math/MathML" display="block">
  <semantics>
    <mfrac>
      <mn>7</mn>
      <mn>3</mn>
    </mfrac>
    <annotation encoding="StarMath 5.0">{7}over{3}</annotation>
  </semantics>
</math>
</file>

<file path=Object 33/content.xml><?xml version="1.0" encoding="utf-8"?>
<math xmlns="http://www.w3.org/1998/Math/MathML" display="block">
  <semantics>
    <mfrac>
      <mn>8</mn>
      <mn>3</mn>
    </mfrac>
    <annotation encoding="StarMath 5.0">{8}over{3}</annotation>
  </semantics>
</math>
</file>

<file path=Object 4/content.xml><?xml version="1.0" encoding="utf-8"?>
<math xmlns="http://www.w3.org/1998/Math/MathML" display="block">
  <semantics>
    <mrow>
      <mo fence="true" stretchy="true">(</mo>
      <mrow>
        <mfrac>
          <mstyle color="silver">
            <mn>.....</mn>
          </mstyle>
          <mstyle color="silver">
            <mn>.....</mn>
          </mstyle>
        </mfrac>
      </mrow>
      <mo fence="true" stretchy="true">)</mo>
    </mrow>
    <annotation encoding="StarMath 5.0">left(COLOR SILVER {.....} over COLOR SILVER{.....} right)</annotation>
  </semantics>
</math>
</file>

<file path=Object 5/content.xml><?xml version="1.0" encoding="utf-8"?>
<math xmlns="http://www.w3.org/1998/Math/MathML" display="block">
  <semantics>
    <mrow>
      <mo fence="true" stretchy="true">(</mo>
      <mrow>
        <mfrac>
          <mstyle color="silver">
            <mn>.....</mn>
          </mstyle>
          <mstyle color="silver">
            <mn>.....</mn>
          </mstyle>
        </mfrac>
      </mrow>
      <mo fence="true" stretchy="true">)</mo>
    </mrow>
    <annotation encoding="StarMath 5.0">left( COLOR SILVER{.....} over COLOR SILVER{.....} right)</annotation>
  </semantics>
</math>
</file>

<file path=Object 6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frac>
        <math:mn>4</math:mn>
        <math:mn>3</math:mn>
      </math:mfrac>
    </math:mfenced>
    <math:annotation math:encoding="StarMath 5.0">left ( {{4}}over{{3}} right)
</math:annotation>
  </math:semantics>
</math:math>
</file>

<file path=Object 7/content.xml><?xml version="1.0" encoding="utf-8"?>
<math xmlns="http://www.w3.org/1998/Math/MathML" display="block">
  <semantics>
    <mrow>
      <mrow>
        <mo fence="true" stretchy="true">(</mo>
        <mrow>
          <mrow>
            <mn>3</mn>
            <mspace width="0.5em"/>
            <mstyle mathvariant="normal">
              <mi mathvariant="normal"></mi>
            </mstyle>
            <mspace width="0.5em"/>
            <mfrac>
              <mn>1</mn>
              <mn>3</mn>
            </mfrac>
          </mrow>
        </mrow>
        <mo fence="true" stretchy="true">)</mo>
      </mrow>
      <mn>.</mn>
    </mrow>
    <annotation encoding="StarMath 5.0">left ( {3} `nitalic` {{1}}over{{3}} right).
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frac>
        <math:mn>10</math:mn>
        <math:mn>6</math:mn>
      </math:mfrac>
    </math:mfenced>
    <math:annotation math:encoding="StarMath 5.0">left({10}over{6}right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frac>
        <math:mn>5</math:mn>
        <math:mn>4</math:mn>
      </math:mfrac>
    </math:mfenced>
    <math:annotation math:encoding="StarMath 5.0">left({5}over{4}right)</math:annotation>
  </math:semantics>
</math:math>
</file>